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and Lyman direction Russian army shelled Kamyanka, Kolodyazne, Krasne Pershe, Nov...</text:span>
</text:h>
      <text:p text:style-name="P4">
Authors: liveuamap (Language: en)</text:p>
      <text:p text:style-name="P4">
Time: 2023-03-28T-39:12:00</text:p>
      <text:p text:style-name="P4">
Location: Lysychansk (Latitude:48.80517 Longtitude:38.14505)</text:p>
      <text:p text:style-name="P4">
Videos: []</text:p>
      <text:p text:style-name="P4">
Images: []</text:p>
      <text:p text:style-name="P4">
Tags: ["Russia"]</text:p>
      <text:p text:style-name="P4">
ID: 22551483</text:p>
      <!--METADATA-->
      <text:p text:style-name="P4">
At Kupiansk and Lyman direction Russian army shelled Kamyanka, Kolodyazne,Krasne Pershe, Novomlynsk, Dvorichna, Zapadne, Kupyansk of Kharkiv region;Stelmakhivka, Novoselivske, Nevske and Bilohorivka of Luhansk region, alsoTerny, Siversk, Spirne and Vyyimka of Donetsk region, - General Staff of ArmedForces of Ukraine says in the morning report</text:p>
      <text:p text:style-name="P4">
News Collection Link: <text:a xlink:type="simple" xlink:href="https://liveuamap.com/en/2023/28-march-at-kupiansk-and-lyman-direction-russian-army-shelled" text:style-name="Internet_20_link" text:visited-style-name="Visited_20_Internet_20_Link">
https://liveuamap.com/en/2023/28-march-at-kupiansk-and-lyman-direction-russian-army-shelled</text:a>
</text:p>
      <text:p text:style-name="P4">
Source: <text:a xlink:type="simple" xlink:href="https://t.me/lumsrc/4355" text:style-name="Internet_20_link" text:visited-style-name="Visited_20_Internet_20_Link">
https://t.me/lumsrc/4355</text:a>
</text:p>
      <!--NEWS-->
      <text:h text:style-name="P10" text:outline-level="1">
<text:span text:style-name="T4">
At Bakhmut direction Russian army shelled Vasukivka, Hryhorivka, Minkivka, Orikhovo-Vasylivka...</text:span>
</text:h>
      <text:p text:style-name="P4">
Authors: liveuamap (Language: en)</text:p>
      <text:p text:style-name="P4">
Time: 2023-03-28T-41:12:00</text:p>
      <text:p text:style-name="P4">
Location: Donetsk Oblast (Latitude:48.39604 Longtitude:37.96291)</text:p>
      <text:p text:style-name="P4">
Videos: []</text:p>
      <text:p text:style-name="P4">
Images: []</text:p>
      <text:p text:style-name="P4">
Tags: ["Russia"]</text:p>
      <text:p text:style-name="P4">
ID: 22551482</text:p>
      <!--METADATA-->
      <text:p text:style-name="P4">
At Bakhmut direction Russian army shelled Vasukivka, Hryhorivka, Minkivka,Orikhovo-Vasylivka, Novomarkove, Bakhmut, Predtechyne, Kurdumivka,Ozaryanivka, Druzhba and Mayorsk of Donetsk region, - General Staff of ArmedForces of Ukraine says in the morning report</text:p>
      <text:p text:style-name="P4">
News Collection Link: <text:a xlink:type="simple" xlink:href="https://liveuamap.com/en/2023/28-march-at-bakhmut-direction-russian-army-shelled-vasukivka" text:style-name="Internet_20_link" text:visited-style-name="Visited_20_Internet_20_Link">
https://liveuamap.com/en/2023/28-march-at-bakhmut-direction-russian-army-shelled-vasukivka</text:a>
</text:p>
      <text:p text:style-name="P4">
Source: <text:a xlink:type="simple" xlink:href="https://t.me/lumsrc/4356" text:style-name="Internet_20_link" text:visited-style-name="Visited_20_Internet_20_Link">
https://t.me/lumsrc/4356</text:a>
</text:p>
      <!--NEWS-->
      <text:h text:style-name="P10" text:outline-level="1">
<text:span text:style-name="T4">
At Avdiyivka and Maryinka directions Russian army used chemical tear gas grenades at Novokaly...</text:span>
</text:h>
      <text:p text:style-name="P4">
Authors: liveuamap (Language: en)</text:p>
      <text:p text:style-name="P4">
Time: 2023-03-28T-43:12:00</text:p>
      <text:p text:style-name="P4">
Location: Donetsk (Latitude:47.85326 Longtitude:37.48158)</text:p>
      <text:p text:style-name="P4">
Videos: []</text:p>
      <text:p text:style-name="P4">
Images: []</text:p>
      <text:p text:style-name="P4">
Tags: ["Russia"]</text:p>
      <text:p text:style-name="P4">
ID: 22551480</text:p>
      <!--METADATA-->
      <text:p text:style-name="P4">
At Avdiyivka and Maryinka directions Russian army used chemical tear gasgrenades at Novokalynove, Lastochkyne, Pervomayske and Maryinka, shelledNovokalynove, Krasnohorivka, Stepove, Avdiyivka, Tonenke, Syeverne,Pervomayske, Nevelske, Maryinka and Novomykhaylivka of Donetsk region, -General Staff of Armed Forces of Ukraine says in the morning report</text:p>
      <text:p text:style-name="P4">
News Collection Link: <text:a xlink:type="simple" xlink:href="https://liveuamap.com/en/2023/28-march-at-avdiyivka-and-maryinka-directions-russian-army" text:style-name="Internet_20_link" text:visited-style-name="Visited_20_Internet_20_Link">
https://liveuamap.com/en/2023/28-march-at-avdiyivka-and-maryinka-directions-russian-army</text:a>
</text:p>
      <text:p text:style-name="P4">
Source: <text:a xlink:type="simple" xlink:href="https://t.me/lumsrc/4357" text:style-name="Internet_20_link" text:visited-style-name="Visited_20_Internet_20_Link">
https://t.me/lumsrc/4357</text:a>
</text:p>
      <!--NEWS-->
      <text:h text:style-name="P10" text:outline-level="1">
<text:span text:style-name="T4">
At Shaktarske direction Russian army shelled Vuhledar, Prechystivka, Velyka Novosilka and Vre...</text:span>
</text:h>
      <text:p text:style-name="P4">
Authors: liveuamap (Language: en)</text:p>
      <text:p text:style-name="P4">
Time: 2023-03-28T-45:12:00</text:p>
      <text:p text:style-name="P4">
Location: Velyka Novosilka (Latitude:47.82975 Longtitude:36.81604)</text:p>
      <text:p text:style-name="P4">
Videos: []</text:p>
      <text:p text:style-name="P4">
Images: []</text:p>
      <text:p text:style-name="P4">
Tags: ["Russia"]</text:p>
      <text:p text:style-name="P4">
ID: 22551479</text:p>
      <!--METADATA-->
      <text:p text:style-name="P4">
At Shaktarske direction Russian army shelled Vuhledar, Prechystivka, VelykaNovosilka and Vremivka of Donetsk region, - General Staff of Armed Forces ofUkraine says in the morning report</text:p>
      <text:p text:style-name="P4">
News Collection Link: <text:a xlink:type="simple" xlink:href="https://liveuamap.com/en/2023/28-march-at-shaktarske-direction-russian-army-shelled-vuhledar" text:style-name="Internet_20_link" text:visited-style-name="Visited_20_Internet_20_Link">
https://liveuamap.com/en/2023/28-march-at-shaktarske-direction-russian-army-shelled-vuhledar</text:a>
</text:p>
      <text:p text:style-name="P4">
Source: <text:a xlink:type="simple" xlink:href="https://t.me/lumsrc/4358" text:style-name="Internet_20_link" text:visited-style-name="Visited_20_Internet_20_Link">
https://t.me/lumsrc/4358</text:a>
</text:p>
      <!--NEWS-->
      <text:h text:style-name="P10" text:outline-level="1">
<text:span text:style-name="T4">
At Zaporizhzhia and Kherson directions Russian army shelled Vilne Pole, Novosilka, Novopil of...</text:span>
</text:h>
      <text:p text:style-name="P4">
Authors: liveuamap (Language: en)</text:p>
      <text:p text:style-name="P4">
Time: 2023-03-28T-48:12:00</text:p>
      <text:p text:style-name="P4">
Location: Kherson (Latitude:46.67924 Longtitude:32.71385)</text:p>
      <text:p text:style-name="P4">
Videos: []</text:p>
      <text:p text:style-name="P4">
Images: []</text:p>
      <text:p text:style-name="P4">
Tags: ["Russia"]</text:p>
      <text:p text:style-name="P4">
ID: 22551477</text:p>
      <!--METADATA-->
      <text:p text:style-name="P4">
At Zaporizhzhia and Kherson directions Russian army shelled Vilne Pole,Novosilka, Novopil of Donetsk region; Poltavka, Malynivka, Huliaipole,Zaliznychne, Bilohirya, Novodanylivka of Zaporizhzhia region and Kherson,Kozatske and Antonivka of Kherson region, - General Staff of Armed Forces ofUkraine says in the morning report</text:p>
      <text:p text:style-name="P4">
News Collection Link: <text:a xlink:type="simple" xlink:href="https://liveuamap.com/en/2023/28-march-at-zaporizhzhia-and-kherson-directions-russian-army" text:style-name="Internet_20_link" text:visited-style-name="Visited_20_Internet_20_Link">
https://liveuamap.com/en/2023/28-march-at-zaporizhzhia-and-kherson-directions-russian-army</text:a>
</text:p>
      <text:p text:style-name="P4">
Source: <text:a xlink:type="simple" xlink:href="https://t.me/lumsrc/4359" text:style-name="Internet_20_link" text:visited-style-name="Visited_20_Internet_20_Link">
https://t.me/lumsrc/4359</text:a>
</text:p>
      <!--NEWS-->
      <text:h text:style-name="P10" text:outline-level="1">
<text:span text:style-name="T4">
Ukrainian air defense shot down 14 of 15 drones launched by Russia overnight</text:span>
</text:h>
      <text:p text:style-name="P4">
Authors: liveuamap (Language: en)</text:p>
      <text:p text:style-name="P4">
Time: 2023-03-28T02:14:00</text:p>
      <text:p text:style-name="P4">
Location: Kyiv (Latitude:50.67554 Longtitude:30.45135)</text:p>
      <text:p text:style-name="P4">
Videos: []</text:p>
      <text:p text:style-name="P4">
Images: []</text:p>
      <text:p text:style-name="P4">
Tags: []</text:p>
      <text:p text:style-name="P4">
ID: 22551399</text:p>
      <!--METADATA-->
      <text:p text:style-name="P4">
Ukrainian air defense shot down 14 of 15 drones launched by Russia overnight</text:p>
      <text:p text:style-name="P4">
News Collection Link: <text:a xlink:type="simple" xlink:href="https://liveuamap.com/en/2023/28-march-ukrainian-air-defense-shot-down-14-of-15-drones" text:style-name="Internet_20_link" text:visited-style-name="Visited_20_Internet_20_Link">
https://liveuamap.com/en/2023/28-march-ukrainian-air-defense-shot-down-14-of-15-drones</text:a>
</text:p>
      <text:p text:style-name="P4">
Source: <text:a xlink:type="simple" xlink:href="https://t.me/suspilnenews/19553" text:style-name="Internet_20_link" text:visited-style-name="Visited_20_Internet_20_Link">
https://t.me/suspilnenews/19553</text:a>
</text:p>
      <!--NEWS-->
      <text:h text:style-name="P10" text:outline-level="1">
<text:span text:style-name="T4">
Shahed drone hit enterprise in Dnipro city overnight, causing fire</text:span>
</text:h>
      <text:p text:style-name="P4">
Authors: liveuamap (Language: en)</text:p>
      <text:p text:style-name="P4">
Time: 2023-03-28T02:19:23</text:p>
      <text:p text:style-name="P4">
Location: Dnipro (Latitude:48.44035 Longtitude:35.1034)</text:p>
      <text:p text:style-name="P4">
Videos: []</text:p>
      <text:p text:style-name="P4">
Images: ["<text:a xlink:type="simple" xlink:href="https://liveuamap.com/pics/2023/03/28/22551395_0.jpg" text:style-name="Internet_20_link" text:visited-style-name="Visited_20_Internet_20_Link">
22551395_0.jpg</text:a>
", "<text:a xlink:type="simple" xlink:href="https://liveuamap.com/pics/2023/03/28/22551395_1.jpg" text:style-name="Internet_20_link" text:visited-style-name="Visited_20_Internet_20_Link">
22551395_1.jpg</text:a>
"]</text:p>
      <text:p text:style-name="P4">
Tags: []</text:p>
      <text:p text:style-name="P4">
ID: 22551395</text:p>
      <!--METADATA-->
      <text:p text:style-name="P4">
Shahed drone hit enterprise in Dnipro city overnight, causing fire</text:p>
      <text:p text:style-name="P4">
<draw:frame draw:style-name="fr1" draw:name="Image2" text:anchor-type="as-char" svg:width="6.9236in" svg:height="5.1927in" draw:z-index="0">
<draw:image xlink:href="../Images/liveuamap/2023-03-28T02-19-23/22551395_0.jpg" xlink:type="simple" xlink:show="embed" xlink:actuate="onLoad" draw:mime-type="image/jpeg"/>
</draw:frame>
<draw:frame draw:style-name="fr1" draw:name="Image3" text:anchor-type="as-char" svg:width="6.9236in" svg:height="4.182809in" draw:z-index="0">
<draw:image xlink:href="../Images/liveuamap/2023-03-28T02-19-23/22551395_1.jpg" xlink:type="simple" xlink:show="embed" xlink:actuate="onLoad" draw:mime-type="image/jpeg"/>
</draw:frame>
</text:p>
      <text:p text:style-name="P4">
News Collection Link: <text:a xlink:type="simple" xlink:href="https://liveuamap.com/en/2023/28-march-shahed-drone-hit-enterprise-in-dnipro-city-overnight" text:style-name="Internet_20_link" text:visited-style-name="Visited_20_Internet_20_Link">
https://liveuamap.com/en/2023/28-march-shahed-drone-hit-enterprise-in-dnipro-city-overnight</text:a>
</text:p>
      <text:p text:style-name="P4">
Source: <text:a xlink:type="simple" xlink:href="https://t.me/suspilnenews/19554" text:style-name="Internet_20_link" text:visited-style-name="Visited_20_Internet_20_Link">
https://t.me/suspilnenews/19554</text:a>
</text:p>
      <!--NEWS-->
      <text:h text:style-name="P10" text:outline-level="1">
<text:span text:style-name="T4">
Russian aviation conducted airstrike with guided bomb at Bilopilya of Sumy region. 1 person w...</text:span>
</text:h>
      <text:p text:style-name="P4">
Authors: liveuamap (Language: en)</text:p>
      <text:p text:style-name="P4">
Time: 2023-03-28T02:27:05</text:p>
      <text:p text:style-name="P4">
Location: Sumy (Latitude:51.15049 Longtitude:34.30927)</text:p>
      <text:p text:style-name="P4">
Videos: []</text:p>
      <text:p text:style-name="P4">
Images: []</text:p>
      <text:p text:style-name="P4">
Tags: []</text:p>
      <text:p text:style-name="P4">
ID: 22551404</text:p>
      <!--METADATA-->
      <text:p text:style-name="P4">
Russian aviation conducted airstrike with guided bomb at Bilopilya of Sumyregion. 1 person wounded</text:p>
      <text:p text:style-name="P4">
News Collection Link: <text:a xlink:type="simple" xlink:href="https://liveuamap.com/en/2023/28-march-russian-aviation-conducted-airstrike-with-guided" text:style-name="Internet_20_link" text:visited-style-name="Visited_20_Internet_20_Link">
https://liveuamap.com/en/2023/28-march-russian-aviation-conducted-airstrike-with-guided</text:a>
</text:p>
      <text:p text:style-name="P4">
Source: <text:a xlink:type="simple" xlink:href="https://t.me/suspilnenews/19556" text:style-name="Internet_20_link" text:visited-style-name="Visited_20_Internet_20_Link">
https://t.me/suspilnenews/19556</text:a>
</text:p>
      <!--NEWS-->
      <text:h text:style-name="P10" text:outline-level="1">
<text:span text:style-name="T4">
Donetsk Oblast(09:50). Red Alert: aerial threat. Sirens sounding. Take cover now!</text:span>
</text:h>
      <text:p text:style-name="P4">
Authors: liveuamap (Language: en)</text:p>
      <text:p text:style-name="P4">
Time: 2023-03-28T03:50:00</text:p>
      <text:p text:style-name="P4">
Location: Donetsk Oblast (Latitude:48.72743 Longtitude:37.57761)</text:p>
      <text:p text:style-name="P4">
Videos: []</text:p>
      <text:p text:style-name="P4">
Images: []</text:p>
      <text:p text:style-name="P4">
Tags: ["Europe", "Central and Eastern Europe"]</text:p>
      <text:p text:style-name="P4">
ID: 22551451</text:p>
      <!--METADATA-->
      <text:p text:style-name="P4">
Donetsk Oblast(09:50). Red Alert: aerial threat. Sirens sounding. Take covernow!</text:p>
      <text:p text:style-name="P4">
News Collection Link: <text:a xlink:type="simple" xlink:href="https://liveuamap.com/en/2023/28-march-donetsk-oblast0950-red-alert-aerial-g" text:style-name="Internet_20_link" text:visited-style-name="Visited_20_Internet_20_Link">
https://liveuamap.com/en/2023/28-march-donetsk-oblast0950-red-alert-aerial-g</text:a>
</text:p>
      <text:p text:style-name="P4">
Source: <text:a xlink:type="simple" xlink:href="https://t.me/air_alert_ua/42163" text:style-name="Internet_20_link" text:visited-style-name="Visited_20_Internet_20_Link">
https://t.me/air_alert_ua/42163</text:a>
</text:p>
      <!--NEWS-->
      <text:h text:style-name="P10" text:outline-level="1">
<text:span text:style-name="T4">
Kharkiv, Kharkivska Oblast(10:32). Red Alert: aerial threat. Sirens sounding. Take cover now!</text:span>
</text:h>
      <text:p text:style-name="P4">
Authors: liveuamap (Language: en)</text:p>
      <text:p text:style-name="P4">
Time: 2023-03-28T04:33:00</text:p>
      <text:p text:style-name="P4">
Location: Kharkiv (Latitude:49.9808 Longtitude:36.25265)</text:p>
      <text:p text:style-name="P4">
Videos: []</text:p>
      <text:p text:style-name="P4">
Images: []</text:p>
      <text:p text:style-name="P4">
Tags: ["Europe", "Central and Eastern Europe"]</text:p>
      <text:p text:style-name="P4">
ID: 22551452</text:p>
      <!--METADATA-->
      <text:p text:style-name="P4">
Kharkiv, Kharkivska Oblast(10:32). Red Alert: aerial threat. Sirens sounding.Take cover now!</text:p>
      <text:p text:style-name="P4">
News Collection Link: <text:a xlink:type="simple" xlink:href="https://liveuamap.com/en/2023/28-march-kharkiv-kharkivska-oblast1032-red-alg" text:style-name="Internet_20_link" text:visited-style-name="Visited_20_Internet_20_Link">
https://liveuamap.com/en/2023/28-march-kharkiv-kharkivska-oblast1032-red-alg</text:a>
</text:p>
      <text:p text:style-name="P4">
Source: <text:a xlink:type="simple" xlink:href="https://t.me/suspilnekharkiv/23367" text:style-name="Internet_20_link" text:visited-style-name="Visited_20_Internet_20_Link">
https://t.me/suspilnekharkiv/23367</text:a>
</text:p>
      <!--NEWS-->
      <text:h text:style-name="P10" text:outline-level="1">
<text:span text:style-name="T4">
At Sivershchyna and Slobozhanschyna directions Russian army shelled Bleshnya of Chernihiv reg...</text:span>
</text:h>
      <text:p text:style-name="P4">
Authors: liveuamap (Language: en)</text:p>
      <text:p text:style-name="P4">
Time: 2023-03-28T05:12:00</text:p>
      <text:p text:style-name="P4">
Location: Sumy (Latitude:50.21778 Longtitude:37.44137)</text:p>
      <text:p text:style-name="P4">
Videos: []</text:p>
      <text:p text:style-name="P4">
Images: []</text:p>
      <text:p text:style-name="P4">
Tags: ["Russia"]</text:p>
      <text:p text:style-name="P4">
ID: 22551485</text:p>
      <!--METADATA-->
      <text:p text:style-name="P4">
At Sivershchyna and Slobozhanschyna directions Russian army shelled Bleshnyaof Chernihiv region; Baranivka, Tovstodubove, Studenok, Holyshivske,Stukalivka, Volfyne, Turya, Mayske, Mezenivka and Popivka of Sumy region, andTymofiyivka, Krasne, Ustynivka and Chorne of Kharkiv region , - General Staffof Armed Forces of Ukraine says in the morning report</text:p>
      <text:p text:style-name="P4">
News Collection Link: <text:a xlink:type="simple" xlink:href="https://liveuamap.com/en/2023/28-march-at-sivershchyna-and-slobozhanschyna-directions-russian" text:style-name="Internet_20_link" text:visited-style-name="Visited_20_Internet_20_Link">
https://liveuamap.com/en/2023/28-march-at-sivershchyna-and-slobozhanschyna-directions-russian</text:a>
</text:p>
      <text:p text:style-name="P4">
Source: <text:a xlink:type="simple" xlink:href="https://t.me/lumsrc/4354" text:style-name="Internet_20_link" text:visited-style-name="Visited_20_Internet_20_Link">
https://t.me/lumsrc/4354</text:a>
</text:p>
      <!--NEWS-->
      <text:h text:style-name="P10" text:outline-level="1">
<text:span text:style-name="T4">
Kirovohradska Oblast, Poltavska Oblast, Sumska Oblast, Dnipro, Dnipropetrovska Oblast(11:17)....</text:span>
</text:h>
      <text:p text:style-name="P4">
Authors: liveuamap (Language: en)</text:p>
      <text:p text:style-name="P4">
Time: 2023-03-28T05:20:00</text:p>
      <text:p text:style-name="P4">
Location: Kirovohradska Oblast (Latitude:48.49883 Longtitude:31.99917)</text:p>
      <text:p text:style-name="P4">
Videos: []</text:p>
      <text:p text:style-name="P4">
Images: []</text:p>
      <text:p text:style-name="P4">
Tags: ["Europe", "Central and Eastern Europe"]</text:p>
      <text:p text:style-name="P4">
ID: 22551475</text:p>
      <!--METADATA-->
      <text:p text:style-name="P4">
Kirovohradska Oblast, Poltavska Oblast, Sumska Oblast, Dnipro, DnipropetrovskaOblast(11:17). Red Alert: aerial threat. Sirens sounding. Take cover now!</text:p>
      <text:p text:style-name="P4">
News Collection Link: <text:a xlink:type="simple" xlink:href="https://liveuamap.com/en/2023/28-march-kirovohradska-oblast-poltavska-oblasg" text:style-name="Internet_20_link" text:visited-style-name="Visited_20_Internet_20_Link">
https://liveuamap.com/en/2023/28-march-kirovohradska-oblast-poltavska-oblasg</text:a>
</text:p>
      <text:p text:style-name="P4">
Source: <text:a xlink:type="simple" xlink:href="https://t.me/air_alert_ua/42170" text:style-name="Internet_20_link" text:visited-style-name="Visited_20_Internet_20_Link">
https://t.me/air_alert_ua/42170</text:a>
</text:p>
      <!--NEWS-->
      <text:h text:style-name="P10" text:outline-level="1">
<text:span text:style-name="T4">
Russian army shelled Kherson overnight, damaging a hospital</text:span>
</text:h>
      <text:p text:style-name="P4">
Authors: liveuamap (Language: en)</text:p>
      <text:p text:style-name="P4">
Time: 2023-03-28T05:24:00</text:p>
      <text:p text:style-name="P4">
Location: Kherson (Latitude:46.63341 Longtitude:32.61841)</text:p>
      <text:p text:style-name="P4">
Videos: []</text:p>
      <text:p text:style-name="P4">
Images: ["<text:a xlink:type="simple" xlink:href="https://liveuamap.com/pics/2023/03/28/22551502_0.jpg" text:style-name="Internet_20_link" text:visited-style-name="Visited_20_Internet_20_Link">
22551502_0.jpg</text:a>
"]</text:p>
      <text:p text:style-name="P4">
Tags: ["Europe", "Central and Eastern Europe"]</text:p>
      <text:p text:style-name="P4">
ID: 22551502</text:p>
      <!--METADATA-->
      <text:p text:style-name="P4">
Russian army shelled Kherson overnight, damaging a hospital</text:p>
      <text:p text:style-name="Quotations">

<text:p text:style-name="P4">
<text:a xlink:type="simple" xlink:href="https://t.co/Pjv7Ggxg2A" text:style-name="Internet_20_link" text:visited-style-name="Visited_20_Internet_20_Link">
 </text:a>
&gt;
&gt;
 — <text:a xlink:type="simple" xlink:href="https://twitter.com/DM1959DM/status/1640630860285091840" text:style-name="Internet_20_link" text:visited-style-name="Visited_20_Internet_20_Link">
 </text:a>
</text:p>

</text:p>
      <text:p text:style-name="P4">
<draw:frame draw:style-name="fr1" draw:name="Image4" text:anchor-type="as-char" svg:width="6.9236in" svg:height="3.894525in" draw:z-index="0">
<draw:image xlink:href="../Images/liveuamap/2023-03-28T05-24-00/22551502_0.jpg" xlink:type="simple" xlink:show="embed" xlink:actuate="onLoad" draw:mime-type="image/jpeg"/>
</draw:frame>
</text:p>
      <text:p text:style-name="P4">
News Collection Link: <text:a xlink:type="simple" xlink:href="https://liveuamap.com/en/2023/28-march-russian-army-shelled-kherson-overnight-damaging" text:style-name="Internet_20_link" text:visited-style-name="Visited_20_Internet_20_Link">
https://liveuamap.com/en/2023/28-march-russian-army-shelled-kherson-overnight-damaging</text:a>
</text:p>
      <text:p text:style-name="P4">
Source: <text:a xlink:type="simple" xlink:href="https://twitter.com/DM1959DM/status/1640630860285091840" text:style-name="Internet_20_link" text:visited-style-name="Visited_20_Internet_20_Link">
https://twitter.com/DM1959DM/status/1640630860285091840</text:a>
</text:p>
      <!--NEWS-->
      <text:h text:style-name="P10" text:outline-level="1">
<text:span text:style-name="T4">
Kharkiv, Kharkivska Oblast(11:16). Red Alert: aerial threat. Sirens sounding. Take cover now!</text:span>
</text:h>
      <text:p text:style-name="P4">
Authors: liveuamap (Language: en)</text:p>
      <text:p text:style-name="P4">
Time: 2023-03-28T05:26:00</text:p>
      <text:p text:style-name="P4">
Location: Kharkiv (Latitude:49.98062 Longtitude:36.25351)</text:p>
      <text:p text:style-name="P4">
Videos: []</text:p>
      <text:p text:style-name="P4">
Images: []</text:p>
      <text:p text:style-name="P4">
Tags: ["Europe", "Central and Eastern Europe"]</text:p>
      <text:p text:style-name="P4">
ID: 22551478</text:p>
      <!--METADATA-->
      <text:p text:style-name="P4">
Kharkiv, Kharkivska Oblast(11:16). Red Alert: aerial threat. Sirens sounding.Take cover now!</text:p>
      <text:p text:style-name="P4">
News Collection Link: <text:a xlink:type="simple" xlink:href="https://liveuamap.com/en/2023/28-march-kharkiv-kharkivska-oblast1116-red-alg" text:style-name="Internet_20_link" text:visited-style-name="Visited_20_Internet_20_Link">
https://liveuamap.com/en/2023/28-march-kharkiv-kharkivska-oblast1116-red-alg</text:a>
</text:p>
      <text:p text:style-name="P4">
Source: <text:a xlink:type="simple" xlink:href="https://t.me/air_alert_ua/42169" text:style-name="Internet_20_link" text:visited-style-name="Visited_20_Internet_20_Link">
https://t.me/air_alert_ua/42169</text:a>
</text:p>
      <!--NEWS-->
      <text:h text:style-name="P10" text:outline-level="1">
<text:span text:style-name="T4">
Russian forces conducting offensive actions at Lyman, Bakhmut, Avdiivka and Maryinka directio...</text:span>
</text:h>
      <text:p text:style-name="P4">
Authors: liveuamap (Language: en)</text:p>
      <text:p text:style-name="P4">
Time: 2023-03-28T05:27:04</text:p>
      <text:p text:style-name="P4">
Location: Donetsk (Latitude:48.08943 Longtitude:37.59178)</text:p>
      <text:p text:style-name="P4">
Videos: []</text:p>
      <text:p text:style-name="P4">
Images: []</text:p>
      <text:p text:style-name="P4">
Tags: ["Russia"]</text:p>
      <text:p text:style-name="P4">
ID: 22551476</text:p>
      <!--METADATA-->
      <text:p text:style-name="P4">
Russian forces conducting offensive actions at Lyman, Bakhmut, Avdiivka andMaryinka directions. Ukrainian military repelled 62 Russian attacks. Russianforces attempting to advance near Krokhmalne, Kreminna, Kuzmyne, Bilohorivka,Verkhnokamyanske and Berestove, Bakhmut, Orikhovo-Vasylivka, Bohdanivka,Ivanivske and Ozaryanivka, Stepove, Avdiyivka, Syeverne, Pervomayske, Nevelskeand Maryinka, - General Staff of Armed Forces of Ukraine says in the morningreport</text:p>
      <text:p text:style-name="P4">
News Collection Link: <text:a xlink:type="simple" xlink:href="https://liveuamap.com/en/2023/28-march-russian-forces-conducting-offensive-actions-at-lyman" text:style-name="Internet_20_link" text:visited-style-name="Visited_20_Internet_20_Link">
https://liveuamap.com/en/2023/28-march-russian-forces-conducting-offensive-actions-at-lyman</text:a>
</text:p>
      <text:p text:style-name="P4">
Source: <text:a xlink:type="simple" xlink:href="https://t.me/lumsrc/4360" text:style-name="Internet_20_link" text:visited-style-name="Visited_20_Internet_20_Link">
https://t.me/lumsrc/4360</text:a>
</text:p>
      <!--NEWS-->
      <text:h text:style-name="P10" text:outline-level="1">
<text:span text:style-name="T4">
France will deliver 2,000 155mm shells per month to Ukraine</text:span>
</text:h>
      <text:p text:style-name="P4">
Authors: liveuamap (Language: en)</text:p>
      <text:p text:style-name="P4">
Time: 2023-03-28T05:41:55</text:p>
      <text:p text:style-name="P4">
Location: Paris, Île-de-France (Latitude:48.86088 Longtitude:2.31314)</text:p>
      <text:p text:style-name="P4">
Videos: []</text:p>
      <text:p text:style-name="P4">
Images: []</text:p>
      <text:p text:style-name="P4">
Tags: ["France", "Europe"]</text:p>
      <text:p text:style-name="P4">
ID: 22551486</text:p>
      <!--METADATA-->
      <text:p text:style-name="P4">
France will deliver 2,000 155mm shells per month to Ukraine</text:p>
      <text:p text:style-name="P4">
News Collection Link: <text:a xlink:type="simple" xlink:href="https://liveuamap.com/en/2023/28-march-france-will-deliver-2000-155mm-shells-per-month" text:style-name="Internet_20_link" text:visited-style-name="Visited_20_Internet_20_Link">
https://liveuamap.com/en/2023/28-march-france-will-deliver-2000-155mm-shells-per-month</text:a>
</text:p>
      <text:p text:style-name="P4">
Source: <text:a xlink:type="simple" xlink:href="https://twitter.com/LePoint/status/1640644829276168192" text:style-name="Internet_20_link" text:visited-style-name="Visited_20_Internet_20_Link">
https://twitter.com/LePoint/status/1640644829276168192</text:a>
</text:p>
      <!--NEWS-->
      <text:h text:style-name="P10" text:outline-level="1">
<text:span text:style-name="T4">
1 wounded person and material damage in Nikopol and Marhanets communities after drone strike ...</text:span>
</text:h>
      <text:p text:style-name="P4">
Authors: liveuamap (Language: en)</text:p>
      <text:p text:style-name="P4">
Time: 2023-03-28T05:52:00</text:p>
      <text:p text:style-name="P4">
Location: Marhanets (Latitude:47.64504000 Longtitude:34.64127000)</text:p>
      <text:p text:style-name="P4">
Videos: []</text:p>
      <text:p text:style-name="P4">
Images: ["<text:a xlink:type="simple" xlink:href="https://liveuamap.com/pics/2023/03/28/22551505_0.jpg" text:style-name="Internet_20_link" text:visited-style-name="Visited_20_Internet_20_Link">
22551505_0.jpg</text:a>
", "<text:a xlink:type="simple" xlink:href="https://liveuamap.com/pics/2023/03/28/22551505_1.jpg" text:style-name="Internet_20_link" text:visited-style-name="Visited_20_Internet_20_Link">
22551505_1.jpg</text:a>
", "<text:a xlink:type="simple" xlink:href="https://liveuamap.com/pics/2023/03/28/22551505_2.jpg" text:style-name="Internet_20_link" text:visited-style-name="Visited_20_Internet_20_Link">
22551505_2.jpg</text:a>
"]</text:p>
      <text:p text:style-name="P4">
Tags: ["Europe", "Central and Eastern Europe"]</text:p>
      <text:p text:style-name="P4">
ID: 22551505</text:p>
      <!--METADATA-->
      <text:p text:style-name="P4">
1 wounded person and material damage in Nikopol and Marhanets communitiesafter drone strike yesterday</text:p>
      <text:p text:style-name="P4">
<draw:frame draw:style-name="fr1" draw:name="Image5" text:anchor-type="as-char" svg:width="6.9236in" svg:height="2.916567in" draw:z-index="0">
<draw:image xlink:href="../Images/liveuamap/2023-03-28T05-52-00/22551505_0.jpg" xlink:type="simple" xlink:show="embed" xlink:actuate="onLoad" draw:mime-type="image/jpeg"/>
</draw:frame>
<draw:frame draw:style-name="fr1" draw:name="Image6" text:anchor-type="as-char" svg:width="6.9236in" svg:height="8.467078in" draw:z-index="0">
<draw:image xlink:href="../Images/liveuamap/2023-03-28T05-52-00/22551505_1.jpg" xlink:type="simple" xlink:show="embed" xlink:actuate="onLoad" draw:mime-type="image/jpeg"/>
</draw:frame>
<draw:frame draw:style-name="fr1" draw:name="Image7" text:anchor-type="as-char" svg:width="6.9236in" svg:height="2.899258in" draw:z-index="0">
<draw:image xlink:href="../Images/liveuamap/2023-03-28T05-52-00/22551505_2.jpg" xlink:type="simple" xlink:show="embed" xlink:actuate="onLoad" draw:mime-type="image/jpeg"/>
</draw:frame>
</text:p>
      <text:p text:style-name="P4">
News Collection Link: <text:a xlink:type="simple" xlink:href="https://liveuamap.com/en/2023/28-march-1-wounded-person-and-material-damage-in-nikopol" text:style-name="Internet_20_link" text:visited-style-name="Visited_20_Internet_20_Link">
https://liveuamap.com/en/2023/28-march-1-wounded-person-and-material-damage-in-nikopol</text:a>
</text:p>
      <text:p text:style-name="P4">
Source: <text:a xlink:type="simple" xlink:href="https://t.me/dneproperatyv/58955" text:style-name="Internet_20_link" text:visited-style-name="Visited_20_Internet_20_Link">
https://t.me/dneproperatyv/58955</text:a>
</text:p>
      <!--NEWS-->
      <text:h text:style-name="P10" text:outline-level="1">
<text:span text:style-name="T4">
Russian army conducted missile strike in Bohodukhiv town of Kharkiv region with 2 S-300 missiles</text:span>
</text:h>
      <text:p text:style-name="P4">
Authors: liveuamap (Language: en)</text:p>
      <text:p text:style-name="P4">
Time: 2023-03-28T06:16:49</text:p>
      <text:p text:style-name="P4">
Location: Bohoduhiv (Latitude:50.15859 Longtitude:35.53197)</text:p>
      <text:p text:style-name="P4">
Videos: []</text:p>
      <text:p text:style-name="P4">
Images: []</text:p>
      <text:p text:style-name="P4">
Tags: ["Europe", "Central and Eastern Europe"]</text:p>
      <text:p text:style-name="P4">
ID: 22551490</text:p>
      <!--METADATA-->
      <text:p text:style-name="P4">
Russian army conducted missile strike in Bohodukhiv town of Kharkiv regionwith 2 S-300 missiles</text:p>
      <text:p text:style-name="P4">
News Collection Link: <text:a xlink:type="simple" xlink:href="https://liveuamap.com/en/2023/28-march-russian-army-conducted-missile-strike-in-bohodukhiv" text:style-name="Internet_20_link" text:visited-style-name="Visited_20_Internet_20_Link">
https://liveuamap.com/en/2023/28-march-russian-army-conducted-missile-strike-in-bohodukhiv</text:a>
</text:p>
      <text:p text:style-name="P4">
Source: <text:a xlink:type="simple" xlink:href="https://t.me/espresotb/58845" text:style-name="Internet_20_link" text:visited-style-name="Visited_20_Internet_20_Link">
https://t.me/espresotb/58845</text:a>
</text:p>
      <!--NEWS-->
      <text:h text:style-name="P10" text:outline-level="1">
<text:span text:style-name="T4">
Donetsk Oblast(12:28). Red Alert: aerial threat. Sirens sounding. Take cover now!</text:span>
</text:h>
      <text:p text:style-name="P4">
Authors: liveuamap (Language: en)</text:p>
      <text:p text:style-name="P4">
Time: 2023-03-28T06:30:00</text:p>
      <text:p text:style-name="P4">
Location: Donetsk Oblast (Latitude:48.72677 Longtitude:37.57788)</text:p>
      <text:p text:style-name="P4">
Videos: []</text:p>
      <text:p text:style-name="P4">
Images: []</text:p>
      <text:p text:style-name="P4">
Tags: ["Europe", "Central and Eastern Europe"]</text:p>
      <text:p text:style-name="P4">
ID: 22551495</text:p>
      <!--METADATA-->
      <text:p text:style-name="P4">
Donetsk Oblast(12:28). Red Alert: aerial threat. Sirens sounding. Take covernow!</text:p>
      <text:p text:style-name="P4">
News Collection Link: <text:a xlink:type="simple" xlink:href="https://liveuamap.com/en/2023/28-march-donetsk-oblast1228-red-alert-aerial-g" text:style-name="Internet_20_link" text:visited-style-name="Visited_20_Internet_20_Link">
https://liveuamap.com/en/2023/28-march-donetsk-oblast1228-red-alert-aerial-g</text:a>
</text:p>
      <text:p text:style-name="P4">
Source: <text:a xlink:type="simple" xlink:href="https://t.me/air_alert_ua/42181" text:style-name="Internet_20_link" text:visited-style-name="Visited_20_Internet_20_Link">
https://t.me/air_alert_ua/42181</text:a>
</text:p>
      <!--NEWS-->
      <text:h text:style-name="P10" text:outline-level="1">
<text:span text:style-name="T4">
Damage in Kramatorsk as result of Russsian shelling</text:span>
</text:h>
      <text:p text:style-name="P4">
Authors: liveuamap (Language: en)</text:p>
      <text:p text:style-name="P4">
Time: 2023-03-28T07:59:19</text:p>
      <text:p text:style-name="P4">
Location: Donetsk Oblast (Latitude:48.73729 Longtitude:37.59109)</text:p>
      <text:p text:style-name="P4">
Videos: []</text:p>
      <text:p text:style-name="P4">
Images: ["<text:a xlink:type="simple" xlink:href="https://liveuamap.com/pics/2023/03/28/22551506_1.jpg" text:style-name="Internet_20_link" text:visited-style-name="Visited_20_Internet_20_Link">
22551506_1.jpg</text:a>
", "<text:a xlink:type="simple" xlink:href="https://liveuamap.com/pics/2023/03/28/22551506_2.jpg" text:style-name="Internet_20_link" text:visited-style-name="Visited_20_Internet_20_Link">
22551506_2.jpg</text:a>
", "<text:a xlink:type="simple" xlink:href="https://liveuamap.com/pics/2023/03/28/22551506_3.jpg" text:style-name="Internet_20_link" text:visited-style-name="Visited_20_Internet_20_Link">
22551506_3.jpg</text:a>
", "<text:a xlink:type="simple" xlink:href="https://liveuamap.com/pics/2023/03/28/22551506_4.jpg" text:style-name="Internet_20_link" text:visited-style-name="Visited_20_Internet_20_Link">
22551506_4.jpg</text:a>
", "<text:a xlink:type="simple" xlink:href="https://liveuamap.com/pics/2023/03/28/22551506_5.jpg" text:style-name="Internet_20_link" text:visited-style-name="Visited_20_Internet_20_Link">
22551506_5.jpg</text:a>
", "<text:a xlink:type="simple" xlink:href="https://liveuamap.com/pics/2023/03/28/22551506_6.jpg" text:style-name="Internet_20_link" text:visited-style-name="Visited_20_Internet_20_Link">
22551506_6.jpg</text:a>
", "<text:a xlink:type="simple" xlink:href="https://liveuamap.com/pics/2023/03/28/22551506_7.jpg" text:style-name="Internet_20_link" text:visited-style-name="Visited_20_Internet_20_Link">
22551506_7.jpg</text:a>
"]</text:p>
      <text:p text:style-name="P4">
Tags: ["Europe", "Central and Eastern Europe"]</text:p>
      <text:p text:style-name="P4">
ID: 22551506</text:p>
      <!--METADATA-->
      <text:p text:style-name="P4">
Damage in Kramatorsk as result of Russsian shelling</text:p>
      <text:p text:style-name="P4">
<draw:frame draw:style-name="fr1" draw:name="Image8" text:anchor-type="as-char" svg:width="6.9236in" svg:height="9.231467in" draw:z-index="0">
<draw:image xlink:href="../Images/liveuamap/2023-03-28T07-59-19/22551506_1.jpg" xlink:type="simple" xlink:show="embed" xlink:actuate="onLoad" draw:mime-type="image/jpeg"/>
</draw:frame>
<draw:frame draw:style-name="fr1" draw:name="Image9" text:anchor-type="as-char" svg:width="6.9236in" svg:height="9.231467in" draw:z-index="0">
<draw:image xlink:href="../Images/liveuamap/2023-03-28T07-59-19/22551506_2.jpg" xlink:type="simple" xlink:show="embed" xlink:actuate="onLoad" draw:mime-type="image/jpeg"/>
</draw:frame>
<draw:frame draw:style-name="fr1" draw:name="Image10" text:anchor-type="as-char" svg:width="6.9236in" svg:height="9.231467in" draw:z-index="0">
<draw:image xlink:href="../Images/liveuamap/2023-03-28T07-59-19/22551506_3.jpg" xlink:type="simple" xlink:show="embed" xlink:actuate="onLoad" draw:mime-type="image/jpeg"/>
</draw:frame>
<draw:frame draw:style-name="fr1" draw:name="Image11" text:anchor-type="as-char" svg:width="6.9236in" svg:height="9.231467in" draw:z-index="0">
<draw:image xlink:href="../Images/liveuamap/2023-03-28T07-59-19/22551506_4.jpg" xlink:type="simple" xlink:show="embed" xlink:actuate="onLoad" draw:mime-type="image/jpeg"/>
</draw:frame>
<draw:frame draw:style-name="fr1" draw:name="Image12" text:anchor-type="as-char" svg:width="6.9236in" svg:height="9.231467in" draw:z-index="0">
<draw:image xlink:href="../Images/liveuamap/2023-03-28T07-59-19/22551506_5.jpg" xlink:type="simple" xlink:show="embed" xlink:actuate="onLoad" draw:mime-type="image/jpeg"/>
</draw:frame>
<draw:frame draw:style-name="fr1" draw:name="Image13" text:anchor-type="as-char" svg:width="6.9236in" svg:height="9.231467in" draw:z-index="0">
<draw:image xlink:href="../Images/liveuamap/2023-03-28T07-59-19/22551506_6.jpg" xlink:type="simple" xlink:show="embed" xlink:actuate="onLoad" draw:mime-type="image/jpeg"/>
</draw:frame>
<draw:frame draw:style-name="fr1" draw:name="Image14" text:anchor-type="as-char" svg:width="6.9236in" svg:height="9.231467in" draw:z-index="0">
<draw:image xlink:href="../Images/liveuamap/2023-03-28T07-59-19/22551506_7.jpg" xlink:type="simple" xlink:show="embed" xlink:actuate="onLoad" draw:mime-type="image/jpeg"/>
</draw:frame>
</text:p>
      <text:p text:style-name="P4">
News Collection Link: <text:a xlink:type="simple" xlink:href="https://liveuamap.com/en/2023/28-march-damage-in-kramatorsk-as-result-of-russsian-shelling" text:style-name="Internet_20_link" text:visited-style-name="Visited_20_Internet_20_Link">
https://liveuamap.com/en/2023/28-march-damage-in-kramatorsk-as-result-of-russsian-shelling</text:a>
</text:p>
      <text:p text:style-name="P4">
Source: <text:a xlink:type="simple" xlink:href="https://t.me/itsdonetsk/65403" text:style-name="Internet_20_link" text:visited-style-name="Visited_20_Internet_20_Link">
https://t.me/itsdonetsk/65403</text:a>
</text:p>
      <!--NEWS-->
      <text:h text:style-name="P10" text:outline-level="1">
<text:span text:style-name="T4">
Russian Ministry of Defense claimed Russian air defense intercepted GLSDB bomb for the first ...</text:span>
</text:h>
      <text:p text:style-name="P4">
Authors: liveuamap (Language: en)</text:p>
      <text:p text:style-name="P4">
Time: 2023-03-28T08:14:25</text:p>
      <text:p text:style-name="P4">
Location: Moskva, Moscow (Latitude:55.72758 Longtitude:37.59)</text:p>
      <text:p text:style-name="P4">
Videos: []</text:p>
      <text:p text:style-name="P4">
Images: []</text:p>
      <text:p text:style-name="P4">
Tags: ["Russia"]</text:p>
      <text:p text:style-name="P4">
ID: 22551512</text:p>
      <!--METADATA-->
      <text:p text:style-name="P4">
Russian Ministry of Defense claimed Russian air defense intercepted GLSDB bombfor the first time</text:p>
      <text:p text:style-name="P4">
News Collection Link: <text:a xlink:type="simple" xlink:href="https://liveuamap.com/en/2023/28-march-russian-ministry-of-defense-claimed-russian-air" text:style-name="Internet_20_link" text:visited-style-name="Visited_20_Internet_20_Link">
https://liveuamap.com/en/2023/28-march-russian-ministry-of-defense-claimed-russian-air</text:a>
</text:p>
      <text:p text:style-name="P4">
Source: <text:a xlink:type="simple" xlink:href="https://t.me/bbbreaking/151597" text:style-name="Internet_20_link" text:visited-style-name="Visited_20_Internet_20_Link">
https://t.me/bbbreaking/151597</text:a>
</text:p>
      <!--NEWS-->
      <text:h text:style-name="P10" text:outline-level="1">
<text:span text:style-name="T4">
Russian media: a drone painted in colors of Ukrainian flag was found near Svitino village in ...</text:span>
</text:h>
      <text:p text:style-name="P4">
Authors: liveuamap (Language: en)</text:p>
      <text:p text:style-name="P4">
Time: 2023-03-28T09:18:18</text:p>
      <text:p text:style-name="P4">
Location: Voronov (Latitude:55.30746 Longtitude:37.00882)</text:p>
      <text:p text:style-name="P4">
Videos: []</text:p>
      <text:p text:style-name="P4">
Images: []</text:p>
      <text:p text:style-name="P4">
Tags: ["Russia", "Central and Eastern Europe"]</text:p>
      <text:p text:style-name="P4">
ID: 22551520</text:p>
      <!--METADATA-->
      <text:p text:style-name="P4">
Russian media: a drone painted in colors of Ukrainian flag was found nearSvitino village in Moscow region</text:p>
      <text:p text:style-name="P4">
News Collection Link: <text:a xlink:type="simple" xlink:href="https://liveuamap.com/en/2023/28-march-russian-media-a-drone-painted-in-colors-of-ukrainian" text:style-name="Internet_20_link" text:visited-style-name="Visited_20_Internet_20_Link">
https://liveuamap.com/en/2023/28-march-russian-media-a-drone-painted-in-colors-of-ukrainian</text:a>
</text:p>
      <text:p text:style-name="P4">
Source: <text:a xlink:type="simple" xlink:href="https://t.me/rusbrief/104252" text:style-name="Internet_20_link" text:visited-style-name="Visited_20_Internet_20_Link">
https://t.me/rusbrief/104252</text:a>
</text:p>
      <!--NEWS-->
      <text:h text:style-name="P10" text:outline-level="1">
<text:span text:style-name="T4">
Donetsk Oblast(16:18). Red Alert: aerial threat. Sirens sounding. Take cover now!</text:span>
</text:h>
      <text:p text:style-name="P4">
Authors: liveuamap (Language: en)</text:p>
      <text:p text:style-name="P4">
Time: 2023-03-28T10:20:00</text:p>
      <text:p text:style-name="P4">
Location: Donetsk Oblast (Latitude:48.72757 Longtitude:37.57893)</text:p>
      <text:p text:style-name="P4">
Videos: []</text:p>
      <text:p text:style-name="P4">
Images: []</text:p>
      <text:p text:style-name="P4">
Tags: ["Europe", "Central and Eastern Europe"]</text:p>
      <text:p text:style-name="P4">
ID: 22551529</text:p>
      <!--METADATA-->
      <text:p text:style-name="P4">
Donetsk Oblast(16:18). Red Alert: aerial threat. Sirens sounding. Take covernow!</text:p>
      <text:p text:style-name="P4">
News Collection Link: <text:a xlink:type="simple" xlink:href="https://liveuamap.com/en/2023/28-march-donetsk-oblast1618-red-alert-aerial-g" text:style-name="Internet_20_link" text:visited-style-name="Visited_20_Internet_20_Link">
https://liveuamap.com/en/2023/28-march-donetsk-oblast1618-red-alert-aerial-g</text:a>
</text:p>
      <text:p text:style-name="P4">
Source: <text:a xlink:type="simple" xlink:href="https://t.me/air_alert_ua/42185" text:style-name="Internet_20_link" text:visited-style-name="Visited_20_Internet_20_Link">
https://t.me/air_alert_ua/42185</text:a>
</text:p>
      <!--NEWS-->
      <text:h text:style-name="P10" text:outline-level="1">
<text:span text:style-name="T4">
Zaporizka Oblast(18:47). Red Alert: aerial threat. Sirens sounding. Take cover now!</text:span>
</text:h>
      <text:p text:style-name="P4">
Authors: liveuamap (Language: en)</text:p>
      <text:p text:style-name="P4">
Time: 2023-03-28T12:49:00</text:p>
      <text:p text:style-name="P4">
Location: Zaporizka Oblast (Latitude:47.612021 Longtitude:35.765261)</text:p>
      <text:p text:style-name="P4">
Videos: []</text:p>
      <text:p text:style-name="P4">
Images: []</text:p>
      <text:p text:style-name="P4">
Tags: ["Europe", "Central and Eastern Europe"]</text:p>
      <text:p text:style-name="P4">
ID: 22551552</text:p>
      <!--METADATA-->
      <text:p text:style-name="P4">
Zaporizka Oblast(18:47). Red Alert: aerial threat. Sirens sounding. Take covernow!</text:p>
      <text:p text:style-name="P4">
News Collection Link: <text:a xlink:type="simple" xlink:href="https://liveuamap.com/en/2023/28-march-zaporizka-oblast1847-red-alert-aeriag" text:style-name="Internet_20_link" text:visited-style-name="Visited_20_Internet_20_Link">
https://liveuamap.com/en/2023/28-march-zaporizka-oblast1847-red-alert-aeriag</text:a>
</text:p>
      <text:p text:style-name="P4">
Source: <text:a xlink:type="simple" xlink:href="https://t.me/air_alert_ua/42187" text:style-name="Internet_20_link" text:visited-style-name="Visited_20_Internet_20_Link">
https://t.me/air_alert_ua/42187</text:a>
</text:p>
      <!--NEWS-->
      <text:h text:style-name="P10" text:outline-level="1">
<text:span text:style-name="T4">
Zaporizka Oblast(19:39). Red Alert: aerial threat. Sirens sounding. Take cover now!</text:span>
</text:h>
      <text:p text:style-name="P4">
Authors: liveuamap (Language: en)</text:p>
      <text:p text:style-name="P4">
Time: 2023-03-28T13:40:00</text:p>
      <text:p text:style-name="P4">
Location: Zaporizka Oblast (Latitude:47.612421 Longtitude:35.764101)</text:p>
      <text:p text:style-name="P4">
Videos: []</text:p>
      <text:p text:style-name="P4">
Images: []</text:p>
      <text:p text:style-name="P4">
Tags: ["Europe", "Central and Eastern Europe"]</text:p>
      <text:p text:style-name="P4">
ID: 22551589</text:p>
      <!--METADATA-->
      <text:p text:style-name="P4">
Zaporizka Oblast(19:39). Red Alert: aerial threat. Sirens sounding. Take covernow!</text:p>
      <text:p text:style-name="P4">
News Collection Link: <text:a xlink:type="simple" xlink:href="https://liveuamap.com/en/2023/28-march-zaporizka-oblast1939-red-alert-aeriag" text:style-name="Internet_20_link" text:visited-style-name="Visited_20_Internet_20_Link">
https://liveuamap.com/en/2023/28-march-zaporizka-oblast1939-red-alert-aeriag</text:a>
</text:p>
      <text:p text:style-name="P4">
Source: <text:a xlink:type="simple" xlink:href="https://t.me/suspilnezaporizhzhya/11686" text:style-name="Internet_20_link" text:visited-style-name="Visited_20_Internet_20_Link">
https://t.me/suspilnezaporizhzhya/11686</text:a>
</text:p>
      <!--NEWS-->
      <text:h text:style-name="P10" text:outline-level="1">
<text:span text:style-name="T4">
Mykolaiv, Mykolayivska Oblast, Kherson, Khersonska Oblast(19:49). Red Alert: aerial threat. S...</text:span>
</text:h>
      <text:p text:style-name="P4">
Authors: liveuamap (Language: en)</text:p>
      <text:p text:style-name="P4">
Time: 2023-03-28T13:50:00</text:p>
      <text:p text:style-name="P4">
Location: Mykolaiv (Latitude:46.94866 Longtitude:32.00639)</text:p>
      <text:p text:style-name="P4">
Videos: []</text:p>
      <text:p text:style-name="P4">
Images: []</text:p>
      <text:p text:style-name="P4">
Tags: ["Europe", "Central and Eastern Europe"]</text:p>
      <text:p text:style-name="P4">
ID: 22551590</text:p>
      <!--METADATA-->
      <text:p text:style-name="P4">
Mykolaiv, Mykolayivska Oblast, Kherson, Khersonska Oblast(19:49). Red Alert:aerial threat. Sirens sounding. Take cover now!</text:p>
      <text:p text:style-name="P4">
News Collection Link: <text:a xlink:type="simple" xlink:href="https://liveuamap.com/en/2023/28-march-mykolaiv-mykolayivska-oblast-khersong" text:style-name="Internet_20_link" text:visited-style-name="Visited_20_Internet_20_Link">
https://liveuamap.com/en/2023/28-march-mykolaiv-mykolayivska-oblast-khersong</text:a>
</text:p>
      <text:p text:style-name="P4">
Source: <text:a xlink:type="simple" xlink:href="https://t.me/air_alert_ua/42191" text:style-name="Internet_20_link" text:visited-style-name="Visited_20_Internet_20_Link">
https://t.me/air_alert_ua/42191</text:a>
</text:p>
      <!--NEWS-->
      <text:h text:style-name="P10" text:outline-level="1">
<text:span text:style-name="T4">
Donetsk Oblast(23:18). Red Alert: aerial threat. Sirens sounding. Take cover now!</text:span>
</text:h>
      <text:p text:style-name="P4">
Authors: liveuamap (Language: en)</text:p>
      <text:p text:style-name="P4">
Time: 2023-03-28T17:21:00</text:p>
      <text:p text:style-name="P4">
Location: Donetsk Oblast (Latitude:48.72744 Longtitude:37.5781)</text:p>
      <text:p text:style-name="P4">
Videos: []</text:p>
      <text:p text:style-name="P4">
Images: []</text:p>
      <text:p text:style-name="P4">
Tags: ["Europe", "Central and Eastern Europe"]</text:p>
      <text:p text:style-name="P4">
ID: 22551617</text:p>
      <!--METADATA-->
      <text:p text:style-name="P4">
Donetsk Oblast(23:18). Red Alert: aerial threat. Sirens sounding. Take covernow!</text:p>
      <text:p text:style-name="P4">
News Collection Link: <text:a xlink:type="simple" xlink:href="https://liveuamap.com/en/2023/28-march-donetsk-oblast2318-red-alert-aerial-g" text:style-name="Internet_20_link" text:visited-style-name="Visited_20_Internet_20_Link">
https://liveuamap.com/en/2023/28-march-donetsk-oblast2318-red-alert-aerial-g</text:a>
</text:p>
      <text:p text:style-name="P4">
Source: <text:a xlink:type="simple" xlink:href="https://t.me/air_alert_ua/42196" text:style-name="Internet_20_link" text:visited-style-name="Visited_20_Internet_20_Link">
https://t.me/air_alert_ua/42196</text:a>
</text:p>
      <!--NEWS-->
      <text:h text:style-name="P10" text:outline-level="1">
<text:span text:style-name="T4">
Zaporizka Oblast(23:45). Red Alert: aerial threat. Sirens sounding. Take cover now!</text:span>
</text:h>
      <text:p text:style-name="P4">
Authors: liveuamap (Language: en)</text:p>
      <text:p text:style-name="P4">
Time: 2023-03-28T17:47:00</text:p>
      <text:p text:style-name="P4">
Location: Zaporizka Oblast (Latitude:47.611471 Longtitude:35.765961)</text:p>
      <text:p text:style-name="P4">
Videos: []</text:p>
      <text:p text:style-name="P4">
Images: []</text:p>
      <text:p text:style-name="P4">
Tags: ["Europe", "Central and Eastern Europe"]</text:p>
      <text:p text:style-name="P4">
ID: 22551620</text:p>
      <!--METADATA-->
      <text:p text:style-name="P4">
Zaporizka Oblast(23:45). Red Alert: aerial threat. Sirens sounding. Take covernow!</text:p>
      <text:p text:style-name="P4">
News Collection Link: <text:a xlink:type="simple" xlink:href="https://liveuamap.com/en/2023/28-march-zaporizka-oblast2345-red-alert-aeriag" text:style-name="Internet_20_link" text:visited-style-name="Visited_20_Internet_20_Link">
https://liveuamap.com/en/2023/28-march-zaporizka-oblast2345-red-alert-aeriag</text:a>
</text:p>
      <text:p text:style-name="P4">
Source: <text:a xlink:type="simple" xlink:href="https://t.me/air_alert_ua/42197" text:style-name="Internet_20_link" text:visited-style-name="Visited_20_Internet_20_Link">
https://t.me/air_alert_ua/42197</text:a>
</text:p>
      <!--NEWS-->
      <text:h text:style-name="P10" text:outline-level="1">
<text:span text:style-name="T4">
15 років за ґратами проведе агент рф, який корегував вогонь по аеродрому Кривого Рогу</text:span>
</text:h>
      <text:p text:style-name="P4">
Author: ['АРМІЯINFORM']</text:p>
      <text:p text:style-name="P4">
Time: 2023-03-28T36:00:00-04:00</text:p>
      <text:p text:style-name="P4">
Description: Суд призначив 15 років тюрми з конфіскацією майна агенту фсб, який провод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ruchnyky.jpg" text:style-name="Internet_20_link" text:visited-style-name="Visited_20_Internet_20_Link">
naruchnyky.jpg</text:a>
']</text:p>
      <text:p text:style-name="P4">
Tags: ['STOPRUSSIA', 'АГЕНТ ФСБ', 'АГРЕСІЯ РФ', 'ВТОРГНЕННЯ РФ', 'ЗРАДНИК', 'КОНТРРОЗВІДКА СБУ', 'КОРЕГУВАЛЬНИК']</text:p>
      <text:p text:style-name="P4">
Category: News</text:p>
      <!--METADATA-->
      <text:p text:style-name="P4">
<draw:frame draw:style-name="fr1" draw:name="Image15" text:anchor-type="as-char" svg:width="6.9236in" svg:height="4.615733in" draw:z-index="0">
<draw:image xlink:href="../Images/AРМІЯINFORM/2023-03-28T36-00-00-04-00/naruchnyky.jpg" xlink:type="simple" xlink:show="embed" xlink:actuate="onLoad" draw:mime-type="image/jpeg"/>
</draw:frame>
</text:p>
      <text:p text:style-name="P4">
Суд призначив 15 років тюрми з конфіскацією майна агенту фсб, який проводиврозвідувально-підривну діяльність на Дніпропетровщині. Його розвідданіпередавали російським окупантам саме тоді, коли аеродром Кривого Рогу потерпаввід ворожих ракетних ударів.</text:p>
      <text:p text:style-name="P4">
Про це <text:a xlink:type="simple" xlink:href="https://ssu.gov.ua/novyny/za-materialamy-sbu-15-rokiv-za-gratamy-provede-zradnyk-yakyi-peredavav-fsb-rozviddani-pro-viiskovi-ta-infrastrukturni-obiekty-dnipropetrovshchyny" text:style-name="Internet_20_link" text:visited-style-name="Visited_20_Internet_20_Link">
повідомляє</text:a>
 Служба безпеки України.</text:p>
      <text:p text:style-name="P4">
Також він надсилав агресору координати об’єктів дорожньо-транспортноїінфраструктури та соціальних установ, у тому числі шкіл та коледжів. Цяінформація потрібна була загарбникам для підготовки нових повітряних атак наукраїнське місто.</text:p>
      <text:p text:style-name="P4">
Поплічника затримали ворожого агента у ході контрдиверсійних заходів уприфронтових районах на півдні України. За матеріалами української спецслужбисуд призначив йому 15 років тюрми з конфіскацією майна.</text:p>
      <text:p text:style-name="P4">
За даними слідства, зловмисником є місцевий житель, колишній працівник одногоз найпотужніших промислових гігантів регіону. У травні минулого року кадровийспівробітники 5-ї служби фсб дистанційно залучив його до негласної співпраці.Для вербування ворог використовував один з прокремлівських Телеграм-каналів,де фігурант активно висловлювався на підтримку збройної агресії рф.</text:p>
      <text:p text:style-name="P4">
Для виконання ворожих завдань зрадник об’їжджав місто і здійснював приховануфотофіксацію інфраструктури. Потім відправляв «звіт» до фсб у вигляді відмітокна електронних картах, медіафайлів з прив’язкою до місцевості і детальнимописом об’єктів з прилеглою територією. Під час обшуку у зловмисника вилученомобільний телефон із доказами його листування з агресором.</text:p>
      <text:p text:style-name="P4">
На підставі зібраних доказів суд визнав його винним у державні зраді, вчиненоїв умовах воєнного стану.</text:p>
      <text:p text:style-name="P4">
Source: <text:a xlink:type="simple" xlink:href="https://armyinform.com.ua/2023/03/28/15-rokiv-za-gratamy-provede-agent-rf-yakyj-koreguvav-vogon-po-aerodromu-kryvogo-rogu/" text:style-name="Internet_20_link" text:visited-style-name="Visited_20_Internet_20_Link">
https://armyinform.com.ua/2023/03/28/15-rokiv-za-gratamy-provede-agent-rf-yakyj-koreguvav-vogon-po-aerodromu-kryvogo-rogu/</text:a>
</text:p>
      <!--NEWS-->
      <text:h text:style-name="P10" text:outline-level="1">
<text:span text:style-name="T4">
У Координаційному штабі відбулася зустріч з родинами морпіхів</text:span>
</text:h>
      <text:p text:style-name="P4">
Author: ['АРМІЯINFORM']</text:p>
      <text:p text:style-name="P4">
Time: 2023-03-28T37:00:00-04:00</text:p>
      <text:p text:style-name="P4">
Description: У Координаційному штабі відбулася зустріч з родинами Оборонців окремої бригади мо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426734_767762994592377_8639522198975281755_n.jpg" text:style-name="Internet_20_link" text:visited-style-name="Visited_20_Internet_20_Link">
337426734_767762994592377_8639522198975281755_n.jpg</text:a>
']</text:p>
      <text:p text:style-name="P4">
Tags: ['ВІЙСЬКОВОПОЛОНЕННІ', 'ЗУСТРІЧ', 'КООРДИНАЦІЙНИЙ ШТАБ З ПИТАНЬ ПОВОДЖЕННЯ З ВІЙСЬКОВОПОЛОНЕНИМИ', 'МОРСЬКІ ПІХОТИНЦІ']</text:p>
      <text:p text:style-name="P4">
Category: News</text:p>
      <!--METADATA-->
      <text:p text:style-name="P4">
<draw:frame draw:style-name="fr1" draw:name="Image16" text:anchor-type="as-char" svg:width="6.9236in" svg:height="3.894525in" draw:z-index="0">
<draw:image xlink:href="../Images/AРМІЯINFORM/2023-03-28T37-00-00-04-00/337426734_767762994592377_8639522198975281755_n.jpg" xlink:type="simple" xlink:show="embed" xlink:actuate="onLoad" draw:mime-type="image/jpeg"/>
</draw:frame>
</text:p>
      <text:p text:style-name="P4">
У Координаційному штабі відбулася зустріч з родинами Оборонців окремої бригадиморської піхоти імені контрадмірала УНР Михайла Білинського.</text:p>
      <text:p text:style-name="P4">
На запитання полонених і зниклих безвісти морських піхотинців відповілипредставники Координаційного штабу.</text:p>
      <text:p text:style-name="P4">
Як зазначив представник Штабу, отримати достовірну інформацію про місцеутримання військовослужбовця в російській федерації чи на тимчасово окупованихукраїнських територіях украй складно. Представники Міжнародного комітетуЧервоного Хреста (МКЧХ), отримавши доступ до таких місць, проводятьопитування, з’ясовують стан здоров’я, умови утримання, можуть, за згодиполоненого, повідомити родини і органи державної влади про факт полону. Протеякі саме місця вони відвідали, МКЧХ не розголошує.</text:p>
      <text:p text:style-name="P4">
Також він зауважив, що інформація з відкритих джерел, фото- й відеоматеріали,які передають, зокрема, і родичі Захисників, є важливими відомостями івраховуються в роботі. Так само, як інформація, яку надають визволені з полонувійськовослужбовці.</text:p>
      <text:p text:style-name="P4">
Представник Штабу звернув увагу, що поранених і важкохворихвійськовослужбовців країна-агресорка повинна повернути без додаткових умов ібез залучення до процесів обміну.</text:p>
      <text:p text:style-name="P4">
Окремо під час зустрічі обговорили взаємодію між правоохоронними органами,Координаційним штабом та Національним інформаційним бюро, а також питаннянесення служби військовослужбовцем, який повернувся з полону, після отриманнянеобхідної медичної допомоги та реабілітації.</text:p>
      <text:p text:style-name="P4">
<text:span text:style-name="T4">
Джерело:</text:span>
 <text:a xlink:type="simple" xlink:href="https://www.facebook.com/koordshtab/posts/pfbid02xB64xPggjQsNxsF39EcaXUTqaH8btWbJrAHh2wYdaPR7qSZRqtSQdLEiiXj45Vm6l" text:style-name="Internet_20_link" text:visited-style-name="Visited_20_Internet_20_Link">
Координаційний штаб з питань поводження звійськовополоненими</text:a>
</text:p>
      <text:p text:style-name="P4">
Source: <text:a xlink:type="simple" xlink:href="https://armyinform.com.ua/2023/03/28/u-koordynaczijnomu-shtabi-vidbulasya-zustrich-z-rodynamy-morpihiv-2/" text:style-name="Internet_20_link" text:visited-style-name="Visited_20_Internet_20_Link">
https://armyinform.com.ua/2023/03/28/u-koordynaczijnomu-shtabi-vidbulasya-zustrich-z-rodynamy-morpihiv-2/</text:a>
</text:p>
      <!--NEWS-->
      <text:h text:style-name="P10" text:outline-level="1">
<text:span text:style-name="T4">
Спецпризначенці СБУ відправили до пекла екіпаж БТР та піхоту на броні прямо «на марші»</text:span>
</text:h>
      <text:p text:style-name="P4">
Author: ['АРМІЯINFORM']</text:p>
      <text:p text:style-name="P4">
Time: 2023-03-28T38:00:00-04:00</text:p>
      <text:p text:style-name="P4">
Description: Про це повідомляє Служба безпеки України.    «Воїни з групи „Білі Вовки“ відпрацю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ТР', 'ДРОН-КАМІКАДЗЕ', 'ЗНИЩЕННЯ ВОЄННОЇ ТЕХНІКИ ЗС РФ', 'СБУ']</text:p>
      <text:p text:style-name="P4">
Category: News</text:p>
      <!--METADATA-->
      <text:p text:style-name="P4">
Про це<text:a xlink:type="simple" xlink:href="https://www.facebook.com/SecurSerUkraine/videos/211491654809532/" text:style-name="Internet_20_link" text:visited-style-name="Visited_20_Internet_20_Link">
повідомляє</text:a>
Служба безпеки України.</text:p>
      <text:p text:style-name="P4">
«Воїни з групи „Білі Вовки“ відпрацювали по окупантах FPV-дроном. А ще однуросійську БМП спецпризначенці ЦСО „А“ з іншого підрозділу знищили дроном-камікадзе біля ворожих позицій», — йдеться в повідомленні.</text:p>
      <text:p text:style-name="P4">
Source: <text:a xlink:type="simple" xlink:href="https://armyinform.com.ua/2023/03/28/speczpryznachenczi-sbu-vidpravyly-do-pekla-ekipazh-btr-ta-pihotu-na-broni-pryamo-na-marshi/" text:style-name="Internet_20_link" text:visited-style-name="Visited_20_Internet_20_Link">
https://armyinform.com.ua/2023/03/28/speczpryznachenczi-sbu-vidpravyly-do-pekla-ekipazh-btr-ta-pihotu-na-broni-pryamo-na-marshi/</text:a>
</text:p>
      <!--NEWS-->
      <text:h text:style-name="P10" text:outline-level="1">
<text:span text:style-name="T4">
Українські захисники знищили схованку «вагнерівців» у Бахмуті</text:span>
</text:h>
      <text:p text:style-name="P4">
Author: ['АРМІЯINFORM']</text:p>
      <text:p text:style-name="P4">
Time: 2023-03-28T39:00:00-04:00</text:p>
      <text:p text:style-name="P4">
Description: Прикордонники Луганського загону пострілами з ручних гранатометів знищили будівлю, з я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ahmut-cze-ukrayina.jpg" text:style-name="Internet_20_link" text:visited-style-name="Visited_20_Internet_20_Link">
bahmut-cze-ukrayina.jpg</text:a>
']</text:p>
      <text:p text:style-name="P4">
Tags: ['STOPRUSSIA', 'АГРЕСІЯ РФ', 'ВІЙНА']</text:p>
      <text:p text:style-name="P4">
Category: News</text:p>
      <!--METADATA-->
      <text:p text:style-name="P4">
<draw:frame draw:style-name="fr1" draw:name="Image17" text:anchor-type="as-char" svg:width="6.9236in" svg:height="3.882986in" draw:z-index="0">
<draw:image xlink:href="../Images/AРМІЯINFORM/2023-03-28T39-00-00-04-00/bahmut-cze-ukrayina.jpg" xlink:type="simple" xlink:show="embed" xlink:actuate="onLoad" draw:mime-type="image/jpeg"/>
</draw:frame>
 «Бахмут — це Україна»</text:p>
      <text:p text:style-name="P4">
Прикордонники Луганського загону пострілами з ручних гранатометів знищилибудівлю, з якої ворог вів прицільний вогонь, в одному з кварталів Бахмута,<text:a xlink:type="simple" xlink:href="https://www.facebook.com/watch/" text:style-name="Internet_20_link" text:visited-style-name="Visited_20_Internet_20_Link">
інформує</text:a>
 Центрстратегічних комунікацій та інформаційної безпеки.  .</text:p>
      <text:p text:style-name="P4">
Source: <text:a xlink:type="simple" xlink:href="https://armyinform.com.ua/2023/03/28/ukrayinski-zahysnyky-znyshhyly-shovanku-vagnerivcziv-u-bahmuti/" text:style-name="Internet_20_link" text:visited-style-name="Visited_20_Internet_20_Link">
https://armyinform.com.ua/2023/03/28/ukrayinski-zahysnyky-znyshhyly-shovanku-vagnerivcziv-u-bahmuti/</text:a>
</text:p>
      <!--NEWS-->
      <text:h text:style-name="P10" text:outline-level="1">
<text:span text:style-name="T4">
Заяви про унікальну зброю, здатну знищити будь-кого — основний наратив російських ЗМІ за минулу добу</text:span>
</text:h>
      <text:p text:style-name="P4">
Author: ['АРМІЯINFORM']</text:p>
      <text:p text:style-name="P4">
Time: 2023-03-28T40:00:00-04:00</text:p>
      <text:p text:style-name="P4">
Description: Центр протидії дезінформації (ЦПД) при РНБО України інформує, що основний наратив,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49670_1640083076419556_7423596036867284411_n.jpg" text:style-name="Internet_20_link" text:visited-style-name="Visited_20_Internet_20_Link">
337549670_1640083076419556_7423596036867284411_n.jpg</text:a>
']</text:p>
      <text:p text:style-name="P4">
Tags: ['НАРАТИВИ РФ', 'ЦЕНТР ПРОТИДІЇ ДЕЗІНФОРМАЦІЇ']</text:p>
      <text:p text:style-name="P4">
Category: News</text:p>
      <!--METADATA-->
      <text:p text:style-name="P4">
<draw:frame draw:style-name="fr1" draw:name="Image18" text:anchor-type="as-char" svg:width="6.9236in" svg:height="6.9236in" draw:z-index="0">
<draw:image xlink:href="../Images/AРМІЯINFORM/2023-03-28T40-00-00-04-00/337549670_1640083076419556_7423596036867284411_n.jpg" xlink:type="simple" xlink:show="embed" xlink:actuate="onLoad" draw:mime-type="image/jpeg"/>
</draw:frame>
</text:p>
      <text:p text:style-name="P4">
Центр протидії дезінформації (ЦПД) при РНБО України<text:a xlink:type="simple" xlink:href="https://www.facebook.com/protydiyadezinformatsiyi.cpd/posts/pfbid02TLKLY8QitrULdJkgA9CfBDMggLpiLqYgr18Nr464AvpP9s9DwNq4yod5Q2cjZwXsl" text:style-name="Internet_20_link" text:visited-style-name="Visited_20_Internet_20_Link">
інформує</text:a>
,що основний наратив, який вчора просували російські ЗМІ, — «росія маєунікальну зброю, якою вона здатна знищити будь-якого ворога».</text:p>
      <text:p text:style-name="P4">
Секретар радбезу також додав, що думки американських політиків про те, що рфна превентивний ядерний удар США відповісти вже не зможе, — недалекоглядна інебезпечна дурість.</text:p>
      <text:p text:style-name="P4">
Кремль систематично погрожує Заходу, часто транслюючи ядерні наративи черезмедведєва. Він регулярно озвучує думки путіна та погрози на адресуцивілізованого світу.</text:p>
      <text:p text:style-name="P4">
Ядерне залякування, а також заяви про унікальну зброю, здатну знищити будь-кого, поширюються на фоні провалів окупантів на полі бою.</text:p>
      <text:p text:style-name="P4">
У кремлі розуміють, що їм потрібно «годувати» своє населення черговимиперемогами, проте коли їх немає — у хід йдуть шантаж, погрози та хворіфантазії пропагандистів, що також полюбляють зомбовані росіяни.</text:p>
      <text:p text:style-name="P4">
Source: <text:a xlink:type="simple" xlink:href="https://armyinform.com.ua/2023/03/28/zayavy-pro-unikalnu-zbroyu-zdatnu-znyshhyty-bud-kogo-osnovnyj-naratyv-rosijskyh-zmi-za-mynulu-dobu/" text:style-name="Internet_20_link" text:visited-style-name="Visited_20_Internet_20_Link">
https://armyinform.com.ua/2023/03/28/zayavy-pro-unikalnu-zbroyu-zdatnu-znyshhyty-bud-kogo-osnovnyj-naratyv-rosijskyh-zmi-za-mynulu-dobu/</text:a>
</text:p>
      <!--NEWS-->
      <text:h text:style-name="P10" text:outline-level="1">
<text:span text:style-name="T4">
рашист розповідає про значні втрати та низький рівень продовольчого забезпечення — перехоплення ГУР</text:span>
</text:h>
      <text:p text:style-name="P4">
Author: ['АРМІЯINFORM']</text:p>
      <text:p text:style-name="P4">
Time: 2023-03-28T41:00:00-04:00</text:p>
      <text:p text:style-name="P4">
Description: Окупант з підрозділу 3 омсбр 1 АК розповідає про значні втрати та низький рів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ІЙНА', 'ВТОРГНЕННЯ РФ', 'ГУР МО УКРАЇНИ', 'ГУР ПЕРЕХОПЛЕННЯ']</text:p>
      <text:p text:style-name="P4">
Category: News</text:p>
      <!--METADATA-->
      <text:p text:style-name="P4">
<draw:frame draw:style-name="fr1" draw:name="Image19" text:anchor-type="as-char" svg:width="6.9236in" svg:height="3.894525in" draw:z-index="0">
<draw:image xlink:href="../Images/AРМІЯINFORM/2023-03-28T41-00-00-04-00/337531944_232614265847457_8544501692430122370_n.jpg" xlink:type="simple" xlink:show="embed" xlink:actuate="onLoad" draw:mime-type="image/jpeg"/>
</draw:frame>
</text:p>
      <text:p text:style-name="P4">
Окупант з підрозділу 3 омсбр 1 АК розповідає про значні втрати та низькийрівень продовольчого забезпечення.</text:p>
      <text:p text:style-name="P4">
Про це <text:a xlink:type="simple" xlink:href="https://gur.gov.ua/content/vse-pohybly-bratan-ny-odnoho-ta-kakoi-tam-bl-d-farsh-bliat-a-ne-voina-bl-d.html" text:style-name="Internet_20_link" text:visited-style-name="Visited_20_Internet_20_Link">
йдеться</text:a>
 у черговому перехопленні ГУРМОУ.</text:p>
      <text:p text:style-name="P4">
«та ну бл*дь, там жопа полная, Виталя», — бідкається рашист товаришу.</text:p>
      <text:p text:style-name="P4">
Також, окупант розповідає про велику кількість смертей у підрозділі.</text:p>
      <text:p text:style-name="P4">
«Все погибли, братан, ни одного…та какой там, бл<text:span text:style-name="T5">
ть, фарш бл</text:span>
ть, а не война»,- каже він.</text:p>
      <text:p text:style-name="P4">
Source: <text:a xlink:type="simple" xlink:href="https://armyinform.com.ua/2023/03/28/rashyst-rozpovidaye-pro-znachni-vtraty-ta-nyzkyj-riven-prodovolchogo-zabezpechennya-perehoplennya-gur/" text:style-name="Internet_20_link" text:visited-style-name="Visited_20_Internet_20_Link">
https://armyinform.com.ua/2023/03/28/rashyst-rozpovidaye-pro-znachni-vtraty-ta-nyzkyj-riven-prodovolchogo-zabezpechennya-perehoplennya-gur/</text:a>
</text:p>
      <!--NEWS-->
      <text:h text:style-name="P10" text:outline-level="1">
<text:span text:style-name="T4">
П’ять бронеавтомобілів російських терористів З-СТС «ахмат» не доїхали до зони бойових дій</text:span>
</text:h>
      <text:p text:style-name="P4">
Author: ['АРМІЯINFORM']</text:p>
      <text:p text:style-name="P4">
Time: 2023-03-28T42:00:00-04:00</text:p>
      <text:p text:style-name="P4">
Description: 26 березня колона з п’яти машин З-СТС 34-ї окремої мотострілецької бригади їх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27-2.jpeg" text:style-name="Internet_20_link" text:visited-style-name="Visited_20_Internet_20_Link">
20230327-2.jpeg</text:a>
']</text:p>
      <text:p text:style-name="P4">
Tags: ['STOPRUSSIA', 'АГРЕСІЯ РФ', 'ВТОРГНЕННЯ РФ', 'ГУР МІНОБОРОНИ УКРАЇНИ']</text:p>
      <text:p text:style-name="P4">
Category: News</text:p>
      <!--METADATA-->
      <text:p text:style-name="P4">
<draw:frame draw:style-name="fr1" draw:name="Image20" text:anchor-type="as-char" svg:width="6.9236in" svg:height="4.726168in" draw:z-index="0">
<draw:image xlink:href="../Images/AРМІЯINFORM/2023-03-28T42-00-00-04-00/20230327-2.jpeg" xlink:type="simple" xlink:show="embed" xlink:actuate="onLoad" draw:mime-type="image/jpeg"/>
</draw:frame>
</text:p>
      <text:p text:style-name="P4">
26 березня колона з п’яти машин З-СТС 34-ї окремої мотострілецької бригадиїхала «кримським мостом» в напрямку окупованого Криму.</text:p>
      <text:p text:style-name="P4">
Про це <text:a xlink:type="simple" xlink:href="https://gur.gov.ua/content/piat-broneavtomobiliv-rosiiskykh-terorystiv-z-sts-akhmat-ne-doikhaly-do-zony-boiovykh-dii.html" text:style-name="Internet_20_link" text:visited-style-name="Visited_20_Internet_20_Link">
повідомляє</text:a>
 ГУРМОУ.</text:p>
      <text:p text:style-name="P4">
«Втім, за офіційними даними, здолати свій шлях до кінця їм перешкодило„перевищення швидкості та недотримання безпечної відстані під час руху ускладі колони“. Як результат — чотири з п’яти машин потребують значногоремонту», — йдеться у повідомленні.</text:p>
      <text:p text:style-name="P4">
Зазначається, що «ахмати» їхали до Херсонської області і мали доукомплектуватипідрозділи окупантів, які діють на Придніпровському напрямку.</text:p>
      <text:p text:style-name="P4">
Source: <text:a xlink:type="simple" xlink:href="https://armyinform.com.ua/2023/03/28/pyat-broneavtomobiliv-rosijskyh-terorystiv-z-sts-ahmat-ne-doyihaly-do-zony-bojovyh-dij/" text:style-name="Internet_20_link" text:visited-style-name="Visited_20_Internet_20_Link">
https://armyinform.com.ua/2023/03/28/pyat-broneavtomobiliv-rosijskyh-terorystiv-z-sts-ahmat-ne-doyihaly-do-zony-bojovyh-dij/</text:a>
</text:p>
      <!--NEWS-->
      <text:h text:style-name="P10" text:outline-level="1">
<text:span text:style-name="T4">
Під Бахмутом князівські воїни ефектно знищили ворожих протитанкістів</text:span>
</text:h>
      <text:p text:style-name="P4">
Author: ['АРМІЯINFORM']</text:p>
      <text:p text:style-name="P4">
Time: 2023-03-28T43:00:00-04:00</text:p>
      <text:p text:style-name="P4">
Description: Протитанкісти 30-ої окремої механізованої бригади ім. князя Костянтина Остроз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27-5.png" text:style-name="Internet_20_link" text:visited-style-name="Visited_20_Internet_20_Link">
2023-03-27-5.png</text:a>
']</text:p>
      <text:p text:style-name="P4">
Tags: ['STOPRUSSIA', 'АГРЕСІЯ РФ', 'БАХМУТ', 'ВТОРГНЕННЯ РФ', 'ВТРАТИ ВОРОГА', 'ООС']</text:p>
      <text:p text:style-name="P4">
Category: News</text:p>
      <!--METADATA-->
      <text:p text:style-name="P4">
<draw:frame draw:style-name="fr1" draw:name="Image21" text:anchor-type="as-char" svg:width="6.9236in" svg:height="3.721435in" draw:z-index="0">
<draw:image xlink:href="../Images/AРМІЯINFORM/2023-03-28T43-00-00-04-00/2023-03-27-5.png" xlink:type="simple" xlink:show="embed" xlink:actuate="onLoad" draw:mime-type="image/png"/>
</draw:frame>
</text:p>
      <text:p text:style-name="P4">
Протитанкісти 30-ої окремої механізованої бригади ім. князя КостянтинаОстрозького ефектно знищили своїх ворожих «колег» під Бахмутом.</text:p>
      <text:p text:style-name="P4">
Джерело: <text:a xlink:type="simple" xlink:href="https://www.facebook.com/UALandForces/videos/657080502801778/" text:style-name="Internet_20_link" text:visited-style-name="Visited_20_Internet_20_Link">
Сухопутні війська ЗСУкраїни</text:a>
</text:p>
      <text:p text:style-name="P4">
Source: <text:a xlink:type="simple" xlink:href="https://armyinform.com.ua/2023/03/28/pid-bahmutom-knyazivski-voyiny-efektno-znyshhyly-vorozhyh-protytankistiv/" text:style-name="Internet_20_link" text:visited-style-name="Visited_20_Internet_20_Link">
https://armyinform.com.ua/2023/03/28/pid-bahmutom-knyazivski-voyiny-efektno-znyshhyly-vorozhyh-protytankistiv/</text:a>
</text:p>
      <!--NEWS-->
      <text:h text:style-name="P10" text:outline-level="1">
<text:span text:style-name="T4">
Сили оборони знищили 14 ворожих «шахедів»</text:span>
</text:h>
      <text:p text:style-name="P4">
Author: ['АРМІЯINFORM']</text:p>
      <text:p text:style-name="P4">
Time: 2023-03-28T44:00:00-04:00</text:p>
      <text:p text:style-name="P4">
Description: Про це повідомляє Генеральний штаб ЗСУ.        «Уночі, для завдання авіа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geran-4.jpg" text:style-name="Internet_20_link" text:visited-style-name="Visited_20_Internet_20_Link">
shahed-geran-4.jpg</text:a>
']</text:p>
      <text:p text:style-name="P4">
Tags: ['STOPRUSSIA', 'АГРЕСІЯ РФ', 'ВІЙНА', 'ВТОРГНЕННЯ РФ', 'ВТРАТИ ВОРОГА']</text:p>
      <text:p text:style-name="P4">
Category: News</text:p>
      <!--METADATA-->
      <text:p text:style-name="P4">
<draw:frame draw:style-name="fr1" draw:name="Image22" text:anchor-type="as-char" svg:width="6.9236in" svg:height="3.956343in" draw:z-index="0">
<draw:image xlink:href="../Images/AРМІЯINFORM/2023-03-28T44-00-00-04-00/shahed-geran-4.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kuU5D7muYxbDogYv3iq9MiGmkrxRayVrs6V6NjXgCh2s3dhPZNTtn4hyjEC8e96Dl" text:style-name="Internet_20_link" text:visited-style-name="Visited_20_Internet_20_Link">
повідомляє</text:a>
Генеральний штаб ЗСУ.</text:p>
      <text:p text:style-name="P4">
«Уночі, для завдання авіаударів, противник задіяв 15 ударних БПЛА типу“Шахед-136”.14 з них знищили наші захисники», — йдеться у повідомленні.</text:p>
      <text:p text:style-name="P4">
Зазначається, що загалом протягом минулої доби противник завдав 24 авіаційнихта 12 ракетних ударів, здійснив 55 обстрілів з реактивних систем залповоговогню. Ворог продовжує ігнорувати закони та звичаї війни, застосовує тактикутерору проти мирних громадян нашої держави. 27 березня, внаслідок ракетногоудару по інфраструктурі міста Слов’янськ Донецької області, постраждалицивільні люди, є загиблі. Пошкоджено багатоповерхові та приватні будинки. ВХерсонській області, у місті Берислав, від авіаційного удару противникапостраждав цивільний об’єкт.</text:p>
      <text:p text:style-name="P4">
Source: <text:a xlink:type="simple" xlink:href="https://armyinform.com.ua/2023/03/28/syly-oborony-znyshhyly-14-vorozhyh-shahediv/" text:style-name="Internet_20_link" text:visited-style-name="Visited_20_Internet_20_Link">
https://armyinform.com.ua/2023/03/28/syly-oborony-znyshhyly-14-vorozhyh-shahediv/</text:a>
</text:p>
      <!--NEWS-->
      <text:h text:style-name="P10" text:outline-level="1">
<text:span text:style-name="T4">
Підрозділи ракетних військ і артилерії уразили 3 пункти управління росіян</text:span>
</text:h>
      <text:p text:style-name="P4">
Author: ['АРМІЯINFORM']</text:p>
      <text:p text:style-name="P4">
Time: 2023-03-28T45:00:00-04:00</text:p>
      <text:p text:style-name="P4">
Description: Про це повідомляє Генеральний штаб ЗСУ.  «Підрозділи ракетних військ і артиле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ІЙНА', 'ВТОРГНЕННЯ РФ', 'ВТРАТИ ВОРОГА']</text:p>
      <text:p text:style-name="P4">
Category: News</text:p>
      <!--METADATA-->
      <text:p text:style-name="P4">
<draw:frame draw:style-name="fr1" draw:name="Image23" text:anchor-type="as-char" svg:width="6.9236in" svg:height="4.615733in" draw:z-index="0">
<draw:image xlink:href="../Images/AРМІЯINFORM/2023-03-28T45-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kuU5D7muYxbDogYv3iq9MiGmkrxRayVrs6V6NjXgCh2s3dhPZNTtn4hyjEC8e96Dl" text:style-name="Internet_20_link" text:visited-style-name="Visited_20_Internet_20_Link">
повідомляє</text:a>
Генеральний штаб ЗСУ.</text:p>
      <text:p text:style-name="P4">
«Підрозділи ракетних військ і артилерії уразили 3 пункти управління, а такожрайон зосередження живої сили противника, артилерійський підрозділ на вогневійпозиції, склад боєприпасів, склад пально-мастильних матеріалів та ще двіважливих цілі окупантів», — йдеться у повідомленні.</text:p>
      <text:p text:style-name="P4">
Зазначається, що за минулу добу Авіація Сил оборони завдала 9 ударів порайонах зосередження особового складу окупантів, а також один — по зенітно-ракетному комплексу.</text:p>
      <text:p text:style-name="P4">
Також, протягом минулої доби, наші воїни збили 5 ворожих розвідувальних БпЛАрізних типів.</text:p>
      <text:p text:style-name="P4">
Source: <text:a xlink:type="simple" xlink:href="https://armyinform.com.ua/2023/03/28/pidrozdily-raketnyh-vijsk-i-artyleriyi-urazyly-3-punkty-upravlinnya-rosiyan/" text:style-name="Internet_20_link" text:visited-style-name="Visited_20_Internet_20_Link">
https://armyinform.com.ua/2023/03/28/pidrozdily-raketnyh-vijsk-i-artyleriyi-urazyly-3-punkty-upravlinnya-rosiyan/</text:a>
</text:p>
      <!--NEWS-->
      <text:h text:style-name="P10" text:outline-level="1">
<text:span text:style-name="T4">
На Донеччині українські захисники відбили 62 атаки противника</text:span>
</text:h>
      <text:p text:style-name="P4">
Author: ['АРМІЯINFORM']</text:p>
      <text:p text:style-name="P4">
Time: 2023-03-28T46:00:00-04:00</text:p>
      <text:p text:style-name="P4">
Description: Про це повідомляє Генеральний штаб ЗСУ.  «Противник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e2teus-c4x3x50px50p-c4x3x50px50p-9e8d88dd767753d844f8f51373962f03.jpg" text:style-name="Internet_20_link" text:visited-style-name="Visited_20_Internet_20_Link">
e2teus-c4x3x50px50p-c4x3x50px50p-9e8d88dd767753d844f8f51373962f03.jpg</text:a>
']</text:p>
      <text:p text:style-name="P4">
Tags: ['STOPRUSSIA', 'АГРЕСІЯ РФ', 'ВІЙНА', 'ВТОРГНЕННЯ РФ', 'ВТРАТИ ВОРОГА', 'ООС']</text:p>
      <text:p text:style-name="P4">
Category: News</text:p>
      <!--METADATA-->
      <text:p text:style-name="P4">
<draw:frame draw:style-name="fr1" draw:name="Image24" text:anchor-type="as-char" svg:width="6.9236in" svg:height="5.1927in" draw:z-index="0">
<draw:image xlink:href="../Images/AРМІЯINFORM/2023-03-28T46-00-00-04-00/e2teus-c4x3x50px50p-c4x3x50px50p-9e8d88dd767753d844f8f51373962f03.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kuU5D7muYxbDogYv3iq9MiGmkrxRayVrs6V6NjXgCh2s3dhPZNTtn4hyjEC8e96Dl" text:style-name="Internet_20_link" text:visited-style-name="Visited_20_Internet_20_Link">
повідомляє</text:a>
Генеральний штаб ЗСУ.</text:p>
      <text:p text:style-name="P4">
«Противник зосереджує основні зусилля на веденні наступальних дій наЛиманському, Бахмутському, Авдіївському та Мар’їнському напрямках.Найзапекліші бої тривають за Бахмут, Авдіївку та Мар’їнку. Завдяки професійнимі злагодженим діям, протягом минулої доби, підрозділами Сил оборони Українивідбито 62 атаки противника на зазначених напрямках», — йдеться уповідомленні.</text:p>
      <text:p text:style-name="P4">
Зазначається, що на Бахмутському напрямку ворог продовжує штурмові дії містаБахмут, яке утримують наші захисники, а також в районах населених пунктівОріхово-Василівка, Богданівка, Іванівське та Озарянівка. Противник обстрілявВасюківку, Григорівку, Міньківку, Оріхово-Василівку, Новомаркове, Бахмут,Предтечине, Курдюмівку, Озарянівку, Дружбу та Майорськ Донецької області.</text:p>
      <text:p text:style-name="P4">
На Авдіївському та Мар’їнському напрямках росіяни вели безуспішні наступальнідії в напрямку населених пунктів Степове, Авдіївка, Сєверне, Первомайське,Невельське та Мар’їнка. Окупанти застосували аерозольні «сльозогінні» гранатинелетальної дії в районах населених пунктів Новокалинове, Ласточкине,Первомайське та Мар’їнка. Вони також здійснили обстріли більш як 10 населенихпунктів. Серед них Новокалинове, Красногорівка, Степове, Авдіївка, Тоненьке,Сєверне, Первомайське, Невельське, Мар’їнка та Новомихайлівка Донецькоїобласті.</text:p>
      <text:p text:style-name="P4">
На Шахтарському напрямку протягом минулої доби ворог здійснив обстріли порайонах населених пунктів Вугледар, Пречистівка, Велика Новосілка та Времівкана Донеччині.</text:p>
      <text:p text:style-name="P4">
Source: <text:a xlink:type="simple" xlink:href="https://armyinform.com.ua/2023/03/28/na-donechchyni-ukrayinski-zahysnyky-vidbyly-62-ataky-protyvnyka/" text:style-name="Internet_20_link" text:visited-style-name="Visited_20_Internet_20_Link">
https://armyinform.com.ua/2023/03/28/na-donechchyni-ukrayinski-zahysnyky-vidbyly-62-ataky-protyvnyka/</text:a>
</text:p>
      <!--NEWS-->
      <text:h text:style-name="P10" text:outline-level="1">
<text:span text:style-name="T4">
рашисти продовжують посилювати режимні заходи на ТОТ</text:span>
</text:h>
      <text:p text:style-name="P4">
Author: ['АРМІЯINFORM']</text:p>
      <text:p text:style-name="P4">
Time: 2023-03-28T47:00:00-04:00</text:p>
      <text:p text:style-name="P4">
Description: Про це повідомляє Генеральний штаб ЗСУ.  «Російські окупанти продовжують посилю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ВТОРГНЕННЯ РФ']</text:p>
      <text:p text:style-name="P4">
Category: News</text:p>
      <!--METADATA-->
      <text:p text:style-name="P4">
<draw:frame draw:style-name="fr1" draw:name="Image25" text:anchor-type="as-char" svg:width="6.9236in" svg:height="5.140773in" draw:z-index="0">
<draw:image xlink:href="../Images/AРМІЯINFORM/2023-03-28T47-00-00-04-00/okupan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kuU5D7muYxbDogYv3iq9MiGmkrxRayVrs6V6NjXgCh2s3dhPZNTtn4hyjEC8e96Dl" text:style-name="Internet_20_link" text:visited-style-name="Visited_20_Internet_20_Link">
повідомляє</text:a>
Генеральний штаб ЗСУ.</text:p>
      <text:p text:style-name="P4">
«Російські окупанти продовжують посилювати режимні заходи на тимчасовоокупованих територіях. Останнім часом спостерігається тенденція, коливводиться обмеження на вільне пересування громадян України між населенимипунктами. Зокрема, у Горлівському районі Донецької області, а також уКаховському районі Херсонської області, до окремих населених пунктів неможливо потрапити без місцевої реєстрації», — йдеться у повідомленні.</text:p>
      <text:p text:style-name="P4">
Зазначається, що на території республіки білорусь тривають заходи бойовоїпідготовки підрозділів збройних сил російської федерації.</text:p>
      <text:p text:style-name="P4">
Source: <text:a xlink:type="simple" xlink:href="https://armyinform.com.ua/2023/03/28/rashysty-prodovzhuyut-posylyuvaty-rezhymni-zahody-na-tot/" text:style-name="Internet_20_link" text:visited-style-name="Visited_20_Internet_20_Link">
https://armyinform.com.ua/2023/03/28/rashysty-prodovzhuyut-posylyuvaty-rezhymni-zahody-na-tot/</text:a>
</text:p>
      <!--NEWS-->
      <text:h text:style-name="P10" text:outline-level="1">
<text:span text:style-name="T4">
Українські захисники за добу ліквідували 570 окупантів, знищили 7 танків і 13 ББМ</text:span>
</text:h>
      <text:p text:style-name="P4">
Author: ['АРМІЯINFORM']</text:p>
      <text:p text:style-name="P4">
Time: 2023-03-28T48:00:00-04:00</text:p>
      <text:p text:style-name="P4">
Description: Загальні бойові втрати противника з 24.02.22 по 28.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traty_03-28-2023-scaled.jpg" text:style-name="Internet_20_link" text:visited-style-name="Visited_20_Internet_20_Link">
vtraty_03-28-2023-scaled.jpg</text:a>
']</text:p>
      <text:p text:style-name="P4">
Tags: ['STOPRUSSIA', 'ВТРАТИ ВОРОГА', 'ГЕНШТАБ ЗС УКРАЇНИ']</text:p>
      <text:p text:style-name="P4">
Category: News</text:p>
      <!--METADATA-->
      <text:p text:style-name="P4">
<draw:frame draw:style-name="fr1" draw:name="Image26" text:anchor-type="as-char" svg:width="6.9236in" svg:height="6.975527in" draw:z-index="0">
<draw:image xlink:href="../Images/AРМІЯINFORM/2023-03-28T48-00-00-04-00/vtraty_03-28-2023-scaled.jpg" xlink:type="simple" xlink:show="embed" xlink:actuate="onLoad" draw:mime-type="image/jpeg"/>
</draw:frame>
</text:p>
      <text:p text:style-name="P4">
Загальні бойові втрати противника <text:span text:style-name="T4">
з 24.02.22</text:span>
 по <text:span text:style-name="T4">
28.03.23</text:span>
 орієнтовностановлять:</text:p>
      <ul>
        <li>
особового складу ‒ 171730 (+570) осіб ліквідовано  * танків ‒ 3602 (+7)  * бойових броньованих машин ‒ 6966 (+13)  * артилерійських систем ‒ 2653 (+15)  * РСЗВ ‒ 525 (+2)  * засоби ППО ‒ 277 (0)  * літаків ‒ 305 (0)  * гелікоптерів ‒ 291 (0)  * БПЛА оперативно-тактичного рівня ‒ 2235 (+19)  * крилаті ракети ‒ 911 (0)  * кораблі / катери ‒ 18 (0)  * автомобільної техніки та автоцистерн ‒ 5502 (+9)  * спеціальна техніка ‒ 287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plugins/post.php" text:style-name="Internet_20_link" text:visited-style-name="Visited_20_Internet_20_Link">
Генеральний штаб Збройних СилУкраїни</text:a>
станом на 28.03.23.</text:p>
      <text:p text:style-name="P4">
Source: <text:a xlink:type="simple" xlink:href="https://armyinform.com.ua/2023/03/28/ukrayinski-zahysnyky-za-dobu-likviduvaly-570-okupantiv-znyshhyly-7-tankiv-i-13-bbm/" text:style-name="Internet_20_link" text:visited-style-name="Visited_20_Internet_20_Link">
https://armyinform.com.ua/2023/03/28/ukrayinski-zahysnyky-za-dobu-likviduvaly-570-okupantiv-znyshhyly-7-tankiv-i-13-bbm/</text:a>
</text:p>
      <!--NEWS-->
      <text:h text:style-name="P10" text:outline-level="1">
<text:span text:style-name="T4">
Володимир Зеленський обговорив з Анджеєм Дудою актуальні оборонні потреби України</text:span>
</text:h>
      <text:p text:style-name="P4">
Author: ['АРМІЯINFORM']</text:p>
      <text:p text:style-name="P4">
Time: 2023-03-28T49:00:00-04:00</text:p>
      <text:p text:style-name="P4">
Description: Президент України Володимир Зеленський провів телефону розмову з президентом Польщ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volodymyr-zelenskyj-telefon-1.jpg" text:style-name="Internet_20_link" text:visited-style-name="Visited_20_Internet_20_Link">
volodymyr-zelenskyj-telefon-1.jpg</text:a>
']</text:p>
      <text:p text:style-name="P4">
Tags: ['АНДЖЕЙ ДУДА', 'ВОЛОДИМИР ЗЕЛЕНСЬКИЙ', 'ОЗБРОЄННЯ ДЛЯ УКРАЇНИ', 'ПРЕЗИДЕНТ УКРАЇНИ']</text:p>
      <text:p text:style-name="P4">
Category: News</text:p>
      <!--METADATA-->
      <text:p text:style-name="P4">
<draw:frame draw:style-name="fr1" draw:name="Image27" text:anchor-type="as-char" svg:width="6.9236in" svg:height="4.61393in" draw:z-index="0">
<draw:image xlink:href="../Images/AРМІЯINFORM/2023-03-28T49-00-00-04-00/volodymyr-zelenskyj-telefon-1.jpg" xlink:type="simple" xlink:show="embed" xlink:actuate="onLoad" draw:mime-type="image/jpeg"/>
</draw:frame>
</text:p>
      <text:p text:style-name="P4">
Президент України Володимир Зеленський провів телефону розмову з президентомПольщі Анджеєм Дудою.</text:p>
      <text:p text:style-name="P4">
Про це глава держави<text:a xlink:type="simple" xlink:href="https://twitter.com/ZelenskyyUa/status/1640451306249916416" text:style-name="Internet_20_link" text:visited-style-name="Visited_20_Internet_20_Link">
написав</text:a>
у Твіттері.</text:p>
      <text:p text:style-name="P4">
«Розповів про перебіг бойових дій, ситуацію на окремих ділянках фронту.Обговорили актуальні оборонні потреби України та спільні дипломатичні зусилляна найближчий час. Готуємося до важливих заходів», — зазначив ВолодимирЗеленський.</text:p>
      <text:p text:style-name="P4">
Source: <text:a xlink:type="simple" xlink:href="https://armyinform.com.ua/2023/03/28/volodymyr-zelenskyj-obgovoryv-z-andzheyem-dudoyu-aktualni-oboronni-potreby-ukrayiny/" text:style-name="Internet_20_link" text:visited-style-name="Visited_20_Internet_20_Link">
https://armyinform.com.ua/2023/03/28/volodymyr-zelenskyj-obgovoryv-z-andzheyem-dudoyu-aktualni-oboronni-potreby-ukrayiny/</text:a>
</text:p>
      <!--NEWS-->
      <text:h text:style-name="P10" text:outline-level="1">
<text:span text:style-name="T4">
У Чорному морі перебуває один підводний ворожий ракетоносій з чотирма ракетами типу «Калібр» — Наталія Гуменюк</text:span>
</text:h>
      <text:p text:style-name="P4">
Author: ['Оксана Іванець']</text:p>
      <text:p text:style-name="P4">
Time: 2023-03-28T50:00:00-04:00</text:p>
      <text:p text:style-name="P4">
Description: У Чорному та Азовському морях оголошене кількаденне штормове попередження -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pidvodnyj-choven-kalibry.jpg" text:style-name="Internet_20_link" text:visited-style-name="Visited_20_Internet_20_Link">
pidvodnyj-choven-kalibry.jpg</text:a>
']</text:p>
      <text:p text:style-name="P4">
Tags: ['НАТАЛІЯ ГУМЕНЮК']</text:p>
      <text:p text:style-name="P4">
Category: News</text:p>
      <!--METADATA-->
      <text:p text:style-name="P4">
<draw:frame draw:style-name="fr1" draw:name="Image28" text:anchor-type="as-char" svg:width="6.9236in" svg:height="4.366107in" draw:z-index="0">
<draw:image xlink:href="../Images/AРМІЯINFORM/2023-03-28T50-00-00-04-00/pidvodnyj-choven-kalibry.jpg" xlink:type="simple" xlink:show="embed" xlink:actuate="onLoad" draw:mime-type="image/jpeg"/>
</draw:frame>
 Ілюстративне фото</text:p>
      <text:p text:style-name="P4">
У Чорному та Азовському морях оголошене кількаденне штормове попередження -протягом наступних кількох днів погода на південному напрямку буде лишепогіршуватися, тобто «лагідного» моря не передбачається. Про це у прямомуетері телемарафону «Єдині новини» зазначила начальник об’єднаного пресцентруСил оборони Півдня України капітан 1 рангу Наталія Гуменюк. За словамиспікерки, це відчувається на стані корабельного складу росіян — він зменшенийдо 7 одиниць в Чорному морі, зокрема один підводний ракетоносій з чотирмаракетами типу «Калібр», та один — в Азовському.</text:p>
      <text:p text:style-name="P4">
— Це фактично позначення присутності сили, і говорить про те, що ракетний ударймовірний, але він буде не масований. Скоріш за все будуть застосовані точковіудари. Більше ми ставимо наразі на авіацію — за аналізом попередніх двох дібми бачимо, що ворог активізував її використання Південному напрямку. За минулудобу відбулися дві атаки з використанням керованих авіаційних бомб, але нашеППО теж результативного відпрацювало. Для росіян це новий етап у веденнібойових дій — керовані авіаційні бомби, зокрема на південному напрямку, вонище не застосовували, — заявила Гуменюк.</text:p>
      <text:p text:style-name="P4">
Source: <text:a xlink:type="simple" xlink:href="https://armyinform.com.ua/2023/03/28/u-chornomu-mori-perebuvaye-odyn-pidvodnyj-vorozhyj-raketonosij-z-chotyrma-raketamy-typu-kalibr-nataliya-gumenyuk/" text:style-name="Internet_20_link" text:visited-style-name="Visited_20_Internet_20_Link">
https://armyinform.com.ua/2023/03/28/u-chornomu-mori-perebuvaye-odyn-pidvodnyj-vorozhyj-raketonosij-z-chotyrma-raketamy-typu-kalibr-nataliya-gumenyuk/</text:a>
</text:p>
      <!--NEWS-->
      <text:h text:style-name="P10" text:outline-level="1">
<text:span text:style-name="T4">
Дякую всім, хто нагадує, що російська агресія може закінчитися значно швидше, якщо світ буде швидшим — Президент України</text:span>
</text:h>
      <text:p text:style-name="P4">
Author: ['АРМІЯINFORM']</text:p>
      <text:p text:style-name="P4">
Time: 2023-03-28T95:00:00-04:00</text:p>
      <text:p text:style-name="P4">
Description: Про це Володимир Зеленський сказав у своєму відеозверненні до українців.    «Бажа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737f6ab1527852bf9a00fc62ee752788_1680031081_extra_large-1.png" text:style-name="Internet_20_link" text:visited-style-name="Visited_20_Internet_20_Link">
737f6ab1527852bf9a00fc62ee752788_1680031081_extra_large-1.png</text:a>
']</text:p>
      <text:p text:style-name="P4">
Tags: ['STOPRUSSIA', 'АГРЕСІЯ РФ', 'ВІДЕОЗВЕРНЕННЯ ПРЕЗИДЕНТА УКРАЇНИ', 'ВОЛОДИМИР ЗЕЛЕНСЬКИЙ', 'ВТОРГНЕННЯ РФ', 'ПРЕЗИДЕНТ УКРАЇНИ']</text:p>
      <text:p text:style-name="P4">
Category: News</text:p>
      <!--METADATA-->
      <text:p text:style-name="P4">
<draw:frame draw:style-name="fr1" draw:name="Image29" text:anchor-type="as-char" svg:width="6.9236in" svg:height="4.67629in" draw:z-index="0">
<draw:image xlink:href="../Images/AРМІЯINFORM/2023-03-28T95-00-00-04-00/737f6ab1527852bf9a00fc62ee752788_1680031081_extra_large-1.png" xlink:type="simple" xlink:show="embed" xlink:actuate="onLoad" draw:mime-type="image/png"/>
</draw:frame>
</text:p>
      <text:p text:style-name="P4">
Про це Володимир Зеленський<text:a xlink:type="simple" xlink:href="https://www.president.gov.ua/news/dyakuyu-vsim-hto-nagaduye-sho-rosijska-agresiya-mozhe-zakinc-81901" text:style-name="Internet_20_link" text:visited-style-name="Visited_20_Internet_20_Link">
сказав</text:a>
 у своєму відеозверненні до українців.</text:p>
      <text:p text:style-name="P4">
<text:span text:style-name="T5">
<text:span text:style-name="T4">
«Бажаю здоровʼя, шановні українці!</text:span>
</text:span>
</text:p>
      <text:p text:style-name="P4">
Повернувся з нашої Сумщини. Сьогодні був в Охтирці, у Тростянці, у Сумах, напозиціях наших прикордонників.</text:p>
      <text:p text:style-name="P4">
Враження — особливі. Регіон — поруч із ворогом. Загроза — постійна. Обстрілинашого прикордоння постійні. Але життя, наші люди очевидно сильніші за будь-які страхи.</text:p>
      <text:p text:style-name="P4">
Відновлення триває, бізнес поступово повертається, люди відбудовують життя.</text:p>
      <text:p text:style-name="P4">
Мав честь передати Охтирці спеціальну відзнаку міста-героя. Міста, яке своїмопором допомогло врятувати Східну й Центральну Україну.</text:p>
      <text:p text:style-name="P4">
Привітав Тростянець із річницею звільнення від окупанта.</text:p>
      <text:p text:style-name="P4">
Провів нараду з представниками місцевої влади й Сумщини, і Чернігівщини. Єпитання, які потребують розв’язання. Будуть розв’язані.</text:p>
      <text:p text:style-name="P4">
Провів нараду з командувачами, які відповідають безпосередньо за захистСумщини й Чернігівщини. Особлива розмова — з головою прикордонної служби. Прозахист Сумщини та інших наших областей, про посилення прикордонників, якіразом з усіма силами оборони воюють на передовій.</text:p>
      <text:p text:style-name="P4">
До речі, хочу сьогодні відзначити наших воїнів Луганського, Краматорського таДонецького прикордонних загонів, які результативно нищать ворога наБахмутському, на Лиманському, на Авдіївському напрямках. Дякую вам хлопці!Дякую окремо мінометним розрахункам і аеророзвідці наших прикордоннихпідрозділів на Донецьких напрямках. Молодці, воїни!</text:p>
      <text:p text:style-name="P4">
Звичайно, дякую Сумському прикордонному загону. Саме їх сьогодні відвідав, мавчесть поспілкуватися, підтримати. Міцні позиції по всьому кордону з державою-терористом — це наслідок міцності конкретних наших людей, які готові будь-якоїмиті захищати кордон.</text:p>
      <text:p text:style-name="P4">
Сьогодні є рішення Франції — парламенту Франції, який визнав Голодоморгеноцидом українського народу. Я дякую за цей принциповий і справедливий крок,за поширення історичної правди на ще одну європейську державу.</text:p>
      <text:p text:style-name="P4">
І ще одне.</text:p>
      <text:p text:style-name="P4">
Я хочу сьогодні подякувати кожному й кожній, хто за покликом свого серця урізних країнах, на різних майданчиках, різними словами, але однаково чесно йсильно нагадує світу, що російська агресія може закінчитися значно швидше, ніжпро це іноді говорять. Швидше, якщо світ буде швидшим, якщо світ будерішучішим.</text:p>
      <text:p text:style-name="P4">
Зруйновані українські міста й села вздовж кордону держави-терориста, постійнийшантаж Росії й погрози знищити життя ще й в інших країнах, постійна відмовавід повернення справжнього миру та знущання з базових міжнародних норм — усеце достатні причини, щоб тиснути й боротися, щоб не шукати компромісів і дбатипро цінності світу реально… Реально! Щодня здобуваючи результат для свободи.Щодня здобуваючи результат для миру. Щодня примушуючи Росію до втрат.</text:p>
      <text:p text:style-name="P4">
<text:span text:style-name="T5">
<text:span text:style-name="T4">
Я дякую всім, хто допомагає Україні!</text:span>
</text:span>
</text:p>
      <text:p text:style-name="P4">
<text:span text:style-name="T5">
<text:span text:style-name="T4">
Слава всім, хто зараз у бою проти терору!</text:span>
</text:span>
</text:p>
      <text:p text:style-name="P4">
<text:span text:style-name="T5">
<text:span text:style-name="T4">
Слава Україні!», - сказав Президент України.</text:span>
</text:span>
</text:p>
      <text:p text:style-name="P4">
Source: <text:a xlink:type="simple" xlink:href="https://armyinform.com.ua/2023/03/28/dyakuyu-vsim-hto-nagaduye-shho-rosijska-agresiya-mozhe-zakinchytysya-znachno-shvydshe-yakshho-svit-bude-shvydshym-prezydent-ukrayiny/" text:style-name="Internet_20_link" text:visited-style-name="Visited_20_Internet_20_Link">
https://armyinform.com.ua/2023/03/28/dyakuyu-vsim-hto-nagaduye-shho-rosijska-agresiya-mozhe-zakinchytysya-znachno-shvydshe-yakshho-svit-bude-shvydshym-prezydent-ukrayiny/</text:a>
</text:p>
      <!--NEWS-->
      <text:h text:style-name="P10" text:outline-level="1">
<text:span text:style-name="T4">
За добу на Лимансько-Куп’янському напрямку ворог здійснив понад 300 обстрілів позицій Сил оборони — Сергій Череватий</text:span>
</text:h>
      <text:p text:style-name="P4">
Author: ['Вячеслав Діордієв']</text:p>
      <text:p text:style-name="P4">
Time: 2023-03-28T96:00:00-04:00</text:p>
      <text:p text:style-name="P4">
Description: За словами речника Східного угруповання військ ЗС України Сергія Череватого, рекорд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cherevatyj-1.jpg" text:style-name="Internet_20_link" text:visited-style-name="Visited_20_Internet_20_Link">
cherevatyj-1.jpg</text:a>
']</text:p>
      <text:p text:style-name="P4">
Tags: ['STOPRUSSIA', 'АГРЕСІЯ РФ', 'ВІЙНА']</text:p>
      <text:p text:style-name="P4">
Category: News</text:p>
      <!--METADATA-->
      <text:p text:style-name="P4">
<draw:frame draw:style-name="fr1" draw:name="Image30" text:anchor-type="as-char" svg:width="6.9236in" svg:height="4.611226in" draw:z-index="0">
<draw:image xlink:href="../Images/AРМІЯINFORM/2023-03-28T96-00-00-04-00/cherevatyj-1.jpg" xlink:type="simple" xlink:show="embed" xlink:actuate="onLoad" draw:mime-type="image/jpeg"/>
</draw:frame>
</text:p>
      <text:p text:style-name="P4">
За словами речника Східного угруповання військ ЗС України Сергія Череватого,рекордним щодо здійснення обстрілів ворожою артилерією вже впродовж понадтрьох останніх тижнів залишається Лимансько-Куп’янський напрямок. На цьому віннаголосив під час <text:a xlink:type="simple" xlink:href="https://www.youtube.com/watch" text:style-name="Internet_20_link" text:visited-style-name="Visited_20_Internet_20_Link">
телевізійногомарафону</text:a>
 «Єдині новини».</text:p>
      <text:p text:style-name="P4">
— У цьому сенсі минула доба не стала винятком. Ворог здійснив понад 300обстрілів позицій Сил оборони України. Загалом, на відміну від Бахмутськогонапрямку, де противник силами злочинного угруповання «вагнер» здійснюєатакуючі дії малими тактичними групами, на цьому проміжку фронту переважнодіють регулярні війська, які застосовують більш класичну армійську тактику тачималу кількість бронетехніки, яка зі свого боку успішно знищуєтьсяукраїнськими воїнами, — підкреслив Сергій Череватий.</text:p>
      <text:p text:style-name="P4">
За словами офіцера, лише за минулу добу Сили оборони України уразили дваворожі танки, міномети, безпілотні комплекси та польовий склад боєприпасівпротивника.</text:p>
      <text:p text:style-name="P4">
А щодо чуток про досягнення ворогом останніми днями деяких успіхів наБахмутському напрямку, то, як підкреслив Сергій Череватий, про якусьстратегічну перевагу противника говорити не можна.</text:p>
      <text:p text:style-name="P4">
—Так, іноді ворог здійснює якісь тактичні просування. Але всі його пересуваннязаздалегідь прогнозовані, ми їх бачимо та відпрацьовуємо протидію. Ситуація врайоні Бахмута залишається постійно важкою, але абсолютно контрольованою збоку нашого командування. Ми постійно ведемо по російських окупантах вогонь тареалізовуємо інші методи впливу, щоб завдати максимальної шкоди особовомускладу та техніці противника, зламати його бойовий натиск та не датиможливості розвивати атакуючий успіх, — підсумував речник Східного угрупованнявійськ ЗС України.</text:p>
      <text:p text:style-name="P4">
Source: <text:a xlink:type="simple" xlink:href="https://armyinform.com.ua/2023/03/28/za-mynulu-dobu-na-lymansko-kupyanskomu-napryamku-vorog-zdijsnyv-ponad-300-obstriliv-pozyczij-syl-oborony-ukrayiny-sergij-cherevatyj/" text:style-name="Internet_20_link" text:visited-style-name="Visited_20_Internet_20_Link">
https://armyinform.com.ua/2023/03/28/za-mynulu-dobu-na-lymansko-kupyanskomu-napryamku-vorog-zdijsnyv-ponad-300-obstriliv-pozyczij-syl-oborony-ukrayiny-sergij-cherevatyj/</text:a>
</text:p>
      <!--NEWS-->
      <text:h text:style-name="P10" text:outline-level="1">
<text:span text:style-name="T4">
At Kupiansk and Lyman direction Russian army shelled Kamyanka, Krasne Pershe, Fyholivka, Novo...</text:span>
</text:h>
      <text:p text:style-name="P4">
Authors: liveuamap (Language: en)</text:p>
      <text:p text:style-name="P4">
Time: 2023-03-29T-11:33:00</text:p>
      <text:p text:style-name="P4">
Location: Bakhmut (Latitude:48.80912 Longtitude:38.24633)</text:p>
      <text:p text:style-name="P4">
Videos: []</text:p>
      <text:p text:style-name="P4">
Images: []</text:p>
      <text:p text:style-name="P4">
Tags: ["Russia"]</text:p>
      <text:p text:style-name="P4">
ID: 22551753</text:p>
      <!--METADATA-->
      <text:p text:style-name="P4">
At Kupiansk and Lyman direction Russian army shelled Kamyanka, Krasne Pershe,Fyholivka, Novomlynsk, Kutkivka, Dvorichna, Zapadne, Vilshana, Kyslivka andBerestove of Kharkiv region; Novoselivske, Nevske, Kuzmyne, Dibrova andBilohorivka of Luhansk region, also Spirne of Donetsk region, - General Staffof Armed Forces of Ukraine says in the morning report</text:p>
      <text:p text:style-name="P4">
News Collection Link: <text:a xlink:type="simple" xlink:href="https://liveuamap.com/en/2023/29-march-at-kupiansk-and-lyman-direction-russian-army-shelled" text:style-name="Internet_20_link" text:visited-style-name="Visited_20_Internet_20_Link">
https://liveuamap.com/en/2023/29-march-at-kupiansk-and-lyman-direction-russian-army-shelled</text:a>
</text:p>
      <text:p text:style-name="P4">
Source: <text:a xlink:type="simple" xlink:href="https://t.me/lumsrc/4362" text:style-name="Internet_20_link" text:visited-style-name="Visited_20_Internet_20_Link">
https://t.me/lumsrc/4362</text:a>
</text:p>
      <!--NEWS-->
      <text:h text:style-name="P10" text:outline-level="1">
<text:span text:style-name="T4">
At Bakhmut direction Russian army shelled Vasukivka, Minkivka, Orikhovo-Vasylivka, Novomarkov...</text:span>
</text:h>
      <text:p text:style-name="P4">
Authors: liveuamap (Language: en)</text:p>
      <text:p text:style-name="P4">
Time: 2023-03-29T-13:33:00</text:p>
      <text:p text:style-name="P4">
Location: Donetsk Oblast (Latitude:48.39445 Longtitude:37.95828)</text:p>
      <text:p text:style-name="P4">
Videos: []</text:p>
      <text:p text:style-name="P4">
Images: []</text:p>
      <text:p text:style-name="P4">
Tags: ["Russia"]</text:p>
      <text:p text:style-name="P4">
ID: 22551752</text:p>
      <!--METADATA-->
      <text:p text:style-name="P4">
At Bakhmut direction Russian army shelled Vasukivka, Minkivka, Orikhovo-Vasylivka, Novomarkove, Khromove, Bakhmut, Ivanivske, Chasiv Yar, Kurdumivka,Ozaryanivka, Druzhba, Shumy and Mayorsk, - General Staff of Armed Forces ofUkraine says in the morning report</text:p>
      <text:p text:style-name="P4">
News Collection Link: <text:a xlink:type="simple" xlink:href="https://liveuamap.com/en/2023/29-march-at-bakhmut-direction-russian-army-shelled-vasukivka" text:style-name="Internet_20_link" text:visited-style-name="Visited_20_Internet_20_Link">
https://liveuamap.com/en/2023/29-march-at-bakhmut-direction-russian-army-shelled-vasukivka</text:a>
</text:p>
      <text:p text:style-name="P4">
Source: <text:a xlink:type="simple" xlink:href="https://t.me/lumsrc/4363" text:style-name="Internet_20_link" text:visited-style-name="Visited_20_Internet_20_Link">
https://t.me/lumsrc/4363</text:a>
</text:p>
      <!--NEWS-->
      <text:h text:style-name="P10" text:outline-level="1">
<text:span text:style-name="T4">
At Avdiyivka and Maryinka directions Russian army shelled Novokalynove, Krasnohorivka, Hostre...</text:span>
</text:h>
      <text:p text:style-name="P4">
Authors: liveuamap (Language: en)</text:p>
      <text:p text:style-name="P4">
Time: 2023-03-29T-15:33:00</text:p>
      <text:p text:style-name="P4">
Location: Donetsk (Latitude:47.85481 Longtitude:37.49323)</text:p>
      <text:p text:style-name="P4">
Videos: []</text:p>
      <text:p text:style-name="P4">
Images: []</text:p>
      <text:p text:style-name="P4">
Tags: ["Russia"]</text:p>
      <text:p text:style-name="P4">
ID: 22551751</text:p>
      <!--METADATA-->
      <text:p text:style-name="P4">
At Avdiyivka and Maryinka directions Russian army shelled Novokalynove,Krasnohorivka, Hostre, Heorhiyivka, Stepove, Lastochkyne, Avdiyivka, Tonenke,Pervomayske, Maryinka, Pobyeda, Paraskoviyivka and Novomykhaylivka of Donetskregion, - General Staff of Armed Forces of Ukraine says in the morning report</text:p>
      <text:p text:style-name="P4">
News Collection Link: <text:a xlink:type="simple" xlink:href="https://liveuamap.com/en/2023/29-march-at-avdiyivka-and-maryinka-directions-russian-army" text:style-name="Internet_20_link" text:visited-style-name="Visited_20_Internet_20_Link">
https://liveuamap.com/en/2023/29-march-at-avdiyivka-and-maryinka-directions-russian-army</text:a>
</text:p>
      <text:p text:style-name="P4">
Source: <text:a xlink:type="simple" xlink:href="https://t.me/lumsrc/4364" text:style-name="Internet_20_link" text:visited-style-name="Visited_20_Internet_20_Link">
https://t.me/lumsrc/4364</text:a>
</text:p>
      <!--NEWS-->
      <text:h text:style-name="P10" text:outline-level="1">
<text:span text:style-name="T4">
At Shaktarske direction Russian army shelled Vuhledar, Zolota Nyva, Velyka Novosilka and Vrem...</text:span>
</text:h>
      <text:p text:style-name="P4">
Authors: liveuamap (Language: en)</text:p>
      <text:p text:style-name="P4">
Time: 2023-03-29T-17:33:00</text:p>
      <text:p text:style-name="P4">
Location: Velyka Novosilka (Latitude:47.83275 Longtitude:36.81965)</text:p>
      <text:p text:style-name="P4">
Videos: []</text:p>
      <text:p text:style-name="P4">
Images: []</text:p>
      <text:p text:style-name="P4">
Tags: ["Russia"]</text:p>
      <text:p text:style-name="P4">
ID: 22551750</text:p>
      <!--METADATA-->
      <text:p text:style-name="P4">
At Shaktarske direction Russian army shelled Vuhledar, Zolota Nyva, VelykaNovosilka and Vremivka of Donetsk region, - General Staff of Armed Forces ofUkraine says in the morning report</text:p>
      <text:p text:style-name="P4">
News Collection Link: <text:a xlink:type="simple" xlink:href="https://liveuamap.com/en/2023/29-march-at-shaktarske-direction-russian-army-shelled-vuhledar" text:style-name="Internet_20_link" text:visited-style-name="Visited_20_Internet_20_Link">
https://liveuamap.com/en/2023/29-march-at-shaktarske-direction-russian-army-shelled-vuhledar</text:a>
</text:p>
      <text:p text:style-name="P4">
Source: <text:a xlink:type="simple" xlink:href="https://t.me/lumsrc/4365" text:style-name="Internet_20_link" text:visited-style-name="Visited_20_Internet_20_Link">
https://t.me/lumsrc/4365</text:a>
</text:p>
      <!--NEWS-->
      <text:h text:style-name="P10" text:outline-level="1">
<text:span text:style-name="T4">
At Zaporizhzhia and Kherson directions Russian army shelled Novosilka, Novopil of Donetsk reg...</text:span>
</text:h>
      <text:p text:style-name="P4">
Authors: liveuamap (Language: en)</text:p>
      <text:p text:style-name="P4">
Time: 2023-03-29T-19:33:00</text:p>
      <text:p text:style-name="P4">
Location: Kherson (Latitude:46.64065 Longtitude:32.62326)</text:p>
      <text:p text:style-name="P4">
Videos: []</text:p>
      <text:p text:style-name="P4">
Images: []</text:p>
      <text:p text:style-name="P4">
Tags: ["Russia"]</text:p>
      <text:p text:style-name="P4">
ID: 22551744</text:p>
      <!--METADATA-->
      <text:p text:style-name="P4">
At Zaporizhzhia and Kherson directions Russian army shelled Novosilka, Novopilof Donetsk region; Huliaipole, Bilohirya, Mala Tokmachka, Novodanylivka andNovoandriyivka of Zaporizhzhia region, Antonivka and Kherson city, - GeneralStaff of Armed Forces of Ukraine says in the morning report</text:p>
      <text:p text:style-name="P4">
News Collection Link: <text:a xlink:type="simple" xlink:href="https://liveuamap.com/en/2023/29-march-at-zaporizhzhia-and-kherson-directions-russian-army" text:style-name="Internet_20_link" text:visited-style-name="Visited_20_Internet_20_Link">
https://liveuamap.com/en/2023/29-march-at-zaporizhzhia-and-kherson-directions-russian-army</text:a>
</text:p>
      <text:p text:style-name="P4">
Source: <text:a xlink:type="simple" xlink:href="https://t.me/lumsrc/4366" text:style-name="Internet_20_link" text:visited-style-name="Visited_20_Internet_20_Link">
https://t.me/lumsrc/4366</text:a>
</text:p>
      <!--NEWS-->
      <text:h text:style-name="P10" text:outline-level="1">
<text:span text:style-name="T4">
Fire after shelling in Donetsk</text:span>
</text:h>
      <text:p text:style-name="P4">
Authors: liveuamap (Language: en)</text:p>
      <text:p text:style-name="P4">
Time: 2023-03-29T03:56:30</text:p>
      <text:p text:style-name="P4">
Location: Donetsk, Donetsk Oblast (Latitude:48.05135 Longtitude:37.75606)</text:p>
      <text:p text:style-name="P4">
Videos: []</text:p>
      <text:p text:style-name="P4">
Images: []</text:p>
      <text:p text:style-name="P4">
Tags: ["Minsk Monitor", "Europe"]</text:p>
      <text:p text:style-name="P4">
ID: 22551729</text:p>
      <!--METADATA-->
      <text:p text:style-name="P4">
Fire after shelling in Donetsk</text:p>
      <text:p text:style-name="P4">
News Collection Link: <text:a xlink:type="simple" xlink:href="https://liveuamap.com/en/2023/29-march-fire-after-shelling-in-donetsk-" text:style-name="Internet_20_link" text:visited-style-name="Visited_20_Internet_20_Link">
https://liveuamap.com/en/2023/29-march-fire-after-shelling-in-donetsk-</text:a>
</text:p>
      <text:p text:style-name="P4">
Source: <text:a xlink:type="simple" xlink:href="https://t.me/selidovokyraxovopokrovsk/15907" text:style-name="Internet_20_link" text:visited-style-name="Visited_20_Internet_20_Link">
https://t.me/selidovokyraxovopokrovsk/15907</text:a>
</text:p>
      <!--NEWS-->
      <text:h text:style-name="P10" text:outline-level="1">
<text:span text:style-name="T4">
Kharkiv, Kharkivska Oblast, Donetsk Oblast, Dnipro, Dnipropetrovska Oblast(10:13). Red Alert:...</text:span>
</text:h>
      <text:p text:style-name="P4">
Authors: liveuamap (Language: en)</text:p>
      <text:p text:style-name="P4">
Time: 2023-03-29T04:14:00</text:p>
      <text:p text:style-name="P4">
Location: Kharkiv (Latitude:49.98081000 Longtitude:36.25272000)</text:p>
      <text:p text:style-name="P4">
Videos: []</text:p>
      <text:p text:style-name="P4">
Images: []</text:p>
      <text:p text:style-name="P4">
Tags: ["Europe", "Central and Eastern Europe"]</text:p>
      <text:p text:style-name="P4">
ID: 22551733</text:p>
      <!--METADATA-->
      <text:p text:style-name="P4">
Kharkiv, Kharkivska Oblast, Donetsk Oblast, Dnipro, DnipropetrovskaOblast(10:13). Red Alert: aerial threat. Sirens sounding. Take cover now!</text:p>
      <text:p text:style-name="P4">
News Collection Link: <text:a xlink:type="simple" xlink:href="https://liveuamap.com/en/2023/29-march-kharkiv-kharkivska-oblast-donetsk-obg" text:style-name="Internet_20_link" text:visited-style-name="Visited_20_Internet_20_Link">
https://liveuamap.com/en/2023/29-march-kharkiv-kharkivska-oblast-donetsk-obg</text:a>
</text:p>
      <text:p text:style-name="P4">
Source: <text:a xlink:type="simple" xlink:href="https://t.me/air_alert_ua/42203" text:style-name="Internet_20_link" text:visited-style-name="Visited_20_Internet_20_Link">
https://t.me/air_alert_ua/42203</text:a>
</text:p>
      <!--NEWS-->
      <text:h text:style-name="P10" text:outline-level="1">
<text:span text:style-name="T4">
Zaporizka Oblast(10:15). Red Alert: aerial threat. Sirens sounding. Take cover now!</text:span>
</text:h>
      <text:p text:style-name="P4">
Authors: liveuamap (Language: en)</text:p>
      <text:p text:style-name="P4">
Time: 2023-03-29T04:16:00</text:p>
      <text:p text:style-name="P4">
Location: Zaporizka Oblast (Latitude:47.611121 Longtitude:35.766261)</text:p>
      <text:p text:style-name="P4">
Videos: []</text:p>
      <text:p text:style-name="P4">
Images: []</text:p>
      <text:p text:style-name="P4">
Tags: ["Europe", "Central and Eastern Europe"]</text:p>
      <text:p text:style-name="P4">
ID: 22551734</text:p>
      <!--METADATA-->
      <text:p text:style-name="P4">
Zaporizka Oblast(10:15). Red Alert: aerial threat. Sirens sounding. Take covernow!</text:p>
      <text:p text:style-name="P4">
News Collection Link: <text:a xlink:type="simple" xlink:href="https://liveuamap.com/en/2023/29-march-zaporizka-oblast1015-red-alert-aeriag" text:style-name="Internet_20_link" text:visited-style-name="Visited_20_Internet_20_Link">
https://liveuamap.com/en/2023/29-march-zaporizka-oblast1015-red-alert-aeriag</text:a>
</text:p>
      <text:p text:style-name="P4">
Source: <text:a xlink:type="simple" xlink:href="https://t.me/air_alert_ua/42204" text:style-name="Internet_20_link" text:visited-style-name="Visited_20_Internet_20_Link">
https://t.me/air_alert_ua/42204</text:a>
</text:p>
      <!--NEWS-->
      <text:h text:style-name="P10" text:outline-level="1">
<text:span text:style-name="T4">
At Sivershchyna and Slobozhanschyna directions Russian army shelled Kucherivka, Bilopillya, V...</text:span>
</text:h>
      <text:p text:style-name="P4">
Authors: liveuamap (Language: en)</text:p>
      <text:p text:style-name="P4">
Time: 2023-03-29T04:33:00</text:p>
      <text:p text:style-name="P4">
Location: Vovchansk (Latitude:50.04193 Longtitude:37.8721)</text:p>
      <text:p text:style-name="P4">
Videos: []</text:p>
      <text:p text:style-name="P4">
Images: []</text:p>
      <text:p text:style-name="P4">
Tags: ["Russia"]</text:p>
      <text:p text:style-name="P4">
ID: 22551754</text:p>
      <!--METADATA-->
      <text:p text:style-name="P4">
At Sivershchyna and Slobozhanschyna directions Russian army shelledKucherivka, Bilopillya, Volfyne of Sumy region, also Tymofiyivka, ChervonaZorya, Veterynarne, Strilecha, Hlyboke, Krasne, Starytsya, Ohirtseve,Komisarove, Ustynivka, Vilkhuvatka and Stroyivka of Kharkiv region, - GeneralStaff of Armed Forces of Ukraine says in the morning report</text:p>
      <text:p text:style-name="P4">
News Collection Link: <text:a xlink:type="simple" xlink:href="https://liveuamap.com/en/2023/29-march-at-sivershchyna-and-slobozhanschyna-directions-russian" text:style-name="Internet_20_link" text:visited-style-name="Visited_20_Internet_20_Link">
https://liveuamap.com/en/2023/29-march-at-sivershchyna-and-slobozhanschyna-directions-russian</text:a>
</text:p>
      <text:p text:style-name="P4">
Source: <text:a xlink:type="simple" xlink:href="https://t.me/lumsrc/4361" text:style-name="Internet_20_link" text:visited-style-name="Visited_20_Internet_20_Link">
https://t.me/lumsrc/4361</text:a>
</text:p>
      <!--NEWS-->
      <text:h text:style-name="P10" text:outline-level="1">
<text:span text:style-name="T4">
Russian forces conducting offensive actions at Lyman, Bakhmut, Avdiivka and Maryinka directio...</text:span>
</text:h>
      <text:p text:style-name="P4">
Authors: liveuamap (Language: en)</text:p>
      <text:p text:style-name="P4">
Time: 2023-03-29T04:41:57</text:p>
      <text:p text:style-name="P4">
Location: Marinka, Donetsk Oblast (Latitude:47.93992 Longtitude:37.50011)</text:p>
      <text:p text:style-name="P4">
Videos: []</text:p>
      <text:p text:style-name="P4">
Images: []</text:p>
      <text:p text:style-name="P4">
Tags: ["Russia"]</text:p>
      <text:p text:style-name="P4">
ID: 22551740</text:p>
      <!--METADATA-->
      <text:p text:style-name="P4">
Russian forces conducting offensive actions at Lyman, Bakhmut, Avdiivka andMaryinka directions. Ukrainian military repelled 57 Russian attacks. Russianforces attempting to advance near Krokhmalne, Novoselivske, Stelmakhivka,Bilohorivka, Verkhnokamyanske and Berestove, Orikhovo-Vasylivka, Bohdanivka,Ivanivske, Predtechyne and Ozaryanivka of Donetsk region, Novokalynove,Krasnohorivka, Stepove, Pervomayske and Maryinka, - General Staff of ArmedForces of Ukraine says in the morning report</text:p>
      <text:p text:style-name="P4">
News Collection Link: <text:a xlink:type="simple" xlink:href="https://liveuamap.com/en/2023/29-march-russian-forces-conducting-offensive-actions-at-lyman" text:style-name="Internet_20_link" text:visited-style-name="Visited_20_Internet_20_Link">
https://liveuamap.com/en/2023/29-march-russian-forces-conducting-offensive-actions-at-lyman</text:a>
</text:p>
      <text:p text:style-name="P4">
Source: <text:a xlink:type="simple" xlink:href="https://t.me/lumsrc/4367" text:style-name="Internet_20_link" text:visited-style-name="Visited_20_Internet_20_Link">
https://t.me/lumsrc/4367</text:a>
</text:p>
      <!--NEWS-->
      <text:h text:style-name="P10" text:outline-level="1">
<text:span text:style-name="T4">
Kherson, Khersonska Oblast(11:39). Red Alert: aerial threat. Sirens sounding. Take cover now!</text:span>
</text:h>
      <text:p text:style-name="P4">
Authors: liveuamap (Language: en)</text:p>
      <text:p text:style-name="P4">
Time: 2023-03-29T05:41:00</text:p>
      <text:p text:style-name="P4">
Location: Kherson (Latitude:46.65581000 Longtitude:32.61780000)</text:p>
      <text:p text:style-name="P4">
Videos: []</text:p>
      <text:p text:style-name="P4">
Images: []</text:p>
      <text:p text:style-name="P4">
Tags: ["Europe", "Central and Eastern Europe"]</text:p>
      <text:p text:style-name="P4">
ID: 22551771</text:p>
      <!--METADATA-->
      <text:p text:style-name="P4">
Kherson, Khersonska Oblast(11:39). Red Alert: aerial threat. Sirens sounding.Take cover now!</text:p>
      <text:p text:style-name="P4">
News Collection Link: <text:a xlink:type="simple" xlink:href="https://liveuamap.com/en/2023/29-march-kherson-khersonska-oblast1139-red-alg" text:style-name="Internet_20_link" text:visited-style-name="Visited_20_Internet_20_Link">
https://liveuamap.com/en/2023/29-march-kherson-khersonska-oblast1139-red-alg</text:a>
</text:p>
      <text:p text:style-name="P4">
Source: <text:a xlink:type="simple" xlink:href="https://t.me/air_alert_ua/42209" text:style-name="Internet_20_link" text:visited-style-name="Visited_20_Internet_20_Link">
https://t.me/air_alert_ua/42209</text:a>
</text:p>
      <!--NEWS-->
      <text:h text:style-name="P10" text:outline-level="1">
<text:span text:style-name="T4">
Kremlin says 'hybrid war' with West will last a 'long time'</text:span>
</text:h>
      <text:p text:style-name="P4">
Authors: liveuamap (Language: en)</text:p>
      <text:p text:style-name="P4">
Time: 2023-03-29T07:20:00</text:p>
      <text:p text:style-name="P4">
Location: Moskva, Moscow (Latitude:55.74992000 Longtitude:37.61839000)</text:p>
      <text:p text:style-name="P4">
Videos: []</text:p>
      <text:p text:style-name="P4">
Images: []</text:p>
      <text:p text:style-name="P4">
Tags: ["Central and Eastern Europe", "Russia"]</text:p>
      <text:p text:style-name="P4">
ID: 22551802</text:p>
      <!--METADATA-->
      <text:p text:style-name="P4">
Kremlin says 'hybrid war' with West will last a 'long time'</text:p>
      <text:p text:style-name="P4">
News Collection Link: <text:a xlink:type="simple" xlink:href="https://liveuamap.com/en/2023/29-march-kremlin-says-hybrid-war-with-west-will-last-a-long" text:style-name="Internet_20_link" text:visited-style-name="Visited_20_Internet_20_Link">
https://liveuamap.com/en/2023/29-march-kremlin-says-hybrid-war-with-west-will-last-a-long</text:a>
</text:p>
      <text:p text:style-name="P4">
Source: <text:a xlink:type="simple" xlink:href="https://twitter.com/AFP/status/1641022636493864962" text:style-name="Internet_20_link" text:visited-style-name="Visited_20_Internet_20_Link">
https://twitter.com/AFP/status/1641022636493864962</text:a>
</text:p>
      <!--NEWS-->
      <text:h text:style-name="P10" text:outline-level="1">
<text:span text:style-name="T4">
Sumska Oblast(15:57). Red Alert: aerial threat. Sirens sounding. Take cover now!</text:span>
</text:h>
      <text:p text:style-name="P4">
Authors: liveuamap (Language: en)</text:p>
      <text:p text:style-name="P4">
Time: 2023-03-29T10:00:00</text:p>
      <text:p text:style-name="P4">
Location: Sumska Oblast (Latitude:51.00000000 Longtitude:34.00000000)</text:p>
      <text:p text:style-name="P4">
Videos: []</text:p>
      <text:p text:style-name="P4">
Images: []</text:p>
      <text:p text:style-name="P4">
Tags: ["Europe", "Central and Eastern Europe"]</text:p>
      <text:p text:style-name="P4">
ID: 22551792</text:p>
      <!--METADATA-->
      <text:p text:style-name="P4">
Sumska Oblast(15:57). Red Alert: aerial threat. Sirens sounding. Take covernow!</text:p>
      <text:p text:style-name="P4">
News Collection Link: <text:a xlink:type="simple" xlink:href="https://liveuamap.com/en/2023/29-march-sumska-oblast1557-red-alert-aerial-tg" text:style-name="Internet_20_link" text:visited-style-name="Visited_20_Internet_20_Link">
https://liveuamap.com/en/2023/29-march-sumska-oblast1557-red-alert-aerial-tg</text:a>
</text:p>
      <text:p text:style-name="P4">
Source: <text:a xlink:type="simple" xlink:href="https://t.me/air_alert_ua/42213" text:style-name="Internet_20_link" text:visited-style-name="Visited_20_Internet_20_Link">
https://t.me/air_alert_ua/42213</text:a>
</text:p>
      <!--NEWS-->
      <text:h text:style-name="P10" text:outline-level="1">
<text:span text:style-name="T4">
Kharkiv, Kharkivska Oblast(16:00). Red Alert: aerial threat. Sirens sounding. Take cover now!</text:span>
</text:h>
      <text:p text:style-name="P4">
Authors: liveuamap (Language: en)</text:p>
      <text:p text:style-name="P4">
Time: 2023-03-29T10:02:00</text:p>
      <text:p text:style-name="P4">
Location: Kharkiv (Latitude:49.9797 Longtitude:36.25362)</text:p>
      <text:p text:style-name="P4">
Videos: []</text:p>
      <text:p text:style-name="P4">
Images: []</text:p>
      <text:p text:style-name="P4">
Tags: ["Europe", "Central and Eastern Europe"]</text:p>
      <text:p text:style-name="P4">
ID: 22551794</text:p>
      <!--METADATA-->
      <text:p text:style-name="P4">
Kharkiv, Kharkivska Oblast(16:00). Red Alert: aerial threat. Sirens sounding.Take cover now!</text:p>
      <text:p text:style-name="P4">
News Collection Link: <text:a xlink:type="simple" xlink:href="https://liveuamap.com/en/2023/29-march-kharkiv-kharkivska-oblast1600-red-alg" text:style-name="Internet_20_link" text:visited-style-name="Visited_20_Internet_20_Link">
https://liveuamap.com/en/2023/29-march-kharkiv-kharkivska-oblast1600-red-alg</text:a>
</text:p>
      <text:p text:style-name="P4">
Source: <text:a xlink:type="simple" xlink:href="https://t.me/air_alert_ua/42214" text:style-name="Internet_20_link" text:visited-style-name="Visited_20_Internet_20_Link">
https://t.me/air_alert_ua/42214</text:a>
</text:p>
      <!--NEWS-->
      <text:h text:style-name="P10" text:outline-level="1">
<text:span text:style-name="T4">
Poltavska Oblast(16:12). Red Alert: aerial threat. Sirens sounding. Take cover now!</text:span>
</text:h>
      <text:p text:style-name="P4">
Authors: liveuamap (Language: en)</text:p>
      <text:p text:style-name="P4">
Time: 2023-03-29T10:13:00</text:p>
      <text:p text:style-name="P4">
Location: Poltavska Oblast (Latitude:49.47705000 Longtitude:33.81866000)</text:p>
      <text:p text:style-name="P4">
Videos: []</text:p>
      <text:p text:style-name="P4">
Images: []</text:p>
      <text:p text:style-name="P4">
Tags: ["Europe", "Central and Eastern Europe"]</text:p>
      <text:p text:style-name="P4">
ID: 22551797</text:p>
      <!--METADATA-->
      <text:p text:style-name="P4">
Poltavska Oblast(16:12). Red Alert: aerial threat. Sirens sounding. Take covernow!</text:p>
      <text:p text:style-name="P4">
News Collection Link: <text:a xlink:type="simple" xlink:href="https://liveuamap.com/en/2023/29-march-poltavska-oblast1612-red-alert-aeriag" text:style-name="Internet_20_link" text:visited-style-name="Visited_20_Internet_20_Link">
https://liveuamap.com/en/2023/29-march-poltavska-oblast1612-red-alert-aeriag</text:a>
</text:p>
      <text:p text:style-name="P4">
Source: <text:a xlink:type="simple" xlink:href="https://t.me/air_alert_ua/42215" text:style-name="Internet_20_link" text:visited-style-name="Visited_20_Internet_20_Link">
https://t.me/air_alert_ua/42215</text:a>
</text:p>
      <!--NEWS-->
      <text:h text:style-name="P10" text:outline-level="1">
<text:span text:style-name="T4">
Explosions were reported in Hvardiyske in occupied Crimea</text:span>
</text:h>
      <text:p text:style-name="P4">
Authors: liveuamap (Language: en)</text:p>
      <text:p text:style-name="P4">
Time: 2023-03-29T10:50:09</text:p>
      <text:p text:style-name="P4">
Location: Hvardiyske, Crimea (Latitude:45.11642 Longtitude:33.98123)</text:p>
      <text:p text:style-name="P4">
Videos: []</text:p>
      <text:p text:style-name="P4">
Images: ["<text:a xlink:type="simple" xlink:href="https://liveuamap.com/pics/2023/03/29/22551803_0.jpg" text:style-name="Internet_20_link" text:visited-style-name="Visited_20_Internet_20_Link">
22551803_0.jpg</text:a>
"]</text:p>
      <text:p text:style-name="P4">
Tags: ["Europe", "Central and Eastern Europe"]</text:p>
      <text:p text:style-name="P4">
ID: 22551803</text:p>
      <!--METADATA-->
      <text:p text:style-name="P4">
Explosions were reported in Hvardiyske in occupied Crimea</text:p>
      <text:p text:style-name="P4">
<draw:frame draw:style-name="fr1" draw:name="Image31" text:anchor-type="as-char" svg:width="5.4625in" svg:height="10.0in" draw:z-index="0">
<draw:image xlink:href="../Images/liveuamap/2023-03-29T10-50-09/22551803_0.jpg" xlink:type="simple" xlink:show="embed" xlink:actuate="onLoad" draw:mime-type="image/jpeg"/>
</draw:frame>
</text:p>
      <text:p text:style-name="P4">
News Collection Link: <text:a xlink:type="simple" xlink:href="https://liveuamap.com/en/2023/29-march-explosions-were-reported-in-hvardiyske-in-occupied" text:style-name="Internet_20_link" text:visited-style-name="Visited_20_Internet_20_Link">
https://liveuamap.com/en/2023/29-march-explosions-were-reported-in-hvardiyske-in-occupied</text:a>
</text:p>
      <text:p text:style-name="P4">
Source: <text:a xlink:type="simple" xlink:href="https://t.me/Tsaplienko/28871" text:style-name="Internet_20_link" text:visited-style-name="Visited_20_Internet_20_Link">
https://t.me/Tsaplienko/28871</text:a>
</text:p>
      <!--NEWS-->
      <text:h text:style-name="P10" text:outline-level="1">
<text:span text:style-name="T4">
2 person killed, 2 more wounded as result of landmine explosion in Izyum district of Kharkiv ...</text:span>
</text:h>
      <text:p text:style-name="P4">
Authors: liveuamap (Language: en)</text:p>
      <text:p text:style-name="P4">
Time: 2023-03-29T10:58:13</text:p>
      <text:p text:style-name="P4">
Location: Kharkiv (Latitude:48.93028 Longtitude:37.05397)</text:p>
      <text:p text:style-name="P4">
Videos: []</text:p>
      <text:p text:style-name="P4">
Images: []</text:p>
      <text:p text:style-name="P4">
Tags: ["Europe", "Central and Eastern Europe"]</text:p>
      <text:p text:style-name="P4">
ID: 22551804</text:p>
      <!--METADATA-->
      <text:p text:style-name="P4">
2 person killed, 2 more wounded as result of landmine explosion in Izyumdistrict of Kharkiv region</text:p>
      <text:p text:style-name="P4">
News Collection Link: <text:a xlink:type="simple" xlink:href="https://liveuamap.com/en/2023/29-march-2-person-killed-2-more-wounded-as-result-of-landmine" text:style-name="Internet_20_link" text:visited-style-name="Visited_20_Internet_20_Link">
https://liveuamap.com/en/2023/29-march-2-person-killed-2-more-wounded-as-result-of-landmine</text:a>
</text:p>
      <text:p text:style-name="P4">
Source: <text:a xlink:type="simple" xlink:href="https://twitter.com/UKRINFORM/status/1641084634220974082" text:style-name="Internet_20_link" text:visited-style-name="Visited_20_Internet_20_Link">
https://twitter.com/UKRINFORM/status/1641084634220974082</text:a>
</text:p>
      <!--NEWS-->
      <text:h text:style-name="P10" text:outline-level="1">
<text:span text:style-name="T4">
Kharkiv, Kharkivska Oblast, Dnipro, Dnipropetrovska Oblast(17:07). Red Alert: aerial threat. ...</text:span>
</text:h>
      <text:p text:style-name="P4">
Authors: liveuamap (Language: en)</text:p>
      <text:p text:style-name="P4">
Time: 2023-03-29T11:07:00</text:p>
      <text:p text:style-name="P4">
Location: Kharkiv (Latitude:49.98161 Longtitude:36.25268)</text:p>
      <text:p text:style-name="P4">
Videos: []</text:p>
      <text:p text:style-name="P4">
Images: []</text:p>
      <text:p text:style-name="P4">
Tags: ["Europe", "Central and Eastern Europe"]</text:p>
      <text:p text:style-name="P4">
ID: 22551807</text:p>
      <!--METADATA-->
      <text:p text:style-name="P4">
Kharkiv, Kharkivska Oblast, Dnipro, Dnipropetrovska Oblast(17:07). Red Alert:aerial threat. Sirens sounding. Take cover now!</text:p>
      <text:p text:style-name="P4">
News Collection Link: <text:a xlink:type="simple" xlink:href="https://liveuamap.com/en/2023/29-march-kharkiv-kharkivska-oblast-dnipro-dnig" text:style-name="Internet_20_link" text:visited-style-name="Visited_20_Internet_20_Link">
https://liveuamap.com/en/2023/29-march-kharkiv-kharkivska-oblast-dnipro-dnig</text:a>
</text:p>
      <text:p text:style-name="P4">
Source: <text:a xlink:type="simple" xlink:href="https://t.me/air_alert_ua/42220" text:style-name="Internet_20_link" text:visited-style-name="Visited_20_Internet_20_Link">
https://t.me/air_alert_ua/42220</text:a>
</text:p>
      <!--NEWS-->
      <text:h text:style-name="P10" text:outline-level="1">
<text:span text:style-name="T4">
Donetsk Oblast(17:09). Red Alert: aerial threat. Sirens sounding. Take cover now!</text:span>
</text:h>
      <text:p text:style-name="P4">
Authors: liveuamap (Language: en)</text:p>
      <text:p text:style-name="P4">
Time: 2023-03-29T11:12:00</text:p>
      <text:p text:style-name="P4">
Location: Donetsk Oblast (Latitude:48.72658 Longtitude:37.57806)</text:p>
      <text:p text:style-name="P4">
Videos: []</text:p>
      <text:p text:style-name="P4">
Images: []</text:p>
      <text:p text:style-name="P4">
Tags: ["Europe", "Central and Eastern Europe"]</text:p>
      <text:p text:style-name="P4">
ID: 22551808</text:p>
      <!--METADATA-->
      <text:p text:style-name="P4">
Donetsk Oblast(17:09). Red Alert: aerial threat. Sirens sounding. Take covernow!</text:p>
      <text:p text:style-name="P4">
News Collection Link: <text:a xlink:type="simple" xlink:href="https://liveuamap.com/en/2023/29-march-donetsk-oblast1709-red-alert-aerial-g" text:style-name="Internet_20_link" text:visited-style-name="Visited_20_Internet_20_Link">
https://liveuamap.com/en/2023/29-march-donetsk-oblast1709-red-alert-aerial-g</text:a>
</text:p>
      <text:p text:style-name="P4">
Source: <text:a xlink:type="simple" xlink:href="https://t.me/air_alert_ua/42221" text:style-name="Internet_20_link" text:visited-style-name="Visited_20_Internet_20_Link">
https://t.me/air_alert_ua/42221</text:a>
</text:p>
      <!--NEWS-->
      <text:h text:style-name="P10" text:outline-level="1">
<text:span text:style-name="T4">
Representative of occupational authorities in Crimea says drone was shot down in Simferopol d...</text:span>
</text:h>
      <text:p text:style-name="P4">
Authors: liveuamap (Language: en)</text:p>
      <text:p text:style-name="P4">
Time: 2023-03-29T11:23:50</text:p>
      <text:p text:style-name="P4">
Location: Hvardiyske, Crimea (Latitude:45.11665 Longtitude:34.00166)</text:p>
      <text:p text:style-name="P4">
Videos: []</text:p>
      <text:p text:style-name="P4">
Images: []</text:p>
      <text:p text:style-name="P4">
Tags: []</text:p>
      <text:p text:style-name="P4">
ID: 22551813</text:p>
      <!--METADATA-->
      <text:p text:style-name="P4">
Representative of occupational authorities in Crimea says drone was shot downin Simferopol district, crashed in the field</text:p>
      <text:p text:style-name="P4">
News Collection Link: <text:a xlink:type="simple" xlink:href="https://liveuamap.com/en/2023/29-march-representative-of-occupational-authorities-in-crimea" text:style-name="Internet_20_link" text:visited-style-name="Visited_20_Internet_20_Link">
https://liveuamap.com/en/2023/29-march-representative-of-occupational-authorities-in-crimea</text:a>
</text:p>
      <text:p text:style-name="P4">
Source: <text:a xlink:type="simple" xlink:href="https://t.me/rusbrief/104639" text:style-name="Internet_20_link" text:visited-style-name="Visited_20_Internet_20_Link">
https://t.me/rusbrief/104639</text:a>
</text:p>
      <!--NEWS-->
      <text:h text:style-name="P10" text:outline-level="1">
<text:span text:style-name="T4">
Several explosions reported in Oleshky</text:span>
</text:h>
      <text:p text:style-name="P4">
Authors: liveuamap (Language: en)</text:p>
      <text:p text:style-name="P4">
Time: 2023-03-29T11:54:42</text:p>
      <text:p text:style-name="P4">
Location: Kherson (Latitude:46.61934 Longtitude:32.70741)</text:p>
      <text:p text:style-name="P4">
Videos: []</text:p>
      <text:p text:style-name="P4">
Images: []</text:p>
      <text:p text:style-name="P4">
Tags: []</text:p>
      <text:p text:style-name="P4">
ID: 22551816</text:p>
      <!--METADATA-->
      <text:p text:style-name="P4">
Several explosions reported in Oleshky</text:p>
      <text:p text:style-name="P4">
News Collection Link: <text:a xlink:type="simple" xlink:href="https://liveuamap.com/en/2023/29-march-several-explosions-reported-in-oleshky-" text:style-name="Internet_20_link" text:visited-style-name="Visited_20_Internet_20_Link">
https://liveuamap.com/en/2023/29-march-several-explosions-reported-in-oleshky-</text:a>
</text:p>
      <text:p text:style-name="P4">
Source: <text:a xlink:type="simple" xlink:href="https://t.me/hueviyherson/37233" text:style-name="Internet_20_link" text:visited-style-name="Visited_20_Internet_20_Link">
https://t.me/hueviyherson/37233</text:a>
</text:p>
      <!--NEWS-->
      <text:h text:style-name="P10" text:outline-level="1">
<text:span text:style-name="T4">
Destruction in Avdiivka after Russian aerial strike</text:span>
</text:h>
      <text:p text:style-name="P4">
Authors: liveuamap (Language: en)</text:p>
      <text:p text:style-name="P4">
Time: 2023-03-29T13:58:00</text:p>
      <text:p text:style-name="P4">
Location: Donetsk Oblast (Latitude:48.13253 Longtitude:37.76018)</text:p>
      <text:p text:style-name="P4">
Videos: []</text:p>
      <text:p text:style-name="P4">
Images: ["<text:a xlink:type="simple" xlink:href="https://liveuamap.com/pics/2023/03/29/22551871_0.jpg" text:style-name="Internet_20_link" text:visited-style-name="Visited_20_Internet_20_Link">
22551871_0.jpg</text:a>
", "<text:a xlink:type="simple" xlink:href="https://liveuamap.com/pics/2023/03/29/22551871_1.jpg" text:style-name="Internet_20_link" text:visited-style-name="Visited_20_Internet_20_Link">
22551871_1.jpg</text:a>
", "<text:a xlink:type="simple" xlink:href="https://liveuamap.com/pics/2023/03/29/22551871_2.jpg" text:style-name="Internet_20_link" text:visited-style-name="Visited_20_Internet_20_Link">
22551871_2.jpg</text:a>
"]</text:p>
      <text:p text:style-name="P4">
Tags: ["Minsk Monitor", "Europe"]</text:p>
      <text:p text:style-name="P4">
ID: 22551871</text:p>
      <!--METADATA-->
      <text:p text:style-name="P4">
Destruction in Avdiivka after Russian aerial strike</text:p>
      <text:p text:style-name="P4">
<draw:frame draw:style-name="fr1" draw:name="Image32" text:anchor-type="as-char" svg:width="6.9236in" svg:height="9.231467in" draw:z-index="0">
<draw:image xlink:href="../Images/liveuamap/2023-03-29T13-58-00/22551871_0.jpg" xlink:type="simple" xlink:show="embed" xlink:actuate="onLoad" draw:mime-type="image/jpeg"/>
</draw:frame>
<draw:frame draw:style-name="fr1" draw:name="Image33" text:anchor-type="as-char" svg:width="6.9236in" svg:height="5.1927in" draw:z-index="0">
<draw:image xlink:href="../Images/liveuamap/2023-03-29T13-58-00/22551871_1.jpg" xlink:type="simple" xlink:show="embed" xlink:actuate="onLoad" draw:mime-type="image/jpeg"/>
</draw:frame>
<draw:frame draw:style-name="fr1" draw:name="Image34" text:anchor-type="as-char" svg:width="6.9236in" svg:height="5.1927in" draw:z-index="0">
<draw:image xlink:href="../Images/liveuamap/2023-03-29T13-58-00/22551871_2.jpg" xlink:type="simple" xlink:show="embed" xlink:actuate="onLoad" draw:mime-type="image/jpeg"/>
</draw:frame>
</text:p>
      <text:p text:style-name="P4">
News Collection Link: <text:a xlink:type="simple" xlink:href="https://liveuamap.com/en/2023/29-march-destruction-in-avdiivka-after-russian-aerial-strike" text:style-name="Internet_20_link" text:visited-style-name="Visited_20_Internet_20_Link">
https://liveuamap.com/en/2023/29-march-destruction-in-avdiivka-after-russian-aerial-strike</text:a>
</text:p>
      <text:p text:style-name="P4">
Source: <text:a xlink:type="simple" xlink:href="https://t.me/ermaka2022/2323" text:style-name="Internet_20_link" text:visited-style-name="Visited_20_Internet_20_Link">
https://t.me/ermaka2022/2323</text:a>
</text:p>
      <!--NEWS-->
      <text:h text:style-name="P10" text:outline-level="1">
<text:span text:style-name="T4">
IAEA chief Grossi visited occupied Zaporizhzhia nuclear plant</text:span>
</text:h>
      <text:p text:style-name="P4">
Authors: liveuamap (Language: en)</text:p>
      <text:p text:style-name="P4">
Time: 2023-03-29T14:01:04</text:p>
      <text:p text:style-name="P4">
Location: Enerhodar,Zaporiz'ka oblast (Latitude:47.51198 Longtitude:34.58548)</text:p>
      <text:p text:style-name="P4">
Videos: []</text:p>
      <text:p text:style-name="P4">
Images: []</text:p>
      <text:p text:style-name="P4">
Tags: ["Europe", "Central and Eastern Europe"]</text:p>
      <text:p text:style-name="P4">
ID: 22551870</text:p>
      <!--METADATA-->
      <text:p text:style-name="P4">
IAEA chief Grossi visited occupied Zaporizhzhia nuclear plant</text:p>
      <text:p text:style-name="P4">
News Collection Link: <text:a xlink:type="simple" xlink:href="https://liveuamap.com/en/2023/29-march-iaea-chief-grossi-visited-occupied-zaporizhzhia" text:style-name="Internet_20_link" text:visited-style-name="Visited_20_Internet_20_Link">
https://liveuamap.com/en/2023/29-march-iaea-chief-grossi-visited-occupied-zaporizhzhia</text:a>
</text:p>
      <text:p text:style-name="P4">
Source: <text:a xlink:type="simple" xlink:href="https://t.me/zvezdanews/113885" text:style-name="Internet_20_link" text:visited-style-name="Visited_20_Internet_20_Link">
https://t.me/zvezdanews/113885</text:a>
</text:p>
      <!--NEWS-->
      <text:h text:style-name="P10" text:outline-level="1">
<text:span text:style-name="T4">
У Європарламенті показали українську документальну стрічку «Своє»</text:span>
</text:h>
      <text:p text:style-name="P4">
Author: ['АРМІЯINFORM']</text:p>
      <text:p text:style-name="P4">
Time: 2023-03-29T27:00:00-04:00</text:p>
      <text:p text:style-name="P4">
Description: У приміщенні Європейського парламенту у Брюсселі відбувся показ документальної стріч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80013331-573.jpg" text:style-name="Internet_20_link" text:visited-style-name="Visited_20_Internet_20_Link">
630_360_1680013331-573.jpg</text:a>
', '<text:a xlink:type="simple" xlink:href="https://armyinform.com.ua/wp-content/uploads/2023/03/1680013349-551-150x150.jpg" text:style-name="Internet_20_link" text:visited-style-name="Visited_20_Internet_20_Link">
1680013349-551-150x150.jpg</text:a>
', '<text:a xlink:type="simple" xlink:href="https://armyinform.com.ua/wp-content/uploads/2023/03/1680013348-610-150x150.jpg" text:style-name="Internet_20_link" text:visited-style-name="Visited_20_Internet_20_Link">
1680013348-610-150x150.jpg</text:a>
', '<text:a xlink:type="simple" xlink:href="https://armyinform.com.ua/wp-content/uploads/2023/03/1680013349-463-150x150.jpg" text:style-name="Internet_20_link" text:visited-style-name="Visited_20_Internet_20_Link">
1680013349-463-150x150.jpg</text:a>
']</text:p>
      <text:p text:style-name="P4">
Tags: ['ЄВРОПАРЛАМЕНТ', 'КОРОЛІВСТВО БЕЛЬГІЯ', 'ФІЛЬМ СВОЄ']</text:p>
      <text:p text:style-name="P4">
Category: News</text:p>
      <!--METADATA-->
      <text:p text:style-name="P4">
<draw:frame draw:style-name="fr1" draw:name="Image35" text:anchor-type="as-char" svg:width="6.9236in" svg:height="3.956343in" draw:z-index="0">
<draw:image xlink:href="../Images/AРМІЯINFORM/2023-03-29T27-00-00-04-00/630_360_1680013331-573.jpg" xlink:type="simple" xlink:show="embed" xlink:actuate="onLoad" draw:mime-type="image/jpeg"/>
</draw:frame>
</text:p>
      <text:p text:style-name="P4">
У приміщенні Європейського парламенту у Брюсселі відбувся показ документальноїстрічки «Своє» українського режисера Мирослава Луцика про повномасштабнуросійську війну проти України.</text:p>
      <text:p text:style-name="P4">
Про це у Фейсбуці повідомило Посольство України в Королівстві Бельгія.</text:p>
      <text:p text:style-name="P4">
«Кінофільм не тільки розповідає про злочини росії в Україні та показуєнаслідки російської агресії в містах Київської області, але й розкриваєнезламність та стійкість українського народу», — йдеться в повідомленні.</text:p>
      <text:p text:style-name="P4">
<text:a xlink:type="simple" xlink:href="https://armyinform.com.ua/wp-content/uploads/2023/03/1680013349-551.jpg" text:style-name="Internet_20_link" text:visited-style-name="Visited_20_Internet_20_Link">
<draw:frame draw:style-name="fr1" draw:name="Image36" text:anchor-type="as-char" svg:width="6.9236in" svg:height="6.9236in" draw:z-index="0">
<draw:image xlink:href="../Images/AРМІЯINFORM/2023-03-29T27-00-00-04-00/1680013349-551-150x150.jpg" xlink:type="simple" xlink:show="embed" xlink:actuate="onLoad" draw:mime-type="image/jpeg"/>
</draw:frame>
</text:a>
</text:p>
      <text:p text:style-name="P4">
<text:a xlink:type="simple" xlink:href="https://armyinform.com.ua/wp-content/uploads/2023/03/1680013348-610.jpg" text:style-name="Internet_20_link" text:visited-style-name="Visited_20_Internet_20_Link">
<draw:frame draw:style-name="fr1" draw:name="Image37" text:anchor-type="as-char" svg:width="6.9236in" svg:height="6.9236in" draw:z-index="0">
<draw:image xlink:href="../Images/AРМІЯINFORM/2023-03-29T27-00-00-04-00/1680013348-610-150x150.jpg" xlink:type="simple" xlink:show="embed" xlink:actuate="onLoad" draw:mime-type="image/jpeg"/>
</draw:frame>
</text:a>
</text:p>
      <text:p text:style-name="P4">
<text:a xlink:type="simple" xlink:href="https://armyinform.com.ua/wp-content/uploads/2023/03/1680013349-463.jpg" text:style-name="Internet_20_link" text:visited-style-name="Visited_20_Internet_20_Link">
<draw:frame draw:style-name="fr1" draw:name="Image38" text:anchor-type="as-char" svg:width="6.9236in" svg:height="6.9236in" draw:z-index="0">
<draw:image xlink:href="../Images/AРМІЯINFORM/2023-03-29T27-00-00-04-00/1680013349-463-150x150.jpg" xlink:type="simple" xlink:show="embed" xlink:actuate="onLoad" draw:mime-type="image/jpeg"/>
</draw:frame>
</text:a>
</text:p>
      <text:p text:style-name="P4">
Також зазначається, що після перегляду кінострічки гості заходу малиможливість ознайомитися з фотовиставкою Олександра Барона «Різна Україна», якабула зроблена в січні 2023 року. Фотороботи митця демонструють жахіття табіль, які принесла українському народові російська війна.</text:p>
      <text:p text:style-name="P4">
«Висловлюємо щиру вдячність за проведення заходу Посольству Болгарії вБельгії, українському режисеру <text:a xlink:type="simple" xlink:href="https://www.facebook.com/skytanya" text:style-name="Internet_20_link" text:visited-style-name="Visited_20_Internet_20_Link">
TetianaStaneva</text:a>
,всьому колективу <text:a xlink:type="simple" xlink:href="https://www.facebook.com/okofilmfest/" text:style-name="Internet_20_link" text:visited-style-name="Visited_20_Internet_20_Link">
ОКО — International Ethnographic FilmFestival</text:a>
,євродепутату Радану Канєву, а також Сільвії Атіповій та Івайлу Тошеву», —йдеться в повідомленні.</text:p>
      <text:p text:style-name="P4">
Source: <text:a xlink:type="simple" xlink:href="https://armyinform.com.ua/2023/03/29/u-yevroparlamenti-pokazaly-ukrayinsku-dokumentalnu-strichku-svoye/" text:style-name="Internet_20_link" text:visited-style-name="Visited_20_Internet_20_Link">
https://armyinform.com.ua/2023/03/29/u-yevroparlamenti-pokazaly-ukrayinsku-dokumentalnu-strichku-svoye/</text:a>
</text:p>
      <!--NEWS-->
      <text:h text:style-name="P10" text:outline-level="1">
<text:span text:style-name="T4">
За відмову підписати контракт військових рф відправлятимуть на війну в Україну — перехоплення ГУР</text:span>
</text:h>
      <text:p text:style-name="P4">
Author: ['АРМІЯINFORM']</text:p>
      <text:p text:style-name="P4">
Time: 2023-03-29T28:00:00-04:00</text:p>
      <text:p text:style-name="P4">
Description: Двоє цивільних громадян рф (ймовірно з Бєлгорода) обговорюють спільного знайо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ГУР', 'ГУР МО УКРАЇНИ', 'ГУР ПЕРЕХОПЛЕННЯ']</text:p>
      <text:p text:style-name="P4">
Category: News</text:p>
      <!--METADATA-->
      <text:p text:style-name="P4">
<draw:frame draw:style-name="fr1" draw:name="Image39" text:anchor-type="as-char" svg:width="6.9236in" svg:height="3.894525in" draw:z-index="0">
<draw:image xlink:href="../Images/AРМІЯINFORM/2023-03-29T28-00-00-04-00/337531944_232614265847457_8544501692430122370_n.jpg" xlink:type="simple" xlink:show="embed" xlink:actuate="onLoad" draw:mime-type="image/jpeg"/>
</draw:frame>
</text:p>
      <text:p text:style-name="P4">
Двоє цивільних громадян рф (ймовірно з Бєлгорода) обговорюють спільногознайомого, якому довелося повторно підписати контракт через тиск зі стороникомандування військової частини, яке погрожувало обов’язковою мобілізацією уразі його відмови, з подальшим залученням до ведення збройної агресії протиУкраїни.</text:p>
      <text:p text:style-name="P4">
За кожен воєнний злочин, здійснений проти України, буде справедлива відплата.</text:p>
      <text:p text:style-name="P4">
Source: <text:a xlink:type="simple" xlink:href="https://armyinform.com.ua/2023/03/29/za-vidmovu-pidpysaty-kontrakt-vijskovyh-rf-vidpravlyatymut-na-vijnu-v-ukrayinu-perehoplennya-gur/" text:style-name="Internet_20_link" text:visited-style-name="Visited_20_Internet_20_Link">
https://armyinform.com.ua/2023/03/29/za-vidmovu-pidpysaty-kontrakt-vijskovyh-rf-vidpravlyatymut-na-vijnu-v-ukrayinu-perehoplennya-gur/</text:a>
</text:p>
      <!--NEWS-->
      <text:h text:style-name="P10" text:outline-level="1">
<text:span text:style-name="T4">
Українські захисники показали, як вдосконалюють навички володіння стрілецькою зброєю</text:span>
</text:h>
      <text:p text:style-name="P4">
Author: ['АРМІЯINFORM']</text:p>
      <text:p text:style-name="P4">
Time: 2023-03-29T29:00:00-04:00</text:p>
      <text:p text:style-name="P4">
Description: Відео оприлюднило Командування Сухопутних військ ЗС України на своїй сторінці у Фейсбу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276432_551921413677621_5205544850314937982_n.jpg" text:style-name="Internet_20_link" text:visited-style-name="Visited_20_Internet_20_Link">
337276432_551921413677621_5205544850314937982_n.jpg</text:a>
']</text:p>
      <text:p text:style-name="P4">
Tags: ['БОЙОВА ПІДГОТОВКА', 'КОМАНДУВАННЯ СУХОПУТНИХ ВІЙСЬК ЗСУ']</text:p>
      <text:p text:style-name="P4">
Category: News</text:p>
      <!--METADATA-->
      <text:p text:style-name="P4">
<draw:frame draw:style-name="fr1" draw:name="Image40" text:anchor-type="as-char" svg:width="6.9236in" svg:height="4.615733in" draw:z-index="0">
<draw:image xlink:href="../Images/AРМІЯINFORM/2023-03-29T29-00-00-04-00/337276432_551921413677621_5205544850314937982_n.jpg" xlink:type="simple" xlink:show="embed" xlink:actuate="onLoad" draw:mime-type="image/jpeg"/>
</draw:frame>
Ілюстративне фото</text:p>
      <text:p text:style-name="P4">
Відео<text:a xlink:type="simple" xlink:href="https://www.facebook.com/UALandForces/posts/pfbid0V42ap6JRSrPhrd4txMc1TMHRMgPCiAzEUv7tv3okasnmfEPmCHPH7if4ofZwEAYml" text:style-name="Internet_20_link" text:visited-style-name="Visited_20_Internet_20_Link">
оприлюднило</text:a>
Командування Сухопутних військ ЗС України на своїй сторінці у Фейсбуку.</text:p>
      <text:p text:style-name="P4">
«Стрілецька підготовка — базовий елемент навчання військовослужбовців», —йдеться в повідомленні.</text:p>
      <text:p text:style-name="P4">
Source: <text:a xlink:type="simple" xlink:href="https://armyinform.com.ua/2023/03/29/ukrayinski-zahysnyky-pokazaly-yak-vdoskonalyuyut-navychky-volodinnya-strileczkoyu-zbroyeyu/" text:style-name="Internet_20_link" text:visited-style-name="Visited_20_Internet_20_Link">
https://armyinform.com.ua/2023/03/29/ukrayinski-zahysnyky-pokazaly-yak-vdoskonalyuyut-navychky-volodinnya-strileczkoyu-zbroyeyu/</text:a>
</text:p>
      <!--NEWS-->
      <text:h text:style-name="P10" text:outline-level="1">
<text:span text:style-name="T4">
Сили оборони України знищили схованку «вагнерівців» у Бахмуті</text:span>
</text:h>
      <text:p text:style-name="P4">
Author: ['АРМІЯINFORM']</text:p>
      <text:p text:style-name="P4">
Time: 2023-03-29T30:00:00-04:00</text:p>
      <text:p text:style-name="P4">
Description: Прикордонники Луганського загону пострілами з ручних гранатометів знищили будівлю, з я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text:p>
      <text:p text:style-name="P4">
Category: News</text:p>
      <!--METADATA-->
      <text:p text:style-name="P4">
Прикордонники Луганського загону пострілами з ручних гранатометів знищилибудівлю, з якої ворог вів прицільний вогонь, в одному з кварталів Бахмута,<text:a xlink:type="simple" xlink:href="https://www.facebook.com/watch/" text:style-name="Internet_20_link" text:visited-style-name="Visited_20_Internet_20_Link">
інформує</text:a>
 Центрстратегічних комунікацій та інформаційної безпеки.</text:p>
      <text:p text:style-name="P4">
Source: <text:a xlink:type="simple" xlink:href="https://armyinform.com.ua/2023/03/29/ukrayinski-zahysnyky-znyshhyly-shovanku-vagnerivcziv-v-bahmuti/" text:style-name="Internet_20_link" text:visited-style-name="Visited_20_Internet_20_Link">
https://armyinform.com.ua/2023/03/29/ukrayinski-zahysnyky-znyshhyly-shovanku-vagnerivcziv-v-bahmuti/</text:a>
</text:p>
      <!--NEWS-->
      <text:h text:style-name="P10" text:outline-level="1">
<text:span text:style-name="T4">
Укрзалізниця запускає додаткові потяги до Великодня</text:span>
</text:h>
      <text:p text:style-name="P4">
Author: ['АРМІЯINFORM']</text:p>
      <text:p text:style-name="P4">
Time: 2023-03-29T31:00:00-04:00</text:p>
      <text:p text:style-name="P4">
Description: АТ «Укрзалізниця» запроваджує курсування із Києва низки додаткових поїздів до Великод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2/ukrzaliznyczya.jpg" text:style-name="Internet_20_link" text:visited-style-name="Visited_20_Internet_20_Link">
ukrzaliznyczya.jpg</text:a>
']</text:p>
      <text:p text:style-name="P4">
Tags: ['ПОЇЗДИ ДО ВЕЛИКОДНЯ', 'УКРЗАЛІЗНИЦЯ']</text:p>
      <text:p text:style-name="P4">
Category: News</text:p>
      <!--METADATA-->
      <text:p text:style-name="P4">
<draw:frame draw:style-name="fr1" draw:name="Image41" text:anchor-type="as-char" svg:width="6.9236in" svg:height="3.896998in" draw:z-index="0">
<draw:image xlink:href="../Images/AРМІЯINFORM/2023-03-29T31-00-00-04-00/ukrzaliznyczya.jpg" xlink:type="simple" xlink:show="embed" xlink:actuate="onLoad" draw:mime-type="image/jpeg"/>
</draw:frame>
</text:p>
      <text:p text:style-name="P4">
АТ «Укрзалізниця» запроваджує курсування із Києва низки додаткових поїздів доВеликодня. Про це <text:a xlink:type="simple" xlink:href="https://t.me/UkrzalInfo/4254" text:style-name="Internet_20_link" text:visited-style-name="Visited_20_Internet_20_Link">
повідомляє</text:a>
 пресслужба УЗ уТелеграмі.</text:p>
      <text:p text:style-name="P4">
«Плануємо додаткові поїзди до Великодня. Для зручних подорожей наших пасажирівзапроваджуємо курсування низки додаткових поїздів на вихідні з Києва», —йдеться в повідомленні.</text:p>
      <text:p text:style-name="P4">
Зазначається, що запроваджуються додаткові рейси на вихідні з столиці:</text:p>
      <text:p text:style-name="P4">
до Одеси та зворотно поїзд № 115/116 вирушить 2, 9, 15 та 17 квітня.Відправлення з Києва о 07:19, з Одеси о 10:23;</text:p>
      <text:p text:style-name="P4">
до Львова та зворотно поїзд № 191/192 здійснить рейси 1, 2, 9, 15 та 17квітня. Відправлення з Києва о 07:47, зі Львова об 11:40;</text:p>
      <text:p text:style-name="P4">
до Кривого Рогу та зворотно поїзд № 175/176 вирушить 2, 9 та 15 квітня.Відправлення з Києва о 06:18, з Кривого Рогу о 11:57;</text:p>
      <text:p text:style-name="P4">
до Дніпра та зворотно поїзд № 179/180 здійснить рейси 2, 9 та 15 квітня.Відправлення з Києва о 07:34, з Дніпра об 11:00;</text:p>
      <text:p text:style-name="P4">
до Ковеля та зворотно поїзд № 197/198 вирушить 15 та 17 квітня. Відправлення зКиєва о 06:27, з Ковеля об 11:45;</text:p>
      <text:p text:style-name="P4">
до Харкова та зворотно поїзд № 163/164 здійснить рейс 2 травня. Відправлення зКиєва о 08:01, з Харкова об 11:27.</text:p>
      <text:p text:style-name="P4">
Також поїзд № 167/168 сполучить Львів з Одесою та навпаки 1, 2, 9, 15, 17квітня. Відправлення зі Львова о 08:50, з Одеси о 10:14.</text:p>
      <text:p text:style-name="P4">
Повідомляється, що квитки вже доступні онлайн: у застосунку Укрзалізниці, учат-боті та на сайті, а також у касах вокзалів.</text:p>
      <text:p text:style-name="P4">
Нагадаємо, із 25 березня набрали чинності зміни до Правил перевезенняпасажирів, багажу, вантажобагажу та пошти залізничним транспортом України.Вони дозволяють АТ «Укрзалізниця» повернути пасажиру повну вартість квиткапісля відправлення потяга.</text:p>
      <text:p text:style-name="P4">
Source: <text:a xlink:type="simple" xlink:href="https://armyinform.com.ua/2023/03/29/ukrzaliznyczya-zapuskaye-dodatkovi-potyagy-do-velykodnya/" text:style-name="Internet_20_link" text:visited-style-name="Visited_20_Internet_20_Link">
https://armyinform.com.ua/2023/03/29/ukrzaliznyczya-zapuskaye-dodatkovi-potyagy-do-velykodnya/</text:a>
</text:p>
      <!--NEWS-->
      <text:h text:style-name="P10" text:outline-level="1">
<text:span text:style-name="T4">
Опубліковано мапу таборів, куди окупанти депортують маленьких українців</text:span>
</text:h>
      <text:p text:style-name="P4">
Author: ['АРМІЯINFORM']</text:p>
      <text:p text:style-name="P4">
Time: 2023-03-29T32:00:00-04:00</text:p>
      <text:p text:style-name="P4">
Description: На основі даних з відкритих джерел створено мапу таборів, куди окупанти депорт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okupanty-zalyakuyut-lyudej.jpg" text:style-name="Internet_20_link" text:visited-style-name="Visited_20_Internet_20_Link">
okupanty-zalyakuyut-lyudej.jpg</text:a>
']</text:p>
      <text:p text:style-name="P4">
Tags: []</text:p>
      <text:p text:style-name="P4">
Category: News</text:p>
      <!--METADATA-->
      <text:p text:style-name="P4">
<draw:frame draw:style-name="fr1" draw:name="Image42" text:anchor-type="as-char" svg:width="6.9236in" svg:height="4.615733in" draw:z-index="0">
<draw:image xlink:href="../Images/AРМІЯINFORM/2023-03-29T32-00-00-04-00/okupanty-zalyakuyut-lyudej.jpg" xlink:type="simple" xlink:show="embed" xlink:actuate="onLoad" draw:mime-type="image/jpeg"/>
</draw:frame>
</text:p>
      <text:p text:style-name="P4">
На основі даних з відкритих джерел створено мапу таборів, куди окупантидепортують маленьких українців. Усього на ній — 45 дитячих таборів і 12мілітарних,<text:a xlink:type="simple" xlink:href="https://www.facebook.com/photo/" text:style-name="Internet_20_link" text:visited-style-name="Visited_20_Internet_20_Link">
повідомляє</text:a>
Центр стратегічних комунікацій та інформаційної безпеки.</text:p>
      <text:p text:style-name="P4">
До російських таборів потрапляють:</text:p>
      <ul>
        <li>
сироти (при чому батьків деяких з них вбили самі ж росіяни);  * діти з інтернатів, які мають родичів в Україні, але їх все одно примусово вивозять;  * діти батьків, які не пройшли фільтрацію та перебувають у російських катівнях.</li>
      </ul>
      <text:p text:style-name="P4">
Зафіксовано випадки, коли дітей вивозили до центрів мілітарної підготовки на«перевиховання» — саме так в Чечню потрапили підлітки з Донецької таЛуганської областей.</text:p>
      <text:p text:style-name="P4">
Source: <text:a xlink:type="simple" xlink:href="https://armyinform.com.ua/2023/03/29/opublikovano-mapu-taboriv-kudy-okupanty-deportuyut-malenkyh-ukrayincziv/" text:style-name="Internet_20_link" text:visited-style-name="Visited_20_Internet_20_Link">
https://armyinform.com.ua/2023/03/29/opublikovano-mapu-taboriv-kudy-okupanty-deportuyut-malenkyh-ukrayincziv/</text:a>
</text:p>
      <!--NEWS-->
      <text:h text:style-name="P10" text:outline-level="1">
<text:span text:style-name="T4">
Наші захисники збили ворожі БПЛА «Орлан-10» та ZALA</text:span>
</text:h>
      <text:p text:style-name="P4">
Author: ['АРМІЯINFORM']</text:p>
      <text:p text:style-name="P4">
Time: 2023-03-29T33:00:00-04:00</text:p>
      <text:p text:style-name="P4">
Description: Авіація Сил оборони за минулу добу завдала 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3-8.jpg" text:style-name="Internet_20_link" text:visited-style-name="Visited_20_Internet_20_Link">
13-8.jpg</text:a>
']</text:p>
      <text:p text:style-name="P4">
Tags: ['STOPRUSSIA', 'ZALA', 'АГРЕСІЯ РФ', 'БПЛА', 'ВІЙНА', 'ВТОРГНЕННЯ РФ', 'ГШ ЗСУ', 'ОРЛАН-10', 'ХРОНІКА ОБОРОНИ']</text:p>
      <text:p text:style-name="P4">
Category: News</text:p>
      <!--METADATA-->
      <text:p text:style-name="P4">
<draw:frame draw:style-name="fr1" draw:name="Image43" text:anchor-type="as-char" svg:width="6.9236in" svg:height="3.894525in" draw:z-index="0">
<draw:image xlink:href="../Images/AРМІЯINFORM/2023-03-29T33-00-00-04-00/13-8.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минулу добу завдала 5 ударів по районах зосередженняособового складу та військової техніки окупантів. Водночас наші захисникизбили ворожі БПЛА «Орлан-10» та ZALA,<text:a xlink:type="simple" xlink:href="https://www.facebook.com/GeneralStaff.ua/posts/pfbid02JYxk1Mc4f53PFCoGScTXVYyZ5NkysRZVYjg4oRfEeiaFemDdQ9zRmJ3uQd2YavY3l" text:style-name="Internet_20_link" text:visited-style-name="Visited_20_Internet_20_Link">
інформує</text:a>
Генеральний штаб ЗС України.</text:p>
      <text:p text:style-name="P4">
Підрозділи ракетних військ і артилерії уразили пункт управління, 6 районівзосередження живої сили, озброєння та військової техніки противника, зенітно-ракетний комплекс, а також склад боєприпасів.</text:p>
      <text:p text:style-name="P4">
Підтримуйте Збройні Сили! Вистоїмо і переможемо! Слава Україні!</text:p>
      <text:p text:style-name="P4">
Source: <text:a xlink:type="simple" xlink:href="https://armyinform.com.ua/2023/03/29/nashi-zahysnyky-zbyly-vorozhi-bpla-orlan-10-ta-zala/" text:style-name="Internet_20_link" text:visited-style-name="Visited_20_Internet_20_Link">
https://armyinform.com.ua/2023/03/29/nashi-zahysnyky-zbyly-vorozhi-bpla-orlan-10-ta-zala/</text:a>
</text:p>
      <!--NEWS-->
      <text:h text:style-name="P10" text:outline-level="1">
<text:span text:style-name="T4">
Приклад Естонії, яка інвестує в безпеку Європи, надихає — Олексій Резніков</text:span>
</text:h>
      <text:p text:style-name="P4">
Author: ['АРМІЯINFORM']</text:p>
      <text:p text:style-name="P4">
Time: 2023-03-29T34:00:00-04:00</text:p>
      <text:p text:style-name="P4">
Description: Про це Міністр оборони України Олексій Резніков написав на своїй сторінці у Твітте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04-1.jpg" text:style-name="Internet_20_link" text:visited-style-name="Visited_20_Internet_20_Link">
reznikov-04-1.jpg</text:a>
']</text:p>
      <text:p text:style-name="P4">
Tags: ['STOPRUSSIA', 'ВІЙСЬКОВА ДОПОМОГА УКРАЇНІ', 'ВТОРГНЕННЯ РФ', 'ЕСТОНІЯ', 'МІНІСТР ОБОРОНИ УКРАЇНИ ОЛЕКСІЙ РЕЗНІКОВ', 'ОЛЕКСІЙ РЕЗНІКОВ', 'УКРАЇНА-ЕСТОНІЯ']</text:p>
      <text:p text:style-name="P4">
Category: News</text:p>
      <!--METADATA-->
      <text:p text:style-name="P4">
<draw:frame draw:style-name="fr1" draw:name="Image44" text:anchor-type="as-char" svg:width="6.9236in" svg:height="4.615733in" draw:z-index="0">
<draw:image xlink:href="../Images/AРМІЯINFORM/2023-03-29T34-00-00-04-00/reznikov-04-1.jpg" xlink:type="simple" xlink:show="embed" xlink:actuate="onLoad" draw:mime-type="image/jpeg"/>
</draw:frame>
Міністр оборони України Олексій Резніков</text:p>
      <text:p text:style-name="P4">
Про це Міністр оборони України Олексій Резніков<text:a xlink:type="simple" xlink:href="https://twitter.com/oleksiireznikov/status/1640799963687837696/photo/1" text:style-name="Internet_20_link" text:visited-style-name="Visited_20_Internet_20_Link">
написав</text:a>
на своїй сторінці у Твіттер.</text:p>
      <text:p text:style-name="P4">
«Приклад Естонії, яка інвестує в безпеку Європи, надихає. Військова допомогаЕстонії Україні вже перевищила 1% ВВП країни.</text:p>
      <text:p text:style-name="P4">
Все, що ми отримуємо від наших естонських друзів, від Джавелінів до гаубиць,допомагає українській армії захищати Україну та всю Європу», — написав ОлексійРезніков.</text:p>
      <text:p text:style-name="Quotations">

<text:p text:style-name="P4">
The Estonian example of investing in Europe's security is inspiring.&gt;
 Estonia's military assistance to Ukraine has already surpassed 1% of the&gt;
 country's GDP.  &gt;
  Everything we receive from our 🇪🇪 friends, from javelins to howitzers,&gt;
 helps the&gt;
 <text:a xlink:type="simple" xlink:href="https://twitter.com/hashtag/UAarmy" text:style-name="Internet_20_link" text:visited-style-name="Visited_20_Internet_20_Link">
#UAarmy</text:a>
&gt;
 defend Ukraine and all of Europe&gt;
 <text:a xlink:type="simple" xlink:href="https://t.co/6Y24MzQyxj" text:style-name="Internet_20_link" text:visited-style-name="Visited_20_Internet_20_Link">
pic.twitter.com/6Y24MzQyxj</text:a>
&gt;
&gt;
 — Oleksii Reznikov (@oleksiireznikov) <text:a xlink:type="simple" xlink:href="https://twitter.com/oleksiireznikov/status/1640799963687837696" text:style-name="Internet_20_link" text:visited-style-name="Visited_20_Internet_20_Link">
March 28,&gt;
 2023</text:a>
</text:p>

</text:p>
      <text:p text:style-name="P4">
Source: <text:a xlink:type="simple" xlink:href="https://armyinform.com.ua/2023/03/29/pryklad-estoniyi-yaka-investuye-v-bezpeku-yevropy-nadyhaye-oleksij-reznikov/" text:style-name="Internet_20_link" text:visited-style-name="Visited_20_Internet_20_Link">
https://armyinform.com.ua/2023/03/29/pryklad-estoniyi-yaka-investuye-v-bezpeku-yevropy-nadyhaye-oleksij-reznikov/</text:a>
</text:p>
      <!--NEWS-->
      <text:h text:style-name="P10" text:outline-level="1">
<text:span text:style-name="T4">
Сили оборони України відбили 57 атак противника —  ГШ ЗСУ</text:span>
</text:h>
      <text:p text:style-name="P4">
Author: ['АРМІЯINFORM']</text:p>
      <text:p text:style-name="P4">
Time: 2023-03-29T35:00:00-04:00</text:p>
      <text:p text:style-name="P4">
Description: Cтаном на 06.00 29 березня 2023 року протягом минуло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sau-pion.jpg" text:style-name="Internet_20_link" text:visited-style-name="Visited_20_Internet_20_Link">
artyleriya-sau-pion.jpg</text:a>
']</text:p>
      <text:p text:style-name="P4">
Tags: ['STOPRUSSIA', 'АГРЕСІЯ РФ', 'ВТОРГНЕННЯ РФ', 'ГШ ЗСУ', 'ХРОНІКА ОБОРОНИ']</text:p>
      <text:p text:style-name="P4">
Category: News</text:p>
      <!--METADATA-->
      <text:p text:style-name="P4">
<draw:frame draw:style-name="fr1" draw:name="Image45" text:anchor-type="as-char" svg:width="6.9236in" svg:height="3.894525in" draw:z-index="0">
<draw:image xlink:href="../Images/AРМІЯINFORM/2023-03-29T35-00-00-04-00/artyleriya-sau-pion.jpg" xlink:type="simple" xlink:show="embed" xlink:actuate="onLoad" draw:mime-type="image/jpeg"/>
</draw:frame>
 Ілюстративне фото <text:span text:style-name="T4">
🔥 Ситуація щодо російського вторгнення</text:span>
</text:p>
      <text:p text:style-name="P4">
Cтаном на 06.00 29 березня 2023 року протягом минулої доби противник завдав 18авіаційних та 3 ракетних ударів, здійснив 50 обстрілів із реактивних системзалпового вогню по позиціях наших військ та цивільній інфраструктурі населенихпунктів,<text:a xlink:type="simple" xlink:href="https://www.facebook.com/GeneralStaff.ua/posts/pfbid02JYxk1Mc4f53PFCoGScTXVYyZ5NkysRZVYjg4oRfEeiaFemDdQ9zRmJ3uQd2YavY3l" text:style-name="Internet_20_link" text:visited-style-name="Visited_20_Internet_20_Link">
інформує</text:a>
Генеральний штаб ЗС України. Ймовірність завдавання ракетних та авіаційнихударів по всій території України залишається високою, адже ворог і надаліігнорує закони.</text:p>
      <text:p text:style-name="P4">
28 березня, внаслідок ракетного удару по інфраструктурі міста БогодухівХарківської області, постраждали цивільні люди, пошкоджені приватні будинки.</text:p>
      <text:p text:style-name="P4">
Противник зосереджує основні зусилля на веденні наступальних дій наЛиманському, Бахмутському, Авдіївському та Мар’їнському напрямках. В епіцентрібойових дій залишаються Білогорівка, Бахмут, Авдіївка, Мар’їнка та їх околиці.Завдяки професійним і злагодженим діям, протягом минулої доби підрозділами Силоборони України було відбито 57 атак противника на зазначених напрямках.</text:p>
      <text:p text:style-name="P4">
Source: <text:a xlink:type="simple" xlink:href="https://armyinform.com.ua/2023/03/29/syly-oborony-ukrayiny-bulo-vidbyly-57-atak-protyvnyka-gsh-zsu/" text:style-name="Internet_20_link" text:visited-style-name="Visited_20_Internet_20_Link">
https://armyinform.com.ua/2023/03/29/syly-oborony-ukrayiny-bulo-vidbyly-57-atak-protyvnyka-gsh-zsu/</text:a>
</text:p>
      <!--NEWS-->
      <text:h text:style-name="P10" text:outline-level="1">
<text:span text:style-name="T4">
Ворог продовжує зберігати військову присутність у прикордонних районах Курської та Бєлгородської областей</text:span>
</text:h>
      <text:p text:style-name="P4">
Author: ['АРМІЯINFORM']</text:p>
      <text:p text:style-name="P4">
Time: 2023-03-29T36:00:00-04:00</text:p>
      <text:p text:style-name="P4">
Description: На території республіки білорусь тривають заходи бойової підготовки підрозді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23f40c95f0a4.jpeg" text:style-name="Internet_20_link" text:visited-style-name="Visited_20_Internet_20_Link">
623f40c95f0a4.jpeg</text:a>
']</text:p>
      <text:p text:style-name="P4">
Tags: ['STOPRUSSIA', 'АГРЕСІЯ РФ', 'ВТОРГНЕННЯ РФ', 'ГШ ЗСУ']</text:p>
      <text:p text:style-name="P4">
Category: News</text:p>
      <!--METADATA-->
      <text:p text:style-name="P4">
<draw:frame draw:style-name="fr1" draw:name="Image46" text:anchor-type="as-char" svg:width="6.9236in" svg:height="4.32725in" draw:z-index="0">
<draw:image xlink:href="../Images/AРМІЯINFORM/2023-03-29T36-00-00-04-00/623f40c95f0a4.jpeg" xlink:type="simple" xlink:show="embed" xlink:actuate="onLoad" draw:mime-type="image/jpeg"/>
</draw:frame>
Ілюстративне фото <text:span text:style-name="T4">
🔥 Ситуація щодо російського вторгнення</text:span>
</text:p>
      <text:p text:style-name="P4">
На території республіки білорусь тривають заходи бойової підготовкипідрозділів територіальних військ збройних сил російської федерації,<text:a xlink:type="simple" xlink:href="https://www.facebook.com/GeneralStaff.ua/posts/pfbid02JYxk1Mc4f53PFCoGScTXVYyZ5NkysRZVYjg4oRfEeiaFemDdQ9zRmJ3uQd2YavY3l" text:style-name="Internet_20_link" text:visited-style-name="Visited_20_Internet_20_Link">
інформує</text:a>
Генеральний штаб ЗС України. Противник продовжує зберігати військовуприсутність у прикордонних районах Курської та Бєлгородської областей.Протягом минулої доби ворог здійснив обстріли в районах трьох населенихпунктів Сумської області, а також районів 12 населених пунктів на Харківщині.</text:p>
      <text:p text:style-name="P4">
Source: <text:a xlink:type="simple" xlink:href="https://armyinform.com.ua/2023/03/29/vorog-prodovzhuye-zberigaty-vijskovu-prysutnist-u-prykordonnyh-rajonah-kurskoyi-ta-byelgorodskoyi-oblastej/" text:style-name="Internet_20_link" text:visited-style-name="Visited_20_Internet_20_Link">
https://armyinform.com.ua/2023/03/29/vorog-prodovzhuye-zberigaty-vijskovu-prysutnist-u-prykordonnyh-rajonah-kurskoyi-ta-byelgorodskoyi-oblastej/</text:a>
</text:p>
      <!--NEWS-->
      <text:h text:style-name="P10" text:outline-level="1">
<text:span text:style-name="T4">
Спостерігається тенденція, коли російські загарбники відмовляються виконувати накази командирів</text:span>
</text:h>
      <text:p text:style-name="P4">
Author: ['АРМІЯINFORM']</text:p>
      <text:p text:style-name="P4">
Time: 2023-03-29T37:00:00-04:00</text:p>
      <text:p text:style-name="P4">
Description: Останнім часом спостерігається тенденція, коли російські загарбники відмовляю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okupanty-rf.jpg" text:style-name="Internet_20_link" text:visited-style-name="Visited_20_Internet_20_Link">
okupanty-rf.jpg</text:a>
']</text:p>
      <text:p text:style-name="P4">
Tags: ['STOPRUSSIA', 'АГРЕСІЯ РФ', 'ВТОРГНЕННЯ РФ', 'ГШ ЗСУ']</text:p>
      <text:p text:style-name="P4">
Category: News</text:p>
      <!--METADATA-->
      <text:p text:style-name="P4">
<draw:frame draw:style-name="fr1" draw:name="Image47" text:anchor-type="as-char" svg:width="6.9236in" svg:height="3.226836in" draw:z-index="0">
<draw:image xlink:href="../Images/AРМІЯINFORM/2023-03-29T37-00-00-04-00/okupanty-rf.jpg" xlink:type="simple" xlink:show="embed" xlink:actuate="onLoad" draw:mime-type="image/jpeg"/>
</draw:frame>
Ілюстративне фото</text:p>
      <text:p text:style-name="P4">
Останнім часом спостерігається тенденція, коли російські загарбникивідмовляються виконувати накази командирів,<text:a xlink:type="simple" xlink:href="https://www.facebook.com/GeneralStaff.ua/posts/pfbid02JYxk1Mc4f53PFCoGScTXVYyZ5NkysRZVYjg4oRfEeiaFemDdQ9zRmJ3uQd2YavY3l" text:style-name="Internet_20_link" text:visited-style-name="Visited_20_Internet_20_Link">
інформує</text:a>
Генеральний штаб ЗС України. Так, 23 березня цього року, за відмову виконуватибойове завдання, було обеззброєно та доставлено до Макіївки Донецької областіблизько 70 осіб із підрозділів добровольчих формувань «невський» та«ветерани». Подібний випадок стався і 25 березня, виконувати наказ відмовивсяособовий склад роти розвідки противника, що діє на Авдіївському напрямку.</text:p>
      <text:p text:style-name="P4">
Противник продовжує цинічно використовувати медичні заклади тимчасовоокупованих територій у власних цілях. Так, місцеву лікарню БіловодськаЛуганської області облаштовано під військовий шпиталь на 200 ліжкомісць.Наразі в медичному закладі лікують окупантів, які мають легкі поранення.Водночас усіх цивільних людей «виписано».</text:p>
      <text:p text:style-name="P4">
Source: <text:a xlink:type="simple" xlink:href="https://armyinform.com.ua/2023/03/29/sposterigayetsya-tendencziya-koly-rosijski-zagarbnyky-vidmovlyayutsya-vykonuvaty-nakazy-komandyriv/" text:style-name="Internet_20_link" text:visited-style-name="Visited_20_Internet_20_Link">
https://armyinform.com.ua/2023/03/29/sposterigayetsya-tendencziya-koly-rosijski-zagarbnyky-vidmovlyayutsya-vykonuvaty-nakazy-komandyriv/</text:a>
</text:p>
      <!--NEWS-->
      <text:h text:style-name="P10" text:outline-level="1">
<text:span text:style-name="T4">
Ворог акумулює медійні зусилля довкола теми боїв за Бахмут. Як цьому протидіяти — роз’яснення Ганни Маляр</text:span>
</text:h>
      <text:p text:style-name="P4">
Author: ['АРМІЯINFORM']</text:p>
      <text:p text:style-name="P4">
Time: 2023-03-29T38:00:00-04:00</text:p>
      <text:p text:style-name="P4">
Description: Ворог продовжує концентрувати найбільші свої наступальні  спроможності на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756-e1680080755799.jpg" text:style-name="Internet_20_link" text:visited-style-name="Visited_20_Internet_20_Link">
5f9a1756-e1680080755799.jpg</text:a>
']</text:p>
      <text:p text:style-name="P4">
Tags: ['STOPRUSSIA', 'АГРЕСІЯ РФ', 'БАХМУТ', 'ВОРОЖА ІПСО', 'ВТОРГНЕННЯ РФ', 'ГАННА МАЛЯР']</text:p>
      <text:p text:style-name="P4">
Category: News</text:p>
      <!--METADATA-->
      <text:p text:style-name="P4">
<draw:frame draw:style-name="fr1" draw:name="Image48" text:anchor-type="as-char" svg:width="6.9236in" svg:height="4.219069in" draw:z-index="0">
<draw:image xlink:href="../Images/AРМІЯINFORM/2023-03-29T38-00-00-04-00/5f9a1756-e1680080755799.jpg" xlink:type="simple" xlink:show="embed" xlink:actuate="onLoad" draw:mime-type="image/jpeg"/>
</draw:frame>
 Ганна Маляр. Фото: НазарВолошин / АрміяInform</text:p>
      <text:p text:style-name="P4">
Ворог продовжує концентрувати найбільші свої наступальні спроможності наБахмутському напрямку. Паралельно вони акумулюють і всі свої медійні зусиллядовкола теми боїв за Бахмут. Власне, так і виглядає інформаційно-психологічнепідкріплення військових дій.</text:p>
      <text:p text:style-name="P4">
Про це <text:a xlink:type="simple" xlink:href="https://t.me/annamaliar/600" text:style-name="Internet_20_link" text:visited-style-name="Visited_20_Internet_20_Link">
написала</text:a>
 заступник Міністра оборониУкраїни Ганна Маляр у Телеграм-каналі.</text:p>
      <text:p text:style-name="P4">
Наразі противник відпрацьовує медійно три задачі:</text:p>
      <ul>
        <li>
підірвати довіру нашого суспільства і військових до рішень командування по Бахмуту;  * демотивувати і психологічно ослабити наше військо;  * спровокувати наше військове керівництво на помилкові дії.</li>
      </ul>
      <text:p text:style-name="P4">
Для цього вони намагаються змістити акценти в темі Бахмута і нівелювати те, щоє нашою перевагою — розумне і грамотне планування операцій. Зміщений акцент —розглядати Бахмут як апокаліптичну подію та робити з цих боїв поділ реальностіна «до» і «після».</text:p>
      <text:p text:style-name="P4">
Цей психологічний трюк використовується для навіювання потрібних ідей інаративів ворога. Коли суспільство сприймає бої в Бахмуті як фактор, якийкінцевим чином вплине на хід війни, — це дає можливість ворогу просувати вінфополі вигідні для них сценарії наших дій.</text:p>
      <text:p text:style-name="P4">
Надміру накручене наближенням «кінця» перелякане суспільство за задумом ворогаповинно почати тиснути на військово-політичне керівництво щодо припиненняоборонних дій.</text:p>
      <text:p text:style-name="P4">
Це і є в чистому виді ІПСО з метою впливу на ухвалення військових рішень.</text:p>
      <text:p text:style-name="P4">
Які меседжі використовує нині ворог:</text:p>
      <ul>
        <li>
нібито рішення тримати Бахмут політичні;  * нібито Бахмут нема сенсу тримати, там майже все в оточенні;  * нібито героїзм українських бійців роздуває українська пропаганда.</li>
      </ul>
      <text:p text:style-name="P4">
Які два прізвища безкінечно експлуатують у російських ІПСО по темі Бахмута:</text:p>
      <ul>
        <li>
Президента України;  * командувача генерал-полковника Олександра Сирського.</li>
      </ul>
      <text:p text:style-name="P4">
З метою підірвати довіру до них та внести конфлікт у військове керівництводержави. Адже в російських вкидах не пишуть, що військові рішення ухвалюютьсяодноосібно. Є військове командування на чолі з Головнокомандувачем таНачальником Генерального Штабу ЗСУ. Крім того, постійно засідає СтавкаВерховного Головнокомандувача, де теж ухвалюються оперативні рішення за участювсіх воюючих силових структур.</text:p>
      <text:p text:style-name="P4">
<text:span text:style-name="T4">
То що ж насправді відбувається і як треба сприймати інформацію про бої вБахмуті?</text:span>
</text:p>
      <text:p text:style-name="P4">
Це активна фаза війни. Так само активна, як і по інших напрямках на Сході, дез січня 2023 триває широкомасштабний наступ ворога.</text:p>
      <text:p text:style-name="P4">
Ми обороняємо Бахмут так само віддано, як кожен інший населений пункт.Застосування наших сил і засобів визначається не політичною доцільністю, атим, які ресурси необхідні для відсічі ворогу та виконання бойових завдань наданому напрямку.</text:p>
      <text:p text:style-name="P4">
Оборона Бахмута наразі обумовлена оперативно-тактичною доцільністю, а рішенняухвалюються грамотні, виважені та спрямовані на виконання актуальних обороннихзадач.</text:p>
      <text:p text:style-name="P4">
Які можуть бути оборонні задачі:</text:p>
      <ul>
        <li>
утримання займаних рубежів та позицій;  * недопущення просування противника вглиб території;  * нанесення ворогу значних втрат;  * створення умов для переходу в контрнаступ.</li>
      </ul>
      <text:p text:style-name="P4">
Обороняти Бахмут будуть до тих пір, поки нам це буде необхідно з точки зорувиконання військових оборонних задач. І це наше військове командування, а неросійські ІПСО, буде визначати до яких пір здійснюватиметься оборона Бахмута.</text:p>
      <text:p text:style-name="P4">
<text:span text:style-name="T4">
І найнеприємніша для ворога інформація.</text:span>
 Бої за Бахмут — не апокаліпсис. Цеще одна героїчна сторінка потужної української армії у війні проти російськоїфедерації.</text:p>
      <text:p text:style-name="P4">
Source: <text:a xlink:type="simple" xlink:href="https://armyinform.com.ua/2023/03/29/vorog-akumulyuye-medijni-zusyllya-dovkola-temy-boyiv-za-bahmut-yak-czomu-protydiyaty-rozyasnennya-ganny-malyar/" text:style-name="Internet_20_link" text:visited-style-name="Visited_20_Internet_20_Link">
https://armyinform.com.ua/2023/03/29/vorog-akumulyuye-medijni-zusyllya-dovkola-temy-boyiv-za-bahmut-yak-czomu-protydiyaty-rozyasnennya-ganny-malyar/</text:a>
</text:p>
      <!--NEWS-->
      <text:h text:style-name="P10" text:outline-level="1">
<text:span text:style-name="T4">
Сили оборони за добу ліквідували понад 600 окупантів і знищили 7 танків</text:span>
</text:h>
      <text:p text:style-name="P4">
Author: ['АРМІЯINFORM']</text:p>
      <text:p text:style-name="P4">
Time: 2023-03-29T39:00:00-04:00</text:p>
      <text:p text:style-name="P4">
Description: Загальні бойові втрати противника з 24.02.22 по 29.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c5ef13c-cb93-4cc4-95b0-b9a7b82c8e73-scaled.jpg" text:style-name="Internet_20_link" text:visited-style-name="Visited_20_Internet_20_Link">
bc5ef13c-cb93-4cc4-95b0-b9a7b82c8e73-scaled.jpg</text:a>
']</text:p>
      <text:p text:style-name="P4">
Tags: ['STOPRUSSIA', 'АГРЕСІЯ РФ', 'ВТОРГНЕННЯ РФ', 'ВТРАТИ ВОРОГА', 'ГШ ЗСУ']</text:p>
      <text:p text:style-name="P4">
Category: News</text:p>
      <!--METADATA-->
      <text:p text:style-name="P4">
<draw:frame draw:style-name="fr1" draw:name="Image49" text:anchor-type="as-char" svg:width="6.9236in" svg:height="6.987066in" draw:z-index="0">
<draw:image xlink:href="../Images/AРМІЯINFORM/2023-03-29T39-00-00-04-00/bc5ef13c-cb93-4cc4-95b0-b9a7b82c8e73-scaled.jpg" xlink:type="simple" xlink:show="embed" xlink:actuate="onLoad" draw:mime-type="image/jpeg"/>
</draw:frame>
</text:p>
      <text:p text:style-name="P4">
Загальні бойові втрати противника з 24.02.22 по 29.03.23 орієнтовностановлять:</text:p>
      <ul>
        <li>
<text:span text:style-name="T4">
особового складу ‒</text:span>
 172340 (+610) осіб ліквідовано  * <text:span text:style-name="T4">
танків ‒</text:span>
 3609 (+7)  * <text:span text:style-name="T4">
бойових броньованих машин ‒</text:span>
 6966 (0)  * <text:span text:style-name="T4">
артилерійських систем ‒</text:span>
 2659 (+6)  * <text:span text:style-name="T4">
РСЗВ ‒</text:span>
 526 (+1)  * <text:span text:style-name="T4">
засоби ППО ‒</text:span>
 277 (0)  * <text:span text:style-name="T4">
літаків ‒</text:span>
 306 (+1)  * <text:span text:style-name="T4">
гелікоптерів ‒</text:span>
 291 (0)  * <text:span text:style-name="T4">
БПЛА оперативно-тактичного рівня ‒</text:span>
 2239 (+4)  * <text:span text:style-name="T4">
крилаті ракети ‒</text:span>
 911 (0)  * <text:span text:style-name="T4">
кораблі / катери ‒</text:span>
 18 (0)  * <text:span text:style-name="T4">
автомобільної техніки та автоцистерн ‒</text:span>
 5507 (+5)  * <text:span text:style-name="T4">
спеціальна техніка ‒</text:span>
 288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9.03.23.</text:p>
      <text:p text:style-name="P4">
Source: <text:a xlink:type="simple" xlink:href="https://armyinform.com.ua/2023/03/29/syly-oborony-za-dobu-likviduvaly-ponad-600-okupantiv-i-znyshhyly-7-tankiv/" text:style-name="Internet_20_link" text:visited-style-name="Visited_20_Internet_20_Link">
https://armyinform.com.ua/2023/03/29/syly-oborony-za-dobu-likviduvaly-ponad-600-okupantiv-i-znyshhyly-7-tankiv/</text:a>
</text:p>
      <!--NEWS-->
      <text:h text:style-name="P10" text:outline-level="1">
<text:span text:style-name="T4">
Українські військові знищили російський Су-24 під Бахмутом</text:span>
</text:h>
      <text:p text:style-name="P4">
Author: ['АРМІЯINFORM']</text:p>
      <text:p text:style-name="P4">
Time: 2023-03-29T40:00:00-04:00</text:p>
      <text:p text:style-name="P4">
Description: Командування Повітряних Сил ЗС України підтвердило знищення російського бомбардуваль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karta-bojovyh-dij-v-ukrayini-15.02.2023-onlajn-792x446-1.jpg" text:style-name="Internet_20_link" text:visited-style-name="Visited_20_Internet_20_Link">
karta-bojovyh-dij-v-ukrayini-15.02.2023-onlajn-792x446-1.jpg</text:a>
']</text:p>
      <text:p text:style-name="P4">
Tags: ['STOPRUSSIA', 'АГРЕСІЯ РФ', 'ВОРОЖИЙ БОМБАРДУВАЛЬНИК', 'ВТРАТИ ВОРОГА', 'КОМАНДУВАННЯ ПС ЗСУ', 'СУ-24М', 'ХРОНІКА ОБОРОНИ']</text:p>
      <text:p text:style-name="P4">
Category: News</text:p>
      <!--METADATA-->
      <text:p text:style-name="P4">
<draw:frame draw:style-name="fr1" draw:name="Image50" text:anchor-type="as-char" svg:width="6.9236in" svg:height="3.898896in" draw:z-index="0">
<draw:image xlink:href="../Images/AРМІЯINFORM/2023-03-29T40-00-00-04-00/karta-bojovyh-dij-v-ukrayini-15.02.2023-onlajn-792x446-1.jpg" xlink:type="simple" xlink:show="embed" xlink:actuate="onLoad" draw:mime-type="image/jpeg"/>
</draw:frame>
</text:p>
      <text:p text:style-name="P4">
Командування Повітряних Сил ЗС України підтвердило знищення російськогобомбардувальника під Бахмутом.</text:p>
      <text:p text:style-name="P4">
Про це йдеться в<text:a xlink:type="simple" xlink:href="https://www.facebook.com/kpszsu/posts/pfbid027K61UsER4KQfo8GdddWkSaKNH6F432xqXdDTj8VGEjLxdx8WFxJ8LDhngBZY8sh3l" text:style-name="Internet_20_link" text:visited-style-name="Visited_20_Internet_20_Link">
повідомленні</text:a>
Командування ПС ЗСУ.</text:p>
      <text:p text:style-name="P4">
«29 березня 2023 року підрозділи зенітних ракетних військ Повітряних СилЗбройних Сил України знищили російський бомбардувальник Су-24М», — заявиливійськові.</text:p>
      <text:p text:style-name="P4">
У Командуванні уточнили, що це сталось близько 01:30 на Бахмутському напрямку.</text:p>
      <text:p text:style-name="P4">
Source: <text:a xlink:type="simple" xlink:href="https://armyinform.com.ua/2023/03/29/ukrayinski-vijskovi-znyshhyly-rosijskyj-su-24-pid-bahmutom/" text:style-name="Internet_20_link" text:visited-style-name="Visited_20_Internet_20_Link">
https://armyinform.com.ua/2023/03/29/ukrayinski-vijskovi-znyshhyly-rosijskyj-su-24-pid-bahmutom/</text:a>
</text:p>
      <!--NEWS-->
      <text:h text:style-name="P10" text:outline-level="1">
<text:span text:style-name="T4">
В Україні хвилина мовчання</text:span>
</text:h>
      <text:p text:style-name="P4">
Author: ['АРМІЯINFORM']</text:p>
      <text:p text:style-name="P4">
Time: 2023-03-29T41: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51" text:anchor-type="as-char" svg:width="6.9236in" svg:height="3.895992in" draw:z-index="0">
<draw:image xlink:href="../Images/AРМІЯINFORM/2023-03-29T41-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3/29/v-ukrayini-hvylyna-movchannya/" text:style-name="Internet_20_link" text:visited-style-name="Visited_20_Internet_20_Link">
https://armyinform.com.ua/2023/03/29/v-ukrayini-hvylyna-movchannya/</text:a>
</text:p>
      <!--NEWS-->
      <text:h text:style-name="P10" text:outline-level="1">
<text:span text:style-name="T4">
Франція визнала Голодомор геноцидом українського народу</text:span>
</text:h>
      <text:p text:style-name="P4">
Author: ['АРМІЯINFORM']</text:p>
      <text:p text:style-name="P4">
Time: 2023-03-29T42:00:00-04:00</text:p>
      <text:p text:style-name="P4">
Description: Парламент Франції визнав Голодомор 1932-1933 років геноцидом українського народ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669455905_ca1c9653-c77e-4e2d-95d7-ff68425d7122_w1200_r1.jpg" text:style-name="Internet_20_link" text:visited-style-name="Visited_20_Internet_20_Link">
1669455905_ca1c9653-c77e-4e2d-95d7-ff68425d7122_w1200_r1.jpg</text:a>
']</text:p>
      <text:p text:style-name="P4">
Tags: ['STOPRUSSIA', 'ВИЗНАННЯ ГОЛОДОМОРУ ГЕНОЦИДОМ', 'ФРАНЦІЯ']</text:p>
      <text:p text:style-name="P4">
Category: News</text:p>
      <!--METADATA-->
      <text:p text:style-name="P4">
<draw:frame draw:style-name="fr1" draw:name="Image52" text:anchor-type="as-char" svg:width="6.9236in" svg:height="3.894525in" draw:z-index="0">
<draw:image xlink:href="../Images/AРМІЯINFORM/2023-03-29T42-00-00-04-00/1669455905_ca1c9653-c77e-4e2d-95d7-ff68425d7122_w1200_r1.jpg" xlink:type="simple" xlink:show="embed" xlink:actuate="onLoad" draw:mime-type="image/jpeg"/>
</draw:frame>
</text:p>
      <text:p text:style-name="P4">
Парламент Франції визнав Голодомор 1932-1933 років геноцидом українськогонароду.</text:p>
      <text:p text:style-name="P4">
Про це<text:a xlink:type="simple" xlink:href="https://twitter.com/ZelenskyyUa/status/1640774086694412296" text:style-name="Internet_20_link" text:visited-style-name="Visited_20_Internet_20_Link">
повідомив</text:a>
Президент України Володимир Зеленський у своєму Твіттері.</text:p>
      <text:p text:style-name="P4">
Глава держави зазначив, що це визнання є важливим та знаковим.</text:p>
      <text:p text:style-name="P4">
«Вдячні за сильний внесок у викриття злочинів тоталітарної росії — минулих ісьогоднішніх. У встановлення правди й справедливості, а отже, йвідповідальності. Дякуємо, Франціє!» — йдеться в дописі.</text:p>
      <text:p text:style-name="P4">
Source: <text:a xlink:type="simple" xlink:href="https://armyinform.com.ua/2023/03/29/francziya-vyznala-golodomor-genoczydom-ukrayinskogo-narodu/" text:style-name="Internet_20_link" text:visited-style-name="Visited_20_Internet_20_Link">
https://armyinform.com.ua/2023/03/29/francziya-vyznala-golodomor-genoczydom-ukrayinskogo-narodu/</text:a>
</text:p>
      <!--NEWS-->
      <text:h text:style-name="P10" text:outline-level="1">
<text:span text:style-name="T4">
У росію рашисти незаконно депортували понад 19 тисяч українських дітей — Мінреінтеграції</text:span>
</text:h>
      <text:p text:style-name="P4">
Author: ['АРМІЯINFORM']</text:p>
      <text:p text:style-name="P4">
Time: 2023-03-29T43:00:00-04:00</text:p>
      <text:p text:style-name="P4">
Description: Національне інформаційне бюро продовжує збирати й актуалізувати дані про незакон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ity6.jpeg" text:style-name="Internet_20_link" text:visited-style-name="Visited_20_Internet_20_Link">
dity6.jpeg</text:a>
']</text:p>
      <text:p text:style-name="P4">
Tags: ['STOPRUSSIA', 'АГРЕСІЯ РФ', 'ВТОРГНЕННЯ РФ', 'ДЕПОРТАЦІЯ УКРАЇНСЬКИХ ДІТЕЙ', 'МІНРЕІНТЕГРАЦІЇ']</text:p>
      <text:p text:style-name="P4">
Category: News</text:p>
      <!--METADATA-->
      <text:p text:style-name="P4">
<draw:frame draw:style-name="fr1" draw:name="Image53" text:anchor-type="as-char" svg:width="6.9236in" svg:height="3.63489in" draw:z-index="0">
<draw:image xlink:href="../Images/AРМІЯINFORM/2023-03-29T43-00-00-04-00/dity6.jpeg" xlink:type="simple" xlink:show="embed" xlink:actuate="onLoad" draw:mime-type="image/jpeg"/>
</draw:frame>
</text:p>
      <text:p text:style-name="P4">
Національне інформаційне бюро продовжує збирати й актуалізувати дані пронезаконно депортованих росіянами українських дітей. Згідно з останніми данимиНаціонального інформаційного бюро, наразі незаконно депортованими вважаються19 514 українських дітей.</text:p>
      <text:p text:style-name="P4">
Про це <text:a xlink:type="simple" xlink:href="https://minre.gov.ua/2023/03/28/naczionalne-informaczijne-byuro-nakopychuye-dani-pro-deportovanyh-ukrayinskyh-ditej/" text:style-name="Internet_20_link" text:visited-style-name="Visited_20_Internet_20_Link">
повідомляє</text:a>
 Міністерство зпитань реінтеграції тимчасово окупованих територій України.</text:p>
      <text:p text:style-name="P4">
Відомо також, що на тимчасово окупованих територіях і в росії перебуваютьблизько 4390 статусних дітей, до яких відносяться діти-сироти й діти,позбавлені батьківського піклування.</text:p>
      <text:p text:style-name="P4">
Щодня Національне інформаційне бюро оновлює інформацію на порталі. Зібранідані будуть використані українськими та міжнародними слідчими для притягненнядо відповідальності винних у незаконній депортації українських дітей.</text:p>
      <text:p text:style-name="P4">
Узагальнені дані розміщено на державному порталі «<text:a xlink:type="simple" xlink:href="https://childrenofwar.gov.ua/" text:style-name="Internet_20_link" text:visited-style-name="Visited_20_Internet_20_Link">
Дітивійни</text:a>
». До їх збору й аналізу долучаються ОфісПрезидента, ОГП, СБУ, Служба зовнішньої розвідки, Нацполіція, громадськіорганізації тощо.</text:p>
      <text:p text:style-name="P4">
У Мінреінтеграції нагадують: якщо вам стало відомо про незаконну депортаціюдитини, повідомте про це на цілодобову гарячу лінію НІБ:</text:p>
      <ul>
        <li>
16-48 і (044) 287-81-65  * або за допомогою чат-ботів у <text:a xlink:type="simple" xlink:href="https://t.me/nib_uncp_bot" text:style-name="Internet_20_link" text:visited-style-name="Visited_20_Internet_20_Link">
Telegram</text:a>
 і <text:a xlink:type="simple" xlink:href="http://www.viber.com/nib_uncp_bot" text:style-name="Internet_20_link" text:visited-style-name="Visited_20_Internet_20_Link">
Viber</text:a>
.</li>
      </ul>
      <text:p text:style-name="P4">
Source: <text:a xlink:type="simple" xlink:href="https://armyinform.com.ua/2023/03/29/u-rosiyu-rashysty-nezakonno-deportuvaly-ponad-19-tysyach-ukrayinskyh-ditej-minreintegracziyi/" text:style-name="Internet_20_link" text:visited-style-name="Visited_20_Internet_20_Link">
https://armyinform.com.ua/2023/03/29/u-rosiyu-rashysty-nezakonno-deportuvaly-ponad-19-tysyach-ukrayinskyh-ditej-minreintegracziyi/</text:a>
</text:p>
      <!--NEWS-->
      <text:h text:style-name="P10" text:outline-level="1">
<text:span text:style-name="T4">
Україна припиняє прикордонне співробітництво з білоруссю та рф</text:span>
</text:h>
      <text:p text:style-name="P4">
Author: ['АРМІЯINFORM']</text:p>
      <text:p text:style-name="P4">
Time: 2023-03-29T44:00:00-04:00</text:p>
      <text:p text:style-name="P4">
Description: Уряд схвалив проєкт Указу Президента України про припинення прикордонного співробітниц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57_main-v1680062283.jpg" text:style-name="Internet_20_link" text:visited-style-name="Visited_20_Internet_20_Link">
57_main-v1680062283.jpg</text:a>
']</text:p>
      <text:p text:style-name="P4">
Tags: ['ІГОР КЛИМЕНКО', 'КАБІНЕТ МІНІСТРІВ УКРАЇНИ', 'МЕМОРАНДУМ', 'ПРИКОРДОННЕ СПІВРОБІТНИЦТВО']</text:p>
      <text:p text:style-name="P4">
Category: News</text:p>
      <!--METADATA-->
      <text:p text:style-name="P4">
<draw:frame draw:style-name="fr1" draw:name="Image54" text:anchor-type="as-char" svg:width="6.9236in" svg:height="4.61903in" draw:z-index="0">
<draw:image xlink:href="../Images/AРМІЯINFORM/2023-03-29T44-00-00-04-00/57_main-v1680062283.jpg" xlink:type="simple" xlink:show="embed" xlink:actuate="onLoad" draw:mime-type="image/jpeg"/>
</draw:frame>
</text:p>
      <text:p text:style-name="P4">
Уряд схвалив проєкт Указу Президента України про припинення прикордонногоспівробітництва України з росією та білоруссю.</text:p>
      <text:p text:style-name="P4">
Як <text:a xlink:type="simple" xlink:href="https://www.kmu.gov.ua/news/uriad-skhvalyv-ukaz-prezydenta-pro-prypynennia-prykordonnoho-spivrobitnytstva-ukrainy-z-rosiieiu-ta-bilorussiu" text:style-name="Internet_20_link" text:visited-style-name="Visited_20_Internet_20_Link">
повідомляє</text:a>
 Урядовий портал, таке рішення передбачає погодження проєкту УказуПрезидента України про припинення дії Угоди між Україною і російськоюфедерацією про співробітництво і взаємодію з прикордонних питань та вихідУкраїни з Меморандуму про співробітництво в охороні державних кордонівреспубліки білорусь, російської федерації та України.</text:p>
      <text:p text:style-name="P4">
Необхідність ухвалення такого рішення на засіданні Кабінету Міністрівдоповідав Міністр внутрішніх справ України Ігор Клименко. Зокрема, вінзазначив, що припинення дії міжнародних договорів України відбуваєтьсявідповідно до положень Віденської конвенції про право міжнародних договорів таЗакону України «Про міжнародні договори України», у зв’язку з докорінноюзміною обставин та систематичним невиконанням російською федерацією тареспублікою білорусь своїх міжнародних зобов’язань у відносинах з Україною.</text:p>
      <text:p text:style-name="P4">
«Прийняття такого Указу дозволить українській стороні виконативнутрішньодержавні процедури, необхідні для припинення дії вказаної Угоди таМеморандуму», — підсумував Ігор Клименко.</text:p>
      <text:p text:style-name="P4">
Source: <text:a xlink:type="simple" xlink:href="https://armyinform.com.ua/2023/03/29/ukrayina-prypynyaye-prykordonne-spivrobitnycztvo-z-bilorussyu-ta-rf/" text:style-name="Internet_20_link" text:visited-style-name="Visited_20_Internet_20_Link">
https://armyinform.com.ua/2023/03/29/ukrayina-prypynyaye-prykordonne-spivrobitnycztvo-z-bilorussyu-ta-rf/</text:a>
</text:p>
      <!--NEWS-->
      <text:h text:style-name="P10" text:outline-level="1">
<text:span text:style-name="T4">
За добу рятувальники майже двісті разів виїздили на ліквідацію наслідків ворожих обстрілів</text:span>
</text:h>
      <text:p text:style-name="P4">
Author: ['АРМІЯINFORM']</text:p>
      <text:p text:style-name="P4">
Time: 2023-03-29T45:00:00-04:00</text:p>
      <text:p text:style-name="P4">
Description: Протягом минулої доби, 28 берез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55" text:anchor-type="as-char" svg:width="6.9236in" svg:height="4.592655in" draw:z-index="0">
<draw:image xlink:href="../Images/AРМІЯINFORM/2023-03-29T45-00-00-04-00/ac9232d099cb3d54f7d73ef2deca81a2_l.jpg" xlink:type="simple" xlink:show="embed" xlink:actuate="onLoad" draw:mime-type="image/jpeg"/>
</draw:frame>
 Ілюстративнефото</text:p>
      <text:p text:style-name="P4">
Протягом минулої доби, <text:span text:style-name="T4">
28 березня,</text:span>
 підрозділи Державної служби України знадзвичайних ситуацій <text:span text:style-name="T4">
здійснили 198 виїздів</text:span>
 на ліквідацію наслідківобстрілів окупантами населених пунктів та об’єктів інфраструктури. Ліквідовано2 пожежі, надано психологічну допомогу 189 особам.</text:p>
      <text:p text:style-name="P4">
Про це йдеться у <text:a xlink:type="simple" xlink:href="https://dsns.gov.ua/uk/news/nadzvicaini-podiyi/operativna-informaciia-dsns-shhodo-naslidkiv-vedennia-boiovix-dii-rosiiskoiu-federacijeiu-109" text:style-name="Internet_20_link" text:visited-style-name="Visited_20_Internet_20_Link">
повідомленні</text:a>
 ДСНС України.</text:p>
      <text:p text:style-name="P4">
Довідково: З початку війни здійснено 86 532 виїзди на ліквідацію наслідківобстрілів, ліквідовано 14 227 пожеж, врятовано 3 971 особу, наданопсихологічну допомогу 207 589 особам.</text:p>
      <text:p text:style-name="P4">
Source: <text:a xlink:type="simple" xlink:href="https://armyinform.com.ua/2023/03/29/za-dobu-ryatuvalnyky-majzhe-dvisti-raziv-vyyizdyly-na-likvidacziyu-naslidkiv-vorozhyh-obstriliv/" text:style-name="Internet_20_link" text:visited-style-name="Visited_20_Internet_20_Link">
https://armyinform.com.ua/2023/03/29/za-dobu-ryatuvalnyky-majzhe-dvisti-raziv-vyyizdyly-na-likvidacziyu-naslidkiv-vorozhyh-obstriliv/</text:a>
</text:p>
      <!--NEWS-->
      <text:h text:style-name="P10" text:outline-level="1">
<text:span text:style-name="T4">
російські військовополонені утримуються відповідно до вимог Женевської конвенції — Дмитро Лубінець</text:span>
</text:h>
      <text:p text:style-name="P4">
Author: ['АРМІЯINFORM']</text:p>
      <text:p text:style-name="P4">
Time: 2023-03-29T46:00:00-04:00</text:p>
      <text:p text:style-name="P4">
Description: Уповноважений з прав людини Дмитро Лубінець у відповідь на доповідь щодо поводженн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101.jpg" text:style-name="Internet_20_link" text:visited-style-name="Visited_20_Internet_20_Link">
1-101.jpg</text:a>
', '<text:a xlink:type="simple" xlink:href="https://armyinform.com.ua/wp-content/uploads/2023/03/6-52-150x150.jpg" text:style-name="Internet_20_link" text:visited-style-name="Visited_20_Internet_20_Link">
6-52-150x150.jpg</text:a>
', '<text:a xlink:type="simple" xlink:href="https://armyinform.com.ua/wp-content/uploads/2023/03/2-96-150x150.jpg" text:style-name="Internet_20_link" text:visited-style-name="Visited_20_Internet_20_Link">
2-96-150x150.jpg</text:a>
', '<text:a xlink:type="simple" xlink:href="https://armyinform.com.ua/wp-content/uploads/2023/03/3-84-150x150.jpg" text:style-name="Internet_20_link" text:visited-style-name="Visited_20_Internet_20_Link">
3-84-150x150.jpg</text:a>
', '<text:a xlink:type="simple" xlink:href="https://armyinform.com.ua/wp-content/uploads/2023/03/4-75-150x150.jpg" text:style-name="Internet_20_link" text:visited-style-name="Visited_20_Internet_20_Link">
4-75-150x150.jpg</text:a>
', '<text:a xlink:type="simple" xlink:href="https://armyinform.com.ua/wp-content/uploads/2023/03/5-58-150x150.jpg" text:style-name="Internet_20_link" text:visited-style-name="Visited_20_Internet_20_Link">
5-58-150x150.jpg</text:a>
', '<text:a xlink:type="simple" xlink:href="https://armyinform.com.ua/wp-content/uploads/2023/03/7-43-150x150.jpg" text:style-name="Internet_20_link" text:visited-style-name="Visited_20_Internet_20_Link">
7-43-150x150.jpg</text:a>
', '<text:a xlink:type="simple" xlink:href="https://armyinform.com.ua/wp-content/uploads/2023/03/8-35-150x150.jpg" text:style-name="Internet_20_link" text:visited-style-name="Visited_20_Internet_20_Link">
8-35-150x150.jpg</text:a>
']</text:p>
      <text:p text:style-name="P4">
Tags: ['ДМИТРО ЛУБІНЕЦЬ', 'ЖЕНЕВСЬКА КОНВЕНЦІЯ', 'ООН', 'УПОВНОВАЖЕНИЙ З ПРАВ ЛЮДИНИ', 'УТРИМАННЯ ВІЙСЬКОВОПОЛОНЕНИХ']</text:p>
      <text:p text:style-name="P4">
Category: News</text:p>
      <!--METADATA-->
      <text:p text:style-name="P4">
<draw:frame draw:style-name="fr1" draw:name="Image56" text:anchor-type="as-char" svg:width="6.9236in" svg:height="5.411947in" draw:z-index="0">
<draw:image xlink:href="../Images/AРМІЯINFORM/2023-03-29T46-00-00-04-00/1-101.jpg" xlink:type="simple" xlink:show="embed" xlink:actuate="onLoad" draw:mime-type="image/jpeg"/>
</draw:frame>
</text:p>
      <text:p text:style-name="P4">
Уповноважений з прав людини Дмитро Лубінець у відповідь на доповідь щодоповодження з військовополоненими, яку оприлюднила Моніторингова місія ООН зправ людини в Україні, повідомів про результати нещодавнього моніторинговоговізиту працівників Офісу Уповноваженого до табору військовополонених.</text:p>
      <text:p text:style-name="P4">
Про це Дмитро Лубінець <text:a xlink:type="simple" xlink:href="https://t.me/dmytro_lubinetzs/1999" text:style-name="Internet_20_link" text:visited-style-name="Visited_20_Internet_20_Link">
написав</text:a>
 уТелеграм-каналі.</text:p>
      <text:p text:style-name="P4">
Під час моніторингу перевірялися умови утримання російськихвійськовослужбовців, їх харчування, наявність медичного забезпечення тадотримання інших прав, гарантованих Женевськими конвенціями.</text:p>
      <text:p text:style-name="P4">
«Встановили, що російські військовополонені утримуються відповідно до вимогЖеневської конвенції про поводження з військовополоненими. Температурний режиму приміщеннях та розпорядок дня відповідає всім вимогам конвенції.Військовополонені мають право на зв'язок з рідними шляхом періодичних (почерзі) телефонних дзвінків, а також мають право на працю. Харчуванняздійснюється за загальновійськовою розкладкою продуктів», — зазначивомбудсман.</text:p>
      <text:p text:style-name="P4">
<text:a xlink:type="simple" xlink:href="https://armyinform.com.ua/wp-content/uploads/2023/03/6-52.jpg" text:style-name="Internet_20_link" text:visited-style-name="Visited_20_Internet_20_Link">
<draw:frame draw:style-name="fr1" draw:name="Image57" text:anchor-type="as-char" svg:width="6.9236in" svg:height="6.9236in" draw:z-index="0">
<draw:image xlink:href="../Images/AРМІЯINFORM/2023-03-29T46-00-00-04-00/6-52-150x150.jpg" xlink:type="simple" xlink:show="embed" xlink:actuate="onLoad" draw:mime-type="image/jpeg"/>
</draw:frame>
</text:a>
</text:p>
      <text:p text:style-name="P4">
<text:a xlink:type="simple" xlink:href="https://armyinform.com.ua/wp-content/uploads/2023/03/2-96.jpg" text:style-name="Internet_20_link" text:visited-style-name="Visited_20_Internet_20_Link">
<draw:frame draw:style-name="fr1" draw:name="Image58" text:anchor-type="as-char" svg:width="6.9236in" svg:height="6.9236in" draw:z-index="0">
<draw:image xlink:href="../Images/AРМІЯINFORM/2023-03-29T46-00-00-04-00/2-96-150x150.jpg" xlink:type="simple" xlink:show="embed" xlink:actuate="onLoad" draw:mime-type="image/jpeg"/>
</draw:frame>
</text:a>
</text:p>
      <text:p text:style-name="P4">
<text:a xlink:type="simple" xlink:href="https://armyinform.com.ua/wp-content/uploads/2023/03/3-84.jpg" text:style-name="Internet_20_link" text:visited-style-name="Visited_20_Internet_20_Link">
<draw:frame draw:style-name="fr1" draw:name="Image59" text:anchor-type="as-char" svg:width="6.9236in" svg:height="6.9236in" draw:z-index="0">
<draw:image xlink:href="../Images/AРМІЯINFORM/2023-03-29T46-00-00-04-00/3-84-150x150.jpg" xlink:type="simple" xlink:show="embed" xlink:actuate="onLoad" draw:mime-type="image/jpeg"/>
</draw:frame>
</text:a>
</text:p>
      <text:p text:style-name="P4">
<text:a xlink:type="simple" xlink:href="https://armyinform.com.ua/wp-content/uploads/2023/03/4-75.jpg" text:style-name="Internet_20_link" text:visited-style-name="Visited_20_Internet_20_Link">
<draw:frame draw:style-name="fr1" draw:name="Image60" text:anchor-type="as-char" svg:width="6.9236in" svg:height="6.9236in" draw:z-index="0">
<draw:image xlink:href="../Images/AРМІЯINFORM/2023-03-29T46-00-00-04-00/4-75-150x150.jpg" xlink:type="simple" xlink:show="embed" xlink:actuate="onLoad" draw:mime-type="image/jpeg"/>
</draw:frame>
</text:a>
</text:p>
      <text:p text:style-name="P4">
<text:a xlink:type="simple" xlink:href="https://armyinform.com.ua/wp-content/uploads/2023/03/5-58.jpg" text:style-name="Internet_20_link" text:visited-style-name="Visited_20_Internet_20_Link">
<draw:frame draw:style-name="fr1" draw:name="Image61" text:anchor-type="as-char" svg:width="6.9236in" svg:height="6.9236in" draw:z-index="0">
<draw:image xlink:href="../Images/AРМІЯINFORM/2023-03-29T46-00-00-04-00/5-58-150x150.jpg" xlink:type="simple" xlink:show="embed" xlink:actuate="onLoad" draw:mime-type="image/jpeg"/>
</draw:frame>
</text:a>
</text:p>
      <text:p text:style-name="P4">
<text:a xlink:type="simple" xlink:href="https://armyinform.com.ua/wp-content/uploads/2023/03/7-43.jpg" text:style-name="Internet_20_link" text:visited-style-name="Visited_20_Internet_20_Link">
<draw:frame draw:style-name="fr1" draw:name="Image62" text:anchor-type="as-char" svg:width="6.9236in" svg:height="6.9236in" draw:z-index="0">
<draw:image xlink:href="../Images/AРМІЯINFORM/2023-03-29T46-00-00-04-00/7-43-150x150.jpg" xlink:type="simple" xlink:show="embed" xlink:actuate="onLoad" draw:mime-type="image/jpeg"/>
</draw:frame>
</text:a>
</text:p>
      <text:p text:style-name="P4">
За інформацією Дмитра Лубінця, медзабезпечення військовополонених – нависокому рівні. У медичній частині є стоматологічний кабінет, флюорографічнийапарат та апарат УЗД. А у вільний час військовополонені мають змогупереглядати новини або грати у футбол на території табору.</text:p>
      <text:p text:style-name="P4">
«За узгодженням із Мін'юстом вільний доступ до табору мають журналістиіноземних медіа. Зокрема, під час здійснення моніторингу працювалателекомпанія ТF1 (Франція). Медійники навіть скуштували харчі, які споживаютьросійські військовополонені. Також у таборі були представники ООН, МКЧХ таінші іноземні журналісти», — зауважив Уповноважений з прав людини.</text:p>
      <text:p text:style-name="P4">
<text:a xlink:type="simple" xlink:href="https://armyinform.com.ua/wp-content/uploads/2023/03/8-35.jpg" text:style-name="Internet_20_link" text:visited-style-name="Visited_20_Internet_20_Link">
<draw:frame draw:style-name="fr1" draw:name="Image63" text:anchor-type="as-char" svg:width="6.9236in" svg:height="6.9236in" draw:z-index="0">
<draw:image xlink:href="../Images/AРМІЯINFORM/2023-03-29T46-00-00-04-00/8-35-150x150.jpg" xlink:type="simple" xlink:show="embed" xlink:actuate="onLoad" draw:mime-type="image/jpeg"/>
</draw:frame>
</text:a>
</text:p>
      <text:p text:style-name="P4">
У вказаному звіті ООН, на жаль, опублікована інформація про негативні аспектиутримання російських військових у полоні, однак зовсім не окреслені позитивніфакти, бодай про телефонний зв'язок із родичами. Адже українські полонені незабезпечені навіть таким правом і тривалий час не мають можливостіпоспілкуватися зі своїми рідними.</text:p>
      <text:p text:style-name="P4">
«Україна дотримується Женевських конвенцій, міжнародного права й відкрита дляміжнародних організацій», — наголосив Дмитро Лубінець і закликав світ таміжнародні організації допомогти Україні у питанні допуску до місць утриманняукраїнських полонених!</text:p>
      <text:p text:style-name="P4">
Source: <text:a xlink:type="simple" xlink:href="https://armyinform.com.ua/2023/03/29/rosijski-vijskovopoloneni-utrymuyutsya-vidpovidno-do-vymog-zhenevskoyi-konvencziyi-dmytro-lubinecz/" text:style-name="Internet_20_link" text:visited-style-name="Visited_20_Internet_20_Link">
https://armyinform.com.ua/2023/03/29/rosijski-vijskovopoloneni-utrymuyutsya-vidpovidno-do-vymog-zhenevskoyi-konvencziyi-dmytro-lubinecz/</text:a>
</text:p>
      <!--NEWS-->
      <text:h text:style-name="P10" text:outline-level="1">
<text:span text:style-name="T4">
Минулої доби російські війська обстріляли територію 8 областей України</text:span>
</text:h>
      <text:p text:style-name="P4">
Author: ['АРМІЯINFORM']</text:p>
      <text:p text:style-name="P4">
Time: 2023-03-29T47:00:00-04:00</text:p>
      <text:p text:style-name="P4">
Description: За отриманою від Ситуаційного центру Міністерства оборони України інформацією,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9559327981683794_x.jpg" text:style-name="Internet_20_link" text:visited-style-name="Visited_20_Internet_20_Link">
photo_5269559327981683794_x.jpg</text:a>
']</text:p>
      <text:p text:style-name="P4">
Tags: ['MILITARY MEDIA CENTER', 'STOPRUSSIA', 'ХАРКІВСЬКИЙ ТРИБУНАЛ']</text:p>
      <text:p text:style-name="P4">
Category: News</text:p>
      <!--METADATA-->
      <text:p text:style-name="P4">
<draw:frame draw:style-name="fr1" draw:name="Image64" text:anchor-type="as-char" svg:width="6.9236in" svg:height="5.010956in" draw:z-index="0">
<draw:image xlink:href="../Images/AРМІЯINFORM/2023-03-29T47-00-00-04-00/photo_5269559327981683794_x.jpg" xlink:type="simple" xlink:show="embed" xlink:actuate="onLoad" draw:mime-type="image/jpeg"/>
</draw:frame>
</text:p>
      <text:p text:style-name="P4">
За отриманою від Ситуаційного центру Міністерства оборони України інформацією,протягом минулої доби російські війська обстріляли територію 8 областейУкраїни.</text:p>
      <text:p text:style-name="P4">
Про це <text:a xlink:type="simple" xlink:href="https://t.me/militarymediacenter/1558" text:style-name="Internet_20_link" text:visited-style-name="Visited_20_Internet_20_Link">
інформує</text:a>
 Military MediaCenter.</text:p>
      <text:p text:style-name="P4">
«Загалом із різних видів озброєння (міномети, танки, артилерія, РСЗВ, ЗРК“С-300”, БПЛА, тактична авіація) здійснено обстріли 100 населених пунктів,підтверджено ураження 19 об’єктів інфраструктури», — йдеться в повідомленні.</text:p>
      <text:p text:style-name="P4">
За попередньою інформацією, дістали поранення 8 осіб.</text:p>
      <text:p text:style-name="P4">
Source: <text:a xlink:type="simple" xlink:href="https://armyinform.com.ua/2023/03/29/mynuloyi-doby-rosijski-vijska-obstrilyaly-terytoriyu-8-oblastej-ukrayiny/" text:style-name="Internet_20_link" text:visited-style-name="Visited_20_Internet_20_Link">
https://armyinform.com.ua/2023/03/29/mynuloyi-doby-rosijski-vijska-obstrilyaly-terytoriyu-8-oblastej-ukrayiny/</text:a>
</text:p>
      <!--NEWS-->
      <text:h text:style-name="P10" text:outline-level="1">
<text:span text:style-name="T4">
За добу піротехніки ДСНС знешкодили понад 400 вибухонебезпечних предметів</text:span>
</text:h>
      <text:p text:style-name="P4">
Author: ['АРМІЯINFORM']</text:p>
      <text:p text:style-name="P4">
Time: 2023-03-29T48:00:00-04:00</text:p>
      <text:p text:style-name="P4">
Description: Протягом минулої доби, 28 берез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0dcc28bebeeb3211a1b8c44265196e8.jpeg" text:style-name="Internet_20_link" text:visited-style-name="Visited_20_Internet_20_Link">
c0dcc28bebeeb3211a1b8c44265196e8.jpeg</text:a>
', '<text:a xlink:type="simple" xlink:href="https://armyinform.com.ua/wp-content/uploads/2023/03/338001687_189566610489313_5787655785679037171_n.jpg" text:style-name="Internet_20_link" text:visited-style-name="Visited_20_Internet_20_Link">
338001687_189566610489313_5787655785679037171_n.jpg</text:a>
']</text:p>
      <text:p text:style-name="P4">
Tags: ['STOPRUSSIA', 'АГРЕСІЯ РФ', 'ВІЙНА', 'ВТОРГНЕННЯ РФ', 'ДСНС УКРАЇНИ', 'РОЗМІНУВАННЯ']</text:p>
      <text:p text:style-name="P4">
Category: News</text:p>
      <!--METADATA-->
      <text:p text:style-name="P4">
<draw:frame draw:style-name="fr1" draw:name="Image65" text:anchor-type="as-char" svg:width="6.9236in" svg:height="3.896076in" draw:z-index="0">
<draw:image xlink:href="../Images/AРМІЯINFORM/2023-03-29T48-00-00-04-00/c0dcc28bebeeb3211a1b8c44265196e8.jpeg" xlink:type="simple" xlink:show="embed" xlink:actuate="onLoad" draw:mime-type="image/jpeg"/>
</draw:frame>
 Ілюстративнефото</text:p>
      <text:p text:style-name="P4">
<text:span text:style-name="T4">
Протягом минулої доби,</text:span>
 <text:span text:style-name="T4">
28 березня</text:span>
 <text:span text:style-name="T4">
,</text:span>
 піротехнічні підрозділиДержавної служби України з надзвичайних ситуацій <text:span text:style-name="T4">
151 раз</text:span>
 залучалися довиконання завдань з розмінування.</text:p>
      <text:p text:style-name="P4">
Про це <text:span text:style-name="T5">
<text:a xlink:type="simple" xlink:href="https://dsns.gov.ua/uk/news/nadzvicaini-podiyi/operativna-informaciia-shhodo-roboti-pirotexnicnix-pidrozdiliv-dsns-ukrayini-21"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407</text:span>
<text:span text:style-name="T4">
вибухонебезпечних</text:span>
 <text:span text:style-name="T4">
предметів.</text:span>
 Обстежено (очищено) територію площею <text:span text:style-name="T4">
26гектарів</text:span>
.</text:p>
      <text:p text:style-name="P4">
Найчастіше піротехнічні підрозділи працювали: в Харківській області 16 022рази, Київщині — 7 353, Чернігівщині — 4 401, Донеччині — 4 386, Миколаївщині— 3 944, Херсонщині — 3 698, Сумщині — 1 755, Черкащині — 1 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8 644рази</text:span>
 до виконання завдань з розмінування. Знешкоджено <text:span text:style-name="T4">
337 727вибухонебезпечних предметів</text:span>
 , зокрема <text:span text:style-name="T4">
2 200 авіаційних бомб</text:span>
. Обстежено(очищено) територію площею <text:span text:style-name="T4">
81 357 гектарів</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66" text:anchor-type="as-char" svg:width="6.9236in" svg:height="5.804039in" draw:z-index="0">
<draw:image xlink:href="../Images/AРМІЯINFORM/2023-03-29T48-00-00-04-00/338001687_189566610489313_5787655785679037171_n.jpg" xlink:type="simple" xlink:show="embed" xlink:actuate="onLoad" draw:mime-type="image/jpeg"/>
</draw:frame>
</text:p>
      <text:p text:style-name="P4">
Source: <text:a xlink:type="simple" xlink:href="https://armyinform.com.ua/2023/03/29/za-dobu-pirotehniky-dsns-zneshkodyly-ponad-400-vybuhonebezpechnyh-predmetiv-4/" text:style-name="Internet_20_link" text:visited-style-name="Visited_20_Internet_20_Link">
https://armyinform.com.ua/2023/03/29/za-dobu-pirotehniky-dsns-zneshkodyly-ponad-400-vybuhonebezpechnyh-predmetiv-4/</text:a>
</text:p>
      <!--NEWS-->
      <text:h text:style-name="P10" text:outline-level="1">
<text:span text:style-name="T4">
До кінця травня завершиться наступний етап випробування жіночої військової форми</text:span>
</text:h>
      <text:p text:style-name="P4">
Author: ['АРМІЯINFORM']</text:p>
      <text:p text:style-name="P4">
Time: 2023-03-29T49:00:00-04:00</text:p>
      <text:p text:style-name="P4">
Description: На спільній нараді Центрального управління розвитку та супроводження матері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93d48047-45ad-49c8-946a-4fe2b1f9dc09-e1680076914996-1.jpg" text:style-name="Internet_20_link" text:visited-style-name="Visited_20_Internet_20_Link">
93d48047-45ad-49c8-946a-4fe2b1f9dc09-e1680076914996-1.jpg</text:a>
']</text:p>
      <text:p text:style-name="P4">
Tags: ['ЖІНОЧА ВІЙСЬКОВА ФОРМА', 'МІНІСТЕРСТВО ОБОРОНИ УКРАЇНИ', 'ОЛЕКСІЙ РЕЗНІКОВ']</text:p>
      <text:p text:style-name="P4">
Category: News</text:p>
      <!--METADATA-->
      <text:p text:style-name="P4">
<draw:frame draw:style-name="fr1" draw:name="Image67" text:anchor-type="as-char" svg:width="6.9236in" svg:height="3.943823in" draw:z-index="0">
<draw:image xlink:href="../Images/AРМІЯINFORM/2023-03-29T49-00-00-04-00/93d48047-45ad-49c8-946a-4fe2b1f9dc09-e1680076914996-1.jpg" xlink:type="simple" xlink:show="embed" xlink:actuate="onLoad" draw:mime-type="image/jpeg"/>
</draw:frame>
</text:p>
      <text:p text:style-name="P4">
На спільній нараді Центрального управління розвитку та супроводженняматеріального забезпечення ЗСУ з представниками вітчизняних виробників тагромадських організацій було обговорено результати першого етапуекспериментального носіння нових зразків жіночої форми.</text:p>
      <text:p text:style-name="P4">
Присутніми були запропоновані варіанти конструктивних змін до наявної моделікостюма літнього польового з урахуванням особливостей анатомії жіночої фігурита продемонстровані чотири нових зразки літнього однострою.</text:p>
      <text:p text:style-name="P4">
За результатами зустрічі прийнято рішення виготовити нову партію зразків формидля передачі у підрозділи. Очікується, що її випробування завершиться до кінцятравня.</text:p>
      <text:p text:style-name="P4">
Окрім того, наразі у війську тривають дослідні випробування зразків жіночоїбілизни, наданих громадськими організаціями «Forma two» та «Смілива Україна».</text:p>
      <text:p text:style-name="P4">
Якщо ці зразки отримають схвальні відгуки військовослужбовиць, Управлінняматзабезпечення до травня розробить відповідну технічну специфікаціюМіністерства оборони України.</text:p>
      <text:p text:style-name="P4">
«На сьогодні у ЗСУ служать 41 тисяча жінок, ще близько 19 тисяч — є цивільнимипрацівницями, які працюють задля потреб армії. Безпосередньо у бойових діяхбере участь близько 5 тисяч жінок. Окрім зручної форми, ми також продовжуємо іроботу щодо забезпечення наших захисниць і бронежилетами з урахуваннямантропологічних особливостей. Експериментальний зразок бронежилета для жіноквже розроблено, проведено низку робочих зустрічей із представникамипотенційних виробників, які спроможні виготовляти бронежилет для захисниць.Після проведення технічної специфікації і успішних польових випробувань,бронежилети будуть поставлені на забезпечення до Збройних Сил України. Ясподіваюсь, вже скоро ми зможемо прозвітувати про позитивні результати», —сказав Міністр оборони Олексій Резніков.</text:p>
      <text:p text:style-name="P4">
<text:span text:style-name="T4">
Джерело:</text:span>
 <text:span text:style-name="T5">
<text:a xlink:type="simple" xlink:href="https://www.mil.gov.ua/news/2023/03/29/viprobuvannya-zhinochoi-vijskovoi-formi-ukrainskih-virobnikiv/" text:style-name="Internet_20_link" text:visited-style-name="Visited_20_Internet_20_Link">
Міністерство оборониУкраїни</text:a>
</text:span>
</text:p>
      <text:p text:style-name="P4">
Source: <text:a xlink:type="simple" xlink:href="https://armyinform.com.ua/2023/03/29/do-kinczya-travnya-bude-zaversheno-nastupnyj-etap-vyprobuvannya-zhinochoyi-vijskovoyi-formy-ukrayinskyh-vyrobnykiv/" text:style-name="Internet_20_link" text:visited-style-name="Visited_20_Internet_20_Link">
https://armyinform.com.ua/2023/03/29/do-kinczya-travnya-bude-zaversheno-nastupnyj-etap-vyprobuvannya-zhinochoyi-vijskovoyi-formy-ukrayinskyh-vyrobnykiv/</text:a>
</text:p>
      <!--NEWS-->
      <text:h text:style-name="P10" text:outline-level="1">
<text:span text:style-name="T4">
Олександр Павлюк перевірив підготовку українських військовослужбовців у Польщі</text:span>
</text:h>
      <text:p text:style-name="P4">
Author: ['АРМІЯINFORM']</text:p>
      <text:p text:style-name="P4">
Time: 2023-03-29T50:00:00-04:00</text:p>
      <text:p text:style-name="P4">
Description: Перший заступник Міністра оборони України генерал-лейтенант Олександр Павлюк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avlyuk-2.jpg" text:style-name="Internet_20_link" text:visited-style-name="Visited_20_Internet_20_Link">
pavlyuk-2.jpg</text:a>
']</text:p>
      <text:p text:style-name="P4">
Tags: ['ГЕНЕРАЛ-ЛЕЙТЕНАНТ ОЛЕКСАНДР ПАВЛЮК', 'МІНІСТЕРСТВО ОБОРОНИ УКРАЇНИ', 'НАВЧАННЯ ЗА КОРДОНОМ', 'ПОЛЬЩА']</text:p>
      <text:p text:style-name="P4">
Category: News</text:p>
      <!--METADATA-->
      <text:p text:style-name="P4">
<draw:frame draw:style-name="fr1" draw:name="Image68" text:anchor-type="as-char" svg:width="6.9236in" svg:height="4.32725in" draw:z-index="0">
<draw:image xlink:href="../Images/AРМІЯINFORM/2023-03-29T50-00-00-04-00/pavlyuk-2.jpg" xlink:type="simple" xlink:show="embed" xlink:actuate="onLoad" draw:mime-type="image/jpeg"/>
</draw:frame>
</text:p>
      <text:p text:style-name="P4">
Перший заступник Міністра оборони України генерал-лейтенант Олександр Павлюкздійснив візит до Республіки Польща та відвідав військові полігони і навчальніцентри, на яких відбуваються навчання і тренування українських захисників.</text:p>
      <text:p text:style-name="P4">
Генерал-лейтенант Олександр Павлюк ознайомився із заходами колективної таіндивідуальної підготовки танкових і механізованих підрозділів Збройних СилУкраїни, практичними елементами тренувальних курсів, поспілкувався з нашимивійськовослужбовцями та іноземними інструкторами.</text:p>
      <text:p text:style-name="P4">
— Вражений з якою старанністю і наполегливістю наші воїни тренуються йопановують навички на сучасних зразках озброєння. Військовослужбовці вчатьсяшвидко, щоб потім ефективно застосовувати новітню зброю на полі бою, в битвахза Україну. Вдячний інструкторам, котрі дуже відповідально і прискіпливовідносяться до тренувань, надають слушні та влучні поради, щоденно допомагаютьнашим військовим ставати міцнішими, — наголосив генерал-лейтенант ОлександрПавлюк.</text:p>
      <text:p text:style-name="P4">
Перший заступник Міністра оборони провів низку зустрічей з представникамикраїн-партнерів. Зокрема він поінформував про загальну обстановку на передовихпозиціях фронту та поточні виклики, озвучив наші наявні потреби в підготовціпідрозділів українського війська та загалом у забезпеченні відсічі збройноїагресії країни-окупанта росії.</text:p>
      <text:p text:style-name="P4">
Окремо, генерал-лейтенант Олександр Павлюк обговорив з представникамитренувальної місії Combined Arms Training Command (CAT-C) подальші планивдосконалення програм підготовки українських військовослужбовців та іншіважливі питання.</text:p>
      <text:p text:style-name="P4">
— Робимо все, щоб забезпечити високу якість навчання, а також обмін знаннямита інформацією. У війні з ворогом ЗСУ використовують стандарти НАТО і креатив.Тому наш досвід бойових дій також дуже корисний для друзів і партнерів, —прокоментував глава української делегації.</text:p>
      <text:p text:style-name="P4">
Перший заступник Міністра оборони висловив вдячність військово-політичномукерівництву, Уряду і народу Польщі за незмінну позицію і тверду підтримкуУкраїни та наших захисників. Він наголосив, що разом два дружні народинеодмінно пройдуть весь цей складний шлях до спільної перемоги.</text:p>
      <text:p text:style-name="P4">
— Нині між Україною і дружньою Польщею – особливі відносини на всіх рівнях.Міністерство оборони і ЗСУ щиро вдячні Польщі за вагому допомогу і підтримку,яку ми відчуваємо з перших днів неспровокованого російського вторгнення.Українці, і зокрема, наші захисники пам’ятатимуть ваші добрі справи. Разомздолаємо ворога і здобудемо спільну перемогу, — резюмував генерал-лейтенантОлександр Павлюк.</text:p>
      <text:p text:style-name="P4">
<text:span text:style-name="T4">
Джерело:</text:span>
 <text:span text:style-name="T5">
<text:a xlink:type="simple" xlink:href="https://www.mil.gov.ua/news/2023/03/29/general-lejtenant-oleksandr-pavlyuk-pereviriv-pidgotovku-ukrainskih-vijskovosluzhbovcziv-u-polshhi/" text:style-name="Internet_20_link" text:visited-style-name="Visited_20_Internet_20_Link">
Міністерство оборониУкраїни</text:a>
</text:span>
</text:p>
      <text:p text:style-name="P4">
Source: <text:a xlink:type="simple" xlink:href="https://armyinform.com.ua/2023/03/29/oleksandr-pavlyuk-pereviryv-pidgotovku-ukrayinskyh-vijskovosluzhbovcziv-u-polshhi/" text:style-name="Internet_20_link" text:visited-style-name="Visited_20_Internet_20_Link">
https://armyinform.com.ua/2023/03/29/oleksandr-pavlyuk-pereviryv-pidgotovku-ukrayinskyh-vijskovosluzhbovcziv-u-polshhi/</text:a>
</text:p>
      <!--NEWS-->
      <text:h text:style-name="P10" text:outline-level="1">
<text:span text:style-name="T4">
На тимчасово окупованих територіях рф не дає можливості цивільним отримати медичну допомогу — Ганна Маляр</text:span>
</text:h>
      <text:p text:style-name="P4">
Author: ['АРМІЯINFORM']</text:p>
      <text:p text:style-name="P4">
Time: 2023-03-29T51:00:00-04:00</text:p>
      <text:p text:style-name="P4">
Description: На тимчасово окупованій території України загострюються проблеми з отриманням цивіль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57.jpg" text:style-name="Internet_20_link" text:visited-style-name="Visited_20_Internet_20_Link">
photo_2022-12-15_12-35-57.jpg</text:a>
']</text:p>
      <text:p text:style-name="P4">
Tags: ['STOPRUSSIA', 'ГАННА МАЛЯР', 'ТИМЧАСОВО ОКУПОВАНІ ТЕРИТОРІЇ']</text:p>
      <text:p text:style-name="P4">
Category: News</text:p>
      <!--METADATA-->
      <text:p text:style-name="P4">
<draw:frame draw:style-name="fr1" draw:name="Image69" text:anchor-type="as-char" svg:width="6.9236in" svg:height="4.615733in" draw:z-index="0">
<draw:image xlink:href="../Images/AРМІЯINFORM/2023-03-29T51-00-00-04-00/photo_2022-12-15_12-35-57.jpg" xlink:type="simple" xlink:show="embed" xlink:actuate="onLoad" draw:mime-type="image/jpeg"/>
</draw:frame>
 Заступник Міністраоборони Ганна Маляр. Фото Дмитра Юрченка.</text:p>
      <text:p text:style-name="P4">
На тимчасово окупованій території України загострюються проблеми з отриманнямцивільним населенням медичної допомоги.</text:p>
      <text:p text:style-name="P4">
Про це <text:a xlink:type="simple" xlink:href="https://t.me/annamaliar/601" text:style-name="Internet_20_link" text:visited-style-name="Visited_20_Internet_20_Link">
повідомила</text:a>
 заступник Міністра оборониУкраїни Ганна Маляр.</text:p>
      <text:p text:style-name="P4">
«Це пов’язано з тим, що російське окупаційне командування розширює практикувикористання місцевих медичних закладів для лікування виключно російськихвійськовослужбовців. Унаслідок таких дій противника мешканці позбавляютьсяможливості отримання навіть екстреної медичної допомоги», — написала вона.</text:p>
      <text:p text:style-name="P4">
Зокрема, минулого тижня в населеному пункті Нововасилівка Запорізької областімісцеву лікарню було перепрофільовано в російський військовий шпиталь, в якомурозмістили понад 200 поранених окупантів. За вказівкою командування противниканадавати медичну допомогу цивільному населенню у цьому лікувальному закладікатегорично заборонено.</text:p>
      <text:p text:style-name="P4">
Крім того, в лікарняних закладах, які ще обслуговують місцевих мешканцівкількість кваліфікованого медичного персоналу критично зменшується, тому щоросійські окупаційні адміністрації примусово масово направляють цивільнихмедиків лікувати поранених російських військовослужбовців, чисельність котрихпостійно зростає.</text:p>
      <text:p text:style-name="P4">
Source: <text:a xlink:type="simple" xlink:href="https://armyinform.com.ua/2023/03/29/na-tymchasovo-okupovanyh-terytoriyah-rf-ne-daye-mozhlyvosti-czyvilnym-otrymaty-medychnu-dopomogu-ganna-malyar/" text:style-name="Internet_20_link" text:visited-style-name="Visited_20_Internet_20_Link">
https://armyinform.com.ua/2023/03/29/na-tymchasovo-okupovanyh-terytoriyah-rf-ne-daye-mozhlyvosti-czyvilnym-otrymaty-medychnu-dopomogu-ganna-malyar/</text:a>
</text:p>
      <!--NEWS-->
      <text:h text:style-name="P10" text:outline-level="1">
<text:span text:style-name="T4">
У Великій Британії інструктори з Данії готують особовий склад ЗСУ для ведення траншейних боїв</text:span>
</text:h>
      <text:p text:style-name="P4">
Author: ['АРМІЯINFORM']</text:p>
      <text:p text:style-name="P4">
Time: 2023-03-29T52:00:00-04:00</text:p>
      <text:p text:style-name="P4">
Description: Військовослужбовці збройних сил Данії в рамках базової загальновійськової підгото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5-59.jpg" text:style-name="Internet_20_link" text:visited-style-name="Visited_20_Internet_20_Link">
5-59.jpg</text:a>
', '<text:a xlink:type="simple" xlink:href="https://armyinform.com.ua/wp-content/uploads/2023/03/7-44-150x150.jpg" text:style-name="Internet_20_link" text:visited-style-name="Visited_20_Internet_20_Link">
7-44-150x150.jpg</text:a>
', '<text:a xlink:type="simple" xlink:href="https://armyinform.com.ua/wp-content/uploads/2023/03/1-102-150x150.jpg" text:style-name="Internet_20_link" text:visited-style-name="Visited_20_Internet_20_Link">
1-102-150x150.jpg</text:a>
', '<text:a xlink:type="simple" xlink:href="https://armyinform.com.ua/wp-content/uploads/2023/03/2-97-150x150.jpg" text:style-name="Internet_20_link" text:visited-style-name="Visited_20_Internet_20_Link">
2-97-150x150.jpg</text:a>
', '<text:a xlink:type="simple" xlink:href="https://armyinform.com.ua/wp-content/uploads/2023/03/3-85-150x150.jpg" text:style-name="Internet_20_link" text:visited-style-name="Visited_20_Internet_20_Link">
3-85-150x150.jpg</text:a>
', '<text:a xlink:type="simple" xlink:href="https://armyinform.com.ua/wp-content/uploads/2023/03/4-76-150x150.jpg" text:style-name="Internet_20_link" text:visited-style-name="Visited_20_Internet_20_Link">
4-76-150x150.jpg</text:a>
', '<text:a xlink:type="simple" xlink:href="https://armyinform.com.ua/wp-content/uploads/2023/03/6-53-150x150.jpg" text:style-name="Internet_20_link" text:visited-style-name="Visited_20_Internet_20_Link">
6-53-150x150.jpg</text:a>
']</text:p>
      <text:p text:style-name="P4">
Tags: ['ВЕДЕННЯ ТРАНШЕЙНИХ БОЇВ', 'ВЕЛИКА БРИТАНІЯ', 'ДАНІЯ', 'ДОПОМОГА ПАРТНЕРІВ', 'ЗСУ', 'СВІТ ПІДТРИМУЄ УКРАЇНУ']</text:p>
      <text:p text:style-name="P4">
Category: News</text:p>
      <!--METADATA-->
      <text:p text:style-name="P4">
<draw:frame draw:style-name="fr1" draw:name="Image70" text:anchor-type="as-char" svg:width="6.9236in" svg:height="3.894525in" draw:z-index="0">
<draw:image xlink:href="../Images/AРМІЯINFORM/2023-03-29T52-00-00-04-00/5-59.jpg" xlink:type="simple" xlink:show="embed" xlink:actuate="onLoad" draw:mime-type="image/jpeg"/>
</draw:frame>
</text:p>
      <text:p text:style-name="P4">
Військовослужбовці збройних сил Данії в рамках базової загальновійськовоїпідготовки особового складу ЗС України у Великій Британії проводять заняття зведення позиційних (траншейних) бойових дій, зокрема відпрацьовуються дії зпідготовки, захоплення та утримання окопу, траншеї, позиції.</text:p>
      <text:p text:style-name="P4">
Про це йдеться у<text:a xlink:type="simple" xlink:href="https://www.facebook.com/GeneralStaff.ua/posts/pfbid0YeBX19Bm5Y7fANiLpx1Tz1qTeLGL5b5LvJPochKWYkMs28scMEmveqyVKynr3oeMl" text:style-name="Internet_20_link" text:visited-style-name="Visited_20_Internet_20_Link">
повідомленні</text:a>
Генерального штабу ЗСУ.</text:p>
      <text:p text:style-name="P4">
Ця підготовка дає змогу оволодіти бойовими навичками, підвищити безпеку тасили дій Збройних Сил України, аби військовослужбовці, які не мають або маютьмінімальний військовий досвід, могли оволодіти необхідними тактичними знаннямидля захисту України.</text:p>
      <text:p text:style-name="P4">
Під керівництвом інструкторів збройних сил Данії, новобранці Збройних СилУкраїни стали більш підготовленими до умов оборони та наступу.</text:p>
      <text:p text:style-name="P4">
<text:a xlink:type="simple" xlink:href="https://armyinform.com.ua/wp-content/uploads/2023/03/7-44.jpg" text:style-name="Internet_20_link" text:visited-style-name="Visited_20_Internet_20_Link">
<draw:frame draw:style-name="fr1" draw:name="Image71" text:anchor-type="as-char" svg:width="6.9236in" svg:height="6.9236in" draw:z-index="0">
<draw:image xlink:href="../Images/AРМІЯINFORM/2023-03-29T52-00-00-04-00/7-44-150x150.jpg" xlink:type="simple" xlink:show="embed" xlink:actuate="onLoad" draw:mime-type="image/jpeg"/>
</draw:frame>
</text:a>
</text:p>
      <text:p text:style-name="P4">
<text:a xlink:type="simple" xlink:href="https://armyinform.com.ua/wp-content/uploads/2023/03/1-102.jpg" text:style-name="Internet_20_link" text:visited-style-name="Visited_20_Internet_20_Link">
<draw:frame draw:style-name="fr1" draw:name="Image72" text:anchor-type="as-char" svg:width="6.9236in" svg:height="6.9236in" draw:z-index="0">
<draw:image xlink:href="../Images/AРМІЯINFORM/2023-03-29T52-00-00-04-00/1-102-150x150.jpg" xlink:type="simple" xlink:show="embed" xlink:actuate="onLoad" draw:mime-type="image/jpeg"/>
</draw:frame>
</text:a>
</text:p>
      <text:p text:style-name="P4">
<text:a xlink:type="simple" xlink:href="https://armyinform.com.ua/wp-content/uploads/2023/03/2-97.jpg" text:style-name="Internet_20_link" text:visited-style-name="Visited_20_Internet_20_Link">
<draw:frame draw:style-name="fr1" draw:name="Image73" text:anchor-type="as-char" svg:width="6.9236in" svg:height="6.9236in" draw:z-index="0">
<draw:image xlink:href="../Images/AРМІЯINFORM/2023-03-29T52-00-00-04-00/2-97-150x150.jpg" xlink:type="simple" xlink:show="embed" xlink:actuate="onLoad" draw:mime-type="image/jpeg"/>
</draw:frame>
</text:a>
</text:p>
      <text:p text:style-name="P4">
<text:a xlink:type="simple" xlink:href="https://armyinform.com.ua/wp-content/uploads/2023/03/3-85.jpg" text:style-name="Internet_20_link" text:visited-style-name="Visited_20_Internet_20_Link">
<draw:frame draw:style-name="fr1" draw:name="Image74" text:anchor-type="as-char" svg:width="6.9236in" svg:height="6.9236in" draw:z-index="0">
<draw:image xlink:href="../Images/AРМІЯINFORM/2023-03-29T52-00-00-04-00/3-85-150x150.jpg" xlink:type="simple" xlink:show="embed" xlink:actuate="onLoad" draw:mime-type="image/jpeg"/>
</draw:frame>
</text:a>
</text:p>
      <text:p text:style-name="P4">
<text:a xlink:type="simple" xlink:href="https://armyinform.com.ua/wp-content/uploads/2023/03/4-76.jpg" text:style-name="Internet_20_link" text:visited-style-name="Visited_20_Internet_20_Link">
<draw:frame draw:style-name="fr1" draw:name="Image75" text:anchor-type="as-char" svg:width="6.9236in" svg:height="6.9236in" draw:z-index="0">
<draw:image xlink:href="../Images/AРМІЯINFORM/2023-03-29T52-00-00-04-00/4-76-150x150.jpg" xlink:type="simple" xlink:show="embed" xlink:actuate="onLoad" draw:mime-type="image/jpeg"/>
</draw:frame>
</text:a>
</text:p>
      <text:p text:style-name="P4">
<text:a xlink:type="simple" xlink:href="https://armyinform.com.ua/wp-content/uploads/2023/03/6-53.jpg" text:style-name="Internet_20_link" text:visited-style-name="Visited_20_Internet_20_Link">
<draw:frame draw:style-name="fr1" draw:name="Image76" text:anchor-type="as-char" svg:width="6.9236in" svg:height="6.9236in" draw:z-index="0">
<draw:image xlink:href="../Images/AРМІЯINFORM/2023-03-29T52-00-00-04-00/6-53-150x150.jpg" xlink:type="simple" xlink:show="embed" xlink:actuate="onLoad" draw:mime-type="image/jpeg"/>
</draw:frame>
</text:a>
</text:p>
      <text:p text:style-name="P4">
«Королівство Данія продовжує підтримувати народ України та надає постійнупідтримку у відповідь на триваючі порушення росією міжнародного права», —йдеться у повідомленні Генштабу.</text:p>
      <text:p text:style-name="P4">
Прибувши до Сполученого Королівства в 2023 році, контингентвійськовослужбовців збройних сил Данії приєднався до країн-партнерів упрограмі підготовки українських новобранців під керівництвом Великої Британії.</text:p>
      <text:p text:style-name="P4">
Source: <text:a xlink:type="simple" xlink:href="https://armyinform.com.ua/2023/03/29/u-velykij-brytaniyi-instruktory-z-daniyi-gotuyut-osobovyj-sklad-zsu-z-vedennya-transhejnyh-boyiv/" text:style-name="Internet_20_link" text:visited-style-name="Visited_20_Internet_20_Link">
https://armyinform.com.ua/2023/03/29/u-velykij-brytaniyi-instruktory-z-daniyi-gotuyut-osobovyj-sklad-zsu-z-vedennya-transhejnyh-boyiv/</text:a>
</text:p>
      <!--NEWS-->
      <text:h text:style-name="P10" text:outline-level="1">
<text:span text:style-name="T4">
Польща збільшить виробництво боєприпасів — треба зважати на те, що відбувається на Донбасі</text:span>
</text:h>
      <text:p text:style-name="P4">
Author: ['АРМІЯINFORM']</text:p>
      <text:p text:style-name="P4">
Time: 2023-03-29T53:00:00-04:00</text:p>
      <text:p text:style-name="P4">
Description: Сьогодні Україна має достатньо військового обладнання, але для того, щоб воно виконува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ea3b1769-9aa8-4f60-aa57-f9bbda760e69.jpg" text:style-name="Internet_20_link" text:visited-style-name="Visited_20_Internet_20_Link">
ea3b1769-9aa8-4f60-aa57-f9bbda760e69.jpg</text:a>
']</text:p>
      <text:p text:style-name="P4">
Tags: ['STOPRUSSIA', 'АГРЕСІЯ РФ', 'ВИРОБНИЦТВО БОЄПРИПАСІВ', 'ДОПОМОГА ПАРТНЕРІВ', 'МАРЧІН ПРЖИДАЧ', 'ПОЛЬЩА', 'СВІТ ПІДТРИМУЄ УКРАЇНУ']</text:p>
      <text:p text:style-name="P4">
Category: News</text:p>
      <!--METADATA-->
      <text:p text:style-name="P4">
<draw:frame draw:style-name="fr1" draw:name="Image77" text:anchor-type="as-char" svg:width="6.9236in" svg:height="3.894525in" draw:z-index="0">
<draw:image xlink:href="../Images/AРМІЯINFORM/2023-03-29T53-00-00-04-00/ea3b1769-9aa8-4f60-aa57-f9bbda760e69.jpg" xlink:type="simple" xlink:show="embed" xlink:actuate="onLoad" draw:mime-type="image/jpeg"/>
</draw:frame>
 Ілюстративнефото</text:p>
      <text:p text:style-name="P4">
Сьогодні Україна має достатньо військового обладнання, але для того, щоб воновиконувало свою функцію, воно має бути забезпечене боєприпасами.</text:p>
      <text:p text:style-name="P4">
Про це <text:a xlink:type="simple" xlink:href="https://twitter.com/tvp_info/status/1640967574354632704" text:style-name="Internet_20_link" text:visited-style-name="Visited_20_Internet_20_Link">
повідомив</text:a>
керівник управління міжнародної політики Канцелярії президента Польщі МарчінПржидач.</text:p>
      <text:p text:style-name="P4">
«На жаль, в Європі виробничі потужності останні 30 років були обмежені. ТомуПольща звертається до країн Заходу, Європейського Союзу для фінансування цихєвропейських виробництв у сфері боєприпасів», — зазначив Марчін Пржидач.</text:p>
      <text:p text:style-name="P4">
За його словами, ці боєприпаси будуть доставлені і до польського війська,функцією якого буде стримування росії.</text:p>
      <text:p text:style-name="P4">
«Те, що зараз відбувається на фронті на Донбасі, має свій вплив на безпекуПольщі. Наша підтримка України виникла не тільки через симпатію, вона такожвипливає з відповідного аналізу безпеки Польщі. Ми знаємо: якщо Україна впаде,апетит володимира путіна буде зростати, і він атакуватиме наступні напрямки. Ами з росією — межуємо», — наголосив польський чиновник.</text:p>
      <text:p text:style-name="P4">
Source: <text:a xlink:type="simple" xlink:href="https://armyinform.com.ua/2023/03/29/polshha-zbilshyt-vyrobnycztvo-boyeprypasiv-treba-zvazhaty-na-te-shho-vidbuvayetsya-na-donbasi/" text:style-name="Internet_20_link" text:visited-style-name="Visited_20_Internet_20_Link">
https://armyinform.com.ua/2023/03/29/polshha-zbilshyt-vyrobnycztvo-boyeprypasiv-treba-zvazhaty-na-te-shho-vidbuvayetsya-na-donbasi/</text:a>
</text:p>
      <!--NEWS-->
      <text:h text:style-name="P10" text:outline-level="1">
<text:span text:style-name="T4">
Світ побачив правду про росію: вона несе лише катівні та розстріли — Президент України</text:span>
</text:h>
      <text:p text:style-name="P4">
Author: ['АРМІЯINFORM']</text:p>
      <text:p text:style-name="P4">
Time: 2023-03-29T54:00:00-04:00</text:p>
      <text:p text:style-name="P4">
Description: Рік тому світ побачив правду про росію. Про те, що вона несе лише катівні, розстрі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9618886293178871_y.jpg" text:style-name="Internet_20_link" text:visited-style-name="Visited_20_Internet_20_Link">
photo_5269618886293178871_y.jpg</text:a>
', '<text:a xlink:type="simple" xlink:href="https://armyinform.com.ua/wp-content/uploads/2023/03/338913637_938549530507505_3561468138633345754_n-150x150.jpg" text:style-name="Internet_20_link" text:visited-style-name="Visited_20_Internet_20_Link">
338913637_938549530507505_3561468138633345754_n-150x150.jpg</text:a>
', '<text:a xlink:type="simple" xlink:href="https://armyinform.com.ua/wp-content/uploads/2023/03/photo_5269618886293178870_y-150x150.jpg" text:style-name="Internet_20_link" text:visited-style-name="Visited_20_Internet_20_Link">
photo_5269618886293178870_y-150x150.jpg</text:a>
', '<text:a xlink:type="simple" xlink:href="https://armyinform.com.ua/wp-content/uploads/2023/03/338915505_176944901820102_1943705126573995617_n-150x150.jpg" text:style-name="Internet_20_link" text:visited-style-name="Visited_20_Internet_20_Link">
338915505_176944901820102_1943705126573995617_n-150x150.jpg</text:a>
', '<text:a xlink:type="simple" xlink:href="https://armyinform.com.ua/wp-content/uploads/2023/03/338013282_806427744237819_5222585575641638209_n-150x150.jpg" text:style-name="Internet_20_link" text:visited-style-name="Visited_20_Internet_20_Link">
338013282_806427744237819_5222585575641638209_n-150x150.jpg</text:a>
']</text:p>
      <text:p text:style-name="P4">
Tags: ['STOPRUSSIA', 'ВОЛОДИМИР ЗЕЛЕНСЬКИЙ', 'ПРЕЗИДЕНТ']</text:p>
      <text:p text:style-name="P4">
Category: News</text:p>
      <!--METADATA-->
      <text:p text:style-name="P4">
<draw:frame draw:style-name="fr1" draw:name="Image78" text:anchor-type="as-char" svg:width="6.9236in" svg:height="4.621503in" draw:z-index="0">
<draw:image xlink:href="../Images/AРМІЯINFORM/2023-03-29T54-00-00-04-00/photo_5269618886293178871_y.jpg" xlink:type="simple" xlink:show="embed" xlink:actuate="onLoad" draw:mime-type="image/jpeg"/>
</draw:frame>
</text:p>
      <text:p text:style-name="P4">
Рік тому світ побачив правду про росію. Про те, що вона несе лише катівні,розстріли, мародерство.</text:p>
      <text:p text:style-name="P4">
Про це Президент України Володимир Зеленський<text:a xlink:type="simple" xlink:href="https://t.me/V_Zelenskiy_official/5680" text:style-name="Internet_20_link" text:visited-style-name="Visited_20_Internet_20_Link">
написав</text:a>
 у своєму Твіттері.</text:p>
      <text:p text:style-name="P4">
«Усі російські вбивці, кожен організатор цієї агресії, усі, хто забезпечуєвійну проти нашої держави й терор проти наших людей, мають бути покарані.</text:p>
      <text:p text:style-name="P4">
Ми не маємо сумніву, що вони понесуть відповідальність. Ми не маємо сумніву,що крок за кроком очистимо нашу землю від цього зла», — наголосив главадержави.</text:p>
      <text:p text:style-name="P4">
<text:a xlink:type="simple" xlink:href="https://armyinform.com.ua/wp-content/uploads/2023/03/338913637_938549530507505_3561468138633345754_n.jpg" text:style-name="Internet_20_link" text:visited-style-name="Visited_20_Internet_20_Link">
<draw:frame draw:style-name="fr1" draw:name="Image79" text:anchor-type="as-char" svg:width="6.9236in" svg:height="6.9236in" draw:z-index="0">
<draw:image xlink:href="../Images/AРМІЯINFORM/2023-03-29T54-00-00-04-00/338913637_938549530507505_3561468138633345754_n-150x150.jpg" xlink:type="simple" xlink:show="embed" xlink:actuate="onLoad" draw:mime-type="image/jpeg"/>
</draw:frame>
</text:a>
</text:p>
      <text:p text:style-name="P4">
<text:a xlink:type="simple" xlink:href="https://armyinform.com.ua/wp-content/uploads/2023/03/photo_5269618886293178870_y.jpg" text:style-name="Internet_20_link" text:visited-style-name="Visited_20_Internet_20_Link">
<draw:frame draw:style-name="fr1" draw:name="Image80" text:anchor-type="as-char" svg:width="6.9236in" svg:height="6.9236in" draw:z-index="0">
<draw:image xlink:href="../Images/AРМІЯINFORM/2023-03-29T54-00-00-04-00/photo_5269618886293178870_y-150x150.jpg" xlink:type="simple" xlink:show="embed" xlink:actuate="onLoad" draw:mime-type="image/jpeg"/>
</draw:frame>
</text:a>
</text:p>
      <text:p text:style-name="P4">
<text:a xlink:type="simple" xlink:href="https://armyinform.com.ua/wp-content/uploads/2023/03/338915505_176944901820102_1943705126573995617_n.jpg" text:style-name="Internet_20_link" text:visited-style-name="Visited_20_Internet_20_Link">
<draw:frame draw:style-name="fr1" draw:name="Image81" text:anchor-type="as-char" svg:width="6.9236in" svg:height="6.9236in" draw:z-index="0">
<draw:image xlink:href="../Images/AРМІЯINFORM/2023-03-29T54-00-00-04-00/338915505_176944901820102_1943705126573995617_n-150x150.jpg" xlink:type="simple" xlink:show="embed" xlink:actuate="onLoad" draw:mime-type="image/jpeg"/>
</draw:frame>
</text:a>
</text:p>
      <text:p text:style-name="P4">
<text:a xlink:type="simple" xlink:href="https://armyinform.com.ua/wp-content/uploads/2023/03/338013282_806427744237819_5222585575641638209_n.jpg" text:style-name="Internet_20_link" text:visited-style-name="Visited_20_Internet_20_Link">
<draw:frame draw:style-name="fr1" draw:name="Image82" text:anchor-type="as-char" svg:width="6.9236in" svg:height="6.9236in" draw:z-index="0">
<draw:image xlink:href="../Images/AРМІЯINFORM/2023-03-29T54-00-00-04-00/338013282_806427744237819_5222585575641638209_n-150x150.jpg" xlink:type="simple" xlink:show="embed" xlink:actuate="onLoad" draw:mime-type="image/jpeg"/>
</draw:frame>
</text:a>
</text:p>
      <text:p text:style-name="P4">
Source: <text:a xlink:type="simple" xlink:href="https://armyinform.com.ua/2023/03/29/svit-pobachyv-pravdu-pro-rosiyu-vona-nese-lyshe-kativni-rozstrily-prezydent-ukrayiny/" text:style-name="Internet_20_link" text:visited-style-name="Visited_20_Internet_20_Link">
https://armyinform.com.ua/2023/03/29/svit-pobachyv-pravdu-pro-rosiyu-vona-nese-lyshe-kativni-rozstrily-prezydent-ukrayiny/</text:a>
</text:p>
      <!--NEWS-->
      <text:h text:style-name="P10" text:outline-level="1">
<text:span text:style-name="T4">
Армія невільників не здатна здолати армію вільних людей — полковник Олександр Кяго</text:span>
</text:h>
      <text:p text:style-name="P4">
Author: ['АРМІЯINFORM']</text:p>
      <text:p text:style-name="P4">
Time: 2023-03-29T55:00:00-04:00</text:p>
      <text:p text:style-name="P4">
Description: Не може армія невільників здолати армію вільних людей, які захищають свою рідну земл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9559327981683862_y.jpg" text:style-name="Internet_20_link" text:visited-style-name="Visited_20_Internet_20_Link">
photo_5269559327981683862_y.jpg</text:a>
']</text:p>
      <text:p text:style-name="P4">
Tags: ['MILITARY MEDIA CENTER', 'STOPRUSSIA', 'СИЛИ ПІДТРИМКИ ЗСУ']</text:p>
      <text:p text:style-name="P4">
Category: News</text:p>
      <!--METADATA-->
      <text:p text:style-name="P4">
<draw:frame draw:style-name="fr1" draw:name="Image83" text:anchor-type="as-char" svg:width="6.9236in" svg:height="4.32725in" draw:z-index="0">
<draw:image xlink:href="../Images/AРМІЯINFORM/2023-03-29T55-00-00-04-00/photo_5269559327981683862_y.jpg" xlink:type="simple" xlink:show="embed" xlink:actuate="onLoad" draw:mime-type="image/jpeg"/>
</draw:frame>
</text:p>
      <text:p text:style-name="P4">
Не може армія невільників здолати армію вільних людей, які захищають своюрідну землю. Саме це – головна причина, чому я вірю в нашу перемогу.</text:p>
      <text:p text:style-name="P4">
Про це зазначив начальник регіонального управління Сил територіальної оборони«Захід» Збройних Сил України полковник Олександр Кяго,<text:a xlink:type="simple" xlink:href="https://t.me/militarymediacenter/1559" text:style-name="Internet_20_link" text:visited-style-name="Visited_20_Internet_20_Link">
повідомляє</text:a>
 Military Media Center.</text:p>
      <text:p text:style-name="P4">
«росіяни ніколи не орієнтувались на якісь моральні принципи, їх завжди «гнали»в Україну як окупантів. Українці на боротьбу проти окупанта в переважнійбільшості ставали добровільно», — йдеться у повідомленні.</text:p>
      <text:p text:style-name="P4">
Олександр Кяго зазначив, що нинішня українсько-російська війна — це не лишепро боротьбу двох армій та двох народів. Це, насамперед, ще й боротьба двохабсолютно різних світоглядів.</text:p>
      <text:p text:style-name="P4">
«Розглядаючи офіцерів як кандидатів на керівні посади, я ніколи не орієнтуюсяна вік людини, політичні вподобання або особисті симпатії чи антипатії. Коли вкраїні війна такого масштабу, важливо, щоби командирами на місцях ставалигідні особистості та професіонали, які в критичний момент зможуть взяти насебе відповідальність і ухвалити рішення. Бо бездіяльність — злочинна, аджеможе коштувати людям життя, що є для нас найвищою цінністю», — зауваживначальник управління.</text:p>
      <text:p text:style-name="P4">
Source: <text:a xlink:type="simple" xlink:href="https://armyinform.com.ua/2023/03/29/armiya-nevilnykiv-ne-zdatna-zdolaty-armiyu-vilnyh-lyudej-polkovnyk-oleksandr-kyago/" text:style-name="Internet_20_link" text:visited-style-name="Visited_20_Internet_20_Link">
https://armyinform.com.ua/2023/03/29/armiya-nevilnykiv-ne-zdatna-zdolaty-armiyu-vilnyh-lyudej-polkovnyk-oleksandr-kyago/</text:a>
</text:p>
      <!--NEWS-->
      <text:h text:style-name="P10" text:outline-level="1">
<text:span text:style-name="T4">
Національний військово-історичний музей України представить артефакти із затонулого крейсера «москва»</text:span>
</text:h>
      <text:p text:style-name="P4">
Author: ['Євген Букет']</text:p>
      <text:p text:style-name="P4">
Time: 2023-03-29T56:00:00-04:00</text:p>
      <text:p text:style-name="P4">
Description: На річницю потоплення крейсера «москва» в Національному військово-історичному музе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olovna-86.jpg" text:style-name="Internet_20_link" text:visited-style-name="Visited_20_Internet_20_Link">
golovna-86.jpg</text:a>
', '<text:a xlink:type="simple" xlink:href="https://armyinform.com.ua/wp-content/uploads/2023/03/illyenko.jpg" text:style-name="Internet_20_link" text:visited-style-name="Visited_20_Internet_20_Link">
illyenko.jpg</text:a>
']</text:p>
      <text:p text:style-name="P4">
Tags: []</text:p>
      <text:p text:style-name="P4">
Category: News</text:p>
      <!--METADATA-->
      <text:p text:style-name="P4">
<draw:frame draw:style-name="fr1" draw:name="Image84" text:anchor-type="as-char" svg:width="6.9236in" svg:height="4.615733in" draw:z-index="0">
<draw:image xlink:href="../Images/AРМІЯINFORM/2023-03-29T56-00-00-04-00/golovna-86.jpg" xlink:type="simple" xlink:show="embed" xlink:actuate="onLoad" draw:mime-type="image/jpeg"/>
</draw:frame>
</text:p>
      <text:p text:style-name="P4">
На річницю потоплення крейсера «москва» в Національному військово-історичномумузеї України відбудеться відкриття нової експозиції, де буде представленорятувальний круг, сигнальний буй із затонулого флагмана російського флоту табагато інших цікавих артефактів. Про це стало відомо під час сьогоднішньогобрифінгу, який провели в <text:a xlink:type="simple" xlink:href="https://t.me/militarymediacenter" text:style-name="Internet_20_link" text:visited-style-name="Visited_20_Internet_20_Link">
Military MediaCenter</text:a>
 представники Національноговійськово-історичного музею України, Центру досліджень воєнної історіїЗбройних Сил України та Міністерства освіти і науки України.</text:p>
      <text:p text:style-name="P4">
<draw:frame draw:style-name="fr1" draw:name="Image85" text:anchor-type="as-char" svg:width="6.9236in" svg:height="4.615733in" draw:z-index="0">
<draw:image xlink:href="../Images/AРМІЯINFORM/2023-03-29T56-00-00-04-00/illyenko.jpg" xlink:type="simple" xlink:show="embed" xlink:actuate="onLoad" draw:mime-type="image/jpeg"/>
</draw:frame>
АндрійІллєнко</text:p>
      <text:p text:style-name="P4">
— Маючи допуск до місць проведення бойових дій, працівники нашого музею нинімають змогу збирати артефакти війни. Вже в травні ми організували виставкузнищеної військової техніки окупантів просто неба в Києві, — розповів АндрійІллєнко, директор Національного військово-історичного музею України,засновником якого є Міністерство оборони України. — Водночас у приміщеннімузею було відкрито виставку артефактів війни, спеціально для якої КиївськаТрО передала першу «Стугну», з якої було знищено ворожу бронетехніку. Нинівиставкові проєкти подорожують Європою, де виставляються поблизу російськихпосольств і диппредставництв.</text:p>
      <text:p text:style-name="P4">
<text:span text:style-name="T5">
Фото Дмитра Юрченка</text:span>
</text:p>
      <text:p text:style-name="P4">
Source: <text:a xlink:type="simple" xlink:href="https://armyinform.com.ua/2023/03/29/naczionalnyj-vijskovo-istorychnyj-muzej-ukrayiny-u-kvitni-predstavyt-artefakty-iz-zatonulogo-krejsera-moskva/" text:style-name="Internet_20_link" text:visited-style-name="Visited_20_Internet_20_Link">
https://armyinform.com.ua/2023/03/29/naczionalnyj-vijskovo-istorychnyj-muzej-ukrayiny-u-kvitni-predstavyt-artefakty-iz-zatonulogo-krejsera-moskva/</text:a>
</text:p>
      <!--NEWS-->
      <text:h text:style-name="P10" text:outline-level="1">
<text:span text:style-name="T4">
Олексій Резніков про враження від БМП Marder: Чудовий приклад німецької якості</text:span>
</text:h>
      <text:p text:style-name="P4">
Author: ['АРМІЯINFORM']</text:p>
      <text:p text:style-name="P4">
Time: 2023-03-29T57:00:00-04:00</text:p>
      <text:p text:style-name="P4">
Description: Міністр оборони України Олексій Резніков поділився враженнями від німецької БМП Marder.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11/nimechchyna_bmp-marder.jpg" text:style-name="Internet_20_link" text:visited-style-name="Visited_20_Internet_20_Link">
nimechchyna_bmp-marder.jpg</text:a>
']</text:p>
      <text:p text:style-name="P4">
Tags: ['STOPRUSSIA', 'БМП «МАРДЕР»', 'МІНІСТР ОБОРОНИ УКРАЇНИ ОЛЕКСІЙ РЕЗНІКОВ']</text:p>
      <text:p text:style-name="P4">
Category: News</text:p>
      <!--METADATA-->
      <text:p text:style-name="P4">
<draw:frame draw:style-name="fr1" draw:name="Image86" text:anchor-type="as-char" svg:width="6.9236in" svg:height="4.615733in" draw:z-index="0">
<draw:image xlink:href="../Images/AРМІЯINFORM/2023-03-29T57-00-00-04-00/nimechchyna_bmp-marder.jpg" xlink:type="simple" xlink:show="embed" xlink:actuate="onLoad" draw:mime-type="image/jpeg"/>
</draw:frame>
</text:p>
      <text:p text:style-name="P4">
Міністр оборони України Олексій Резніков поділився враженнями від німецькоїБМП <text:a xlink:type="simple" xlink:href="https://armyinform.com.ua/2023/01/30/zakordonni-tanky-dlya-ukrayiny-vyklyky-ta-mozhlyvosti/" text:style-name="Internet_20_link" text:visited-style-name="Visited_20_Internet_20_Link">
Marder</text:a>
.</text:p>
      <text:p text:style-name="P4">
Про це він<text:a xlink:type="simple" xlink:href="https://twitter.com/oleksiireznikov/status/1641004455653961730" text:style-name="Internet_20_link" text:visited-style-name="Visited_20_Internet_20_Link">
написав</text:a>
у своєму Твіттері.</text:p>
      <text:p text:style-name="P4">
«Marder — чудовий приклад німецької якості. Я сам випробував. З нетерпіннямчекаємо скорого приручення Леопардів. Мені подобається, як вони ревуть. Був бищасливий, якщо посол Німеччини в Україні Анка Фельдгузен змогла б до менеприєднатися. Давайте зробимо це разом! Дякуємо канцлеру Олафу Шольцу, мініструоборони Борису Пісторіусу та народу Німеччини!», — йдеться у його дописі.</text:p>
      <text:p text:style-name="Quotations">

<text:p text:style-name="P4">
Marder is an excellent example of German quality. I've tried it myself.  &gt;
  Look forward to taming Leopards soon. I love the way they roar!  &gt;
  Would be happy if&gt;
 <text:a xlink:type="simple" xlink:href="https://twitter.com/AnkaFeldhusen" text:style-name="Internet_20_link" text:visited-style-name="Visited_20_Internet_20_Link">
@AnkaFeldhusen</text:a>
 can&gt;
 join me. Let’s do it together!  &gt;
  Thank you to&gt;
 <text:a xlink:type="simple" xlink:href="https://twitter.com/Bundeskanzler" text:style-name="Internet_20_link" text:visited-style-name="Visited_20_Internet_20_Link">
@Bundeskanzler</text:a>
,&gt;
 Boris Pistorius &amp; the 🇩🇪 people! 🇺🇦🤝🇩🇪&gt;
 <text:a xlink:type="simple" xlink:href="https://t.co/uTE8hwewpV" text:style-name="Internet_20_link" text:visited-style-name="Visited_20_Internet_20_Link">
pic.twitter.com/uTE8hwewpV</text:a>
&gt;
&gt;
 — Oleksii Reznikov (@oleksiireznikov) <text:a xlink:type="simple" xlink:href="https://twitter.com/oleksiireznikov/status/1641004455653961730" text:style-name="Internet_20_link" text:visited-style-name="Visited_20_Internet_20_Link">
March 29,&gt;
 2023</text:a>
</text:p>

</text:p>
      <text:p text:style-name="P4">
Source: <text:a xlink:type="simple" xlink:href="https://armyinform.com.ua/2023/03/29/oleksij-reznikov-pro-vrazhennya-vid-bmp-marder-chudovyj-pryklad-nimeczkoyi-yakosti/" text:style-name="Internet_20_link" text:visited-style-name="Visited_20_Internet_20_Link">
https://armyinform.com.ua/2023/03/29/oleksij-reznikov-pro-vrazhennya-vid-bmp-marder-chudovyj-pryklad-nimeczkoyi-yakosti/</text:a>
</text:p>
      <!--NEWS-->
      <text:h text:style-name="P10" text:outline-level="1">
<text:span text:style-name="T4">
Офіс Генпрокурора України: задокументовано понад 77 тисяч воєнних злочинів</text:span>
</text:h>
      <text:p text:style-name="P4">
Author: ['АРМІЯINFORM']</text:p>
      <text:p text:style-name="P4">
Time: 2023-03-29T58: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crime-29032023ua.jpg" text:style-name="Internet_20_link" text:visited-style-name="Visited_20_Internet_20_Link">
warcrime-29032023ua.jpg</text:a>
', '<text:a xlink:type="simple" xlink:href="https://armyinform.com.ua/wp-content/uploads/2023/03/warcrime-29032023en.jpg" text:style-name="Internet_20_link" text:visited-style-name="Visited_20_Internet_20_Link">
warcrime-2903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87" text:anchor-type="as-char" svg:width="6.9236in" svg:height="4.448413in" draw:z-index="0">
<draw:image xlink:href="../Images/AРМІЯINFORM/2023-03-29T58-00-00-04-00/warcrime-2903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28 березня</text:span>
 зареєстровано:</text:p>
      <ul>
        <li>
77 018 — воєнних злочинів,  * 16 895 — злочини проти національної безпеки України.</li>
      </ul>
      <text:p text:style-name="P4">
Крім того, за офіційними даними ювенальних прокурорів, <text:span text:style-name="T4">
1408 дітейпостраждали</text:span>
 внаслідок агресії рф, з них:</text:p>
      <ul>
        <li>
465 — дітей загинули,  * 943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88" text:anchor-type="as-char" svg:width="6.9236in" svg:height="4.448413in" draw:z-index="0">
<draw:image xlink:href="../Images/AРМІЯINFORM/2023-03-29T58-00-00-04-00/warcrime-29032023en.jpg" xlink:type="simple" xlink:show="embed" xlink:actuate="onLoad" draw:mime-type="image/jpeg"/>
</draw:frame>
</text:p>
      <text:p text:style-name="P4">
Source: <text:a xlink:type="simple" xlink:href="https://armyinform.com.ua/2023/03/29/ofis-genprokurora-ukrayiny-zadokumentovano-ponad-77-tysyach-voyennyh-zlochyniv/" text:style-name="Internet_20_link" text:visited-style-name="Visited_20_Internet_20_Link">
https://armyinform.com.ua/2023/03/29/ofis-genprokurora-ukrayiny-zadokumentovano-ponad-77-tysyach-voyennyh-zlochyniv/</text:a>
</text:p>
      <!--NEWS-->
      <text:h text:style-name="P10" text:outline-level="1">
<text:span text:style-name="T4">
рф тримає у Чорному морі ракетоносій з чотирма «Калібрами»</text:span>
</text:h>
      <text:p text:style-name="P4">
Author: ['АРМІЯINFORM']</text:p>
      <text:p text:style-name="P4">
Time: 2023-03-29T59:00:00-04:00</text:p>
      <text:p text:style-name="P4">
Description: Станом на 29 березня у Чорному морі на бойовому чергуванні знаходиться 4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youfwedjy9e6outcm1irkddaev4jnuaw-1.jpg" text:style-name="Internet_20_link" text:visited-style-name="Visited_20_Internet_20_Link">
youfwedjy9e6outcm1irkddaev4jnuaw-1.jpg</text:a>
']</text:p>
      <text:p text:style-name="P4">
Tags: ['STOPRUSSIA', 'ВМС ЗС УКРАЇНИ', 'РАКЕТИ «КАЛІБР»']</text:p>
      <text:p text:style-name="P4">
Category: News</text:p>
      <!--METADATA-->
      <text:p text:style-name="P4">
<draw:frame draw:style-name="fr1" draw:name="Image89" text:anchor-type="as-char" svg:width="6.9236in" svg:height="4.269553in" draw:z-index="0">
<draw:image xlink:href="../Images/AРМІЯINFORM/2023-03-29T59-00-00-04-00/youfwedjy9e6outcm1irkddaev4jnuaw-1.jpg" xlink:type="simple" xlink:show="embed" xlink:actuate="onLoad" draw:mime-type="image/jpeg"/>
</draw:frame>
</text:p>
      <text:p text:style-name="P4">
Станом на 29 березня у Чорному морі на бойовому чергуванні знаходиться 4ворожих кораблі, з них 1 носій крилатих ракет «Калібр», загальний залп — до 4ракет.</text:p>
      <text:p text:style-name="P4">
Про це <text:a xlink:type="simple" xlink:href="https://t.me/ukrainian_navy/2614" text:style-name="Internet_20_link" text:visited-style-name="Visited_20_Internet_20_Link">
повідомляє</text:a>
 пресслужба Військово-Морських Сил ЗСУ.</text:p>
      <text:p text:style-name="P4">
В Азовському морі — 2 ворожих кораблі. У Середземному морі до 7 ворожихкораблів, з них 3 носії крилатих ракет «Калібр», загальний залп — до 20 ракет;</text:p>
      <text:p text:style-name="P4">
За добу, в інтересах рф, прохід Керч-Єнікальською протокою здійснили:</text:p>
      <ul>
        <li>
до Азовського моря – 13 суден, з них 4 судна продовжили рух у напрямку протоки Босфор;  * до Чорного моря – 13 судна, з них 2 продовжили рух у напрямку протоки Босфор.</li>
      </ul>
      <text:p text:style-name="P4">
Зазначається, що рф продовжує порушувати Міжнародну конвенцію з охоронилюдського життя на морі 1974 р. (SOLAS), вимикаючи системи автоматичноїідентифікації (AIS), на цивільних суднах в акваторії Азовського моря.</text:p>
      <text:p text:style-name="P4">
Source: <text:a xlink:type="simple" xlink:href="https://armyinform.com.ua/2023/03/29/rf-trymaye-u-chornomu-mori-raketonosij-z-chotyrma-kalibramy/" text:style-name="Internet_20_link" text:visited-style-name="Visited_20_Internet_20_Link">
https://armyinform.com.ua/2023/03/29/rf-trymaye-u-chornomu-mori-raketonosij-z-chotyrma-kalibramy/</text:a>
</text:p>
      <!--NEWS-->
      <text:h text:style-name="P10" text:outline-level="1">
<text:span text:style-name="T4">
Затримано агента рф: «полював» на склади з боєприпасами Сил оборони під Авдіївкою</text:span>
</text:h>
      <text:p text:style-name="P4">
Author: ['АРМІЯINFORM']</text:p>
      <text:p text:style-name="P4">
Time: 2023-03-29T60:00:00-04:00</text:p>
      <text:p text:style-name="P4">
Description: Викрила ще одного агента фсб у прифронтових районах Донеччини, який ще до почат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9ee67fd1b39cfc9556b735954e1be02-1.jpeg" text:style-name="Internet_20_link" text:visited-style-name="Visited_20_Internet_20_Link">
b9ee67fd1b39cfc9556b735954e1be02-1.jpeg</text:a>
']</text:p>
      <text:p text:style-name="P4">
Tags: ['STOPRUSSIA', 'АГЕНТ РФ', 'СБУ']</text:p>
      <text:p text:style-name="P4">
Category: News</text:p>
      <!--METADATA-->
      <text:p text:style-name="P4">
<draw:frame draw:style-name="fr1" draw:name="Image90" text:anchor-type="as-char" svg:width="6.9236in" svg:height="4.615733in" draw:z-index="0">
<draw:image xlink:href="../Images/AРМІЯINFORM/2023-03-29T60-00-00-04-00/b9ee67fd1b39cfc9556b735954e1be02-1.jpeg" xlink:type="simple" xlink:show="embed" xlink:actuate="onLoad" draw:mime-type="image/jpeg"/>
</draw:frame>
</text:p>
      <text:p text:style-name="P4">
Викрила ще одного агента фсб у прифронтових районах Донеччини, який ще допочатку широкомасштабного вторгнення підтримував дружні відносини з кадровимспівробітником російської спецслужби.</text:p>
      <text:p text:style-name="P4">
Про це <text:a xlink:type="simple" xlink:href="https://ssu.gov.ua/novyny/sbu-zatrymala-rosiiskoho-ahenta-yakyi-poliuvav-na-sklady-z-boieprypasamy-syl-oborony-pid-avdiivkoiu" text:style-name="Internet_20_link" text:visited-style-name="Visited_20_Internet_20_Link">
повідомляє</text:a>
 Службабезпеки України.</text:p>
      <text:p text:style-name="P4">
«Після 24 лютого ворог дистанційно завербував свого приятеля і визначив йомузавдання щодо проведення розвідувально-підривної діяльності в регіоні», —йдеться у повідомленні.</text:p>
      <text:p text:style-name="P4">
Насамперед агресора цікавила інформація про місця розташування складів збоєприпасами та баз військової техніки Сил оборони на Авдіївському напрямку.</text:p>
      <text:p text:style-name="P4">
Зазначається, що для збору розвідданих російських агент об’їжджав місцевість інамагався приховано фіксувати українські об’єкти.</text:p>
      <text:p text:style-name="P4">
Одержані відомості він мав передавати до фсб через анонімний месенджер увигляді електронних координат, а також медіафайлів з прив’язкою до місцевостіі детальним описом.</text:p>
      <text:p text:style-name="P4">
Розвіддані потрібні були окупантам для планування тактичних операцій проти Силоборони на східному фронті.</text:p>
      <text:p text:style-name="P4">
Втім співробітники СБУ спрацювали на випередження — своєчасно викрили,поетапно задокументували і затримали зловмисника під час виконання нимрозвідувального завдання.</text:p>
      <text:p text:style-name="P4">
Служба безпеки повідомили фігуранту про підозру у державній зраді</text:p>
      <text:p text:style-name="P4">
Суд обрав йому запобіжний захід — тримання під вартою.</text:p>
      <text:p text:style-name="P4">
Source: <text:a xlink:type="simple" xlink:href="https://armyinform.com.ua/2023/03/29/zatrymano-agenta-rf-yakyj-polyuvav-na-sklady-z-boyeprypasamy-syl-oborony-pid-avdiyivkoyu/" text:style-name="Internet_20_link" text:visited-style-name="Visited_20_Internet_20_Link">
https://armyinform.com.ua/2023/03/29/zatrymano-agenta-rf-yakyj-polyuvav-na-sklady-z-boyeprypasamy-syl-oborony-pid-avdiyivkoyu/</text:a>
</text:p>
      <!--NEWS-->
      <text:h text:style-name="P10" text:outline-level="1">
<text:span text:style-name="T4">
Олексій Данілов: кремль лякає розміщенням ядерної зброї у білорусі, але цього не відбудеться</text:span>
</text:h>
      <text:p text:style-name="P4">
Author: ['АРМІЯINFORM']</text:p>
      <text:p text:style-name="P4">
Time: 2023-03-29T61:00:00-04:00</text:p>
      <text:p text:style-name="P4">
Description: Заяви кремлівського диктатора про намір розмістити тактичну ядерну зброю на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oleksij-danilov.jpg" text:style-name="Internet_20_link" text:visited-style-name="Visited_20_Internet_20_Link">
oleksij-danilov.jpg</text:a>
']</text:p>
      <text:p text:style-name="P4">
Tags: ['STOPRUSSIA', 'АГРЕСІЯ РФ', 'ОЛЕКСІЙ ДАНІЛОВ', 'РНБО УКРАЇНИ', 'ЯДЕРНА ЗБРОЯ']</text:p>
      <text:p text:style-name="P4">
Category: News</text:p>
      <!--METADATA-->
      <text:p text:style-name="P4">
<draw:frame draw:style-name="fr1" draw:name="Image91" text:anchor-type="as-char" svg:width="6.9236in" svg:height="4.615733in" draw:z-index="0">
<draw:image xlink:href="../Images/AРМІЯINFORM/2023-03-29T61-00-00-04-00/oleksij-danilov.jpg" xlink:type="simple" xlink:show="embed" xlink:actuate="onLoad" draw:mime-type="image/jpeg"/>
</draw:frame>
</text:p>
      <text:p text:style-name="P4">
Заяви кремлівського диктатора про намір розмістити тактичну ядерну зброю натериторії білорусі насправді є запрошенням до переговорів, яке адресованеСполученим Штатам Америки. Заявив Секретар Ради національної безпеки і оборониУкраїни Олексій Данілов.</text:p>
      <text:p text:style-name="P4">
Про це <text:a xlink:type="simple" xlink:href="https://www.rnbo.gov.ua/ua/Diialnist/6211.html" text:style-name="Internet_20_link" text:visited-style-name="Visited_20_Internet_20_Link">
повідомляє</text:a>
 АпаратРНБО України.</text:p>
      <text:p text:style-name="P4">
«Вважаю, що незважаючи на фактичну окупацію білорусі російською федерацією,цього не відбудеться, — сказав Секретар РНБО України. — Це запрошенняамериканців до перемовин. Останні півтора-два місяці путін і вся російськамашина вживають кроків, щоб сісти за стіл переговорів і зупинитися там, десьогодні знаходяться».</text:p>
      <text:p text:style-name="P4">
Крім того, сказав він, самопроголошений президент білорусі, яка фактичноокупована росією, — олександр лукашенко — усвідомлює, що у разі надання такогодозволу він «наразиться на велику небезпеку».</text:p>
      <text:p text:style-name="P4">
Секретар РНБО України висловив переконання, що видача Міжнародним кримінальнимсудом ордера на арешт путіна — не останній, і невдовзі диктатор та йогопоплічники понесуть відповідальність за збиття малайзійського «Боїнгу» рейсуMH17. Будуть й інші позови, додав Олексій Данілов.</text:p>
      <text:p text:style-name="P4">
Європейські партнери, сказав він, мають усвідомлювати, що путін є терористом,з яким неможливо вести перемовини. Кожен день перебування «цієї мерзоти» привладі — «це смерть, кров і сльози», тому «питання путіна» потрібно закриватиякомога швидше, зазначив Олексій Данілов.</text:p>
      <text:p text:style-name="P4">
Source: <text:a xlink:type="simple" xlink:href="https://armyinform.com.ua/2023/03/29/oleksij-danilov-kreml-lyakaye-rozmishhennyam-yadernoyi-zbroyi-u-bilorusi-ale-czogo-ne-vidbudetsya/" text:style-name="Internet_20_link" text:visited-style-name="Visited_20_Internet_20_Link">
https://armyinform.com.ua/2023/03/29/oleksij-danilov-kreml-lyakaye-rozmishhennyam-yadernoyi-zbroyi-u-bilorusi-ale-czogo-ne-vidbudetsya/</text:a>
</text:p>
      <!--NEWS-->
      <text:h text:style-name="P10" text:outline-level="1">
<text:span text:style-name="T4">
У ЗСУ стартував проєкт «Тримаю!» з підготовки інструкторів з тактичної медицини</text:span>
</text:h>
      <text:p text:style-name="P4">
Author: ['АРМІЯINFORM']</text:p>
      <text:p text:style-name="P4">
Time: 2023-03-29T62:00:00-04:00</text:p>
      <text:p text:style-name="P4">
Description: Збройні Сили України в рамках проєкту «Тримаю!» розгортають мобіль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7-1-1.jpg" text:style-name="Internet_20_link" text:visited-style-name="Visited_20_Internet_20_Link">
2-7-1-1.jpg</text:a>
']</text:p>
      <text:p text:style-name="P4">
Tags: ['КОМАНДУВАННЯ МЕДИЧНИХ СИЛ ЗСУ', 'ТАКМЕД', 'ТССС']</text:p>
      <text:p text:style-name="P4">
Category: News</text:p>
      <!--METADATA-->
      <text:p text:style-name="P4">
<draw:frame draw:style-name="fr1" draw:name="Image92" text:anchor-type="as-char" svg:width="6.9236in" svg:height="4.613508in" draw:z-index="0">
<draw:image xlink:href="../Images/AРМІЯINFORM/2023-03-29T62-00-00-04-00/2-7-1-1.jpg" xlink:type="simple" xlink:show="embed" xlink:actuate="onLoad" draw:mime-type="image/jpeg"/>
</draw:frame>
</text:p>
      <text:p text:style-name="P4">
Збройні Сили України в рамках проєкту «Тримаю!» розгортають мобільнінавчально-тренувальні комплекси із тактичної медицини на опорних полігонахУкраїни. Проєкт «Тримаю!» має на меті підготувати фахових інструкторів ізтакмеду і тренуватиме самих військовослужбовців.</text:p>
      <text:p text:style-name="P4">
Про це<text:a xlink:type="simple" xlink:href="https://www.facebook.com/Ukrmilitarymedic/posts/pfbid037HLbtQFrmucbp9BT9VoFKgweD5fLkjtuxdfYW8K8sz4mseKQgLozuVsWMMoXaxeWl" text:style-name="Internet_20_link" text:visited-style-name="Visited_20_Internet_20_Link">
повідомляє</text:a>
пресслужба Командування Медичних сил Збройних Сил України.</text:p>
      <text:p text:style-name="P4">
«Знання з такмеду рятують наших захисників і захисниць. Буквально. Обізнаний інавчений воїн — це запорука нашої перемоги. Тому ЗСУ разом із фондом«Повернись живим» та партнерами Ciklum розгортають мобільні навчально-тренувальні комплекси із тактичної медицини на опорних полігонах», — йдеться вповідомлені.</text:p>
      <text:p text:style-name="P4">
Tactical Combat Casualty Care або ТССС є єдиним ефективним стандартом, щозатверджений Збройними Силами України.</text:p>
      <text:p text:style-name="P4">
«Ми раді повідомити про старт цього важливої ініціативи, адже людське життя —це найвища цінність і ціль кожного військового медика. Вміння надати першумедичну допомогу є критично важливим в умовах бойових дій», — зазначили уКомандуванні.</text:p>
      <text:p text:style-name="P4">
Source: <text:a xlink:type="simple" xlink:href="https://armyinform.com.ua/2023/03/29/u-zsu-startuvav-proyekt-trymayu-z-pidgotovky-instruktoriv-z-taktychnoyi-medyczyny/" text:style-name="Internet_20_link" text:visited-style-name="Visited_20_Internet_20_Link">
https://armyinform.com.ua/2023/03/29/u-zsu-startuvav-proyekt-trymayu-z-pidgotovky-instruktoriv-z-taktychnoyi-medyczyny/</text:a>
</text:p>
      <!--NEWS-->
      <text:h text:style-name="P10" text:outline-level="1">
<text:span text:style-name="T4">
російські спецслужби залучають дітей до фейкових мінувань в Україні</text:span>
</text:h>
      <text:p text:style-name="P4">
Author: ['АРМІЯINFORM']</text:p>
      <text:p text:style-name="P4">
Time: 2023-03-29T63:00:00-04:00</text:p>
      <text:p text:style-name="P4">
Description: Спецслужбами викрито нові факти, які підтверджують, що рф залучає неповнолітніх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e67d85-fc5c-47b1-8035-80cc9e5e25a8.jpg" text:style-name="Internet_20_link" text:visited-style-name="Visited_20_Internet_20_Link">
63e67d85-fc5c-47b1-8035-80cc9e5e25a8.jpg</text:a>
']</text:p>
      <text:p text:style-name="P4">
Tags: ['STOPRUSSIA', 'АГРЕСІЯ РФ', 'СБУ', 'ФЕЙКОВІ МІНУВАННЯ']</text:p>
      <text:p text:style-name="P4">
Category: News</text:p>
      <!--METADATA-->
      <text:p text:style-name="P4">
<draw:frame draw:style-name="fr1" draw:name="Image93" text:anchor-type="as-char" svg:width="6.9236in" svg:height="3.894525in" draw:z-index="0">
<draw:image xlink:href="../Images/AРМІЯINFORM/2023-03-29T63-00-00-04-00/63e67d85-fc5c-47b1-8035-80cc9e5e25a8.jpg" xlink:type="simple" xlink:show="embed" xlink:actuate="onLoad" draw:mime-type="image/jpeg"/>
</draw:frame>
</text:p>
      <text:p text:style-name="P4">
Спецслужбами викрито нові факти, які підтверджують, що рф залучаєнеповнолітніх до підривної діяльності проти України. Причому це відбуваєтьсянавіть в умовах війни.</text:p>
      <text:p text:style-name="P4">
Про це <text:a xlink:type="simple" xlink:href="https://ssu.gov.ua/novyny/sbu-vstanovyla-shcho-rosiiski-spetssluzhby-zaluchaiut-ditei-do-feikovykh-minuvan-v-ukraini" text:style-name="Internet_20_link" text:visited-style-name="Visited_20_Internet_20_Link">
повідомляє</text:a>
 пресслужба СБУ.</text:p>
      <text:p text:style-name="P4">
Зокрема, заблокувано злочинні дії тінейджерської групи, яка причетна до серіїанонімних повідомлень про псевдомінування у столиці та інших регіонах України.</text:p>
      <text:p text:style-name="P4">
Найбільше підлітки «мінували» будівлі органів державної влади, а також об’єктисоціальної інфраструктури. У жовтні минулого року вони одночасно повідомилипро фейкові мінування 14 місцевих судів.</text:p>
      <text:p text:style-name="P4">
За даними слідства, злочинну діяльність учасників групи дистанційнокоординували представники російської спецслужби. Для цього створилиспеціалізовану інтернет-спільноту, до якої регулярно залучали неповнолітніхмешканців різних регіонів України. Саме за вказівками агресора підліткиперіодично розсилали на електронні адреси держустанов неправдиві повідомленняпро «мінування». Таким чином ворог намагався розхитувати внутрішню обстановкув Україні.</text:p>
      <text:p text:style-name="P4">
Встановлено, що «розсилку» здійснювали від імені сторонніх осіб та звикористанням спеціальних комп’ютерних програм для приховування своєї локації.У результаті розслідування викрито організатора групи. Ним виявивсянеповнолітній мешканець Чернігівської області. Правопорушник мав контакти зпредставником російської спецслужби, який зв’язувався з підлітком черезмесенджер і ставив йому завдання.</text:p>
      <text:p text:style-name="P4">
Під час обшуку за адресою проживання псевдомінера виявлено мобільний телефонта комп’ютер із доказами протиправної діяльності та комунікації з агресором.</text:p>
      <text:p text:style-name="P4">
Наразі у межах кримінального провадження, розпочатого за ч. 2 ст. 259Кримінального кодексу України (завідомо неправдиве повідомлення про загрозубезпеці громадян, знищення чи пошкодження об’єктів критичної інфраструктури,будівель чи споруд, які забезпечують функціонування органів влади, закладівохорони здоров’я, освіти, або якщо неправдиве повідомлення спричинило тяжкінаслідки чи вчинено повторно), тривають слідчі дії.</text:p>
      <text:p text:style-name="P4">
Санкція статті передбачає покарання до 8 років позбавлення волі. Вартозазначити: якщо про фейкове мінування повідомили неповнолітні, перед закономвідповідатимуть їхні батьки.</text:p>
      <text:p text:style-name="P4">
Source: <text:a xlink:type="simple" xlink:href="https://armyinform.com.ua/2023/03/29/rosijski-speczsluzhby-zaluchayut-ditej-do-fejkovyh-minuvan-v-ukrayini/" text:style-name="Internet_20_link" text:visited-style-name="Visited_20_Internet_20_Link">
https://armyinform.com.ua/2023/03/29/rosijski-speczsluzhby-zaluchayut-ditej-do-fejkovyh-minuvan-v-ukrayini/</text:a>
</text:p>
      <!--NEWS-->
      <text:h text:style-name="P10" text:outline-level="1">
<text:span text:style-name="T4">
Шведські інструктори навчають новобранців ЗСУ вести бойові дії у лісистій місцевості</text:span>
</text:h>
      <text:p text:style-name="P4">
Author: ['АРМІЯINFORM']</text:p>
      <text:p text:style-name="P4">
Time: 2023-03-29T64:00:00-04:00</text:p>
      <text:p text:style-name="P4">
Description: Військові інструктори Збройних сил Королівства Швеція у рамках базової загальновійсь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8203078_134484502910638_5700462682566859995_n-1.jpg" text:style-name="Internet_20_link" text:visited-style-name="Visited_20_Internet_20_Link">
338203078_134484502910638_5700462682566859995_n-1.jpg</text:a>
', '<text:a xlink:type="simple" xlink:href="https://armyinform.com.ua/wp-content/uploads/2023/03/338157613_1637917266642124_127821562745790208_n.jpg" text:style-name="Internet_20_link" text:visited-style-name="Visited_20_Internet_20_Link">
338157613_1637917266642124_127821562745790208_n.jpg</text:a>
', '<text:a xlink:type="simple" xlink:href="https://armyinform.com.ua/wp-content/uploads/2023/03/338378144_611588140817131_7967049591993206629_n.jpg" text:style-name="Internet_20_link" text:visited-style-name="Visited_20_Internet_20_Link">
338378144_611588140817131_7967049591993206629_n.jpg</text:a>
']</text:p>
      <text:p text:style-name="P4">
Tags: ['ВЕЛИКА БРИТАНІЯ', 'ВІЙСЬКОВА ПІДГОТОВКА', 'КОРОЛІВСТВО ШВЕЦІЯ']</text:p>
      <text:p text:style-name="P4">
Category: News</text:p>
      <!--METADATA-->
      <text:p text:style-name="P4">
<draw:frame draw:style-name="fr1" draw:name="Image94" text:anchor-type="as-char" svg:width="6.9236in" svg:height="4.66766in" draw:z-index="0">
<draw:image xlink:href="../Images/AРМІЯINFORM/2023-03-29T64-00-00-04-00/338203078_134484502910638_5700462682566859995_n-1.jpg" xlink:type="simple" xlink:show="embed" xlink:actuate="onLoad" draw:mime-type="image/jpeg"/>
</draw:frame>
</text:p>
      <text:p text:style-name="P4">
Військові інструктори Збройних сил Королівства Швеція у рамках базовоїзагальновійськової підготовки особового складу ЗСУ у Великій Британіїпроводять заняття з організації та проведення бойових дій у лісистіймісцевості.</text:p>
      <text:p text:style-name="P4">
Про це<text:a xlink:type="simple" xlink:href="https://www.facebook.com/GeneralStaff.ua/posts/557547679891648" text:style-name="Internet_20_link" text:visited-style-name="Visited_20_Internet_20_Link">
повідомляє</text:a>
Генеральний штаб ЗСУ.</text:p>
      <text:p text:style-name="P4">
«Ця підготовка дає змогу оволодіти бойовими навичками, підвищити безпеку тасили дій Збройних Сил України, щоб військовослужбовці, які не мають або маютьмінімальний військовий досвід, могли оволодіти необхідними тактичними знаннямидля захисту України», — йдеться у повідомленні.</text:p>
      <text:p text:style-name="P4">
<draw:frame draw:style-name="fr1" draw:name="Image95" text:anchor-type="as-char" svg:width="6.9236in" svg:height="3.969531in" draw:z-index="0">
<draw:image xlink:href="../Images/AРМІЯINFORM/2023-03-29T64-00-00-04-00/338157613_1637917266642124_127821562745790208_n.jpg" xlink:type="simple" xlink:show="embed" xlink:actuate="onLoad" draw:mime-type="image/jpeg"/>
</draw:frame>
</text:p>
      <text:p text:style-name="P4">
У Генштабі зазначили, що під керівництвом інструкторів Збройних силКоролівства Швеція новобранці Збройних Сил України стають більш підготовленимидо умов оборони та наступу.</text:p>
      <text:p text:style-name="P4">
Королівство Щвеція продовжує підтримувати народ України та надає постійнупідтримку у відповідь на триваючі порушення росією міжнародного права.</text:p>
      <text:p text:style-name="P4">
<draw:frame draw:style-name="fr1" draw:name="Image96" text:anchor-type="as-char" svg:width="6.9236in" svg:height="4.615733in" draw:z-index="0">
<draw:image xlink:href="../Images/AРМІЯINFORM/2023-03-29T64-00-00-04-00/338378144_611588140817131_7967049591993206629_n.jpg" xlink:type="simple" xlink:show="embed" xlink:actuate="onLoad" draw:mime-type="image/jpeg"/>
</draw:frame>
</text:p>
      <text:p text:style-name="P4">
Прибувши до Сполученого Королівства у 2023 році, контингентвійськовослужбовців Збройних сил Королівства Швеції приєднався до країн-партнерів у програмі підготовки українських новобранців під керівництвомВеликої Британії.</text:p>
      <text:p text:style-name="P4">
Source: <text:a xlink:type="simple" xlink:href="https://armyinform.com.ua/2023/03/29/shvedski-instruktory-navchayut-novobrancziv-zsu-vesty-bojovi-diyi-u-lisystij-misczevosti/" text:style-name="Internet_20_link" text:visited-style-name="Visited_20_Internet_20_Link">
https://armyinform.com.ua/2023/03/29/shvedski-instruktory-navchayut-novobrancziv-zsu-vesty-bojovi-diyi-u-lisystij-misczevosti/</text:a>
</text:p>
      <!--NEWS-->
      <text:h text:style-name="P10" text:outline-level="1">
<text:span text:style-name="T4">
Родини полонених захисників мають контактувати з військовими частинам через ТЦК та СП</text:span>
</text:h>
      <text:p text:style-name="P4">
Author: ['АРМІЯINFORM']</text:p>
      <text:p text:style-name="P4">
Time: 2023-03-29T65:00:00-04:00</text:p>
      <text:p text:style-name="P4">
Description: У Координаційному штабі відбулася зустріч з родинами оборонців окремої мотопіхот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8695636_1251676888812603_3667929483156743054_n.jpg" text:style-name="Internet_20_link" text:visited-style-name="Visited_20_Internet_20_Link">
338695636_1251676888812603_3667929483156743054_n.jpg</text:a>
']</text:p>
      <text:p text:style-name="P4">
Tags: ['АГРЕСІЯ РФ', 'БЕЗВІСТИ ЗНИКЛІ', 'ВІЙСЬКОВОПОЛОНЕНІ', 'КООРДИНАЦІЙНИЙ ШТАБ З ПИТАНЬ ПОВОДЖЕННЯ З ВІЙСЬКОВОПОЛОНЕНИМИ', 'ТЦК ТА СП']</text:p>
      <text:p text:style-name="P4">
Category: News</text:p>
      <!--METADATA-->
      <text:p text:style-name="P4">
<draw:frame draw:style-name="fr1" draw:name="Image97" text:anchor-type="as-char" svg:width="6.9236in" svg:height="3.894525in" draw:z-index="0">
<draw:image xlink:href="../Images/AРМІЯINFORM/2023-03-29T65-00-00-04-00/338695636_1251676888812603_3667929483156743054_n.jpg" xlink:type="simple" xlink:show="embed" xlink:actuate="onLoad" draw:mime-type="image/jpeg"/>
</draw:frame>
</text:p>
      <text:p text:style-name="P4">
У Координаційному штабі відбулася зустріч з родинами оборонців окремоїмотопіхотної Маріупольської бригади. З родичами полонених і зниклих безвістивійськовослужбовців спілкувався представник Координаційного штабу.</text:p>
      <text:p text:style-name="P4">
Про це <text:a xlink:type="simple" xlink:href="https://t.me/Koord_shtab/742" text:style-name="Internet_20_link" text:visited-style-name="Visited_20_Internet_20_Link">
повідомляє</text:a>
 Координаційний штаб з питаньповодження з військовополоненими.</text:p>
      <text:p text:style-name="P4">
Як зазначив представник Штабу, спілкування з військовою частиною передбаченочерез територіальні центри комплектування та соціальної підтримки (ТЦК та СП —колишні військкомати). Витяги зі службового розслідування можна отримати,звернувшись із відповідним запитом до районного ТЦК та СП. Проте частинуматеріалів, які мають обмежений доступ, військова частина не надає.</text:p>
      <text:p text:style-name="P4">
Що стосується повернення тіл загиблих захисників, представник Координаційногоштабу зауважив, що, на жаль, не завжди є можливість забрати тіла з поля бою.Так само у місцях, де ведуться активні бойові дії, немає можливості проводитивідповідні пошукові заходи. Лише після деокупації та проведеннястабілізаційних заходів на конкретній території розпочинає роботу групапредставників Офісу Уповноваженого з питань осіб, зниклих безвісти заособливих обставин, та інші компетентні органи.</text:p>
      <text:p text:style-name="P4">
Окремо обговорили питання фінансового забезпечення, а також отриманнясоціальних гарантій, які передбачені родинам полонених і зниклих безвісти заособливих обставин військовослужбовців.</text:p>
      <text:p text:style-name="P4">
Source: <text:a xlink:type="simple" xlink:href="https://armyinform.com.ua/2023/03/29/rodyny-polonenyh-zahysnykiv-mayut-kontaktuvaty-z-vijskovymy-chastynam-cherez-tczk-ta-sp/" text:style-name="Internet_20_link" text:visited-style-name="Visited_20_Internet_20_Link">
https://armyinform.com.ua/2023/03/29/rodyny-polonenyh-zahysnykiv-mayut-kontaktuvaty-z-vijskovymy-chastynam-cherez-tczk-ta-sp/</text:a>
</text:p>
      <!--NEWS-->
      <text:h text:style-name="P10" text:outline-level="1">
<text:span text:style-name="T4">
Ми разом з партнерами контролюємо можливе розміщення ядерної зброї в білорусі — ГУР</text:span>
</text:h>
      <text:p text:style-name="P4">
Author: ['АРМІЯINFORM']</text:p>
      <text:p text:style-name="P4">
Time: 2023-03-29T66:00:00-04:00</text:p>
      <text:p text:style-name="P4">
Description: Разом з партнетами з інших країн ГУР МО України контролює можливе розміщення ядер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29-01.jpg" text:style-name="Internet_20_link" text:visited-style-name="Visited_20_Internet_20_Link">
20230329-01.jpg</text:a>
']</text:p>
      <text:p text:style-name="P4">
Tags: ['STOPRUSSIA', 'ГУР МО УКРАЇНИ', 'ЯДЕРНИЙ ШАНТАЖ']</text:p>
      <text:p text:style-name="P4">
Category: News</text:p>
      <!--METADATA-->
      <text:p text:style-name="P4">
<draw:frame draw:style-name="fr1" draw:name="Image98" text:anchor-type="as-char" svg:width="6.9236in" svg:height="4.84652in" draw:z-index="0">
<draw:image xlink:href="../Images/AРМІЯINFORM/2023-03-29T66-00-00-04-00/20230329-01.jpg" xlink:type="simple" xlink:show="embed" xlink:actuate="onLoad" draw:mime-type="image/jpeg"/>
</draw:frame>
</text:p>
      <text:p text:style-name="P4">
Разом з партнетами з інших країн ГУР МО України контролює можливе розміщенняядерної зброї і на території білорусі, і відстежує ситуацію всередині росії.</text:p>
      <text:p text:style-name="P4">
Про це <text:a xlink:type="simple" xlink:href="https://gur.gov.ua/content/voienna-rozvidka-ukrainy-kontroliuie-mozhlyve-rozmishchennia-iadernoi-zbroi-na-terytorii-bilorusi.html" text:style-name="Internet_20_link" text:visited-style-name="Visited_20_Internet_20_Link">
повідомив</text:a>
представник ГУР МО України Андрій Черняк.</text:p>
      <text:p text:style-name="P4">
«Ми контролюємо ситуацію, яка відбувається на території білорусі, зокрема дерозташовані російські підрозділи. Контролюємо ситуацію і всередині росії. Це впріоритеті не тільки в українських спецслужбах, а й у світовогоспівтовариства. Тотальний контроль. Поки що ми бачимо інформаційну акцію нарівні заяв та слів, не більше», — прокоментував Андрій Черняк.</text:p>
      <text:p text:style-name="P4">
За його словами, за оцінками розвідки, заяви про розміщення ядерної зброї вбілорусі — черговий шантаж окупантів.</text:p>
      <text:p text:style-name="P4">
Source: <text:a xlink:type="simple" xlink:href="https://armyinform.com.ua/2023/03/29/my-razom-z-partneramy-kontrolyuyemo-mozhlyve-rozmishhennya-yadernoyi-zbroyi-v-bilorusi-gur/" text:style-name="Internet_20_link" text:visited-style-name="Visited_20_Internet_20_Link">
https://armyinform.com.ua/2023/03/29/my-razom-z-partneramy-kontrolyuyemo-mozhlyve-rozmishhennya-yadernoyi-zbroyi-v-bilorusi-gur/</text:a>
</text:p>
      <!--NEWS-->
      <text:h text:style-name="P10" text:outline-level="1">
<text:span text:style-name="T4">
Олексій Данілов анонсував появу на озброєнні ЗСУ тисяч дронів із дальністю польоту понад 3000 км</text:span>
</text:h>
      <text:p text:style-name="P4">
Author: ['АРМІЯINFORM']</text:p>
      <text:p text:style-name="P4">
Time: 2023-03-29T67:00:00-04:00</text:p>
      <text:p text:style-name="P4">
Description: Секретар Ради національної безпеки та оборони України Олексій Данілов анонсував появ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90bc6ed3-9c28-45ef-a1a2-0e8ea16759a3.jpg" text:style-name="Internet_20_link" text:visited-style-name="Visited_20_Internet_20_Link">
90bc6ed3-9c28-45ef-a1a2-0e8ea16759a3.jpg</text:a>
', '<text:a xlink:type="simple" xlink:href="https://armyinform.com.ua/wp-content/uploads/2023/03/ef1df4ed-21eb-46be-b63a-b6c041afa901-150x150.jpg" text:style-name="Internet_20_link" text:visited-style-name="Visited_20_Internet_20_Link">
ef1df4ed-21eb-46be-b63a-b6c041afa901-150x150.jpg</text:a>
']</text:p>
      <text:p text:style-name="P4">
Tags: ['STOPRUSSIA', 'АГРЕСІЯ РФ', 'АРМІЯ ДРОНІВ', 'ОЛЕКСІЙ ДАНІЛОВ', 'ПЛАТФОРМА UNITED24', 'РНБО УКРАЇНИ', 'УДАРНІ БПЛА']</text:p>
      <text:p text:style-name="P4">
Category: News</text:p>
      <!--METADATA-->
      <text:p text:style-name="P4">
<draw:frame draw:style-name="fr1" draw:name="Image99" text:anchor-type="as-char" svg:width="6.9236in" svg:height="3.894525in" draw:z-index="0">
<draw:image xlink:href="../Images/AРМІЯINFORM/2023-03-29T67-00-00-04-00/90bc6ed3-9c28-45ef-a1a2-0e8ea16759a3.jpg" xlink:type="simple" xlink:show="embed" xlink:actuate="onLoad" draw:mime-type="image/jpeg"/>
</draw:frame>
 Ілюстративнефото</text:p>
      <text:p text:style-name="P4">
Секретар Ради національної безпеки та оборони України Олексій Данілованонсував появу на озброєнні Збройних Сил України ударних безпілотників іздальністю польоту понад 3000 км.</text:p>
      <text:p text:style-name="P4">
Відповідний<text:a xlink:type="simple" xlink:href="https://twitter.com/OleksiyDanilov/status/1641019167766634496" text:style-name="Internet_20_link" text:visited-style-name="Visited_20_Internet_20_Link">
допис</text:a>
Секретар зробив у Twitter.</text:p>
      <text:p text:style-name="P4">
«Український рій» «імені Матіаса Руста» — десятки моделей, тисячі дронів.Ударні БПЛА на озброєнні ЗСУ дальністю польоту більш як 3000 км», — зазначивОлексій Данілов, згадуючи німецького пілота, який 28 травня 1987 року,здійснюючи політ із Гамбурга, приземлився на красній площі в москві, обійшовшисистему протиповітряної оборони срср. Свій допис Секретар РНБО проілюструваввідповідним історичним фото.</text:p>
      <text:p text:style-name="P4">
<text:a xlink:type="simple" xlink:href="https://armyinform.com.ua/wp-content/uploads/2023/03/ef1df4ed-21eb-46be-b63a-b6c041afa901.jpg" text:style-name="Internet_20_link" text:visited-style-name="Visited_20_Internet_20_Link">
<draw:frame draw:style-name="fr1" draw:name="Image100" text:anchor-type="as-char" svg:width="6.9236in" svg:height="6.9236in" draw:z-index="0">
<draw:image xlink:href="../Images/AРМІЯINFORM/2023-03-29T67-00-00-04-00/ef1df4ed-21eb-46be-b63a-b6c041afa901-150x150.jpg" xlink:type="simple" xlink:show="embed" xlink:actuate="onLoad" draw:mime-type="image/jpeg"/>
</draw:frame>
</text:a>
</text:p>
      <text:p text:style-name="P4">
Нагадаємо, в межах спільного комплексного проєкту «Армія дронів» Генеральногоштабу ЗСУ, Міністерства оборони України, Держспецзв’язку, Мінцифри та UNITED24воїнам перших трьох ударних рот БПЛА<text:a xlink:type="simple" xlink:href="https://armyinform.com.ua/2023/03/28/u-stolyczi-peredaly-obladnannya-dlya-pershyh-udarnyh-rot-bpla/" text:style-name="Internet_20_link" text:visited-style-name="Visited_20_Internet_20_Link">
передали</text:a>
 засоби для розгортання та запускубезпілотників. За 9 місяців діяльності «Армії дронів» придбали 3201 дрон.Загалом укладено контрактів на понад 4 млрд грн.</text:p>
      <text:p text:style-name="P4">
Source: <text:a xlink:type="simple" xlink:href="https://armyinform.com.ua/2023/03/29/oleksij-danilov-anonsuvav-poyavu-na-ozbroyenni-zsu-tysyach-droniv-iz-dalnistyu-polotu-ponad-3000-km/" text:style-name="Internet_20_link" text:visited-style-name="Visited_20_Internet_20_Link">
https://armyinform.com.ua/2023/03/29/oleksij-danilov-anonsuvav-poyavu-na-ozbroyenni-zsu-tysyach-droniv-iz-dalnistyu-polotu-ponad-3000-km/</text:a>
</text:p>
      <!--NEWS-->
      <text:h text:style-name="P10" text:outline-level="1">
<text:span text:style-name="T4">
Понад 40 управлінців у сфері кібербезпеки взяли участь у програмі стратегічного лідерства</text:span>
</text:h>
      <text:p text:style-name="P4">
Author: ['АРМІЯINFORM']</text:p>
      <text:p text:style-name="P4">
Time: 2023-03-29T68:00:00-04:00</text:p>
      <text:p text:style-name="P4">
Description: Понад сорок управлінців, які працюють у сфері кібербезпеки, з державного та приват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hatsapp-image-2023-03-29-at-14.38.24-3.jpeg" text:style-name="Internet_20_link" text:visited-style-name="Visited_20_Internet_20_Link">
whatsapp-image-2023-03-29-at-14.38.24-3.jpeg</text:a>
']</text:p>
      <text:p text:style-name="P4">
Tags: ['SJC-2022', 'КІБЕРБЕЗПЕКА', 'НКЦК', 'ПРОГРАМА СТРАТЕГІЧНОГО ЛІДЕРСТВА', 'РНБО УКРАЇНИ']</text:p>
      <text:p text:style-name="P4">
Category: News</text:p>
      <!--METADATA-->
      <text:p text:style-name="P4">
<draw:frame draw:style-name="fr1" draw:name="Image101" text:anchor-type="as-char" svg:width="6.9236in" svg:height="4.615733in" draw:z-index="0">
<draw:image xlink:href="../Images/AРМІЯINFORM/2023-03-29T68-00-00-04-00/whatsapp-image-2023-03-29-at-14.38.24-3.jpeg" xlink:type="simple" xlink:show="embed" xlink:actuate="onLoad" draw:mime-type="image/jpeg"/>
</draw:frame>
</text:p>
      <text:p text:style-name="P4">
Понад сорок управлінців, які працюють у сфері кібербезпеки, з державного таприватного секторів, опанували навчального курсу «Програма стратегічноголідерства для українських управлінців у кіберпросторі SJC-2022».</text:p>
      <text:p text:style-name="P4">
Про це <text:a xlink:type="simple" xlink:href="https://www.rnbo.gov.ua/ua/Diialnist/6216.html" text:style-name="Internet_20_link" text:visited-style-name="Visited_20_Internet_20_Link">
повідомляє</text:a>
 АпаратРади національної безпеки і оборони України.</text:p>
      <text:p text:style-name="P4">
Програму розроблено Глобальним центром взаємодії в кіберпросторі спільно зкращими міжнародними експертами та за підтримки Національного координаційногоцентру кібербезпеки при РНБО України.</text:p>
      <text:p text:style-name="P4">
Програма має на меті підвищення рівня професійної підготовленості управлінцівта політиків, які залучені до розробки спільних стратегічних рішень вкіберпросторі.</text:p>
      <text:p text:style-name="P4">
«Для забезпечення стійкості нашої держави у кіберпросторі необхідна не лишетехнологічна складова та розуміння, як працює сфера кібербезпеки, а йправильні та вчасні стратегічні рішення керівників усіх суб’єктів кібербезпекиУкраїни. Ці шість місяців навчання сприяли створенню в Україні спільнотилідерів у сфері кібербезпеки. Це висококваліфіковані спеціалісти, які вміютьстратегувати, мислити системно, ухвалювати нелінійні, асиметричні рішення, тарозвиватимуть потенціал нашої держави. І я рада, що кожен учасник програмидістав не тільки нові знання, а й натхнення рухатися далі, підвищувати своюефективність для досягнення спільної мети», — сказала керівник служби з питаньінформаційної безпеки та кібербезпеки Апарату РНБО України, секретар НКЦКНаталія Ткачук.</text:p>
      <text:p text:style-name="P4">
Вона також зазначила, що такі ініціативи є надзвичайно важливими, аджереалізація програми стала платформою, де учасники мали змогу обмінюватисядосвідом та неформально спілкуватися.</text:p>
      <text:p text:style-name="P4">
«У кіберпросторі всі мають схожі проблеми та виклики, і дуже важливообмінюватись інформацією щодо протидії кіберзагрозам, впроваджуватиінноваційні підходи на всіх рівнях та тісно співпрацювати один з одним», —додала керівник служби.</text:p>
      <text:p text:style-name="P4">
Source: <text:a xlink:type="simple" xlink:href="https://armyinform.com.ua/2023/03/29/ponad-40-upravlincziv-u-sferi-kiberbezpeky-vzyaly-uchast-u-programi-strategichnogo-liderstva/" text:style-name="Internet_20_link" text:visited-style-name="Visited_20_Internet_20_Link">
https://armyinform.com.ua/2023/03/29/ponad-40-upravlincziv-u-sferi-kiberbezpeky-vzyaly-uchast-u-programi-strategichnogo-liderstva/</text:a>
</text:p>
      <!--NEWS-->
      <text:h text:style-name="P10" text:outline-level="1">
<text:span text:style-name="T4">
Телеведучий Бер Гріллз став амбасадором UNITED24: поширюватиме правду про війну у світі</text:span>
</text:h>
      <text:p text:style-name="P4">
Author: ['АРМІЯINFORM']</text:p>
      <text:p text:style-name="P4">
Time: 2023-03-29T69:00:00-04:00</text:p>
      <text:p text:style-name="P4">
Description: Знаменитий британський мандрівник Бер Гріллз став першим британським амбасадором UNITED2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138513_w_450.jpg" text:style-name="Internet_20_link" text:visited-style-name="Visited_20_Internet_20_Link">
1138513_w_450.jpg</text:a>
']</text:p>
      <text:p text:style-name="P4">
Tags: ['STOPRUSSIA', 'ВОЛОДИМИР ЗЕЛЕНСЬКИЙ', 'ПЛАТФОРМА UNITED24']</text:p>
      <text:p text:style-name="P4">
Category: News</text:p>
      <!--METADATA-->
      <text:p text:style-name="P4">
<draw:frame draw:style-name="fr1" draw:name="Image102" text:anchor-type="as-char" svg:width="6.9236in" svg:height="5.53888in" draw:z-index="0">
<draw:image xlink:href="../Images/AРМІЯINFORM/2023-03-29T69-00-00-04-00/1138513_w_450.jpg" xlink:type="simple" xlink:show="embed" xlink:actuate="onLoad" draw:mime-type="image/jpeg"/>
</draw:frame>
</text:p>
      <text:p text:style-name="P4">
Знаменитий британський мандрівник Бер Гріллз став першим британськимамбасадором UNITED24 і просуватиме напрям «Відбудова України».</text:p>
      <text:p text:style-name="P4">
Про це <text:a xlink:type="simple" xlink:href="https://t.me/V_Zelenskiy_official/5681" text:style-name="Internet_20_link" text:visited-style-name="Visited_20_Internet_20_Link">
повідомив</text:a>
 Президент УкраїниВолодимир Зеленський.</text:p>
      <text:p text:style-name="P4">
Разом з іншими послами UNITED24 він поширюватиме правду про війну та єднатимесвіт для допомоги Україні.</text:p>
      <text:p text:style-name="P4">
«Бер Гріллз підтримує Україну з перших днів широкомасштабної війни. Йогоосвітня компанія BecomingX разом з Amazon та Accenture розробляє навчальнуплатформу BecomingX Ukraine для українців.</text:p>
      <text:p text:style-name="P4">
Через рік протистояння російському вторгненню підтримка таких людей, як БерГріллз, є дуже важливою», — зазначив глава держави.</text:p>
      <text:p text:style-name="P4">
Source: <text:a xlink:type="simple" xlink:href="https://armyinform.com.ua/2023/03/29/televeduchyj-ber-grillz-stav-ambasadorom-united24-poshyryuvatyme-pravdu-pro-vijnu-u-sviti/" text:style-name="Internet_20_link" text:visited-style-name="Visited_20_Internet_20_Link">
https://armyinform.com.ua/2023/03/29/televeduchyj-ber-grillz-stav-ambasadorom-united24-poshyryuvatyme-pravdu-pro-vijnu-u-sviti/</text:a>
</text:p>
      <!--NEWS-->
      <text:h text:style-name="P10" text:outline-level="1">
<text:span text:style-name="T4">
Стала відома доля рашиста, який під час окупації Ірпеня імітував розстріл жінки</text:span>
</text:h>
      <text:p text:style-name="P4">
Author: ['АРМІЯINFORM']</text:p>
      <text:p text:style-name="P4">
Time: 2023-03-29T70:00:00-04:00</text:p>
      <text:p text:style-name="P4">
Description: Під час окупації Ірпеня, що в Бучанському району Київської області, на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85523864-fae4-4a19-bc7a-e44bd4078c9f.jpg" text:style-name="Internet_20_link" text:visited-style-name="Visited_20_Internet_20_Link">
85523864-fae4-4a19-bc7a-e44bd4078c9f.jpg</text:a>
']</text:p>
      <text:p text:style-name="P4">
Tags: ['STOPRUSSIA', 'АГРЕСІЯ РФ', 'ВТОРГНЕННЯ РФ', 'ОКУПАЦІЯ ІРПЕНЯ', 'ОФІС ГЕНЕРАЛЬНОГО ПРОКУРОРА УКРАЇНИ', 'ПОРУШЕННЯ ЗАКОНІВ ТА ЗВИЧАЇВ ВІЙНИ']</text:p>
      <text:p text:style-name="P4">
Category: News</text:p>
      <!--METADATA-->
      <text:p text:style-name="P4">
<draw:frame draw:style-name="fr1" draw:name="Image103" text:anchor-type="as-char" svg:width="6.9236in" svg:height="3.894525in" draw:z-index="0">
<draw:image xlink:href="../Images/AРМІЯINFORM/2023-03-29T70-00-00-04-00/85523864-fae4-4a19-bc7a-e44bd4078c9f.jpg" xlink:type="simple" xlink:show="embed" xlink:actuate="onLoad" draw:mime-type="image/jpeg"/>
</draw:frame>
</text:p>
      <text:p text:style-name="P4">
Під час окупації Ірпеня, що в Бучанському району Київської області, натериторії житлового комплексу «Зелений будинок» перебували військовослужбовці31 окремої десантно-штурмової бригади повітрянодесантних військ збройних силрф. Окупанти шукали патріотично налаштованих громадян України.</text:p>
      <text:p text:style-name="P4">
Про це йдеться у <text:a xlink:type="simple" xlink:href="https://www.gp.gov.ua/ua/posts/imituvav-rozstril-zinki-v-irpeni-suditimut-viiskovogo-rf" text:style-name="Internet_20_link" text:visited-style-name="Visited_20_Internet_20_Link">
повідомленні</text:a>
 пресслужби Офісу Генеральногопрокурора України.</text:p>
      <text:p text:style-name="P4">
22 березня 2022 року під час огляду мобільного телефону однієї з жінок,окупант виявив фото її сина, який служить у лавах ЗСУ. Після цього віннаправив автоматичну зброю в голову жінки та імітував розстріл, натискаючипальцем на спусковий гачок. Такими діями обвинувачений завдав потерпілійсильних моральних та психічних страждань.</text:p>
      <text:p text:style-name="P4">
В ході слідства було зібрано доказову базу причетності військовослужбовця рфдо цього злочину. До суду скеровано обвинувальний акт стосовновійськовослужбовця рф у порушенні законів та звичаїв війни. За вчиненнявоєнного злочину обвинуваченому загрожує покарання у вигляді позбавлення воліна строк до 12 років.</text:p>
      <text:p text:style-name="P4">
Source: <text:a xlink:type="simple" xlink:href="https://armyinform.com.ua/2023/03/29/stala-vidoma-dolya-rosijskogo-okupanta-yakyj-pid-chas-okupacziyi-irpenya-imituvav-rozstril-zhinky/" text:style-name="Internet_20_link" text:visited-style-name="Visited_20_Internet_20_Link">
https://armyinform.com.ua/2023/03/29/stala-vidoma-dolya-rosijskogo-okupanta-yakyj-pid-chas-okupacziyi-irpenya-imituvav-rozstril-zhinky/</text:a>
</text:p>
      <!--NEWS-->
      <text:h text:style-name="P10" text:outline-level="1">
<text:span text:style-name="T4">
Головнокомандувач ЗСУ обговорив з генералом Крістофером Каволі постачання Україні озброєння та боєприпасів</text:span>
</text:h>
      <text:p text:style-name="P4">
Author: ['АРМІЯINFORM']</text:p>
      <text:p text:style-name="P4">
Time: 2023-03-29T71:00:00-04:00</text:p>
      <text:p text:style-name="P4">
Description: Головнокомандувач ЗСУ генерал Валерій Залужний провів телефонну розмову з Верхов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11294085_419580687004089_3298545049288677571_n.jpg" text:style-name="Internet_20_link" text:visited-style-name="Visited_20_Internet_20_Link">
311294085_419580687004089_3298545049288677571_n.jpg</text:a>
']</text:p>
      <text:p text:style-name="P4">
Tags: ['STOPRUSSIA', 'ВАЛЕРІЙ ЗАЛУЖНИЙ', 'ГОЛОВНОКОМАНДУВАЧ ЗБРОЙНИХ СИЛ УКРАЇНИ']</text:p>
      <text:p text:style-name="P4">
Category: News</text:p>
      <!--METADATA-->
      <text:p text:style-name="P4">
<draw:frame draw:style-name="fr1" draw:name="Image104" text:anchor-type="as-char" svg:width="6.9236in" svg:height="6.9236in" draw:z-index="0">
<draw:image xlink:href="../Images/AРМІЯINFORM/2023-03-29T71-00-00-04-00/311294085_419580687004089_3298545049288677571_n.jpg" xlink:type="simple" xlink:show="embed" xlink:actuate="onLoad" draw:mime-type="image/jpeg"/>
</draw:frame>
</text:p>
      <text:p text:style-name="P4">
Головнокомандувач ЗСУ генерал Валерій Залужний провів телефонну розмову зВерховним головнокомандувачем Обʼєднаних збройних Сил НАТО в Європі такомандувачем ЗС США в Європі генералом Крістофером Каволі.</text:p>
      <text:p text:style-name="P4">
Про це він <text:a xlink:type="simple" xlink:href="https://t.me/CinCAFU/434" text:style-name="Internet_20_link" text:visited-style-name="Visited_20_Internet_20_Link">
повідомив</text:a>
 у своєму Телеграмі.</text:p>
      <text:p text:style-name="P4">
«Звернули увагу на важливі оборонні питання. Обговорили постачання озброєння,техніки та боєприпасів», — йдеться у дописі.</text:p>
      <text:p text:style-name="P4">
Валерій Залужний подякував партнерам за підготовку українських військових таіншу важливу допомогу.</text:p>
      <text:p text:style-name="P4">
«Домовилися і надалі активно взаємодіяти. Україні потрібна перемога», — додавГоловнокомандувач ЗСУ.</text:p>
      <text:p text:style-name="P4">
Source: <text:a xlink:type="simple" xlink:href="https://armyinform.com.ua/2023/03/29/golovnokomanduvach-zsu-obgovoryv-z-generalom-kristoferom-kavoli-postachannya-ukrayini-ozbroyennya-ta-boyeprypasiv/" text:style-name="Internet_20_link" text:visited-style-name="Visited_20_Internet_20_Link">
https://armyinform.com.ua/2023/03/29/golovnokomanduvach-zsu-obgovoryv-z-generalom-kristoferom-kavoli-postachannya-ukrayini-ozbroyennya-ta-boyeprypasiv/</text:a>
</text:p>
      <!--NEWS-->
      <text:h text:style-name="P10" text:outline-level="1">
<text:span text:style-name="T4">
На Харківщині ексгумували тіло чоловіка, який загинув від обстрілів рф минулого року</text:span>
</text:h>
      <text:p text:style-name="P4">
Author: ['АРМІЯINFORM']</text:p>
      <text:p text:style-name="P4">
Time: 2023-03-29T72:00:00-04:00</text:p>
      <text:p text:style-name="P4">
Description: На території приватного домоволодіння у с. Прудянка Харківського району прокурор окруж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528x330-2.jpg" text:style-name="Internet_20_link" text:visited-style-name="Visited_20_Internet_20_Link">
528x330-2.jpg</text:a>
']</text:p>
      <text:p text:style-name="P4">
Tags: ['STOPRUSSIA', 'ЕКСГУМАЦІЯ', 'ОФІС ГЕНПРОКУРОРА УКРАЇНИ']</text:p>
      <text:p text:style-name="P4">
Category: News</text:p>
      <!--METADATA-->
      <text:p text:style-name="P4">
<draw:frame draw:style-name="fr1" draw:name="Image105" text:anchor-type="as-char" svg:width="6.9236in" svg:height="4.32725in" draw:z-index="0">
<draw:image xlink:href="../Images/AРМІЯINFORM/2023-03-29T72-00-00-04-00/528x330-2.jpg" xlink:type="simple" xlink:show="embed" xlink:actuate="onLoad" draw:mime-type="image/jpeg"/>
</draw:frame>
</text:p>
      <text:p text:style-name="P4">
На території приватного домоволодіння у с. Прудянка Харківського районупрокурор окружної прокуратури спільно зі слідчим поліції ексгумували труп66-річного місцевого мешканця.</text:p>
      <text:p text:style-name="P4">
Про це <text:a xlink:type="simple" xlink:href="https://t.me/prokuratura_kharkiv/8421" text:style-name="Internet_20_link" text:visited-style-name="Visited_20_Internet_20_Link">
повідомляє</text:a>
 Офіс ГенпрокурораУкраїни.</text:p>
      <text:p text:style-name="P4">
«За даними слідства, 11 липня минулого року чоловік потрапив під ворожийобстріл, перебуваючи на території власного подвір’я. Від вибуху снаряда вінзагинув на місці», — йдеться в повідомленні.</text:p>
      <text:p text:style-name="P4">
Наразі останки загиблого направлено для проведення судово-медичної експертизи.</text:p>
      <text:p text:style-name="P4">
Source: <text:a xlink:type="simple" xlink:href="https://armyinform.com.ua/2023/03/29/na-harkivshhyni-eksgumuvaly-tilo-cholovika-yakyj-zagynuv-vid-obstriliv-rf-mynulogo-roku/" text:style-name="Internet_20_link" text:visited-style-name="Visited_20_Internet_20_Link">
https://armyinform.com.ua/2023/03/29/na-harkivshhyni-eksgumuvaly-tilo-cholovika-yakyj-zagynuv-vid-obstriliv-rf-mynulogo-roku/</text:a>
</text:p>
      <!--NEWS-->
      <text:h text:style-name="P10" text:outline-level="1">
<text:span text:style-name="T4">
Словаччина засудила незаконну депортацію українських жінок і дітей на територію рф</text:span>
</text:h>
      <text:p text:style-name="P4">
Author: ['АРМІЯINFORM']</text:p>
      <text:p text:style-name="P4">
Time: 2023-03-29T73:00:00-04:00</text:p>
      <text:p text:style-name="P4">
Description: Національна Рада Словацької Республіки ухвалила резолюцію з обуренням та засудженням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_20230329_130954.jpg" text:style-name="Internet_20_link" text:visited-style-name="Visited_20_Internet_20_Link">
img_20230329_130954.jpg</text:a>
']</text:p>
      <text:p text:style-name="P4">
Tags: ['STOPRUSSIA', 'АГРЕСІЯ РФ', 'НАЦІОНАЛЬНА РАДА СЛОВАЧЧИНИ', 'НЕЗАКОННА ДЕПОРТАЦІЯ', 'РЕЗОЛЮЦІЯ']</text:p>
      <text:p text:style-name="P4">
Category: News</text:p>
      <!--METADATA-->
      <text:p text:style-name="P4">
<draw:frame draw:style-name="fr1" draw:name="Image106" text:anchor-type="as-char" svg:width="6.9236in" svg:height="4.696509in" draw:z-index="0">
<draw:image xlink:href="../Images/AРМІЯINFORM/2023-03-29T73-00-00-04-00/img_20230329_130954.jpg" xlink:type="simple" xlink:show="embed" xlink:actuate="onLoad" draw:mime-type="image/jpeg"/>
</draw:frame>
</text:p>
      <text:p text:style-name="P4">
Національна Рада Словацької Республіки ухвалила резолюцію з обуренням тазасудженням щодо незаконної депортації українських жінок і дітей на територіюрф. Словацький Парламент закликав негайно припинити незаконну депортацію іповернути всіх українських громадян на Батьківщину.</text:p>
      <text:p text:style-name="P4">
Про це <text:a xlink:type="simple" xlink:href="https://minre.gov.ua/2023/03/29/dyakuyemo-slovakam-za-pidtrymku-ukrayincziv-nezakonno-deportovanyh-do-rf/" text:style-name="Internet_20_link" text:visited-style-name="Visited_20_Internet_20_Link">
повідомляє</text:a>
 Міністерство з питаньреінтеграції тимчасово окупованих територій України.</text:p>
      <text:p text:style-name="P4">
Крім того, Національна Рада Словаччини звернулася до генпрокурора країни зпроханням дати свою оцінку злочинним діянням і порушити відповідну кримінальнусправу. А також до словацького Уряду — допомогти Україні притягнути докримінальної відповідальності воєнних злочинців. В тому числі російськихчиновників, урядовців та військових.</text:p>
      <text:p text:style-name="P4">
У Мінреінтеграції сподіваються, що загальні зусилля й тиск міжнародноїспільноти дозволять прискорити процес повернення депортованих українців.</text:p>
      <text:p text:style-name="P4">
Source: <text:a xlink:type="simple" xlink:href="https://armyinform.com.ua/2023/03/29/slovachchyna-zasudyla-nezakonnu-deportacziyu-ukrayinskyh-zhinok-i-ditej-na-terytoriyu-rf/" text:style-name="Internet_20_link" text:visited-style-name="Visited_20_Internet_20_Link">
https://armyinform.com.ua/2023/03/29/slovachchyna-zasudyla-nezakonnu-deportacziyu-ukrayinskyh-zhinok-i-ditej-na-terytoriyu-rf/</text:a>
</text:p>
      <!--NEWS-->
      <text:h text:style-name="P10" text:outline-level="1">
<text:span text:style-name="T4">
Офіційні результати голосування до Антикорради при Міноборони будуть затверджені 31 березня</text:span>
</text:h>
      <text:p text:style-name="P4">
Author: ['АРМІЯINFORM']</text:p>
      <text:p text:style-name="P4">
Time: 2023-03-29T74:00:00-04:00</text:p>
      <text:p text:style-name="P4">
Description: 24 березня 2023 року відбулися вибори до Громадської антикорупційної ради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АНТИКОРРАДА', 'МОУ']</text:p>
      <text:p text:style-name="P4">
Category: News</text:p>
      <!--METADATA-->
      <text:p text:style-name="P4">
<draw:frame draw:style-name="fr1" draw:name="Image107" text:anchor-type="as-char" svg:width="6.9236in" svg:height="4.615733in" draw:z-index="0">
<draw:image xlink:href="../Images/AРМІЯINFORM/2023-03-29T74-00-00-04-00/77acfef9ac002e47cfc3020e10de49c60959d638.jpg" xlink:type="simple" xlink:show="embed" xlink:actuate="onLoad" draw:mime-type="image/jpeg"/>
</draw:frame>
</text:p>
      <text:p text:style-name="P4">
24 березня 2023 року відбулися вибори до Громадської антикорупційної ради приМіністерстві оборони України, результати яких відразу були у відкритомудоступі.</text:p>
      <text:p text:style-name="P4">
<text:span text:style-name="T4">
Звертаємо увагу, що згідно з напрацьованим ініціативною робочою групою ізатвердженим Наказом Міністерства оборони України<text:a xlink:type="simple" xlink:href="https://www.mil.gov.ua/content/Nakaz_2023_Antikaryp.pdf" text:style-name="Internet_20_link" text:visited-style-name="Visited_20_Internet_20_Link">
Положенням про Громадськуантикорупційну раду при Міністерстві оборониУкраїни</text:a>
, офіційнеоприлюднення інформації щодо результатів проведення конкурсу відбуваєтьсяпротягом 5 робочих днів.</text:span>
</text:p>
      <text:p text:style-name="P4">
Наразі Комісія із забезпечення проведення конкурсу очікує від операторамобільного зв’язку офіційної інформації про перебіг голосування.</text:p>
      <text:p text:style-name="P4">
І вже у п’ятницю, 31 березня, у строки, визначені Положенням, Комісія іззабезпечення проведення конкурсу затвердить результати голосування.</text:p>
      <text:p text:style-name="P4">
<text:span text:style-name="T4">
Джерело:</text:span>
 <text:a xlink:type="simple" xlink:href="https://www.mil.gov.ua/news/2023/03/29/antikorradi-pri-minoboroni-budut-zatverdzheni-u-pyatniczyu-31-bereznya/" text:style-name="Internet_20_link" text:visited-style-name="Visited_20_Internet_20_Link">
<text:span text:style-name="T5">
Міністерство оборониУкраїни</text:span>
</text:a>
</text:p>
      <text:p text:style-name="P4">
Source: <text:a xlink:type="simple" xlink:href="https://armyinform.com.ua/2023/03/29/oficzijni-rezultaty-golosuvannya-do-antykorrady-pry-minoborony-budut-zatverdzheni-31-bereznya/" text:style-name="Internet_20_link" text:visited-style-name="Visited_20_Internet_20_Link">
https://armyinform.com.ua/2023/03/29/oficzijni-rezultaty-golosuvannya-do-antykorrady-pry-minoborony-budut-zatverdzheni-31-bereznya/</text:a>
</text:p>
      <!--NEWS-->
      <text:h text:style-name="P10" text:outline-level="1">
<text:span text:style-name="T4">
Ворог продовжує спроби посіяти розбрат між Україною та Польщею — ЦПД</text:span>
</text:h>
      <text:p text:style-name="P4">
Author: ['АРМІЯINFORM']</text:p>
      <text:p text:style-name="P4">
Time: 2023-03-29T75:00:00-04:00</text:p>
      <text:p text:style-name="P4">
Description: Ворожі телеграм-канали поширюють дезінформацію про те, що нібито «приплив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ukrayina-polshha-czpd.jpg" text:style-name="Internet_20_link" text:visited-style-name="Visited_20_Internet_20_Link">
ukrayina-polshha-czpd.jpg</text:a>
']</text:p>
      <text:p text:style-name="P4">
Tags: ['БІЖЕНЦІ', 'ПОЛЬЩА', 'РОСІЙСЬКА ПРОПАГАНДА', 'ЦПД РНБО']</text:p>
      <text:p text:style-name="P4">
Category: News</text:p>
      <!--METADATA-->
      <text:p text:style-name="P4">
<draw:frame draw:style-name="fr1" draw:name="Image108" text:anchor-type="as-char" svg:width="6.9236in" svg:height="6.9236in" draw:z-index="0">
<draw:image xlink:href="../Images/AРМІЯINFORM/2023-03-29T75-00-00-04-00/ukrayina-polshha-czpd.jpg" xlink:type="simple" xlink:show="embed" xlink:actuate="onLoad" draw:mime-type="image/jpeg"/>
</draw:frame>
</text:p>
      <text:p text:style-name="P4">
Ворожі телеграм-канали поширюють дезінформацію про те, що нібито «припливукраїнських біженців призвів до зростання злочинності в Польщі». Адже 60%крадіжок та насильницьких правопорушень минулого року начебто були здійсненісаме українцями.</text:p>
      <text:p text:style-name="P4">
Про це <text:a xlink:type="simple" xlink:href="https://t.me/CenterCounteringDisinformation/4713" text:style-name="Internet_20_link" text:visited-style-name="Visited_20_Internet_20_Link">
повідомляє</text:a>
 Центрпротидії дезінформації при РНБО України.</text:p>
      <text:p text:style-name="P4">
У публікації пропагандисти посилаються на дані дослідження міжнародноїаналітичної компанії UCE RESEARCH.</text:p>
      <text:p text:style-name="P4">
Насправді в оригіналі статті польського видання UCE GROUP LTD немає жодногозгадування про українських біженців та їхню злочинну діяльність.</text:p>
      <text:p text:style-name="P4">
Так, ворог продовжує спроби посіяти розбрат між Україною та Польщею, а такожміж самими українцями. Метою є перевести увагу з глобальної проблеми — війниросії проти України — на низку незначних, здебільшого внутрішніх проблем.</text:p>
      <text:p text:style-name="P4">
Довіряйте лише джерелам верифікованої інформації, закликає ЦПД.</text:p>
      <text:p text:style-name="P4">
Source: <text:a xlink:type="simple" xlink:href="https://armyinform.com.ua/2023/03/29/vorog-prodovzhuye-sproby-posiyaty-rozbrat-mizh-ukrayinoyu-ta-polshheyu-czpd/" text:style-name="Internet_20_link" text:visited-style-name="Visited_20_Internet_20_Link">
https://armyinform.com.ua/2023/03/29/vorog-prodovzhuye-sproby-posiyaty-rozbrat-mizh-ukrayinoyu-ta-polshheyu-czpd/</text:a>
</text:p>
      <!--NEWS-->
      <text:h text:style-name="P10" text:outline-level="1">
<text:span text:style-name="T4">
Україна потребує винищувачів покоління 4+. Часу для зволікання немає! — Юрій Ігнат</text:span>
</text:h>
      <text:p text:style-name="P4">
Author: ['Анастасія Олехнович']</text:p>
      <text:p text:style-name="P4">
Time: 2023-03-29T76:00:00-04:00</text:p>
      <text:p text:style-name="P4">
Description: Міністр оборони США Ллойд Остін зауважив, що Сполучені Штати можуть передати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16-fighting-falcon-scaled.jpg" text:style-name="Internet_20_link" text:visited-style-name="Visited_20_Internet_20_Link">
f-16-fighting-falcon-scaled.jpg</text:a>
']</text:p>
      <text:p text:style-name="P4">
Tags: ['F-16', 'ВІЙСЬКОВА АВІАЦІЯ', 'ВІЙСЬКОВІ ЛІТАКИ', 'ПОВІТРЯНІ СИЛИ ЗСУ', 'ЮРІЙ ІГНАТ']</text:p>
      <text:p text:style-name="P4">
Category: News</text:p>
      <!--METADATA-->
      <text:p text:style-name="P4">
<draw:frame draw:style-name="fr1" draw:name="Image109" text:anchor-type="as-char" svg:width="6.9236in" svg:height="5.53888in" draw:z-index="0">
<draw:image xlink:href="../Images/AРМІЯINFORM/2023-03-29T76-00-00-04-00/f-16-fighting-falcon-scaled.jpg" xlink:type="simple" xlink:show="embed" xlink:actuate="onLoad" draw:mime-type="image/jpeg"/>
</draw:frame>
 F-16 Fighting Falcon. Ілюстративне фото</text:p>
      <text:p text:style-name="P4">
Міністр оборони США Ллойд Остін зауважив, що Сполучені Штати можуть передатиУкраїні літаки F-16 або інші винищувачі четвертого покоління. Проте на цьомуетапі війни їх не варто очікувати. Ллойд Остін заявив, якщо таке рішенняухвалять, то на цей процес знадобиться приблизно півтора року.</text:p>
      <text:p text:style-name="P4">
Речник Командування Повітряних Сил полковник Юрій Ігнат в ефірі телемарафону«Єдині новини» прокоментував, що передача авіаційної техніки — непростийпроцес, тому про швидкі терміни не йдеться. Разом із тим в України часу длязволікання немає.</text:p>
      <text:p text:style-name="P4">
— Ключовим меседжем для нас є те, що Сполучені Штати Америки не відмовляютьсявід планів про передачу винищувачів покоління 4+, яких потребує Україна. Так,можливо, це займе більше часу, — зазначив Юрій Ігнат.</text:p>
      <text:p text:style-name="P4">
Також він додав, що процес починається з підготовки льотчиків, інженерів,водночас готуватиметься база для утримання літаків, аеродромна мережа.</text:p>
      <text:p text:style-name="P4">
— Та і сам процес передачі винищувачів — непростий, адже мова йде про складнутехнічну документацію, перевезення техніки тощо. Однак починати активнупідготовку потрібно уже зараз. Скажімо, як це було, із системами SAMP/Т,Patriot і наданням танків, — наголосив Юрій Ігнат.</text:p>
      <text:p text:style-name="P4">
Source: <text:a xlink:type="simple" xlink:href="https://armyinform.com.ua/2023/03/29/ukrayina-potrebuye-vynyshhuvachiv-yurij-ignat/" text:style-name="Internet_20_link" text:visited-style-name="Visited_20_Internet_20_Link">
https://armyinform.com.ua/2023/03/29/ukrayina-potrebuye-vynyshhuvachiv-yurij-ignat/</text:a>
</text:p>
      <!--NEWS-->
      <text:h text:style-name="P10" text:outline-level="1">
<text:span text:style-name="T4">
Рішення ЕС про надання Україні 1 млн боєприпасів є вирішальним — Олексій Резніков</text:span>
</text:h>
      <text:p text:style-name="P4">
Author: ['АРМІЯINFORM']</text:p>
      <text:p text:style-name="P4">
Time: 2023-03-29T77:00:00-04:00</text:p>
      <text:p text:style-name="P4">
Description: Рішення країн-партнерів ЄС про надання Україні 1 млн боєприпасів калібру 155 мм 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08.jpg" text:style-name="Internet_20_link" text:visited-style-name="Visited_20_Internet_20_Link">
reznikov-08.jpg</text:a>
']</text:p>
      <text:p text:style-name="P4">
Tags: ['ВІЙСЬКОВА ДОПОМОГА', 'ІНТЕРВ’Ю', 'МІНІСТР ОБОРОНИ УКРАЇНИ', 'ОЛЕКСІЙ РЕЗНІКОВ']</text:p>
      <text:p text:style-name="P4">
Category: News</text:p>
      <!--METADATA-->
      <text:p text:style-name="P4">
<draw:frame draw:style-name="fr1" draw:name="Image110" text:anchor-type="as-char" svg:width="6.9236in" svg:height="4.615733in" draw:z-index="0">
<draw:image xlink:href="../Images/AРМІЯINFORM/2023-03-29T77-00-00-04-00/reznikov-08.jpg" xlink:type="simple" xlink:show="embed" xlink:actuate="onLoad" draw:mime-type="image/jpeg"/>
</draw:frame>
Міністр оборони України Олексій Резніков</text:p>
      <text:p text:style-name="P4">
Рішення країн-партнерів ЄС про надання Україні 1 млн боєприпасів калібру 155мм є вирішальним для ходу війни й перемоги України, заявив Міністр оборониОлексій Резніков в інтерв’ю естонській ERR.</text:p>
      <text:p text:style-name="P4">
«Ми повинні захищатися від росіян, стримувати їх, особливо на східному фронті.Потім переходити в контратаку. Це означає, що нам потрібно більше боєприпасів,щоб прорвати їхню лінію оборони. Так ми рятуємо життя наших воїнів. Ось чомуця допомога є такою важливою. Ця війна є війною за ресурси. На нашому боці єресурси цивілізованого світу, в тому числі європейських країн. Тому прийнятерішення є дуже важливим. Я б сказав вирішальним», — сказав Олексій Резніков,відзначивши велику роль Естонії в ухваленні цього рішення.</text:p>
      <text:p text:style-name="P4">
<text:span text:style-name="T4">
Інші важливі тези з інтерв’ю Міністра:</text:span>
</text:p>
      <ul>
        <li>
Допомога кожної з країн-партнерів є важливою для підвищення оборонних спроможностей України  * Україна, як будь-яка країна що захищається, потребуватиме більше амуніції та озброєння для завершення війни перемогою, яка стане перемогою всього цивілізованого світу  * Снарядний диспаритет з росіянами, який все ще значний, нівелюється точністю західної зброї й креативністю її застосування українськими підрозділами.</li>
      </ul>
      <text:p text:style-name="P4">
«Це не війна між маленькою та великою радянськими арміями. Це дві різні армії.Ми більш креативні з більш сучасним обладнанням і мисленням. Тому минамагаємося використовувати менше боєприпасів», — Олексій Резніков.</text:p>
      <ul>
        <li>
У Заходу є ресурси й виробнича база для повного забезпечення потреб у боєприпасах. Необхідне відповідне рішення, тому що це важливо для ходу війни  * Надані Польщею і Словаччиною МіГ-29 посилюють Повітряні Сили ЗСУ, але Україна намагається переконати партнерів в необхідності надання сучасних авіаційних платформ, оскільки навіть модернізовані винищувачі радянського типу значно поступаються російським сучасним літакам.</li>
      </ul>
      <text:p text:style-name="P4">
«Нам потрібні сучасні винищувачі, щоб вони стали частиною нашої системи ППО.Тому ми зберігаємо оптимізм і намагаємося говорити з нашими партнерами про те,що навчання пілотів потрібно починати вже зараз, тому що це потребує часу», —Олексій Резніков.</text:p>
      <ul>
        <li>
Перші системи Patriot буде розгорнуто в Україні у квітні  * Танки Leopard будуть застосовані при контрнаступі за рішенням Генштабу можливо у квітні-травні. Контрнаступ планується за кількома напрямами. Час і напрям — рішення Генштабу.  * Оборона Бахмуту створює можливості для утримання лінії фронту та дає час для підготовки контрнаступу.</li>
      </ul>
      <text:p text:style-name="P4">
«Вони продовжують наступ без значних результатів. Бахмут досі стоїть якфортеця. На цьому напрямі ми знизили наступальні можливості росіян», — ОлексійРезніков.</text:p>
      <ul>
        <li>
Міністр прогнозує позитивні для України зміни у ході війни в цьому році</li>
      </ul>
      <text:p text:style-name="P4">
«Я думаю, що цього року ми побачимо дуже позитивні зміни для України. Явпевнений, що ми продовжимо звільняти тимчасово окуповані території, як цебуло зроблено у Києві, Чернігівщині, Сумах, Харкові, Херсоні та на островіЗміїний. Буде продовження», — Олексій Резніков.</text:p>
      <text:p text:style-name="P4">
<text:span text:style-name="T5">
Джерело:<text:a xlink:type="simple" xlink:href="https://t.me/ministry_of_defense_ua/7287" text:style-name="Internet_20_link" text:visited-style-name="Visited_20_Internet_20_Link">
Міністерство оборониУкраїни</text:a>
</text:span>
</text:p>
      <text:p text:style-name="P4">
Source: <text:a xlink:type="simple" xlink:href="https://armyinform.com.ua/2023/03/29/rishennya-es-pro-nadannya-ukrayini-1-mln-boyeprypasiv-ye-vyrishalnym-oleksij-reznikov/" text:style-name="Internet_20_link" text:visited-style-name="Visited_20_Internet_20_Link">
https://armyinform.com.ua/2023/03/29/rishennya-es-pro-nadannya-ukrayini-1-mln-boyeprypasiv-ye-vyrishalnym-oleksij-reznikov/</text:a>
</text:p>
      <!--NEWS-->
      <text:h text:style-name="P10" text:outline-level="1">
<text:span text:style-name="T4">
Внаслідок російської агресії в Україні були пошкоджені або повністю зруйновані 1322 об’єкти культури</text:span>
</text:h>
      <text:p text:style-name="P4">
Author: ['Оксана Іванець']</text:p>
      <text:p text:style-name="P4">
Time: 2023-03-29T78:00:00-04:00</text:p>
      <text:p text:style-name="P4">
Description: Про це на брифінгу під робочого візиту на Харківщину повідомив міністр куль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inistr-kultury-ta-informaczijnoyi-polityky-ukrayiny-oleksandr-tkachenko-scaled.jpg" text:style-name="Internet_20_link" text:visited-style-name="Visited_20_Internet_20_Link">
ministr-kultury-ta-informaczijnoyi-polityky-ukrayiny-oleksandr-tkachenko-scaled.jpg</text:a>
']</text:p>
      <text:p text:style-name="P4">
Tags: ['STOPRUSSIA', 'АГРЕСІЯ РФ', 'БРИФІНГ', 'ВТОРГНЕННЯ РФ', 'КУЛЬТУРНІ ЦІННОСТІ УКРАЇНИ', 'МІНІСТР КУЛЬТУРИ ТА\xa0ІНФОРМАЦІЙНОЇ ПОЛІТИКИ УКРАЇНИ', "ОБ'ЄКТИ КУЛЬТУРНОЇ СПАДЩИНИ", 'ОЛЕКСАНДР ТКАЧЕНКО', 'ХАРКІВЩИНА']</text:p>
      <text:p text:style-name="P4">
Category: News</text:p>
      <!--METADATA-->
      <text:p text:style-name="P4">
<draw:frame draw:style-name="fr1" draw:name="Image111" text:anchor-type="as-char" svg:width="6.9236in" svg:height="4.615733in" draw:z-index="0">
<draw:image xlink:href="../Images/AРМІЯINFORM/2023-03-29T78-00-00-04-00/ministr-kultury-ta-informaczijnoyi-polityky-ukrayiny-oleksandr-tkachenko-scaled.jpg" xlink:type="simple" xlink:show="embed" xlink:actuate="onLoad" draw:mime-type="image/jpeg"/>
</draw:frame>
 Міністркультури та інформаційної політики України Олександр Ткаченко. Фото: ОксанаІванець / АрміяInform</text:p>
      <text:p text:style-name="P4">
Про це на брифінгу під робочого візиту на Харківщину повідомив міністркультури та інформаційної політики України Олександр Ткаченко.</text:p>
      <text:p text:style-name="P4">
— Більшість — це переважно клуби й бібліотеки. Але й дуже багато, на жаль,пам’яток культури та культурної спадщини, — зауважив міністр.</text:p>
      <text:p text:style-name="P4">
Зокрема, на Харківщині за рік широкомасштабного вторгнення росіян на територіюУкраїни було пошкоджено або знищено 36 пам’яток культурної спадщини, майже 2тисячі будинків культури.</text:p>
      <text:p text:style-name="P4">
Також очільник Міністерства культури та інформаційної політики Українизазначив, що на відновлення Національного меморіального комплексу ГригоріяСковороди в селищі Сковородинівка, який був знищений російськими окупантамиторік у травні, в межах проєкту «Збережіть українську культуру» було зібраноблизько 4 млн грн. Крім того, Олександр Ткаченко додав, що відновити МузейСковороди допоможе і ЮНЕСКО.</text:p>
      <text:p text:style-name="P4">
— Сковорода є одним із пріоритетів роботи нашого відомства, — запевнивОлександр Ткаченко.</text:p>
      <text:p text:style-name="P4">
Source: <text:a xlink:type="simple" xlink:href="https://armyinform.com.ua/2023/03/29/zrujnovani-1322-obyekty-kultury-oleksandr-tkachenko/" text:style-name="Internet_20_link" text:visited-style-name="Visited_20_Internet_20_Link">
https://armyinform.com.ua/2023/03/29/zrujnovani-1322-obyekty-kultury-oleksandr-tkachenko/</text:a>
</text:p>
      <!--NEWS-->
      <text:h text:style-name="P10" text:outline-level="1">
<text:span text:style-name="T4">
Олексій Резніков спростував інформацію про передачу Україні літаків Mirage</text:span>
</text:h>
      <text:p text:style-name="P4">
Author: ['Антон Печерський']</text:p>
      <text:p text:style-name="P4">
Time: 2023-03-29T79:00:00-04:00</text:p>
      <text:p text:style-name="P4">
Description: — Я дійсно вдячний представникам медіа Франції, які вболівають за Україну і навіть д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_1878-1.jpg" text:style-name="Internet_20_link" text:visited-style-name="Visited_20_Internet_20_Link">
img_1878-1.jpg</text:a>
']</text:p>
      <text:p text:style-name="P4">
Tags: ['ЛІТАКИ', 'МІНІСТР ОБОРОНИ УКРАЇНИ ОЛЕКСІЙ РЕЗНІКОВ', 'ХОРВАТІЯ']</text:p>
      <text:p text:style-name="P4">
Category: News</text:p>
      <!--METADATA-->
      <text:p text:style-name="P4">
<draw:frame draw:style-name="fr1" draw:name="Image112" text:anchor-type="as-char" svg:width="6.9236in" svg:height="4.615733in" draw:z-index="0">
<draw:image xlink:href="../Images/AРМІЯINFORM/2023-03-29T79-00-00-04-00/img_1878-1.jpg" xlink:type="simple" xlink:show="embed" xlink:actuate="onLoad" draw:mime-type="image/jpeg"/>
</draw:frame>
</text:p>
      <text:p text:style-name="P4">
— Я дійсно вдячний представникам медіа Франції, які вболівають за Україну інавіть дають позитивні новини, які, на жаль, ще не відповідають дійсності. Ценапевне така хороша матеріалізація ідей, але поки що не можу підтвердити, щоMirage передані Україні або ми сьогодні їх опановуємо, — заявив Міністроборони України Олексій Резніков під час брифінгу в Media Center Ukraine —Odesa.</text:p>
      <text:p text:style-name="P4">
Також він пояснив, що Mirage має такі ж технічні можливості, що і наявний уПовітряних Силах України МіГ-29, тобто спроможний виявляти повітряні цілі навідстані 60 км і вражати їх на відстані 30 км. Натомість ворог,використовуючи, наприклад, Су-35, має змогу виявляти цілі на відстані більшніж 200 км і вражати цілі на відстані більш ніж 140 км.</text:p>
      <text:p text:style-name="P4">
— Тому давайте будемо реалістами, що ми задоволені будемо мати будь-якіавіаційні платформи, але основний бойовий літак, напевне, має бути більшсучасним, з можливістю «бачити» більше ніж на 200 кілометрів і вражати на 150і більше кілометрів, — наголосив Олексій Резніков.</text:p>
      <text:p text:style-name="P4">
Дискусію з партнерами щодо того, який саме бойовий літак має з’явитись наозброєнні в Україні, буде продовжено.</text:p>
      <text:p text:style-name="P4">
Source: <text:a xlink:type="simple" xlink:href="https://armyinform.com.ua/2023/03/29/oleksij-reznikov-sprostuvav-informacziyu-pro-peredachu-ukrayini-litakiv-mirage/" text:style-name="Internet_20_link" text:visited-style-name="Visited_20_Internet_20_Link">
https://armyinform.com.ua/2023/03/29/oleksij-reznikov-sprostuvav-informacziyu-pro-peredachu-ukrayini-litakiv-mirage/</text:a>
</text:p>
      <!--NEWS-->
      <text:h text:style-name="P10" text:outline-level="1">
<text:span text:style-name="T4">
Повітряні Сили ЗСУ знищили російський бомбардувальник Су-24М</text:span>
</text:h>
      <text:p text:style-name="P4">
Author: ['АРМІЯINFORM']</text:p>
      <text:p text:style-name="P4">
Time: 2023-03-29T80:00:00-04:00</text:p>
      <text:p text:style-name="P4">
Description: Авіація Сил оборони за добу завдала 5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u-24-znyshheno.jpg" text:style-name="Internet_20_link" text:visited-style-name="Visited_20_Internet_20_Link">
su-24-znyshheno.jpg</text:a>
']</text:p>
      <text:p text:style-name="P4">
Tags: ['STOPRUSSIA', 'АГРЕСІЯ РФ', 'АРТИЛЕРІЯ', 'ВТОРГНЕННЯ РФ', 'ВТРАТИ ВОРОГА', 'ГШ ЗСУ', 'ОПЕРАТИВНА ІНФОРМАЦІЯ', 'ПОВІТРЯНІ СИЛИ ЗСУ', 'РАКЕТНІ ВІЙСЬКА']</text:p>
      <text:p text:style-name="P4">
Category: News</text:p>
      <!--METADATA-->
      <text:p text:style-name="P4">
<draw:frame draw:style-name="fr1" draw:name="Image113" text:anchor-type="as-char" svg:width="6.9236in" svg:height="4.609964in" draw:z-index="0">
<draw:image xlink:href="../Images/AРМІЯINFORM/2023-03-29T80-00-00-04-00/su-24-znyshheno.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5 ударів по районах зосередження особовогоскладу та військової техніки окупантів. Також, підрозділи Повітряних СилЗбройних Сил України знищили російський бомбардувальник Су-24М.</text:p>
      <text:p text:style-name="P4">
Про це<text:a xlink:type="simple" xlink:href="https://www.facebook.com/GeneralStaff.ua/posts/pfbid0LSB1iUsxJMMc36sTM8axTdztdP1bgD5C4jAzs3RAyz1c6nCGkmQ6F5qfiXRM6xD5l" text:style-name="Internet_20_link" text:visited-style-name="Visited_20_Internet_20_Link">
повідомляє</text:a>
Генеральний штаб Збройних Сил України.</text:p>
      <text:p text:style-name="P4">
«Наші ракетники та артилеристи протягом доби уразили 2 райони зосередженняживої сили, озброєння та військової техніки противника, 1 склад боєприпасів та2 склади пально-мастильних матеріалів ворога», — йдеться в повідомленні.</text:p>
      <text:p text:style-name="P4">
Source: <text:a xlink:type="simple" xlink:href="https://armyinform.com.ua/2023/03/29/povitryani-syly-zsu-znyshhyly-rosijskyj-bombarduvalnyk-su-24m/" text:style-name="Internet_20_link" text:visited-style-name="Visited_20_Internet_20_Link">
https://armyinform.com.ua/2023/03/29/povitryani-syly-zsu-znyshhyly-rosijskyj-bombarduvalnyk-su-24m/</text:a>
</text:p>
      <!--NEWS-->
      <text:h text:style-name="P10" text:outline-level="1">
<text:span text:style-name="T4">
Хорвати добре знають, що таке посилювати свою обороноздатність, якщо в тебе недружній сусід — Олексій Резніков</text:span>
</text:h>
      <text:p text:style-name="P4">
Author: ['Світлана Кирган']</text:p>
      <text:p text:style-name="P4">
Time: 2023-03-29T81:00:00-04:00</text:p>
      <text:p text:style-name="P4">
Description: Про це Олексій Резніков сказав в Одесі під час спільної пресконференції міністрів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_1871.jpg" text:style-name="Internet_20_link" text:visited-style-name="Visited_20_Internet_20_Link">
img_1871.jpg</text:a>
', '<text:a xlink:type="simple" xlink:href="https://armyinform.com.ua/wp-content/uploads/2023/03/dan_0055.jpg" text:style-name="Internet_20_link" text:visited-style-name="Visited_20_Internet_20_Link">
dan_0055.jpg</text:a>
']</text:p>
      <text:p text:style-name="P4">
Tags: ['STOPRUSSIA', 'МІНІСТР ОБОРОНИ УКРАЇНИ ОЛЕКСІЙ РЕЗНІКОВ', 'ХОРВАТІЯ']</text:p>
      <text:p text:style-name="P4">
Category: News</text:p>
      <!--METADATA-->
      <text:p text:style-name="P4">
<draw:frame draw:style-name="fr1" draw:name="Image114" text:anchor-type="as-char" svg:width="6.9236in" svg:height="4.615733in" draw:z-index="0">
<draw:image xlink:href="../Images/AРМІЯINFORM/2023-03-29T81-00-00-04-00/img_1871.jpg" xlink:type="simple" xlink:show="embed" xlink:actuate="onLoad" draw:mime-type="image/jpeg"/>
</draw:frame>
</text:p>
      <text:p text:style-name="P4">
Про це Олексій Резніков сказав в Одесі під час спільної пресконференціїміністрів оборони України та Хорватії.</text:p>
      <text:p text:style-name="P4">
Очільники оборонних відомств України та Хорватії обговорили питання посиленняспроможностей Сил оборони України та їх підтримки з боку хорватського уряду.</text:p>
      <text:p text:style-name="P4">
— Маю честь приймати тут, у нас в Україні, Міністра оборони РеспублікиХорватія. До нас приїхав Маріо Баножич, справжній та потужний друг України,який завжди висловлює дуже стійку та безкомпромісну позицію в інтересахУкраїни на всіх наших зустрічах у форматі клубу «Рамштайн». Я дуже вам дякуюза це, Маріо, за вашу персональну залученість, не просто як людини, якаобіймає посаду міністра, але і як людини, як хорвата, який розуміє українців,— сказав Олексій Резніков.</text:p>
      <text:p text:style-name="P4">
<draw:frame draw:style-name="fr1" draw:name="Image115" text:anchor-type="as-char" svg:width="6.9236in" svg:height="4.459952in" draw:z-index="0">
<draw:image xlink:href="../Images/AРМІЯINFORM/2023-03-29T81-00-00-04-00/dan_0055.jpg" xlink:type="simple" xlink:show="embed" xlink:actuate="onLoad" draw:mime-type="image/jpeg"/>
</draw:frame>
</text:p>
      <text:p text:style-name="P4">
Міністр оборони України розповів, що хорватам дуже близький біль українців,адже вони самі пережили більше ніж 26 років тому війну та розуміють, щовідстоювання власної незалежності та свободи є найважливішими цінностями длякраїни.</text:p>
      <text:p text:style-name="P4">
— Хорвати знають, що таке посилювати власну обороноздатність, якщо в тебенедружній сусід, тому вони свідомо є прихильниками і союзниками України внашій з вами війні, яку несправедливо розпочала росія у 2014 році. Спочатку цебула гібридна війна, яка перетворилися на повномасштабне вторгнення, якепочалося у лютому 2022 року. Ми маємо підтримку політичну з боку Хорватії, мимаємо підтримку економічну, і ми маємо підтримку військову. Ми з перших днівотримували різного типу допомогу, і перша допомога вже прийшла 28 лютого 2022року, тобто через 4 дні після початку агресії братній народ Хорватії вжепротягнув нам руку допомоги, і ми вже отримали перші необхідні нам речі, якідозволили нашим Силам оборони стримувати ворога, а зрештою почати йоговикидати з Київщини, Чернігівщини, Сумщини, потім вже Харківщини, Херсонщини ітак далі, — сказав очільник українського оборонного відомства.</text:p>
      <text:p text:style-name="P4">
<text:span text:style-name="T5">
Фото Микола Давидовський</text:span>
</text:p>
      <text:p text:style-name="P4">
Source: <text:a xlink:type="simple" xlink:href="https://armyinform.com.ua/2023/03/29/horvaty-dobre-znayut-shho-take-posylyuvaty-svoyu-oboronozdatnist-yakshho-v-tebe-ne-druzhnij-susid-oleksij-reznikov/" text:style-name="Internet_20_link" text:visited-style-name="Visited_20_Internet_20_Link">
https://armyinform.com.ua/2023/03/29/horvaty-dobre-znayut-shho-take-posylyuvaty-svoyu-oboronozdatnist-yakshho-v-tebe-ne-druzhnij-susid-oleksij-reznikov/</text:a>
</text:p>
      <!--NEWS-->
      <text:h text:style-name="P10" text:outline-level="1">
<text:span text:style-name="T4">
ПММ для потреб ЗСУ: Міноборони запрошує постачальників взяти участь у торгах</text:span>
</text:h>
      <text:p text:style-name="P4">
Author: ['АРМІЯINFORM']</text:p>
      <text:p text:style-name="P4">
Time: 2023-03-29T82:00:00-04:00</text:p>
      <text:p text:style-name="P4">
Description: Департамент державних закупівель та постачання матеріальних ресурсів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mm-zsu.jpg" text:style-name="Internet_20_link" text:visited-style-name="Visited_20_Internet_20_Link">
pmm-zsu.jpg</text:a>
']</text:p>
      <text:p text:style-name="P4">
Tags: ['МІНІСТЕРСТВО ОБОРОНИ УКРАЇНИ', 'ПММ']</text:p>
      <text:p text:style-name="P4">
Category: News</text:p>
      <!--METADATA-->
      <text:p text:style-name="P4">
<draw:frame draw:style-name="fr1" draw:name="Image116" text:anchor-type="as-char" svg:width="6.9236in" svg:height="4.094355in" draw:z-index="0">
<draw:image xlink:href="../Images/AРМІЯINFORM/2023-03-29T82-00-00-04-00/pmm-zsu.jpg" xlink:type="simple" xlink:show="embed" xlink:actuate="onLoad" draw:mime-type="image/jpeg"/>
</draw:frame>
 ПММ дляпотреб ЗСУ. Ілюстративне фото</text:p>
      <text:p text:style-name="P4">
Департамент державних закупівель та постачання матеріальних ресурсівМіністерства оборони України оголошує про намір проведення закупівлі олив,охолоджуючих рідин та гальмівної рідини для потреб Збройних Сил України.</text:p>
      <text:p text:style-name="P4">
Окремо за кожною групою товарів оголошено добір учасників.</text:p>
      <text:p text:style-name="P4">
<text:span text:style-name="T4">
Зацікавленим в участі постачальникам необхідно надіслати лист на електроннуадресу<text:a xlink:type="simple" xlink:href="https://armyinform.com.ua/cdn-cgi/l/email-protection#0e6b746f657b7e677862676a6a744e7e617d7a2063676220696178207b6f" text:style-name="Internet_20_link" text:visited-style-name="Visited_20_Internet_20_Link">
 [email protected]</text:a>
 до17:00 5 квітня 2023 року.</text:span>
</text:p>
      <text:p text:style-name="P4">
У листі необхідно вказати:</text:p>
      <ul>
        <li>
найменування і код ЄДРПОУ підприємства,  * назву товаровиробника із зазначенням його адреси, країни походження,  * інформацію про запропонований товар: паспорт якості виробника, сертифікати відповідності, довідку у довільній формі, в якій повинна бути інформація про технічні (якісні) характеристики продукції, яка пропонується до постачання.</li>
      </ul>
      <text:p text:style-name="P4">
Якщо учасник не є виробником запропонованого товару, то ним надаються копіїдокументів, які підтверджують відносини між учасником та виробником (договіртощо). Ці документи повинні бути дійсними не менше ніж до кінця 2023 року таобов’язково містити гарантії виробника щодо якості продукції.</text:p>
      <text:p text:style-name="P4">
Документи, які підтверджують якісний стан продукції, повинні бути державноюмовою або мати офіційний переклад.</text:p>
      <text:p text:style-name="P4">
Запропонована до постачання продукція повинна бути виготовлена у 2023 році.</text:p>
      <text:p text:style-name="P4">
За результатами розгляду наданих документів, Міноборони буде проведено робочузустріч із представниками підприємств, документи яких відповідатимуть вимогамзамовника, про що буде повідомлено учасників додатково.</text:p>
      <text:p text:style-name="P4">
Детальний перелік документів, який повинні надати представники підприємств дляучасті у робочій зустрічі, доступний за<text:a xlink:type="simple" xlink:href="https://www.mil.gov.ua/diyalnist/zakupivli-pmm" text:style-name="Internet_20_link" text:visited-style-name="Visited_20_Internet_20_Link">
посиланням</text:a>
.</text:p>
      <text:p text:style-name="P4">
<text:span text:style-name="T5">
Джерело:<text:a xlink:type="simple" xlink:href="https://www.mil.gov.ua/news/2023/03/29/pmm-dlya-potreb-zsu-minoboroni-zaproshue-postachalnikiv-vzyati-uchast-u-torgah/" text:style-name="Internet_20_link" text:visited-style-name="Visited_20_Internet_20_Link">
Міністерство оборониУкраїни</text:a>
</text:span>
</text:p>
      <text:p text:style-name="P4">
Source: <text:a xlink:type="simple" xlink:href="https://armyinform.com.ua/2023/03/29/pmm-dlya-potreb-zsu-minoborony-zaproshuye-postachalnykiv/" text:style-name="Internet_20_link" text:visited-style-name="Visited_20_Internet_20_Link">
https://armyinform.com.ua/2023/03/29/pmm-dlya-potreb-zsu-minoborony-zaproshuye-postachalnykiv/</text:a>
</text:p>
      <!--NEWS-->
      <text:h text:style-name="P10" text:outline-level="1">
<text:span text:style-name="T4">
Ворог продовжує вести оборонні дії на півдні України, будує фортифікаційні споруди в окупованому Криму</text:span>
</text:h>
      <text:p text:style-name="P4">
Author: ['АРМІЯINFORM']</text:p>
      <text:p text:style-name="P4">
Time: 2023-03-29T83:00:00-04:00</text:p>
      <text:p text:style-name="P4">
Description: Про це повідомляє Генеральний штаб Збройних Сил України.    На Запоріз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8171289_932307111136870_1368815945310581476_n.jpg" text:style-name="Internet_20_link" text:visited-style-name="Visited_20_Internet_20_Link">
338171289_932307111136870_1368815945310581476_n.jpg</text:a>
']</text:p>
      <text:p text:style-name="P4">
Tags: ['STOPRUSSIA', 'АГРЕСІЯ РФ', 'ВТОРГНЕННЯ РФ', 'ГШ ЗСУ', 'ОПЕРАТИВНА ІНФОРМАЦІЯ']</text:p>
      <text:p text:style-name="P4">
Category: News</text:p>
      <!--METADATA-->
      <text:p text:style-name="P4">
<draw:frame draw:style-name="fr1" draw:name="Image117" text:anchor-type="as-char" svg:width="6.9236in" svg:height="4.615733in" draw:z-index="0">
<draw:image xlink:href="../Images/AРМІЯINFORM/2023-03-29T83-00-00-04-00/338171289_932307111136870_1368815945310581476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LSB1iUsxJMMc36sTM8axTdztdP1bgD5C4jAzs3RAyz1c6nCGkmQ6F5qfiXRM6xD5l" text:style-name="Internet_20_link" text:visited-style-name="Visited_20_Internet_20_Link">
повідомляє</text:a>
Генеральний штаб Збройних Сил України.</text:p>
      <text:p text:style-name="P4">
На Запорізькому та Херсонському напрямках противник продовжує вести обороннідії. Обстріляв населені пункти Времівка Донецької області; Малинівка,Гуляйполе, Староукраїнка і Чарівне Запорізької області; Веселе, Берислав,Козацьке, Зеленівка, Антонівка, Дніпровське Херсонської області та містоХерсон.</text:p>
      <text:p text:style-name="P4">
В Армянському та Джанкойському районах тимчасово окупованої території АР Кримпротивник продовжує будівництво фортифікаційних споруд та окопів. До виконанняробіт активно залучають цивільне населення.</text:p>
      <text:p text:style-name="P4">
Source: <text:a xlink:type="simple" xlink:href="https://armyinform.com.ua/2023/03/29/vorog-prodovzhuye-vesty-oboronu-na-pivdni-ukrayiny/" text:style-name="Internet_20_link" text:visited-style-name="Visited_20_Internet_20_Link">
https://armyinform.com.ua/2023/03/29/vorog-prodovzhuye-vesty-oboronu-na-pivdni-ukrayiny/</text:a>
</text:p>
      <!--NEWS-->
      <text:h text:style-name="P10" text:outline-level="1">
<text:span text:style-name="T4">
Наші захисники мужньо тримають місто-фортецю Бахмут — ГШ ЗСУ</text:span>
</text:h>
      <text:p text:style-name="P4">
Author: ['АРМІЯINFORM']</text:p>
      <text:p text:style-name="P4">
Time: 2023-03-29T84:00:00-04:00</text:p>
      <text:p text:style-name="P4">
Description: Про це повідомляє Генеральний штаб Збройних Сил України.    На Лиманському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8410492_181283251367387_401281776211978934_n.jpg" text:style-name="Internet_20_link" text:visited-style-name="Visited_20_Internet_20_Link">
338410492_181283251367387_401281776211978934_n.jpg</text:a>
']</text:p>
      <text:p text:style-name="P4">
Tags: ['STOPRUSSIA', 'АГРЕСІЯ РФ', 'ВІЙНА', 'ВТОРГНЕННЯ РФ', 'ГШ ЗСУ', 'ОПЕРАТИВНА ІНФОРМАЦІЯ']</text:p>
      <text:p text:style-name="P4">
Category: News</text:p>
      <!--METADATA-->
      <text:p text:style-name="P4">
<draw:frame draw:style-name="fr1" draw:name="Image118" text:anchor-type="as-char" svg:width="6.9236in" svg:height="3.89773in" draw:z-index="0">
<draw:image xlink:href="../Images/AРМІЯINFORM/2023-03-29T84-00-00-04-00/338410492_181283251367387_401281776211978934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LSB1iUsxJMMc36sTM8axTdztdP1bgD5C4jAzs3RAyz1c6nCGkmQ6F5qfiXRM6xD5l" text:style-name="Internet_20_link" text:visited-style-name="Visited_20_Internet_20_Link">
повідомляє</text:a>
Генеральний штаб Збройних Сил України.</text:p>
      <text:p text:style-name="P4">
На Лиманському напрямку протягом доби противник вів безуспішні наступальні діїв районі Виїмки. Артилерійських обстрілів зазнали райони населених пунктів наКуп’янському та Лиманському напрямках. Серед них — Колодязне, Дворічна,Западне, Петропавлівка, Куп’янськ, Кислівка та Кам’янка Харківської області;Стельмахівка, Невське, Кузьмине і Білогорівка Луганської області, а такожКолодязі, Спірне та Сіверськ на Донеччині.</text:p>
      <text:p text:style-name="P4">
На Бахмутському напрямку ворог продовжує штурмові дії міста Бахмут, маєчастковий успіх. Проте, наші захисники мужньо тримають місто, відбиваютьчисленні атаки противника. Протягом доби ворог вів безуспішні наступальні діїв районі Оріхово-Василівки Донецької області. Обстріляв Міньківку, Оріхово-Василівку, Бахмут, Часів Яр та Торецьк Донецької області.</text:p>
      <text:p text:style-name="P4">
На Авдіївському та Мар’їнському напрямках противник вів наступальні дії внапрямку населених пунктів Новокалинове, Степове, Авдіївка, Сєверне,Первомайське, Мар’їнка, успіху не мав. Здійснив обстріли населених пунктів,зокрема: Новокалинове, Авдіївка, Водяне, Карлівка, Красногорівка, Мар’їнка,Георгіївка та Новомихайлівка Донецької області.</text:p>
      <text:p text:style-name="P4">
На Шахтарському напрямку протягом доби ворог здійснив обстріли в районахнаселених пунктів Вугледар, Пречистівка, Велика Новосілка на Донеччині.</text:p>
      <text:p text:style-name="P4">
Source: <text:a xlink:type="simple" xlink:href="https://armyinform.com.ua/2023/03/29/nashi-zahysnyky-muzhno-trymayut-misto-forteczyu-bahmut-gsh-zsu/" text:style-name="Internet_20_link" text:visited-style-name="Visited_20_Internet_20_Link">
https://armyinform.com.ua/2023/03/29/nashi-zahysnyky-muzhno-trymayut-misto-forteczyu-bahmut-gsh-zsu/</text:a>
</text:p>
      <!--NEWS-->
      <text:h text:style-name="P10" text:outline-level="1">
<text:span text:style-name="T4">
Комплекси ППО, які нам передають партнери, є простими в експлуатації, але надзвичайно ефективними — Юрій Ігнат</text:span>
</text:h>
      <text:p text:style-name="P4">
Author: ['Анастасія Олехнович']</text:p>
      <text:p text:style-name="P4">
Time: 2023-03-29T85:00:00-04:00</text:p>
      <text:p text:style-name="P4">
Description: Українські військові завершують навчання на системі ППО Patriot у Сполучених Штат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zahidni-kompleksy-ppo.jpg" text:style-name="Internet_20_link" text:visited-style-name="Visited_20_Internet_20_Link">
zahidni-kompleksy-ppo.jpg</text:a>
']</text:p>
      <text:p text:style-name="P4">
Tags: ['STOPRUSSIA', 'АГРЕСІЯ РФ', 'ВІЙСЬКОВА ДОПОМОГА', 'ВТОРГНЕННЯ РФ', 'ЗРК', 'ЗРК IRIS-Т', 'ЗРК NASAMS', 'ЗРК PATRIOT', 'ЗРК SAMP/T', 'ПОВІТРЯНІ СИЛИ ЗСУ', 'ППО ЗСУ', 'ЮРІЙ ІГНАТ']</text:p>
      <text:p text:style-name="P4">
Category: News</text:p>
      <!--METADATA-->
      <text:p text:style-name="P4">
<draw:frame draw:style-name="fr1" draw:name="Image119" text:anchor-type="as-char" svg:width="6.9236in" svg:height="5.1927in" draw:z-index="0">
<draw:image xlink:href="../Images/AРМІЯINFORM/2023-03-29T85-00-00-04-00/zahidni-kompleksy-ppo.jpg" xlink:type="simple" xlink:show="embed" xlink:actuate="onLoad" draw:mime-type="image/jpeg"/>
</draw:frame>
 Західні комплекси ППО. Ілюстративне фото</text:p>
      <text:p text:style-name="P4">
Українські військові завершують навчання на системі ППО Patriot у СполученихШтатах Америки та вражають іноземних інструкторів. Про це в ефірі телемарафону«Єдині новини» повідомив речник Командування Повітряних Сил полковник ЮрійІгнат.</text:p>
      <text:p text:style-name="P4">
— Навчання передбачає декілька етапів, кожен із яких має певні особливості. Якбачимо, західні партнери зі зрозумілих причин не надто розкривають подробицінавчання, — зауважив полковник Юрій Ігнат. — Проте є чудові новини, якінадходять із різних країн про те, як швидко наші воїни схоплюють усюінформацію, вони — вмотивовані та готові захищати країну.</text:p>
      <text:p text:style-name="P4">
Речник Командування Повітряних Сил додав, що комплекси ППО, які нам передаютьпартнери, є простими в експлуатації, але надзвичайно ефективними.</text:p>
      <text:p text:style-name="P4">
— Мова йде не лише про Patriot чи SAMP/Т, а й про комплекси NASAMS та IRIS-T,які вже є в Україні. Особисто спілкувався з хлопцями, які працюють на данійтехніці. В один голос кажуть, що комплекси — сучасні, автоматизовані, тому йне потребують тривалого навчання. Впевнений, що і у випадку з ППО Patriotотримаємо стовідсоткову віддачу.</text:p>
      <text:p text:style-name="P4">
Source: <text:a xlink:type="simple" xlink:href="https://armyinform.com.ua/2023/03/29/kompleksy-ppo-peredayut-partnery/" text:style-name="Internet_20_link" text:visited-style-name="Visited_20_Internet_20_Link">
https://armyinform.com.ua/2023/03/29/kompleksy-ppo-peredayut-partnery/</text:a>
</text:p>
      <!--NEWS-->
      <text:h text:style-name="P10" text:outline-level="1">
<text:span text:style-name="T4">
Уряд Хорватії розглядає питання передачі Україні 14 гвинтокрилів</text:span>
</text:h>
      <text:p text:style-name="P4">
Author: ['Алла Рядинська']</text:p>
      <text:p text:style-name="P4">
Time: 2023-03-29T86:00:00-04:00</text:p>
      <text:p text:style-name="P4">
Description: Про це під час спільної пресконференції міністрів оборони України та Хорватії в Medi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horvatiya-1.jpg" text:style-name="Internet_20_link" text:visited-style-name="Visited_20_Internet_20_Link">
horvatiya-1.jpg</text:a>
']</text:p>
      <text:p text:style-name="P4">
Tags: ['МІНІСТР ОБОРОНИ УКРАЇНИ ОЛЕКСІЙ РЕЗНІКОВ', 'ХОРВАТІЯ']</text:p>
      <text:p text:style-name="P4">
Category: News</text:p>
      <!--METADATA-->
      <text:p text:style-name="P4">
<draw:frame draw:style-name="fr1" draw:name="Image120" text:anchor-type="as-char" svg:width="6.9236in" svg:height="3.923373in" draw:z-index="0">
<draw:image xlink:href="../Images/AРМІЯINFORM/2023-03-29T86-00-00-04-00/horvatiya-1.jpg" xlink:type="simple" xlink:show="embed" xlink:actuate="onLoad" draw:mime-type="image/jpeg"/>
</draw:frame>
</text:p>
      <text:p text:style-name="P4">
Про це під час спільної пресконференції міністрів оборони України та Хорватіїв Media Center Ukraine — Odesa повідомив глава військового відомства ХорватіїМаріо Баножич. Він висловив підтримку з боку хорватського уряду боротьбиукраїнського народу за волю та європейське майбутнє.</text:p>
      <text:p text:style-name="P4">
— Цей візит — це чергове підтвердження того, що Хорватія і хорватський народсолідарні з Україною. Ми підтримуємо вас і вашу боротьбу за свободу від самогопочатку, і продовжимо так довго, як це буде потрібно. Вже понад рік ви воюєтез брутальним російським агресором, і врешті-решт переможете, — сказав він.</text:p>
      <text:p text:style-name="P4">
Маріо Баножич розповів, що хорвати як ніхто розуміють українців, згадуючи провійну на Балканах, яка відбувалась в дев’яності роки минулого сторіччя, атакож наслідки цієї війни, зокрема проблеми реабілітації ветеранів тагуманітарне розмінування. Міністр наголосив, що Хорватія підтримувала Українуз перших днів війни фінансово, політично, дипломатично і технічно, і не плануєзупинятись — зараз хорватський уряд опрацьовує передачу чотирнадцятигвинтокрилів Мі-8.</text:p>
      <text:p text:style-name="P4">
— Хорватський уряд підтримує Україну фінансово, технічно та матеріально, надаєполітичну підтримку. Одним із кроків такої підтримки є рішення, яке ниніперебуває на розгляді нашого уряду. Один із пунктів цього рішення — цевертольоти, і я сподіваюсь, що найближчим часом ми зможемо передати їхУкраїні, — розповів Баножич.</text:p>
      <text:p text:style-name="P4">
Source: <text:a xlink:type="simple" xlink:href="https://armyinform.com.ua/2023/03/29/uryad-horvatiyi-rozglyadaye-pytannya-peredachi-ukrayini-14-gvyntokryliv/" text:style-name="Internet_20_link" text:visited-style-name="Visited_20_Internet_20_Link">
https://armyinform.com.ua/2023/03/29/uryad-horvatiyi-rozglyadaye-pytannya-peredachi-ukrayini-14-gvyntokryliv/</text:a>
</text:p>
      <!--NEWS-->
      <text:h text:style-name="P10" text:outline-level="1">
<text:span text:style-name="T4">
Зберігається військова присутність ворога в прикордонних районах Курської та Бєлгородської областей</text:span>
</text:h>
      <text:p text:style-name="P4">
Author: ['АРМІЯINFORM']</text:p>
      <text:p text:style-name="P4">
Time: 2023-03-29T87:00:00-04:00</text:p>
      <text:p text:style-name="P4">
Description: На Волинському, Поліському, Сіверському та Слобожанському напрямках оператив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psu-1.jpg" text:style-name="Internet_20_link" text:visited-style-name="Visited_20_Internet_20_Link">
dpsu-1.jpg</text:a>
']</text:p>
      <text:p text:style-name="P4">
Tags: ['STOPRUSSIA', 'АГРЕСІЯ РФ', 'ВТОРГНЕННЯ РФ', 'ГШ ЗСУ', 'ОПЕРАТИВНА ІНФОРМАЦІЯ']</text:p>
      <text:p text:style-name="P4">
Category: News</text:p>
      <!--METADATA-->
      <text:p text:style-name="P4">
<draw:frame draw:style-name="fr1" draw:name="Image121" text:anchor-type="as-char" svg:width="6.9236in" svg:height="4.611226in" draw:z-index="0">
<draw:image xlink:href="../Images/AРМІЯINFORM/2023-03-29T87-00-00-04-00/dpsu-1.jpg" xlink:type="simple" xlink:show="embed" xlink:actuate="onLoad" draw:mime-type="image/jpeg"/>
</draw:frame>
Ілюстративне фото <text:span text:style-name="T4">
🔥 Ситуація щодо російського вторгнення</text:span>
</text:p>
      <text:p text:style-name="P4">
На Волинському, Поліському, Сіверському та Слобожанському напрямках оперативнаобстановка без суттєвих змін, ознак формувань наступальних угруповань ворогане виявлено.</text:p>
      <text:p text:style-name="P4">
Про це<text:a xlink:type="simple" xlink:href="https://www.facebook.com/GeneralStaff.ua/posts/pfbid0LSB1iUsxJMMc36sTM8axTdztdP1bgD5C4jAzs3RAyz1c6nCGkmQ6F5qfiXRM6xD5l" text:style-name="Internet_20_link" text:visited-style-name="Visited_20_Internet_20_Link">
повідомляє</text:a>
Генеральний штаб Збройних Сил України.</text:p>
      <text:p text:style-name="P4">
«Противник продовжує зберігати військову присутність у прикордонних районахКурської та Бєлгородської областей. Протягом доби ворог здійснив обстріли врайонах населених пунктів Чернацьке, Есмань, Кучерівка, Білопілля, Волфине таБасівка Сумської області, а також районів населених пунктів Тимофіївка,Ветеринарне, Глибоке, Піщане, Гатище, Вовчанськ і Бочкове на Харківщині», —йдеться в повідомленні Генштабу ЗСУ.</text:p>
      <text:p text:style-name="P4">
Source: <text:a xlink:type="simple" xlink:href="https://armyinform.com.ua/2023/03/29/vijskova-prysutnist-voroga-v-prykordonnyh-rajonah/" text:style-name="Internet_20_link" text:visited-style-name="Visited_20_Internet_20_Link">
https://armyinform.com.ua/2023/03/29/vijskova-prysutnist-voroga-v-prykordonnyh-rajonah/</text:a>
</text:p>
      <!--NEWS-->
      <text:h text:style-name="P10" text:outline-level="1">
<text:span text:style-name="T4">
Міністри оборони України на Хорватії обговорили питання надання нашій країні засобів ППО</text:span>
</text:h>
      <text:p text:style-name="P4">
Author: ['Світлана Кирган']</text:p>
      <text:p text:style-name="P4">
Time: 2023-03-29T88:00:00-04:00</text:p>
      <text:p text:style-name="P4">
Description: Про це Олексій Резніков повідомив в Одесі під час спільної пресконференції мініст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_1865.jpg" text:style-name="Internet_20_link" text:visited-style-name="Visited_20_Internet_20_Link">
img_1865.jpg</text:a>
']</text:p>
      <text:p text:style-name="P4">
Tags: ['STOPRUSSIA', 'МІНІСТР ОБОРОНИ УКРАЇНИ ОЛЕКСІЙ РЕЗНІКОВ', 'ХОРВАТІЯ']</text:p>
      <text:p text:style-name="P4">
Category: News</text:p>
      <!--METADATA-->
      <text:p text:style-name="P4">
<draw:frame draw:style-name="fr1" draw:name="Image122" text:anchor-type="as-char" svg:width="6.9236in" svg:height="4.615733in" draw:z-index="0">
<draw:image xlink:href="../Images/AРМІЯINFORM/2023-03-29T88-00-00-04-00/img_1865.jpg" xlink:type="simple" xlink:show="embed" xlink:actuate="onLoad" draw:mime-type="image/jpeg"/>
</draw:frame>
</text:p>
      <text:p text:style-name="P4">
Про це Олексій Резніков повідомив в Одесі під час спільної пресконференціїміністрів оборони України та Хорватії.</text:p>
      <text:p text:style-name="P4">
Очільники оборонних відомств Олексій Резніков та Маріо Баножич обговорилипитання надання Україні озброєння, зокрема засобів ППО, та проведеннятренувальних місій українських військових на території Республіки Хорватія.</text:p>
      <text:p text:style-name="P4">
— Ми говорили сьогодні з паном Маріо про наші потреби, про наші пріоритети —вони залишаються незмінними. Це в першу чергу — протиповітряна оборона, всірізні засоби, від потужних складних до ручних комплексів, такі як «Стріла» і«Ігла», які Хорватія може нам надати, і вже надавала, — сказав ОлексійРезніков.</text:p>
      <text:p text:style-name="P4">
Очільник українського оборонного відомства розповів, що Хорватія маєвеличезний досвід розмінування. Тому що це країна, яка поетапно займаєтьсярозмінуванням, більше ніж 25 років, і продовжує це робити по сьогоднішнійдень.</text:p>
      <text:p text:style-name="P4">
— У Хорватії є дуже потужний національний центр розмінування, тому мипроговорювали, в тому числі і можливість підготовки наших інструкторів зарадипроведення гуманітарного розмінування наших з вами земель, і в тому числіводної поверхні. Ми відвідували різні місця в Одесі, які мають відношення дооборони, та зробили брифінг щодо зернової ініціативи, адже українське зерно,українська соняшникова олія відправляється до країн, які потерпають відголоду, особливо до африканських країн та країн Азії. Ми домовилися проподальшу співпрацю та кооперацію разом із Хорватією. Я дякую народу,парламенту та уряду Хорватії, і відповідно Міністерству оборони Хорватії, зате, що ви з нами, — сказав Олексій Резніков.</text:p>
      <text:p text:style-name="P4">
<text:span text:style-name="T5">
Фото Миколи Давидовського</text:span>
</text:p>
      <text:p text:style-name="P4">
Source: <text:a xlink:type="simple" xlink:href="https://armyinform.com.ua/2023/03/29/ministry-oborony-ukrayiny-na-horvatiyi-obgovoryly-pytannya-nadannya-nashij-krayini-zasobiv-ppo/" text:style-name="Internet_20_link" text:visited-style-name="Visited_20_Internet_20_Link">
https://armyinform.com.ua/2023/03/29/ministry-oborony-ukrayiny-na-horvatiyi-obgovoryly-pytannya-nadannya-nashij-krayini-zasobiv-ppo/</text:a>
</text:p>
      <!--NEWS-->
      <text:h text:style-name="P10" text:outline-level="1">
<text:span text:style-name="T4">
рашисти продовжують застосовувати тактику терору проти мирного населення — ГШ ЗСУ</text:span>
</text:h>
      <text:p text:style-name="P4">
Author: ['АРМІЯINFORM']</text:p>
      <text:p text:style-name="P4">
Time: 2023-03-29T89:00:00-04:00</text:p>
      <text:p text:style-name="P4">
Description: Протягом доби противник завдав 1 ракетного та 16 авіаційних ударів,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9701233701143555_y.jpg" text:style-name="Internet_20_link" text:visited-style-name="Visited_20_Internet_20_Link">
photo_5269701233701143555_y.jpg</text:a>
']</text:p>
      <text:p text:style-name="P4">
Tags: ['STOPRUSSIA', 'АГРЕСІЯ РФ', 'ВТОРГНЕННЯ РФ', 'ГШ ЗСУ', 'ОБСТРІЛИ ПРИКОРДОННЯ', 'ОПЕРАТИВНА ІНФОРМАЦІЯ', 'РАКЕТНИЙ ТЕРОР', 'РАКЕТНІ ОБСТРІЛИ']</text:p>
      <text:p text:style-name="P4">
Category: News</text:p>
      <!--METADATA-->
      <text:p text:style-name="P4">
<draw:frame draw:style-name="fr1" draw:name="Image123" text:anchor-type="as-char" svg:width="6.9236in" svg:height="4.431104in" draw:z-index="0">
<draw:image xlink:href="../Images/AРМІЯINFORM/2023-03-29T89-00-00-04-00/photo_5269701233701143555_y.jpg" xlink:type="simple" xlink:show="embed" xlink:actuate="onLoad" draw:mime-type="image/jpeg"/>
</draw:frame>
 Фото: БериславськаРДА <text:span text:style-name="T4">
🔥 Ситуація щодо російського вторгнення</text:span>
</text:p>
      <text:p text:style-name="P4">
Протягом доби противник завдав 1 ракетного та 16 авіаційних ударів, здійснив 4обстріли з реактивних систем залпового вогню.</text:p>
      <text:p text:style-name="P4">
Про це<text:a xlink:type="simple" xlink:href="https://www.facebook.com/GeneralStaff.ua/posts/pfbid0LSB1iUsxJMMc36sTM8axTdztdP1bgD5C4jAzs3RAyz1c6nCGkmQ6F5qfiXRM6xD5l" text:style-name="Internet_20_link" text:visited-style-name="Visited_20_Internet_20_Link">
повідомляє</text:a>
Генеральний штаб Збройних Сил України.</text:p>
      <text:p text:style-name="P4">
«Ймовірність завдання ракетних та авіаційних ударів по всій території Українизалишається високою, адже ворог і надалі ігнорує закони та звичаї війни,продовжує застосовувати тактику терору проти мирного населення. Сьогодні,внаслідок авіаційного удару по інфраструктурі міста Берислав Херсонськоїобласті, отримали поранення цивільні люди, пошкоджено приватні будинки таоб’єкти цивільної інфраструктури», — йдеться в повідомленні Генштабу ЗСУ.</text:p>
      <text:p text:style-name="P4">
Source: <text:a xlink:type="simple" xlink:href="https://armyinform.com.ua/2023/03/29/rashysty-prodovzhuyut-zastosovuvaty-taktyku-teroru/" text:style-name="Internet_20_link" text:visited-style-name="Visited_20_Internet_20_Link">
https://armyinform.com.ua/2023/03/29/rashysty-prodovzhuyut-zastosovuvaty-taktyku-teroru/</text:a>
</text:p>
      <!--NEWS-->
      <text:h text:style-name="P10" text:outline-level="1">
<text:span text:style-name="T4">
Хорватія підтримує роботу Міжнародного суду щодо військових злочинів росії —  Маріо Баножич</text:span>
</text:h>
      <text:p text:style-name="P4">
Author: ['Єгор Брайлян']</text:p>
      <text:p text:style-name="P4">
Time: 2023-03-29T90:00:00-04:00</text:p>
      <text:p text:style-name="P4">
Description: На спільній пресконференції міністрів оборони України та Хорватії в Media Center Ukraine...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horvatiya-1.jpg" text:style-name="Internet_20_link" text:visited-style-name="Visited_20_Internet_20_Link">
horvatiya-1.jpg</text:a>
', '<text:a xlink:type="simple" xlink:href="https://armyinform.com.ua/wp-content/uploads/2023/03/dan_0405.jpg" text:style-name="Internet_20_link" text:visited-style-name="Visited_20_Internet_20_Link">
dan_0405.jpg</text:a>
', '<text:a xlink:type="simple" xlink:href="https://armyinform.com.ua/wp-content/uploads/2021/11/image_-26_15-38-03-2.jpg" text:style-name="Internet_20_link" text:visited-style-name="Visited_20_Internet_20_Link">
image_-26_15-38-03-2.jpg</text:a>
']</text:p>
      <text:p text:style-name="P4">
Tags: ['STOPRUSSIA', 'МІЖНАРОДНИЙ СУД', 'МІНІСТР ОБОРОНИ УКРАЇНИ ОЛЕКСІЙ РЕЗНІКОВ', 'ХОРВАТІЯ']</text:p>
      <text:p text:style-name="P4">
Category: News</text:p>
      <!--METADATA-->
      <text:p text:style-name="P4">
<draw:frame draw:style-name="fr1" draw:name="Image124" text:anchor-type="as-char" svg:width="6.9236in" svg:height="3.923373in" draw:z-index="0">
<draw:image xlink:href="../Images/AРМІЯINFORM/2023-03-29T90-00-00-04-00/horvatiya-1.jpg" xlink:type="simple" xlink:show="embed" xlink:actuate="onLoad" draw:mime-type="image/jpeg"/>
</draw:frame>
</text:p>
      <text:p text:style-name="P4">
На спільній пресконференції міністрів оборони України та Хорватії в MediaCenter Ukraine — Odesa глава військового відомства Хорватії Маріо Баножичзауважив, що його візит до України — це чергове підтвердження того, щоХорватія і хорвати стоять разом з Україною.</text:p>
      <text:p text:style-name="P4">
— Ми підтримуємо вас від самого початку і продовжимо так довго, скільки цебуде потрібно. Вже понад рік ви боретесь із брутальним російським агресором,і, звісно, ви переможете. Ви показали всім, що сміливе лідерство забезпечилоукраїнський успіх у цій боротьбі. Ми також надаємо гуманітарну допомогубагатьом біженцям з України, які зараз перебувають у Хорватії. І не зупинимосяна цьому, Хорватія продовжить допомагати різними шляхами. Також будемо церобити через всі наявні механізми в ЄС, — запевнив він.</text:p>
      <text:p text:style-name="P4">
<draw:frame draw:style-name="fr1" draw:name="Image125" text:anchor-type="as-char" svg:width="6.9236in" svg:height="4.615733in" draw:z-index="0">
<draw:image xlink:href="../Images/AРМІЯINFORM/2023-03-29T90-00-00-04-00/dan_0405.jpg" xlink:type="simple" xlink:show="embed" xlink:actuate="onLoad" draw:mime-type="image/jpeg"/>
</draw:frame>
</text:p>
      <text:p text:style-name="P4">
Маріо Баножич сказав, що міжнародна спільнота продовжить стояти поруч зУкраїною, адже міжнародне право та міжнародно визнані кордони країн маютьповажатись.</text:p>
      <text:p text:style-name="P4">
— Жахливі російські військові злочини неприйнятні. Тому Хорватія підтримуєроботу Міжнародного суду. Вся Європа має усвідомлювати, що російські ракети,які падали в Україні, падали не так далеко від наших домівок. російськаагресія і російський вплив мають ефект на безпеку, а також на економічнуситуацію в Європі. Це особливо помітно в країнах на півдні Європи, які єсусідами Хорватії. Саме тому підтримка України і засудження російськоїнесправедливої та неспровокованої агресії виходить за кордони вашої країни.Річ йде про бажання стабільності та миру в усій Європі. Тож ви можетерозраховувати на хорватський уряд, — підкреслив міністр оборони Хорватії.</text:p>
      <text:p text:style-name="P4">
<draw:frame draw:style-name="fr1" draw:name="Image126" text:anchor-type="as-char" svg:width="6.9236in" svg:height="6.9236in" draw:z-index="0">
<draw:image xlink:href="../Images/AРМІЯINFORM/2023-03-29T90-00-00-04-00/image_-26_15-38-03-2.jpg" xlink:type="simple" xlink:show="embed" xlink:actuate="onLoad" draw:mime-type="image/jpeg"/>
</draw:frame>
</text:p>
      <text:p text:style-name="P4">
<text:a xlink:type="simple" xlink:href="https://armyinform.com.ua/army-authors/yegor-brajlyan/" text:style-name="Internet_20_link" text:visited-style-name="Visited_20_Internet_20_Link">
Єгор Брайлян</text:a>
</text:p>
      <text:p text:style-name="P4">
Кореспондент АрміяInform</text:p>
      <text:p text:style-name="P4">
Source: <text:a xlink:type="simple" xlink:href="https://armyinform.com.ua/2023/03/29/horvatiya-pidtrymuye-robotu-mizhnarodnogo-sudu-shhodo-vijskovyh-zlochyniv-rosiyi-mario-banozhych/" text:style-name="Internet_20_link" text:visited-style-name="Visited_20_Internet_20_Link">
https://armyinform.com.ua/2023/03/29/horvatiya-pidtrymuye-robotu-mizhnarodnogo-sudu-shhodo-vijskovyh-zlochyniv-rosiyi-mario-banozhych/</text:a>
</text:p>
      <!--NEWS-->
      <text:h text:style-name="P10" text:outline-level="1">
<text:span text:style-name="T4">
«Безпрецедентний» пакет сучасної західної бронетехніки забезпечить результат на полі бою — військовий експерт Петро Черник</text:span>
</text:h>
      <text:p text:style-name="P4">
Author: ['АРМІЯINFORM']</text:p>
      <text:p text:style-name="P4">
Time: 2023-03-29T91:00:00-04:00</text:p>
      <text:p text:style-name="P4">
Description: Військовий експерт Петро Черник у коментарі для Military Media Center зазнач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hernyk-mmcz.jpg" text:style-name="Internet_20_link" text:visited-style-name="Visited_20_Internet_20_Link">
chernyk-mmcz.jpg</text:a>
']</text:p>
      <text:p text:style-name="P4">
Tags: ['CHALLENGER 2', 'LEOPARD 2', 'M1\xa0ABRAMS', 'M2\xa0BRADLEY', 'MARDER', 'БМП', 'БРОНЕТЕХНІКА', 'ВІЙСЬКОВА ДОПОМОГА', 'ПЕТРО ЧЕРНИК', 'ТАНКИ']</text:p>
      <text:p text:style-name="P4">
Category: News</text:p>
      <!--METADATA-->
      <text:p text:style-name="P4">
<draw:frame draw:style-name="fr1" draw:name="Image127" text:anchor-type="as-char" svg:width="6.9236in" svg:height="6.9236in" draw:z-index="0">
<draw:image xlink:href="../Images/AРМІЯINFORM/2023-03-29T91-00-00-04-00/chernyk-mmcz.jpg" xlink:type="simple" xlink:show="embed" xlink:actuate="onLoad" draw:mime-type="image/jpeg"/>
</draw:frame>
</text:p>
      <text:p text:style-name="P4">
Військовий експерт Петро Черник у коментарі для Military Media Center<text:a xlink:type="simple" xlink:href="https://t.me/militarymediacenter/" text:style-name="Internet_20_link" text:visited-style-name="Visited_20_Internet_20_Link">
зазначив</text:a>
, що надходження в Українусучасних західних танків та іншої бронетехніки «обов’язково» допоможе досягтиуспіху на фронті.</text:p>
      <text:p text:style-name="P4">
«Наш великий бронепакет наростає, він є безпрецедентним із часів Другоїсвітової війни», — сказав Петро Черник, коментуючи прибуття в Українубританських танків Challenger 2 та танків Leopard 2 німецького виробництва.</text:p>
      <text:p text:style-name="P4">
Він додав, що при цьому не менш важливими є поставки таких БМП як M2 Bradleyта Marder. «Якщо наші союзники надають нам таку колосальну кількість техніки,це означає, що вони добре розуміють, що потрібно для серйозних операцій, —сказав аналітик. — Таким чином наш боєпотенціал суттєво-суттєво зросте».</text:p>
      <text:p text:style-name="P4">
Петро Черник пояснив, що танки Challenger 2, Leopard 2 та анонсовані доприбуття американські M1 Abrams переважають усю російську техніку, зокрема, вчастині прицілювання. За його словами, ці танки мають тепловізорні, лазерні,дуже якісні оптичні приціли і можуть працювати на відстані більш як 3кілометри в будь-яку пору дня і у будь-яку погоду.</text:p>
      <text:p text:style-name="P4">
«За таких умов російська бронетехніка перетворюється на куріпок у полі, на якезайшов мисливець із якісною рушницею», — сказав експерт.</text:p>
      <text:p text:style-name="P4">
Він додав, що час, місце і спосіб застосування цього бронекулака визначаютьукраїнські військові командувачі. Українські війська вже отримали танкиLeopard 2 від низки країн, серед яких Польща, Німеччина, Португалія.</text:p>
      <text:p text:style-name="P4">
Раніше в інтерв’ю Міністр оборони України Олексій Резніков припустив, що цятехніка може бути задіяна у військових діях вже у квітні-травні.</text:p>
      <text:p text:style-name="P4">
Source: <text:a xlink:type="simple" xlink:href="https://armyinform.com.ua/2023/03/29/bezpreczedentnyj-paket-suchasnoyi-zahidnoyi-bronetehniky-zabezpechyt-rezultat-na-poli-boyu-komentar-dlya-military-media-center/" text:style-name="Internet_20_link" text:visited-style-name="Visited_20_Internet_20_Link">
https://armyinform.com.ua/2023/03/29/bezpreczedentnyj-paket-suchasnoyi-zahidnoyi-bronetehniky-zabezpechyt-rezultat-na-poli-boyu-komentar-dlya-military-media-center/</text:a>
</text:p>
      <!--NEWS-->
      <text:h text:style-name="P10" text:outline-level="1">
<text:span text:style-name="T4">
«На жаль, втрати — це неминучий наслідок війни. Без втрат не буває» — Ганна Маляр</text:span>
</text:h>
      <text:p text:style-name="P4">
Author: ['АРМІЯINFORM']</text:p>
      <text:p text:style-name="P4">
Time: 2023-03-29T92:00:00-04:00</text:p>
      <text:p text:style-name="P4">
Description: Про це написала в телеграм заступник Міністра оборони України Ганна Маляр.    «Одне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2023-02-27_12-07-12.jpg" text:style-name="Internet_20_link" text:visited-style-name="Visited_20_Internet_20_Link">
photo_2023-02-27_12-07-12.jpg</text:a>
']</text:p>
      <text:p text:style-name="P4">
Tags: ['ВТРАТИ ВОРОГА', 'ГАННА МАЛЯР']</text:p>
      <text:p text:style-name="P4">
Category: News</text:p>
      <!--METADATA-->
      <text:p text:style-name="P4">
<draw:frame draw:style-name="fr1" draw:name="Image128" text:anchor-type="as-char" svg:width="6.9236in" svg:height="4.61393in" draw:z-index="0">
<draw:image xlink:href="../Images/AРМІЯINFORM/2023-03-29T92-00-00-04-00/photo_2023-02-27_12-07-12.jpg" xlink:type="simple" xlink:show="embed" xlink:actuate="onLoad" draw:mime-type="image/jpeg"/>
</draw:frame>
 Ілюстративне фото</text:p>
      <text:p text:style-name="P4">
Про це <text:a xlink:type="simple" xlink:href="https://t.me/annamaliar/602" text:style-name="Internet_20_link" text:visited-style-name="Visited_20_Internet_20_Link">
написала</text:a>
 в телеграм заступник Міністраоборони України Ганна Маляр.</text:p>
      <text:p text:style-name="P4">
«Одне з головних завдань воюючої сторони — знищення фізичної сили противника.</text:p>
      <text:p text:style-name="P4">
Але втрати ворога в рази більше.</text:p>
      <text:p text:style-name="P4">
Це при тому, що у них перевага за кількістю особового складу і озброєння.</text:p>
      <text:p text:style-name="P4">
Втрати були більші у них і у 2014-2015, але зараз той коефіцієнт майже удвічізріс на нашу користь.</text:p>
      <text:p text:style-name="P4">
У нас бувають такі дні на Сході, коли співвідношення вбитими сягає 1 до 10.</text:p>
      <text:p text:style-name="P4">
Це, звісно, не щодня, і середній коефіцієнт нижчий, але менш із тим», —зазначила Ганна Маляр.</text:p>
      <text:p text:style-name="P4">
Source: <text:a xlink:type="simple" xlink:href="https://armyinform.com.ua/2023/03/29/ganna-malyar-vtraty-nemynuchyj-naslidok-vijny/" text:style-name="Internet_20_link" text:visited-style-name="Visited_20_Internet_20_Link">
https://armyinform.com.ua/2023/03/29/ganna-malyar-vtraty-nemynuchyj-naslidok-vijny/</text:a>
</text:p>
      <!--NEWS-->
      <text:h text:style-name="P10" text:outline-level="1">
<text:span text:style-name="T4">
Рідні воїнів окремої механізованої бригади зустрілися з представниками Координаційного штабу</text:span>
</text:h>
      <text:p text:style-name="P4">
Author: ['АРМІЯINFORM']</text:p>
      <text:p text:style-name="P4">
Time: 2023-03-29T93:00:00-04:00</text:p>
      <text:p text:style-name="P4">
Description: ​У Координаційному штабі з питань поводження з військовополоненими відбулася зустрі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koordynaczijnyj-shtab-1.jpg" text:style-name="Internet_20_link" text:visited-style-name="Visited_20_Internet_20_Link">
koordynaczijnyj-shtab-1.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129" text:anchor-type="as-char" svg:width="6.9236in" svg:height="3.894525in" draw:z-index="0">
<draw:image xlink:href="../Images/AРМІЯINFORM/2023-03-29T93-00-00-04-00/koordynaczijnyj-shtab-1.jpg" xlink:type="simple" xlink:show="embed" xlink:actuate="onLoad" draw:mime-type="image/jpeg"/>
</draw:frame>
</text:p>
      <text:p text:style-name="P4">
<text:span text:style-name="T4">
​У Координаційному штабі з питань поводження з військовополоненими відбуласязустріч з родинами Оборонців з 66 окремої механізованої бригади.</text:span>
</text:p>
      <text:p text:style-name="P4">
Про це <text:a xlink:type="simple" xlink:href="https://t.me/Koord_shtab/745" text:style-name="Internet_20_link" text:visited-style-name="Visited_20_Internet_20_Link">
повідомляється</text:a>
 в офіційному телеграм-каналі Координаційного штабу.</text:p>
      <text:p text:style-name="P4">
Під час зустрічі зі співробітниками Штабу були підняті питання обмінівполоненими, протезування воїнів, які втратили кінцівки, а також комунікація звійськовими частинами, зокрема щодо виплат військовослужбовцям.</text:p>
      <text:p text:style-name="P4">
На запитання присутніх відповідав керівник Робочої групи з питань взаємодії зіЗМІ та родичами захисників Координаційного штабу з питань поводження звійськовополоненими Андрій Юсов.</text:p>
      <text:p text:style-name="P4">
Відповідаючи на запитання, пан Юсов нагадав, що згідно з Женевськимиконвенціями обміни військовополоненими не відбуваються до завершення бойовихдій. Попри це Україні вдається самотужки повертати своїх людей. Крім цьогопредставник Штабу зауважив, що лишається актуальною позиція України щодообміну полоненими за принципом «всіх на всіх».</text:p>
      <text:p text:style-name="P4">
Також Андрій Юсов відповів на запитання, чи може пришвидшити обмін наявність уполоненого поранення.</text:p>
      <text:p text:style-name="P4">
«Це могло би пришвидшити повернення, якби ми мали справу з цивілізованимпротивником. Адже згідно з міжнародним гуманітарним правом поранених іважкопоранених мають повертати негайно і безумовно, тобто здійснювати необмін, а репатріацію. Нещодавно Україна репатріювала до країни-агресоркип’ятьох важкопоранених полонених. Це була гуманітарна акція, яка вкотрепозиціонувала Україну як цивілізовану державу. Тим не менше росіяни досі невіддали жодного пораненого або важкопораненого шляхом репатріації», — зазначивАндрій Юсов.</text:p>
      <text:p text:style-name="P4">
Source: <text:a xlink:type="simple" xlink:href="https://armyinform.com.ua/2023/03/29/koordynaczijnyj-shtab-zustrich/" text:style-name="Internet_20_link" text:visited-style-name="Visited_20_Internet_20_Link">
https://armyinform.com.ua/2023/03/29/koordynaczijnyj-shtab-zustrich/</text:a>
</text:p>
      <!--NEWS-->
      <text:h text:style-name="P10" text:outline-level="1">
<text:span text:style-name="T4">
Одкровення дружини російського солдата: «Я вже знаю, чим чоловік займається — людей убиває»</text:span>
</text:h>
      <text:p text:style-name="P4">
Author: ['АРМІЯINFORM']</text:p>
      <text:p text:style-name="P4">
Time: 2023-03-29T94:00:00-04:00</text:p>
      <text:p text:style-name="P4">
Description: Головне управління розвідки Міністерства оборони України опублікувало черг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ГУР МОУ', 'ГУР ПЕРЕХОПЛЕННЯ']</text:p>
      <text:p text:style-name="P4">
Category: News</text:p>
      <!--METADATA-->
      <text:p text:style-name="P4">
<draw:frame draw:style-name="fr1" draw:name="Image130" text:anchor-type="as-char" svg:width="6.9236in" svg:height="3.894525in" draw:z-index="0">
<draw:image xlink:href="../Images/AРМІЯINFORM/2023-03-29T94-00-00-04-00/gurperehoplennya.jpg" xlink:type="simple" xlink:show="embed" xlink:actuate="onLoad" draw:mime-type="image/jpeg"/>
</draw:frame>
</text:p>
      <text:p text:style-name="P4">
Головне управління розвідки Міністерства оборони України<text:a xlink:type="simple" xlink:href="https://www.facebook.com/DefenceIntelligenceofUkraine/posts/pfbid0pNk2b72kDKLmfN92ugAtx9uGrzbt3Rf2kG7M9KTmcTKkakzhQvrWEYZRDMzC3x2Xl" text:style-name="Internet_20_link" text:visited-style-name="Visited_20_Internet_20_Link">
опублікувало</text:a>
чергове перехоплення телефонної розмови окупанта зі своїми родичами.</text:p>
      <text:p text:style-name="P4">
Військовослужбовець рф розповідає про негативне відношення місцевих досолдатів рф на окупованих територіях та вдалі дії ЗСУ. Короткий змістперехопленої розмови:</text:p>
      <ul>
        <li>
<text:span text:style-name="T5">
«милый, ты служишь своей стране»;</text:span>
  * місцеве населення Кремінної сприймає окупантів за агресорів;  * <text:span text:style-name="T5">
«тут погибает много народу».</text:span>
</li>
      </ul>
      <text:p text:style-name="P4">
За кожен воєнний злочин, здійснений проти України, буде справедлива відплата.</text:p>
      <text:p text:style-name="P4">
Source: <text:a xlink:type="simple" xlink:href="https://armyinform.com.ua/2023/03/29/odkrovennya-druzhyny-rosijskogo-soldata/" text:style-name="Internet_20_link" text:visited-style-name="Visited_20_Internet_20_Link">
https://armyinform.com.ua/2023/03/29/odkrovennya-druzhyny-rosijskogo-soldata/</text:a>
</text:p>
      <!--NEWS-->
      <text:h text:style-name="P10" text:outline-level="1">
<text:span text:style-name="T4">
Санкції мають бути швидшими, ніж агресія росії — Президент України на саміті США</text:span>
</text:h>
      <text:p text:style-name="P4">
Author: ['АРМІЯINFORM']</text:p>
      <text:p text:style-name="P4">
Time: 2023-03-29T95:00:00-04:00</text:p>
      <text:p text:style-name="P4">
Description: Президент України Володимир Зеленський, виступаючи по відеозв'язку на пленар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4b03e9ddb37a150b51c67293b695cc89_1680112662_extra_large.jpeg" text:style-name="Internet_20_link" text:visited-style-name="Visited_20_Internet_20_Link">
4b03e9ddb37a150b51c67293b695cc89_1680112662_extra_large.jpeg</text:a>
']</text:p>
      <text:p text:style-name="P4">
Tags: ['ВОЛОДИМИР ЗЕЛЕНСЬКИЙ', 'КОНГРЕС США', 'ПРЕЗИДЕНТ УКРАЇНИ']</text:p>
      <text:p text:style-name="P4">
Category: News</text:p>
      <!--METADATA-->
      <text:p text:style-name="P4">
<draw:frame draw:style-name="fr1" draw:name="Image131" text:anchor-type="as-char" svg:width="6.9236in" svg:height="4.613521in" draw:z-index="0">
<draw:image xlink:href="../Images/AРМІЯINFORM/2023-03-29T95-00-00-04-00/4b03e9ddb37a150b51c67293b695cc89_1680112662_extra_large.jpeg" xlink:type="simple" xlink:show="embed" xlink:actuate="onLoad" draw:mime-type="image/jpeg"/>
</draw:frame>
</text:p>
      <text:p text:style-name="P4">
Президент України Володимир Зеленський, виступаючи по відеозв'язку напленарному засіданні другого Саміту за демократію, організованому президентомСША Джозефом Байденом, закликав учасників до збереження поваги до демократії вкраїнах, де свобода ще не перемогла.</text:p>
      <text:p text:style-name="P4">
Про це <text:a xlink:type="simple" xlink:href="https://www.president.gov.ua/news/demokratiyi-potribna-peremoga-vzhe-zaraz-vistup-prezidenta-u-81925" text:style-name="Internet_20_link" text:visited-style-name="Visited_20_Internet_20_Link">
повідомляє</text:a>
 Офіс Президента України.</text:p>
      <text:p text:style-name="P4">
Як зазначив глава держави, росія вже давно воює з багатьма демократіями світу,підключаючи механізми дезінформації, корупції, втручання у вибори, шпигунства,кіберзлочинності, а нині ще й намаганнями спровокувати глобальну енергетичнута продовольчу кризу.</text:p>
      <text:p text:style-name="P4">
«Вороги свободи за останні десятиліття не втратили жодного року. Вониспрямували весь свій час і необмежені кошти на ослаблення, розбещення і підривдемократій. Але чи всі зусилля вільного світу були спрямовані на обмеженняагресивного потенціалу тиранів і притягнення їх до юридичної відповідальностіза свої злочини? На жаль, ні. Ми маємо це виправити», — заявив ВолодимирЗеленський.</text:p>
      <text:p text:style-name="P4">
Він наголосив, що «демократія має навчитися бути безкомпромісною перед лицемзла».</text:p>
      <text:p text:style-name="P4">
«По-перше, не треба думати, як зберегти обличчя путіна… Ми маємо думати проте, як зберегти повагу до демократії в тих країнах, де свобода ще неперемогла», — сказав Президент.</text:p>
      <text:p text:style-name="P4">
По-друге, за словами глави держави, демократія повинна мати зброю, яка бнадійно гарантувала поразку агресора.</text:p>
      <text:p text:style-name="P4">
Він також закликав учасників Саміту до активізації процесу заморожуванняактивів російських «багатіїв», оскільки вони повинні мати мотив діяти назахист свободи та покласти край агресії й терористичному правлінню кремля.</text:p>
      <text:p text:style-name="P4">
Крім того, Володимир Зеленський назвав неприємною ситуацію, за якої ухваленнясанкцій проти росії відбувається набагато повільніше, ніж сама російськаагресія.</text:p>
      <text:p text:style-name="P4">
«Коли наші бійці відбивають штурми під Бахмутом, вони не можуть тижнями чекатиартилерії і снарядів. Вогонь має бути негайним, щоб нейтралізувати загрозу.Усі наші рішення мають бути такими ж швидкими. Демократії потрібна перемога.Саме цього року, не пізніше, і ми в змозі це забезпечити. Україна і всі, хтодопомагає. Але діяти потрібно швидше», — резюмував Президент.</text:p>
      <text:p text:style-name="P4">
Source: <text:a xlink:type="simple" xlink:href="https://armyinform.com.ua/2023/03/29/demokratiya-povynna-maty-zbroyu-yij-potribna-peremoga-czogo-roku-prezydent-ukrayiny/" text:style-name="Internet_20_link" text:visited-style-name="Visited_20_Internet_20_Link">
https://armyinform.com.ua/2023/03/29/demokratiya-povynna-maty-zbroyu-yij-potribna-peremoga-czogo-roku-prezydent-ukrayiny/</text:a>
</text:p>
      <!--NEWS-->
      <text:h text:style-name="P10" text:outline-level="1">
<text:span text:style-name="T4">
Військові рф намагаються влаштувати провокації на українсько-білоруському кордоні — перехоплення СБУ</text:span>
</text:h>
      <text:p text:style-name="P4">
Author: ['АРМІЯINFORM']</text:p>
      <text:p text:style-name="P4">
Time: 2023-03-29T96:00:00-04:00</text:p>
      <text:p text:style-name="P4">
Description: російські військовослужбовці намагаються влаштувати провокації на українсько-білору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eg" text:style-name="Internet_20_link" text:visited-style-name="Visited_20_Internet_20_Link">
okupanty.jpeg</text:a>
']</text:p>
      <text:p text:style-name="P4">
Tags: ['STOPRUSSIA', 'СБУ ПЕРЕХОПЛЕННЯ']</text:p>
      <text:p text:style-name="P4">
Category: News</text:p>
      <!--METADATA-->
      <text:p text:style-name="P4">
<draw:frame draw:style-name="fr1" draw:name="Image132" text:anchor-type="as-char" svg:width="6.9236in" svg:height="3.63489in" draw:z-index="0">
<draw:image xlink:href="../Images/AРМІЯINFORM/2023-03-29T96-00-00-04-00/okupanty.jpeg" xlink:type="simple" xlink:show="embed" xlink:actuate="onLoad" draw:mime-type="image/jpeg"/>
</draw:frame>
</text:p>
      <text:p text:style-name="P4">
російські військовослужбовці намагаються влаштувати провокації на українсько-білоруському кордоні.</text:p>
      <text:p text:style-name="P4">
Про це <text:a xlink:type="simple" xlink:href="https://t.me/SBUkr/7726" text:style-name="Internet_20_link" text:visited-style-name="Visited_20_Internet_20_Link">
повідомляє </text:a>
Служба безпеки України.</text:p>
      <text:p text:style-name="P4">
У черговому перехопленні СБУ військовий рф, який «гастролює» вздовж нашогокордону, розповідає про це своєму знайомому.</text:p>
      <text:p text:style-name="P4">
«…ми в одному місті (в білорусі, – прим.). Тут тоже мутки мутять… Їздять напровокації… Короче, з цього боку провокують українців, щоб вони, типу, набілорусь напали… Ну, щоб підключились, напевне. Нас тисячі півтори тутприїхало», — розповідає він.</text:p>
      <text:p text:style-name="P4">
А його співрозмовник у цей час воює на Донецькому напрямку і чекає, щопідрозділ товариша перекинуть на підмогу саме сюди. Однак той спростовує:«…знову переїжджаємо з місця на місце. Кожного дня переїзд! По всій білорусіуже побували. Ми були в одному місті, зараз на кордоні з Польщею переїхали.Біля Польщі».</text:p>
      <text:p text:style-name="P4">
Такі дії свідчать про те, що рф не припиняє спроб втягнути білорусьбезпосередньо у війну проти України і робить це будь-якими способами.</text:p>
      <text:p text:style-name="P4">
Source: <text:a xlink:type="simple" xlink:href="https://armyinform.com.ua/2023/03/29/vijskovi-rf-namagayutsya-vlashtuvaty-provokacziyi-na-ukrayinsko-biloruskomu-kordoni-perehoplennya-sbu/" text:style-name="Internet_20_link" text:visited-style-name="Visited_20_Internet_20_Link">
https://armyinform.com.ua/2023/03/29/vijskovi-rf-namagayutsya-vlashtuvaty-provokacziyi-na-ukrayinsko-biloruskomu-kordoni-perehoplennya-sbu/</text:a>
</text:p>
      <!--NEWS-->
      <text:h text:style-name="P10" text:outline-level="1">
<text:span text:style-name="T4">
Глава держави: Демократичний світ здатен досягти більшого єднання, аби перемогти тиранію</text:span>
</text:h>
      <text:p text:style-name="P4">
Author: ['АРМІЯINFORM']</text:p>
      <text:p text:style-name="P4">
Time: 2023-03-29T97:00:00-04:00</text:p>
      <text:p text:style-name="P4">
Description: Президент України Володимир Зеленський звернувся до українців на 399-й день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be1f30e5d92a921d48542042b5ed48b_1680117840_extra_large.jpeg" text:style-name="Internet_20_link" text:visited-style-name="Visited_20_Internet_20_Link">
1be1f30e5d92a921d48542042b5ed48b_1680117840_extra_large.jpeg</text:a>
']</text:p>
      <text:p text:style-name="P4">
Tags: ['STOPRUSSIA', 'ВОЛОДИМИР ЗЕЛЕНСЬКИЙ']</text:p>
      <text:p text:style-name="P4">
Category: News</text:p>
      <!--METADATA-->
      <text:p text:style-name="P4">
<draw:frame draw:style-name="fr1" draw:name="Image133" text:anchor-type="as-char" svg:width="6.9236in" svg:height="4.077883in" draw:z-index="0">
<draw:image xlink:href="../Images/AРМІЯINFORM/2023-03-29T97-00-00-04-00/1be1f30e5d92a921d48542042b5ed48b_1680117840_extra_large.jpeg" xlink:type="simple" xlink:show="embed" xlink:actuate="onLoad" draw:mime-type="image/jpeg"/>
</draw:frame>
</text:p>
      <text:p text:style-name="P4">
Президент України Володимир Зеленський<text:a xlink:type="simple" xlink:href="https://www.president.gov.ua/news/shob-peremogti-tiraniyu-potribne-bilshe-yednannya-demokratic-81929" text:style-name="Internet_20_link" text:visited-style-name="Visited_20_Internet_20_Link">
звернувся</text:a>
 до українців на 399-й день оборониУкраїни:</text:p>
      <text:p text:style-name="P4">
<text:span text:style-name="T4">
<text:span text:style-name="T5">
Бажаю здоровʼя, шановні українці!</text:span>
</text:span>
</text:p>
      <text:p text:style-name="P4">
Короткий звіт про сьогоднішній день.</text:p>
      <text:p text:style-name="P4">
Узяв участь у глобальному Саміті за демократію на запрошення ПрезидентаБайдена, це один із найбільш представницьких майданчиків для захисту нашогоустрою – устрою вільних народів.</text:p>
      <text:p text:style-name="P4">
Уже другий такий Саміт. Загалом у нас не так і багато у світі настількипредставницьких можливостей говорити саме про демократію, про захист свободи вусіх її аспектах. І добре, що зараз маємо таку можливість обʼєднувати зусиллядля того, щоб віднайти більше енергії, більше перспектив для демократії.</text:p>
      <text:p text:style-name="P4">
Позиція України, як і завжди, дуже конкретна, максимально практична. І майже вусіх промовах лідерів на Саміті були влучні слова підтримки нашої держави,наших людей. Я дякую за це кожному лідеру, кожному народу, який відчуває таксамо, як і ми, що цінності свободи варті найпотужнішого захисту.</text:p>
      <text:p text:style-name="P4">
Зараз завдяки українській сміливості, завдяки лідерству Сполучених Штатів,Президента Байдена, завдяки Конгресу Сполучених Штатів та кожного й кожної,хто працює для консолідації світу, ми маємо найбільше за довгий час єднаннядемократичних країн. І це єднання, як бачимо, достатнє, щоб боротися засвободу.</text:p>
      <text:p text:style-name="P4">
Але, щоб перемогти у протистоянні з тиранією, потрібне більше єднання.Впевнений, що демократичний світ здатен його досягти. Здатен перемогти.</text:p>
      <text:p text:style-name="P4">
Демократії потрібна перемога! Якнайшвидше. І всі ми разом: українці, усієвропейці, наші американські союзники, наші друзі на всіх континентах – вАфриці, в Азії, в Латинській Америці, в Австралії – будемо робити все, щобперемогу наблизити. Перемогу України. Перемогу свободи. Перемогу міжнародногопорядку, заснованого на правилах.</text:p>
      <text:p text:style-name="P4">
Говорив сьогодні з Джорджею Мелоні, головою італійського уряду. Подякував їйза принциповість, за рішучість, за справжню європейську силу, яка відчуваєтьсяв її словах та діях на захист свободи.</text:p>
      <text:p text:style-name="P4">
Ми обговорили як двосторонні відносини, так і загальну ситуацію в нашомузахисті від російської агресії. Я поінформував про ситуацію на полі бою, пронаші потреби. Уже найближчими місяцями можемо бути активніші на передовій. Ізробимо все, щоб підтримка наших кроків світом була максимально дієвою.</text:p>
      <text:p text:style-name="P4">
Source: <text:a xlink:type="simple" xlink:href="https://armyinform.com.ua/2023/03/29/glava-derzhavy-demokratychnyj-svit-zdaten-dosyagty-bilshogo-yednannya-aby-peremogty-tyraniyu/" text:style-name="Internet_20_link" text:visited-style-name="Visited_20_Internet_20_Link">
https://armyinform.com.ua/2023/03/29/glava-derzhavy-demokratychnyj-svit-zdaten-dosyagty-bilshogo-yednannya-aby-peremogty-tyraniyu/</text:a>
</text:p>
      <!--NEWS-->
      <text:h text:style-name="P10" text:outline-level="1">
<text:span text:style-name="T4">
Володимир Зеленський подякував воїнам, які зараз бʼються на Бахмутському напрямку</text:span>
</text:h>
      <text:p text:style-name="P4">
Author: ['АРМІЯINFORM']</text:p>
      <text:p text:style-name="P4">
Time: 2023-03-29T98:00:00-04:00</text:p>
      <text:p text:style-name="P4">
Description: Президент України Володимир Зеленський у вечірньому зверненні до українців подяк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be1f30e5d92a921d48542042b5ed48b_1680117840_extra_large.jpeg" text:style-name="Internet_20_link" text:visited-style-name="Visited_20_Internet_20_Link">
1be1f30e5d92a921d48542042b5ed48b_1680117840_extra_large.jpeg</text:a>
']</text:p>
      <text:p text:style-name="P4">
Tags: ['ВІДЕОЗВЕРНЕННЯ ПРЕЗИДЕНТА УКРАЇНИ']</text:p>
      <text:p text:style-name="P4">
Category: News</text:p>
      <!--METADATA-->
      <text:p text:style-name="P4">
<draw:frame draw:style-name="fr1" draw:name="Image134" text:anchor-type="as-char" svg:width="6.9236in" svg:height="4.077883in" draw:z-index="0">
<draw:image xlink:href="../Images/AРМІЯINFORM/2023-03-29T98-00-00-04-00/1be1f30e5d92a921d48542042b5ed48b_1680117840_extra_large.jpeg" xlink:type="simple" xlink:show="embed" xlink:actuate="onLoad" draw:mime-type="image/jpeg"/>
</draw:frame>
</text:p>
      <text:p text:style-name="P4">
Президент України Володимир Зеленський у вечірньому зверненні до українцівподякував воїнам, які зараз бʼються на Бахмутському напрямку.</text:p>
      <text:p text:style-name="P4">
Про це <text:a xlink:type="simple" xlink:href="https://www.president.gov.ua/news/shob-peremogti-tiraniyu-potribne-bilshe-yednannya-demokratic-81929" text:style-name="Internet_20_link" text:visited-style-name="Visited_20_Internet_20_Link">
повідомляє</text:a>
 Офіс Президента України.</text:p>
      <text:p text:style-name="P4">
«Бахмут. Сьогодні є за що подякувати нашим бійцям, які бʼються на Бахмутськомунапрямку. Бʼються стійко, результативно.</text:p>
      <text:p text:style-name="P4">
Я дякую кожному й кожній, хто робить усе, щоб втрати ворога там зростали! Аособлива подяка воїнам нашої 57-ї окремої мотопіхотної бригади імені КостяГордієнка, 77-ї окремої аеромобільної бригади та славетній 93-й окреміймеханізованій бригаді «Холодний Яр». Молодці, хлопці!» — сказав глава держави.</text:p>
      <text:p text:style-name="P4">
Він зазначив, що готується вже до заходів, які заплановані на другу половинуцього тижня.</text:p>
      <text:p text:style-name="P4">
«Провів сьогодні відповідні наради. Україна не втратила ще жодного тижня зачас широкомасштабної війни – постійно додаємо сили нашій державі, міцностінашим силам оборони й безпеки, впевненості нашому руху до перемоги.</text:p>
      <text:p text:style-name="P4">
Плюс сьогодні ще й зроблений крок на зміцнення духовної незалежності нашоїдержави, на захист нашого суспільства від старих і цинічних московськихманіпуляцій релігією.</text:p>
      <text:p text:style-name="P4">
Україна – це територія найбільшої релігійної свободи у нашій частині Європи.Так – від 91-го року. Так буде завжди.</text:p>
      <text:p text:style-name="P4">
Я дякую всім, хто дбає про Україну й наших громадян! Я дякую всім, хтопідтримує українську боротьбу за незалежність!</text:p>
      <text:p text:style-name="P4">
Слава нашим воїнам! Слава Україні!» — резюмував Президент України.</text:p>
      <text:p text:style-name="P4">
Source: <text:a xlink:type="simple" xlink:href="https://armyinform.com.ua/2023/03/29/volodymyr-zelenskyj-podyakuvav-voyinam-yaki-zaraz-b%ca%bcyutsya-na-bahmutskomu-napryamku/" text:style-name="Internet_20_link" text:visited-style-name="Visited_20_Internet_20_Link">
https://armyinform.com.ua/2023/03/29/volodymyr-zelenskyj-podyakuvav-voyinam-yaki-zaraz-b%ca%bcyutsya-na-bahmutskomu-napryamku/</text:a>
</text:p>
      <!--NEWS-->
      <text:h text:style-name="P10" text:outline-level="1">
<text:span text:style-name="T4">
Коротко. Війна. День 399. Відеодайджест</text:span>
</text:h>
      <text:p text:style-name="P4">
Author: ['АРМІЯINFORM']</text:p>
      <text:p text:style-name="P4">
Time: 2023-03-29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 'ВІДЕОДАЙДЖЕСТ', 'ВІЙНА', 'ВТОРГНЕННЯ РФ', 'ГШ ЗСУ']</text:p>
      <text:p text:style-name="P4">
Category: News</text:p>
      <!--METADATA-->
      <text:p text:style-name="P4">
Source: <text:a xlink:type="simple" xlink:href="https://armyinform.com.ua/2023/03/29/korotko-vijna-den-399-videodajdzhest/" text:style-name="Internet_20_link" text:visited-style-name="Visited_20_Internet_20_Link">
https://armyinform.com.ua/2023/03/29/korotko-vijna-den-399-videodajdzhest/</text:a>
</text:p>
      <!--NEWS-->
      <text:h text:style-name="P10" text:outline-level="1">
<text:span text:style-name="T4">
40 країн закликали рф звільнити всіх незаконно затриманих українських міських голів</text:span>
</text:h>
      <text:p text:style-name="P4">
Author: ['АРМІЯINFORM']</text:p>
      <text:p text:style-name="P4">
Time: 2023-03-30T98:00:00-04:00</text:p>
      <text:p text:style-name="P4">
Description: росія повинна припинити практику насильницьких зникнень цивільних на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7176183-588.jpeg" text:style-name="Internet_20_link" text:visited-style-name="Visited_20_Internet_20_Link">
630_360_1677176183-588.jpeg</text:a>
']</text:p>
      <text:p text:style-name="P4">
Tags: ['STOPRUSSIA', 'ВЕЛИКА БРИТАНІЯ', 'ВІЙНА', 'ЖЕНЕВСЬКА КОНВЕНЦІЯ']</text:p>
      <text:p text:style-name="P4">
Category: News</text:p>
      <!--METADATA-->
      <text:p text:style-name="P4">
<draw:frame draw:style-name="fr1" draw:name="Image135" text:anchor-type="as-char" svg:width="6.9236in" svg:height="3.956343in" draw:z-index="0">
<draw:image xlink:href="../Images/AРМІЯINFORM/2023-03-30T98-00-00-04-00/630_360_1677176183-588.jpeg" xlink:type="simple" xlink:show="embed" xlink:actuate="onLoad" draw:mime-type="image/jpeg"/>
</draw:frame>
</text:p>
      <text:p text:style-name="P4">
росія повинна припинити практику насильницьких зникнень цивільних наокупованих територіях і звільнити всіх, хто був затриманий всуперечміжнародному праву, зокрема, міських голів.</text:p>
      <text:p text:style-name="P4">
Про це <text:a xlink:type="simple" xlink:href="https://www.gov.uk/government/speeches/join-statement-on-the-situation-of-ukrainian-mayors.uk" text:style-name="Internet_20_link" text:visited-style-name="Visited_20_Internet_20_Link">
йдеться</text:a>
 у спільній заяві 40 країн, яку оприлюднивпосол Великої Британії при СОТ та ООН у Женеві Саймон Менлі.</text:p>
      <text:p text:style-name="P4">
«Я роблю цю заяву від імені групи країн. Віденська декларація та Програма дій(ВДПД) наголошує на занепокоєнні міжнародної спільноти застосуваннямпримусових і довільних страт, насильницькими зникненнями, свавільнимизатриманнями і тортурами», — наголосив Саймон Менлі.</text:p>
      <text:p text:style-name="P4">
Він додав, що повідомлення про свавільні затримання українських цивільнихросійськими військовими приголомшують і є чисельними. Згідно з цимиповідомленнями, цивільні часто стикаються з нелюдським, принизливимповодженням, тортурами та неприйнятними умовами утримання.</text:p>
      <text:p text:style-name="P4">
Саймон Менлі зазначив, що рф систематично переслідує представників місцевихгромад на територіях, які намагається незаконно анексувати. Це частинастратегії росії з придушення незгоди та встановлення свого контролю шляхомзалякування місцевого населення. Серед захоплених — журналісти, активісти,релігійні діячі та лідери місцевих громад.</text:p>
      <text:p text:style-name="P4">
«Сьогодні ми хочемо зосередитися на мерах тих міст, які росія намагаласянезаконно анексувати. З 24 лютого 2022 року затримано щонайменше 30 мерів.Щонайменше шестеро залишаються в російському ув’язненні», — заявив він.</text:p>
      <text:p text:style-name="P4">
Так, Ігор Колихаєв, мер Херсона, був захоплений російськими військами в червні2022 року. Відтоді сім’я Ігоря збирає свідчення про його стан від іншихзатриманих, які були звільнені з російського полону.</text:p>
      <text:p text:style-name="P4">
Подібна доля спіткала мерів Олександра Бабича, Євгена Матвєєва, ВолодимираКараберова, Сергія Хільченка, яких було взято в полон та затримано в період зберезня по червень 2022 року. росія досі не підтвердила їх місцеперебування, аїхні сім’ї не отримували інформації про самопочуття близьких.</text:p>
      <text:p text:style-name="P4">
Саймон Менлі додав, що міжнародна спільнота не залишить поза увагою порушенняміжнародного права, зокрема свавільні затримання та насильницькі зникнення.</text:p>
      <text:p text:style-name="P4">
«росія повинна підтвердити, кого вона утримує, де і чому. росія повиннаприпинити практику насильницьких зникнень і звільнити всіх, хто був затриманийвсупереч міжнародному праву. Росія повинна поважати всі свої зобов’язання,відповідно до ВДПД», — наголосив Менлі.</text:p>
      <text:p text:style-name="P4">
Заяву зробили від імені 40 країн. Це Велика Британія, Австрія, Бельгія,Болгарія, Хорватія, Кіпр, Чехія, Данія, Естонія, Фінляндія, Франція,Німеччина, Греція, Угорщина, Ірландія, Італія, Латвія, Литва, Люксембург,Мальта, Нідерланди, Польща, Португалія, Румунія, Словаччина, Словенія,Іспанія, Швеція, Боснія і Герцеговина, Нова Зеландія, Австралія, ПівнічнаМакедонія, Грузія, Албанія, Канада, США, Ісландія, Україна, Японія та Молдова.</text:p>
      <text:p text:style-name="P4">
Source: <text:a xlink:type="simple" xlink:href="https://armyinform.com.ua/2023/03/30/40-krayin-zaklykaly-rf-zvilnyty-vsih-nezakonno-zatrymanyh-ukrayinskyh-miskyh-goliv/" text:style-name="Internet_20_link" text:visited-style-name="Visited_20_Internet_20_Link">
https://armyinform.com.ua/2023/03/30/40-krayin-zaklykaly-rf-zvilnyty-vsih-nezakonno-zatrymanyh-ukrayinskyh-miskyh-goliv/</text:a>
</text:p>
      <!--NEWS-->
      <text:h text:style-name="P10" text:outline-level="1">
<text:span text:style-name="T4">
Пропаганда рашистів знову поширює фейк про продаж західної зброї</text:span>
</text:h>
      <text:p text:style-name="P4">
Author: ['АРМІЯINFORM']</text:p>
      <text:p text:style-name="P4">
Time: 2023-03-30T99:00:00-04:00</text:p>
      <text:p text:style-name="P4">
Description: Ворожі ЗМІ поширили інформацію про продаж українськими військовими натівського озброє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olovev.jpg" text:style-name="Internet_20_link" text:visited-style-name="Visited_20_Internet_20_Link">
solovev.jpg</text:a>
']</text:p>
      <text:p text:style-name="P4">
Tags: ['РОСІЙСЬКА ПРОПАГАНДА', 'РОСІЙСЬКІ ФЕЙКИ', 'ЦПД РНБО']</text:p>
      <text:p text:style-name="P4">
Category: News</text:p>
      <!--METADATA-->
      <text:p text:style-name="P4">
<draw:frame draw:style-name="fr1" draw:name="Image136" text:anchor-type="as-char" svg:width="6.9236in" svg:height="3.846444in" draw:z-index="0">
<draw:image xlink:href="../Images/AРМІЯINFORM/2023-03-30T99-00-00-04-00/solovev.jpg" xlink:type="simple" xlink:show="embed" xlink:actuate="onLoad" draw:mime-type="image/jpeg"/>
</draw:frame>
</text:p>
      <text:p text:style-name="P4">
Ворожі ЗМІ поширили інформацію про продаж українськими військовими натівськогоозброєння, що надходить у рамках західної військової допомоги: «На українськихмаркетплейсах за 80 тис. грн продається американський ПТРК Javelin».</text:p>
      <text:p text:style-name="P4">
Насправді,<text:a xlink:type="simple" xlink:href="https://www.facebook.com/protydiyadezinformatsiyi.cpd/posts/pfbid0X14VT66G9SjxfS9HAUiPrNRSF2UjgJofZ8Bq4ppG2UxJqWVUQvdawwjZmT5xzamAl" text:style-name="Internet_20_link" text:visited-style-name="Visited_20_Internet_20_Link">
повідомляє</text:a>
Центр протидії дезінформації при РНБО України, в оголошенні, на якепосилаються пропагандисти, йдеться тільки про частину ПТРК Javelin —транспортно-пусковий контейнер (Launch Tube Assembly), що має форму тубуса іне є придатним до повторного використання.</text:p>
      <text:p text:style-name="P4">
Наголошуємо! 28 лютого 2023 року Міноборони США офіційно заявило, що перевіркане виявила жодних порушень у використанні зброї, переданої союзниками, тапопри це тему нібито продажу озброєння активно використовує роспропаганда.</text:p>
      <text:p text:style-name="P4">
«Загалом, подібні фейки направлені виключно на дискредитацію захисниківУкраїни та зниження рівня довіри зі сторони західних партнерів», — зазначаєЦентр протидії дезінформації.</text:p>
      <text:p text:style-name="P4">
Source: <text:a xlink:type="simple" xlink:href="https://armyinform.com.ua/2023/03/30/propaganda-rashystiv-znovu-poshyryuye-fejk-pro-prodazh-zahidnoyi-zbroyi/" text:style-name="Internet_20_link" text:visited-style-name="Visited_20_Internet_20_Link">
https://armyinform.com.ua/2023/03/30/propaganda-rashystiv-znovu-poshyryuye-fejk-pro-prodazh-zahidnoyi-zbro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